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1.3673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3016in"/>
    </style:style>
    <style:style style:name="co10" style:family="table-column">
      <style:table-column-properties fo:break-before="auto" style:column-width="0.7154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798in"/>
    </style:style>
    <style:style style:name="co13" style:family="table-column">
      <style:table-column-properties fo:break-before="auto" style:column-width="0.8492in"/>
    </style:style>
    <style:style style:name="co14" style:family="table-column">
      <style:table-column-properties fo:break-before="auto" style:column-width="0.9311in"/>
    </style:style>
    <style:style style:name="co15" style:family="table-column">
      <style:table-column-properties fo:break-before="auto" style:column-width="0.839in"/>
    </style:style>
    <style:style style:name="co16" style:family="table-column">
      <style:table-column-properties fo:break-before="auto" style:column-width="0.6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30ff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c4c4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10 Pitch" fo:font-size="10.5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>
      <style:table-cell-properties fo:background-color="#4c4c4c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fo:background-color="transparent" style:vertical-align="bottom"/>
      <style:paragraph-properties fo:text-align="start"/>
      <style:text-properties style:font-name="Bitstream Vera Sans" fo:font-size="10pt"/>
    </style:style>
    <style:style style:name="ce9" style:family="table-cell" style:parent-style-name="Default" style:data-style-name="N100">
      <style:table-cell-properties fo:background-color="#4c4c4c" style:text-align-source="fix" style:repeat-content="false" style:vertical-align="bottom"/>
      <style:paragraph-properties fo:text-align="start"/>
      <style:text-properties style:font-name="Bitstream Vera Sans" fo:font-size="10pt"/>
    </style:style>
    <style:style style:name="ce10" style:family="table-cell" style:parent-style-name="Default">
      <style:table-cell-properties fo:background-color="#ff00ff" style:text-align-source="fix" style:repeat-content="false"/>
      <style:paragraph-properties fo:text-align="start" fo:margin-left="0in"/>
    </style:style>
  </office:automatic-styles>
  <office:body>
    <office:spreadsheet>
      <table:table table:name="just 07r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2" table:default-cell-style-name="ce6"/>
        <table:table-column table:style-name="co1" table:number-columns-repeated="242" table:default-cell-style-name="ce3"/>
        <table:table-row table:style-name="ro1">
          <table:table-cell office:value-type="string">
            <text:p>a3:n695</text:p>
          </table:table-cell>
          <table:table-cell table:number-columns-repeated="11"/>
          <table:table-cell table:style-name="Default" table:number-columns-repeated="2"/>
          <table:table-cell table:number-columns-repeated="242"/>
        </table:table-row>
        <table:table-row table:style-name="ro1">
          <table:table-cell office:value-type="string">
            <text:p>sleeve num</text:p>
          </table:table-cell>
          <table:table-cell office:value-type="string">
            <text:p>ma rowplant</text:p>
          </table:table-cell>
          <table:table-cell office:value-type="string">
            <text:p>ma plantID</text:p>
          </table:table-cell>
          <table:table-cell office:value-type="string">
            <text:p>pa rowplant</text:p>
          </table:table-cell>
          <table:table-cell office:value-type="string">
            <text:p>pa plantID</text:p>
          </table:table-cell>
          <table:table-cell office:value-type="string">
            <text:p>whole ear</text:p>
          </table:table-cell>
          <table:table-cell office:value-type="string">
            <text:p>half ear</text:p>
          </table:table-cell>
          <table:table-cell office:value-type="string">
            <text:p>quarter ear</text:p>
          </table:table-cell>
          <table:table-cell office:value-type="string">
            <text:p>num kernels</text:p>
          </table:table-cell>
          <table:table-cell office:value-type="string">
            <text:p>observer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table:style-name="Default" office:value-type="string">
            <text:p>mutant</text:p>
          </table:table-cell>
          <table:table-cell table:style-name="Default" office:value-type="string">
            <text:p>K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v00100</text:p>
          </table:table-cell>
          <table:table-cell table:style-name="ce1" office:value-type="string">
            <text:p>119104</text:p>
          </table:table-cell>
          <table:table-cell table:style-name="ce1" office:value-type="string">
            <text:p>07R201:S0119104</text:p>
          </table:table-cell>
          <table:table-cell table:style-name="ce1" office:value-type="string">
            <text:p>005315</text:p>
          </table:table-cell>
          <table:table-cell table:style-name="ce1" office:value-type="string">
            <text:p>07R2798:00531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4/2008</text:p>
          </table:table-cell>
          <table:table-cell table:style-name="ce1" office:value-type="string">
            <text:p>13:46:17</text:p>
          </table:table-cell>
          <table:table-cell table:style-name="ce1"/>
          <table:table-cell table:style-name="ce2"/>
          <table:table-cell table:number-columns-repeated="242"/>
        </table:table-row>
        <table:table-row table:style-name="ro1">
          <table:table-cell table:style-name="ce1" office:value-type="string">
            <text:p>v00117</text:p>
          </table:table-cell>
          <table:table-cell table:style-name="ce1" office:value-type="string">
            <text:p>016214</text:p>
          </table:table-cell>
          <table:table-cell table:style-name="ce1" office:value-type="string">
            <text:p>07R401:M0016214</text:p>
          </table:table-cell>
          <table:table-cell table:style-name="ce1" office:value-type="string">
            <text:p>009403</text:p>
          </table:table-cell>
          <table:table-cell table:style-name="ce1" office:value-type="string">
            <text:p>07R401:M0009403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5/2008</text:p>
          </table:table-cell>
          <table:table-cell table:style-name="ce1" office:value-type="string">
            <text:p>16:44:06</text:p>
          </table:table-cell>
          <table:table-cell table:style-name="ce1"/>
          <table:table-cell table:style-name="ce2"/>
          <table:table-cell table:number-columns-repeated="242"/>
        </table:table-row>
        <table:table-row table:style-name="ro1">
          <table:table-cell table:style-name="ce2" office:value-type="string">
            <text:p>v00085</text:p>
          </table:table-cell>
          <table:table-cell table:style-name="ce2" office:value-type="string">
            <text:p>010911</text:p>
          </table:table-cell>
          <table:table-cell table:style-name="ce2" office:value-type="string">
            <text:p>07R201:S0010911</text:p>
          </table:table-cell>
          <table:table-cell table:style-name="ce2" office:value-type="string">
            <text:p>014807</text:p>
          </table:table-cell>
          <table:table-cell table:style-name="ce2" office:value-type="string">
            <text:p>07R201:S0014807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0:33</text:p>
          </table:table-cell>
          <table:table-cell table:style-name="ce2" table:number-columns-repeated="2"/>
          <table:table-cell table:number-columns-repeated="242"/>
        </table:table-row>
        <table:table-row table:style-name="ro1">
          <table:table-cell table:style-name="ce2" office:value-type="string">
            <text:p>v00118</text:p>
          </table:table-cell>
          <table:table-cell table:style-name="ce2" office:value-type="string">
            <text:p>022306</text:p>
          </table:table-cell>
          <table:table-cell table:style-name="ce2" office:value-type="string">
            <text:p>07R401:M0022306</text:p>
          </table:table-cell>
          <table:table-cell table:style-name="ce2" office:value-type="string">
            <text:p>025910</text:p>
          </table:table-cell>
          <table:table-cell table:style-name="ce2" office:value-type="string">
            <text:p>07R201:S0025910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5/2008</text:p>
          </table:table-cell>
          <table:table-cell table:style-name="ce2" office:value-type="string">
            <text:p>16:49:07</text:p>
          </table:table-cell>
          <table:table-cell table:style-name="ce2" table:number-columns-repeated="2"/>
          <table:table-cell table:number-columns-repeated="242"/>
        </table:table-row>
        <table:table-row table:style-name="ro1">
          <table:table-cell table:style-name="ce2" office:value-type="string">
            <text:p>v00121</text:p>
          </table:table-cell>
          <table:table-cell table:style-name="ce2" office:value-type="string">
            <text:p>056003</text:p>
          </table:table-cell>
          <table:table-cell table:style-name="ce2" office:value-type="string">
            <text:p>07R2821:0056003</text:p>
          </table:table-cell>
          <table:table-cell table:style-name="ce2" office:value-type="string">
            <text:p>026513</text:p>
          </table:table-cell>
          <table:table-cell table:style-name="ce2" office:value-type="string">
            <text:p>07R401:M0026513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5/2008</text:p>
          </table:table-cell>
          <table:table-cell table:style-name="ce2" office:value-type="string">
            <text:p>19:08:57</text:p>
          </table:table-cell>
          <table:table-cell table:style-name="ce2" table:number-columns-repeated="2"/>
          <table:table-cell table:number-columns-repeated="242"/>
        </table:table-row>
        <table:table-row table:style-name="ro1">
          <table:table-cell table:style-name="ce2" office:value-type="string">
            <text:p>v00092</text:p>
          </table:table-cell>
          <table:table-cell table:style-name="ce2" office:value-type="string">
            <text:p>048504</text:p>
          </table:table-cell>
          <table:table-cell table:style-name="ce2" office:value-type="string">
            <text:p>07R2427:0048504</text:p>
          </table:table-cell>
          <table:table-cell table:style-name="ce2" office:value-type="string">
            <text:p>028906</text:p>
          </table:table-cell>
          <table:table-cell table:style-name="ce2" office:value-type="string">
            <text:p>07R201:S0028906</text:p>
          </table:table-cell>
          <table:table-cell table:style-name="ce2" office:value-type="string">
            <text:p>TRUE</text:p>
          </table:table-cell>
          <table:table-cell table:number-columns-repeated="2" table:style-name="ce2" office:value-type="string">
            <text:p>FALSE</text:p>
          </table:table-cell>
          <table:table-cell table:style-name="ce2"/>
          <table:table-cell table:style-name="ce2" office:value-type="string">
            <text:p>Dylan Raithel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2:48</text:p>
          </table:table-cell>
          <table:table-cell table:style-name="ce2" table:number-columns-repeated="2"/>
          <table:table-cell table:number-columns-repeated="242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4403</text:p>
          </table:table-cell>
          <table:table-cell office:value-type="string">
            <text:p>07R201:S0024403</text:p>
          </table:table-cell>
          <table:table-cell office:value-type="string">
            <text:p>035111</text:p>
          </table:table-cell>
          <table:table-cell office:value-type="string">
            <text:p>07R2284:0035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31</text:p>
          </table:table-cell>
          <table:table-cell table:style-name="Default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7513</text:p>
          </table:table-cell>
          <table:table-cell office:value-type="string">
            <text:p>07R401:M0017513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2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5</text:p>
          </table:table-cell>
          <table:table-cell office:value-type="string">
            <text:p>017402</text:p>
          </table:table-cell>
          <table:table-cell office:value-type="string">
            <text:p>07R201:S0017402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1:3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310</text:p>
          </table:table-cell>
          <table:table-cell office:value-type="string">
            <text:p>07R301:W0017310</text:p>
          </table:table-cell>
          <table:table-cell office:value-type="string">
            <text:p>035209</text:p>
          </table:table-cell>
          <table:table-cell office:value-type="string">
            <text:p>07R2283:0035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1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1310</text:p>
          </table:table-cell>
          <table:table-cell office:value-type="string">
            <text:p>07R401:M0021310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3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2</text:p>
          </table:table-cell>
          <table:table-cell office:value-type="string">
            <text:p>07R301:W0021202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4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1102</text:p>
          </table:table-cell>
          <table:table-cell office:value-type="string">
            <text:p>07R201:S0021102</text:p>
          </table:table-cell>
          <table:table-cell office:value-type="string">
            <text:p>035213</text:p>
          </table:table-cell>
          <table:table-cell office:value-type="string">
            <text:p>07R2283:00352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0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3</text:p>
          </table:table-cell>
          <table:table-cell office:value-type="string">
            <text:p>07R301:W0021203</text:p>
          </table:table-cell>
          <table:table-cell office:value-type="string">
            <text:p>035303</text:p>
          </table:table-cell>
          <table:table-cell office:value-type="string">
            <text:p>07R2282:0035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5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501</text:p>
          </table:table-cell>
          <table:table-cell office:value-type="string">
            <text:p>07R201:S0020501</text:p>
          </table:table-cell>
          <table:table-cell office:value-type="string">
            <text:p>035401</text:p>
          </table:table-cell>
          <table:table-cell office:value-type="string">
            <text:p>07R2281:0035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5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07</text:p>
          </table:table-cell>
          <table:table-cell office:value-type="string">
            <text:p>07R401:M0010507</text:p>
          </table:table-cell>
          <table:table-cell office:value-type="string">
            <text:p>035401</text:p>
          </table:table-cell>
          <table:table-cell office:value-type="string">
            <text:p>07R2281:003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3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v00084</text:p>
          </table:table-cell>
          <table:table-cell table:style-name="ce3" office:value-type="string">
            <text:p>000103</text:p>
          </table:table-cell>
          <table:table-cell table:style-name="ce3" office:value-type="string">
            <text:p>07R201:S0000103</text:p>
          </table:table-cell>
          <table:table-cell table:style-name="ce3" office:value-type="string">
            <text:p>035401</text:p>
          </table:table-cell>
          <table:table-cell table:style-name="ce3" office:value-type="string">
            <text:p>07R201:00035401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44:3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v00103</text:p>
          </table:table-cell>
          <table:table-cell table:style-name="ce3" office:value-type="string">
            <text:p>015814</text:p>
          </table:table-cell>
          <table:table-cell table:style-name="ce3" office:value-type="string">
            <text:p>07R301:W0015814</text:p>
          </table:table-cell>
          <table:table-cell table:style-name="ce3" office:value-type="string">
            <text:p>035401</text:p>
          </table:table-cell>
          <table:table-cell table:style-name="ce3" office:value-type="string">
            <text:p>07R2281:003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6:5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412</text:p>
          </table:table-cell>
          <table:table-cell office:value-type="string">
            <text:p>07R301:W0025412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3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5304</text:p>
          </table:table-cell>
          <table:table-cell office:value-type="string">
            <text:p>07R201:S0025304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0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4311</text:p>
          </table:table-cell>
          <table:table-cell office:value-type="string">
            <text:p>07R401:M0024311</text:p>
          </table:table-cell>
          <table:table-cell office:value-type="string">
            <text:p>035402</text:p>
          </table:table-cell>
          <table:table-cell office:value-type="string">
            <text:p>07R2281:0035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2:1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09</text:p>
          </table:table-cell>
          <table:table-cell office:value-type="string">
            <text:p>07R401:M0010509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2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1</text:p>
          </table:table-cell>
          <table:table-cell office:value-type="string">
            <text:p>07R201:S0020801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1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15807</text:p>
          </table:table-cell>
          <table:table-cell office:value-type="string">
            <text:p>07R301:W0015807</text:p>
          </table:table-cell>
          <table:table-cell office:value-type="string">
            <text:p>035403</text:p>
          </table:table-cell>
          <table:table-cell office:value-type="string">
            <text:p>07R2281:0035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1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01707</text:p>
          </table:table-cell>
          <table:table-cell office:value-type="string">
            <text:p>07R301:W0001707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0:3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0108</text:p>
          </table:table-cell>
          <table:table-cell office:value-type="string">
            <text:p>07R201:S0000108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4:5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6</text:p>
          </table:table-cell>
          <table:table-cell office:value-type="string">
            <text:p>000901</text:p>
          </table:table-cell>
          <table:table-cell office:value-type="string">
            <text:p>07R401:M0000901</text:p>
          </table:table-cell>
          <table:table-cell office:value-type="string">
            <text:p>035415</text:p>
          </table:table-cell>
          <table:table-cell office:value-type="string">
            <text:p>07R2281:00354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0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21205</text:p>
          </table:table-cell>
          <table:table-cell office:value-type="string">
            <text:p>07R301:W0021205</text:p>
          </table:table-cell>
          <table:table-cell office:value-type="string">
            <text:p>035602</text:p>
          </table:table-cell>
          <table:table-cell office:value-type="string">
            <text:p>07R2276:0035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0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012</text:p>
          </table:table-cell>
          <table:table-cell office:value-type="string">
            <text:p>07R401:M0022012</text:p>
          </table:table-cell>
          <table:table-cell office:value-type="string">
            <text:p>035602</text:p>
          </table:table-cell>
          <table:table-cell office:value-type="string">
            <text:p>07R2276:00356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2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0106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701</text:p>
          </table:table-cell>
          <table:table-cell office:value-type="string">
            <text:p>07R301:W0025701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4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8</text:p>
          </table:table-cell>
          <table:table-cell office:value-type="string">
            <text:p>025306</text:p>
          </table:table-cell>
          <table:table-cell office:value-type="string">
            <text:p>07R201:S0025306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1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1</text:p>
          </table:table-cell>
          <table:table-cell office:value-type="string">
            <text:p>07R301:W0025701</text:p>
          </table:table-cell>
          <table:table-cell office:value-type="string">
            <text:p>035708</text:p>
          </table:table-cell>
          <table:table-cell office:value-type="string">
            <text:p>07R2740:0035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0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5503</text:p>
          </table:table-cell>
          <table:table-cell office:value-type="string">
            <text:p>07R401:M0025503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0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7</text:p>
          </table:table-cell>
          <table:table-cell office:value-type="string">
            <text:p>07R301:W0025707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3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309</text:p>
          </table:table-cell>
          <table:table-cell office:value-type="string">
            <text:p>07R201:S0025309</text:p>
          </table:table-cell>
          <table:table-cell office:value-type="string">
            <text:p>035712</text:p>
          </table:table-cell>
          <table:table-cell office:value-type="string">
            <text:p>07R2740:0035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2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1</text:p>
          </table:table-cell>
          <table:table-cell office:value-type="string">
            <text:p>07R401:M0022301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4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1110</text:p>
          </table:table-cell>
          <table:table-cell office:value-type="string">
            <text:p>07R201:S0021110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1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07</text:p>
          </table:table-cell>
          <table:table-cell office:value-type="string">
            <text:p>07R301:W0021207</text:p>
          </table:table-cell>
          <table:table-cell office:value-type="string">
            <text:p>035714</text:p>
          </table:table-cell>
          <table:table-cell office:value-type="string">
            <text:p>07R2740:00357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1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9</text:p>
          </table:table-cell>
          <table:table-cell office:value-type="string">
            <text:p>025501</text:p>
          </table:table-cell>
          <table:table-cell office:value-type="string">
            <text:p>07R401:M00255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3:4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1</text:p>
          </table:table-cell>
          <table:table-cell office:value-type="string">
            <text:p>07R201:S00337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5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1</text:p>
          </table:table-cell>
          <table:table-cell office:value-type="string">
            <text:p>07R301:W0033801</text:p>
          </table:table-cell>
          <table:table-cell office:value-type="string">
            <text:p>035801</text:p>
          </table:table-cell>
          <table:table-cell office:value-type="string">
            <text:p>07R2739:0035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ean Powell</text:p>
          </table:table-cell>
          <table:table-cell office:value-type="string">
            <text:p>01/05/2008</text:p>
          </table:table-cell>
          <table:table-cell office:value-type="string">
            <text:p>15:43:4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08</text:p>
          </table:table-cell>
          <table:table-cell office:value-type="string">
            <text:p>07R301:W0021208</text:p>
          </table:table-cell>
          <table:table-cell office:value-type="string">
            <text:p>035803</text:p>
          </table:table-cell>
          <table:table-cell office:value-type="string">
            <text:p>07R2739:0035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0:3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2</text:p>
          </table:table-cell>
          <table:table-cell office:value-type="string">
            <text:p>07R401:M0022302</text:p>
          </table:table-cell>
          <table:table-cell office:value-type="string">
            <text:p>035803</text:p>
          </table:table-cell>
          <table:table-cell office:value-type="string">
            <text:p>07R2739:0035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4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113</text:p>
          </table:table-cell>
          <table:table-cell office:value-type="string">
            <text:p>07R201:S0021113</text:p>
          </table:table-cell>
          <table:table-cell office:value-type="string">
            <text:p>035812</text:p>
          </table:table-cell>
          <table:table-cell office:value-type="string">
            <text:p>07R2739:0035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7:3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07</text:p>
          </table:table-cell>
          <table:table-cell office:value-type="string">
            <text:p>07R301:W0027207</text:p>
          </table:table-cell>
          <table:table-cell office:value-type="string">
            <text:p>035812</text:p>
          </table:table-cell>
          <table:table-cell office:value-type="string">
            <text:p>07R2739:00358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6:2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4</text:p>
          </table:table-cell>
          <table:table-cell office:value-type="string">
            <text:p>07R401:M0022304</text:p>
          </table:table-cell>
          <table:table-cell office:value-type="string">
            <text:p>035813</text:p>
          </table:table-cell>
          <table:table-cell office:value-type="string">
            <text:p>07R2739:0035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8:3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1211</text:p>
          </table:table-cell>
          <table:table-cell office:value-type="string">
            <text:p>07R301:W0021211</text:p>
          </table:table-cell>
          <table:table-cell office:value-type="string">
            <text:p>035903</text:p>
          </table:table-cell>
          <table:table-cell office:value-type="string">
            <text:p>07R2738:0035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0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5</text:p>
          </table:table-cell>
          <table:table-cell office:value-type="string">
            <text:p>07R401:M0022305</text:p>
          </table:table-cell>
          <table:table-cell office:value-type="string">
            <text:p>035903</text:p>
          </table:table-cell>
          <table:table-cell office:value-type="string">
            <text:p>07R2738:0035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2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410</text:p>
          </table:table-cell>
          <table:table-cell office:value-type="string">
            <text:p>07R301:W0022410</text:p>
          </table:table-cell>
          <table:table-cell office:value-type="string">
            <text:p>035910</text:p>
          </table:table-cell>
          <table:table-cell office:value-type="string">
            <text:p>07R2738:0035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2:0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910</text:p>
          </table:table-cell>
          <table:table-cell office:value-type="string">
            <text:p>07R201:S0021910</text:p>
          </table:table-cell>
          <table:table-cell office:value-type="string">
            <text:p>035910</text:p>
          </table:table-cell>
          <table:table-cell office:value-type="string">
            <text:p>07R2738:0035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4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505</text:p>
          </table:table-cell>
          <table:table-cell office:value-type="string">
            <text:p>07R401:M0025505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2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617</text:p>
          </table:table-cell>
          <table:table-cell office:value-type="string">
            <text:p>07R201:S0025617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6:2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7</text:p>
          </table:table-cell>
          <table:table-cell office:value-type="string">
            <text:p>028104</text:p>
          </table:table-cell>
          <table:table-cell office:value-type="string">
            <text:p>07R301:W0028104</text:p>
          </table:table-cell>
          <table:table-cell office:value-type="string">
            <text:p>035914</text:p>
          </table:table-cell>
          <table:table-cell office:value-type="string">
            <text:p>07R2738:00359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0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105</text:p>
          </table:table-cell>
          <table:table-cell office:value-type="string">
            <text:p>07R301:W0022105</text:p>
          </table:table-cell>
          <table:table-cell office:value-type="string">
            <text:p>036006</text:p>
          </table:table-cell>
          <table:table-cell office:value-type="string">
            <text:p>07R2737:0036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1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7801</text:p>
          </table:table-cell>
          <table:table-cell office:value-type="string">
            <text:p>07R201:S0007801</text:p>
          </table:table-cell>
          <table:table-cell office:value-type="string">
            <text:p>036006</text:p>
          </table:table-cell>
          <table:table-cell office:value-type="string">
            <text:p>07R2737:0036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1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4</text:p>
          </table:table-cell>
          <table:table-cell office:value-type="string">
            <text:p>007804</text:p>
          </table:table-cell>
          <table:table-cell office:value-type="string">
            <text:p>07R201:S0007804</text:p>
          </table:table-cell>
          <table:table-cell office:value-type="string">
            <text:p>036009</text:p>
          </table:table-cell>
          <table:table-cell office:value-type="string">
            <text:p>07R2737:0036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3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8</text:p>
          </table:table-cell>
          <table:table-cell office:value-type="string">
            <text:p>07R401:M0022308</text:p>
          </table:table-cell>
          <table:table-cell office:value-type="string">
            <text:p>036009</text:p>
          </table:table-cell>
          <table:table-cell office:value-type="string">
            <text:p>07R2737:0036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4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05</text:p>
          </table:table-cell>
          <table:table-cell office:value-type="string">
            <text:p>07R301:W0027205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5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2</text:p>
          </table:table-cell>
          <table:table-cell office:value-type="string">
            <text:p>07R201:S0025902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7:1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802</text:p>
          </table:table-cell>
          <table:table-cell office:value-type="string">
            <text:p>07R401:M0025802</text:p>
          </table:table-cell>
          <table:table-cell office:value-type="string">
            <text:p>036015</text:p>
          </table:table-cell>
          <table:table-cell office:value-type="string">
            <text:p>07R2737:00360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0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4</text:p>
          </table:table-cell>
          <table:table-cell office:value-type="string">
            <text:p>07R201:S0025904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8:0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5</text:p>
          </table:table-cell>
          <table:table-cell office:value-type="string">
            <text:p>025705</text:p>
          </table:table-cell>
          <table:table-cell office:value-type="string">
            <text:p>07R301:W0025705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5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808</text:p>
          </table:table-cell>
          <table:table-cell office:value-type="string">
            <text:p>07R401:M0025808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4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5705</text:p>
          </table:table-cell>
          <table:table-cell office:value-type="string">
            <text:p>07R301:W0025705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2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03</text:p>
          </table:table-cell>
          <table:table-cell office:value-type="string">
            <text:p>07R201:S0025903</text:p>
          </table:table-cell>
          <table:table-cell office:value-type="string">
            <text:p>036211</text:p>
          </table:table-cell>
          <table:table-cell office:value-type="string">
            <text:p>07R2736:0036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7:2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6103</text:p>
          </table:table-cell>
          <table:table-cell office:value-type="string">
            <text:p>07R401:M0026103</text:p>
          </table:table-cell>
          <table:table-cell office:value-type="string">
            <text:p>036307</text:p>
          </table:table-cell>
          <table:table-cell office:value-type="string">
            <text:p>07R2732:00363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5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02</text:p>
          </table:table-cell>
          <table:table-cell office:value-type="string">
            <text:p>007405</text:p>
          </table:table-cell>
          <table:table-cell office:value-type="string">
            <text:p>07R301:W0007405</text:p>
          </table:table-cell>
          <table:table-cell office:value-type="string">
            <text:p>036309</text:p>
          </table:table-cell>
          <table:table-cell office:value-type="string">
            <text:p>07R2732:00363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4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6106</text:p>
          </table:table-cell>
          <table:table-cell office:value-type="string">
            <text:p>07R401:M0026106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3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6</text:p>
          </table:table-cell>
          <table:table-cell office:value-type="string">
            <text:p>033905</text:p>
          </table:table-cell>
          <table:table-cell office:value-type="string">
            <text:p>07R401:M00339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1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5</text:p>
          </table:table-cell>
          <table:table-cell office:value-type="string">
            <text:p>07R201:S00337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2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0</text:p>
          </table:table-cell>
          <table:table-cell office:value-type="string">
            <text:p>07R201:S0025910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2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2</text:p>
          </table:table-cell>
          <table:table-cell office:value-type="string">
            <text:p>07R301:W0033802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5:48:3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7</text:p>
          </table:table-cell>
          <table:table-cell office:value-type="string">
            <text:p>033705</text:p>
          </table:table-cell>
          <table:table-cell office:value-type="string">
            <text:p>07R201:S0033705</text:p>
          </table:table-cell>
          <table:table-cell office:value-type="string">
            <text:p>036406</text:p>
          </table:table-cell>
          <table:table-cell office:value-type="string">
            <text:p>07R2733:003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1:5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27</text:p>
          </table:table-cell>
          <table:table-cell office:value-type="string">
            <text:p>034203</text:p>
          </table:table-cell>
          <table:table-cell office:value-type="string">
            <text:p>07R401:M0034203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5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3809</text:p>
          </table:table-cell>
          <table:table-cell office:value-type="string">
            <text:p>07R301:W0033809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ean Powell</text:p>
          </table:table-cell>
          <table:table-cell office:value-type="string">
            <text:p>01/05/2008</text:p>
          </table:table-cell>
          <table:table-cell office:value-type="string">
            <text:p>15:49:1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office:value-type="string">
            <text:p>v00098</text:p>
          </table:table-cell>
          <table:table-cell office:value-type="string">
            <text:p>033715</text:p>
          </table:table-cell>
          <table:table-cell office:value-type="string">
            <text:p>07R201:S0033715</text:p>
          </table:table-cell>
          <table:table-cell office:value-type="string">
            <text:p>036408</text:p>
          </table:table-cell>
          <table:table-cell office:value-type="string">
            <text:p>07R2733:0036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4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3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v00112</text:p>
          </table:table-cell>
          <table:table-cell table:style-name="ce3" office:value-type="string">
            <text:p>034106</text:p>
          </table:table-cell>
          <table:table-cell table:style-name="ce3" office:value-type="string">
            <text:p>07R301:W0034106</text:p>
          </table:table-cell>
          <table:table-cell table:style-name="ce3" office:value-type="string">
            <text:p>036806</text:p>
          </table:table-cell>
          <table:table-cell table:style-name="ce3" office:value-type="string">
            <text:p>07R2742:0036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2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v00086</text:p>
          </table:table-cell>
          <table:table-cell table:style-name="ce3" office:value-type="string">
            <text:p>020803</text:p>
          </table:table-cell>
          <table:table-cell table:style-name="ce3" office:value-type="string">
            <text:p>07R201:S0020803</text:p>
          </table:table-cell>
          <table:table-cell table:style-name="ce3" office:value-type="string">
            <text:p>036806</text:p>
          </table:table-cell>
          <table:table-cell table:style-name="ce3" office:value-type="string">
            <text:p>07R201:00036806</text:p>
          </table:table-cell>
          <table:table-cell table:style-name="ce2" office:value-type="string">
            <text:p>TRUE</text:p>
          </table:table-cell>
          <table:table-cell table:number-columns-repeated="2"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4/2008</text:p>
          </table:table-cell>
          <table:table-cell table:style-name="ce2" office:value-type="string">
            <text:p>12:55:2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92</text:p>
          </table:table-cell>
          <table:table-cell office:value-type="string">
            <text:p>029509</text:p>
          </table:table-cell>
          <table:table-cell office:value-type="string">
            <text:p>07R201:S0029509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3:4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11</text:p>
          </table:table-cell>
          <table:table-cell office:value-type="string">
            <text:p>07R401:M0010511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1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2</text:p>
          </table:table-cell>
          <table:table-cell office:value-type="string">
            <text:p>07R201:S002080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1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6703</text:p>
          </table:table-cell>
          <table:table-cell office:value-type="string">
            <text:p>07R301:W0016703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0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8</text:p>
          </table:table-cell>
          <table:table-cell office:value-type="string">
            <text:p>029002</text:p>
          </table:table-cell>
          <table:table-cell office:value-type="string">
            <text:p>07R301:W002900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3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1112</text:p>
          </table:table-cell>
          <table:table-cell office:value-type="string">
            <text:p>07R201:S0021112</text:p>
          </table:table-cell>
          <table:table-cell office:value-type="string">
            <text:p>036806</text:p>
          </table:table-cell>
          <table:table-cell office:value-type="string">
            <text:p>07R2742:003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7:4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512</text:p>
          </table:table-cell>
          <table:table-cell office:value-type="string">
            <text:p>07R401:M0010512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3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04</text:p>
          </table:table-cell>
          <table:table-cell office:value-type="string">
            <text:p>07R201:S0020804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3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6706</text:p>
          </table:table-cell>
          <table:table-cell office:value-type="string">
            <text:p>07R301:W0016706</text:p>
          </table:table-cell>
          <table:table-cell office:value-type="string">
            <text:p>036810</text:p>
          </table:table-cell>
          <table:table-cell office:value-type="string">
            <text:p>07R2742:003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0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004</text:p>
          </table:table-cell>
          <table:table-cell office:value-type="string">
            <text:p>07R301:W0017004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1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98</text:p>
          </table:table-cell>
          <table:table-cell office:value-type="string">
            <text:p>034002</text:p>
          </table:table-cell>
          <table:table-cell office:value-type="string">
            <text:p>07R201:S003400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0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4108</text:p>
          </table:table-cell>
          <table:table-cell office:value-type="string">
            <text:p>07R301:W0034108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3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27</text:p>
          </table:table-cell>
          <table:table-cell office:value-type="string">
            <text:p>034206</text:p>
          </table:table-cell>
          <table:table-cell office:value-type="string">
            <text:p>07R401:M0034206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1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6</text:p>
          </table:table-cell>
          <table:table-cell office:value-type="string">
            <text:p>020812</text:p>
          </table:table-cell>
          <table:table-cell office:value-type="string">
            <text:p>07R201:S002081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5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117</text:p>
          </table:table-cell>
          <table:table-cell office:value-type="string">
            <text:p>010802</text:p>
          </table:table-cell>
          <table:table-cell office:value-type="string">
            <text:p>07R401:M0010802</text:p>
          </table:table-cell>
          <table:table-cell office:value-type="string">
            <text:p>036906</text:p>
          </table:table-cell>
          <table:table-cell office:value-type="string">
            <text:p>07R1300:0036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0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09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1</text:p>
          </table:table-cell>
          <table:table-cell office:value-type="string">
            <text:p>07R201:S0025911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30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6806</text:p>
          </table:table-cell>
          <table:table-cell office:value-type="string">
            <text:p>07R401:M0026806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1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7210</text:p>
          </table:table-cell>
          <table:table-cell office:value-type="string">
            <text:p>07R301:W0027210</text:p>
          </table:table-cell>
          <table:table-cell office:value-type="string">
            <text:p>037003</text:p>
          </table:table-cell>
          <table:table-cell office:value-type="string">
            <text:p>07R2747:0037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6:1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89</text:p>
          </table:table-cell>
          <table:table-cell office:value-type="string">
            <text:p>025912</text:p>
          </table:table-cell>
          <table:table-cell office:value-type="string">
            <text:p>07R201:S0025912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5:5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7106</text:p>
          </table:table-cell>
          <table:table-cell office:value-type="string">
            <text:p>07R401:M0027106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3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6004</text:p>
          </table:table-cell>
          <table:table-cell office:value-type="string">
            <text:p>07R301:W0026004</text:p>
          </table:table-cell>
          <table:table-cell office:value-type="string">
            <text:p>037006</text:p>
          </table:table-cell>
          <table:table-cell office:value-type="string">
            <text:p>07R2747:003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49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9</text:p>
          </table:table-cell>
          <table:table-cell office:value-type="string">
            <text:p>034603</text:p>
          </table:table-cell>
          <table:table-cell office:value-type="string">
            <text:p>07R201:S0034603</text:p>
          </table:table-cell>
          <table:table-cell office:value-type="string">
            <text:p>037012</text:p>
          </table:table-cell>
          <table:table-cell office:value-type="string">
            <text:p>07R2747:00370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4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3</text:p>
          </table:table-cell>
          <table:table-cell office:value-type="string">
            <text:p>034714</text:p>
          </table:table-cell>
          <table:table-cell office:value-type="string">
            <text:p>07R301:W0034714</text:p>
          </table:table-cell>
          <table:table-cell office:value-type="string">
            <text:p>037012</text:p>
          </table:table-cell>
          <table:table-cell office:value-type="string">
            <text:p>07R2747:00370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8:11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3</text:p>
          </table:table-cell>
          <table:table-cell office:value-type="string">
            <text:p>017613</text:p>
          </table:table-cell>
          <table:table-cell office:value-type="string">
            <text:p>07R301:W0017613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3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2</text:p>
          </table:table-cell>
          <table:table-cell office:value-type="string">
            <text:p>034403</text:p>
          </table:table-cell>
          <table:table-cell office:value-type="string">
            <text:p>07R301:W0034403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0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87</text:p>
          </table:table-cell>
          <table:table-cell office:value-type="string">
            <text:p>022504</text:p>
          </table:table-cell>
          <table:table-cell office:value-type="string">
            <text:p>07R201:S0022504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0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0</text:p>
          </table:table-cell>
          <table:table-cell office:value-type="string">
            <text:p>026211</text:p>
          </table:table-cell>
          <table:table-cell office:value-type="string">
            <text:p>07R201:S0026211</text:p>
          </table:table-cell>
          <table:table-cell office:value-type="string">
            <text:p>037105</text:p>
          </table:table-cell>
          <table:table-cell office:value-type="string">
            <text:p>07R2746:0037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1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18</text:p>
          </table:table-cell>
          <table:table-cell office:value-type="string">
            <text:p>022303</text:p>
          </table:table-cell>
          <table:table-cell office:value-type="string">
            <text:p>07R401:M0022303</text:p>
          </table:table-cell>
          <table:table-cell office:value-type="string">
            <text:p>037106</text:p>
          </table:table-cell>
          <table:table-cell office:value-type="string">
            <text:p>07R2746:00371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8:4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4</text:p>
          </table:table-cell>
          <table:table-cell office:value-type="string">
            <text:p>022110</text:p>
          </table:table-cell>
          <table:table-cell office:value-type="string">
            <text:p>07R301:W0022110</text:p>
          </table:table-cell>
          <table:table-cell office:value-type="string">
            <text:p>037106</text:p>
          </table:table-cell>
          <table:table-cell office:value-type="string">
            <text:p>07R2746:0037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48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1</text:p>
          </table:table-cell>
          <table:table-cell office:value-type="string">
            <text:p>027305</text:p>
          </table:table-cell>
          <table:table-cell office:value-type="string">
            <text:p>07R201:S0027305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3:57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0</text:p>
          </table:table-cell>
          <table:table-cell office:value-type="string">
            <text:p>025506</text:p>
          </table:table-cell>
          <table:table-cell office:value-type="string">
            <text:p>07R401:M0025506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4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8</text:p>
          </table:table-cell>
          <table:table-cell office:value-type="string">
            <text:p>029306</text:p>
          </table:table-cell>
          <table:table-cell office:value-type="string">
            <text:p>07R301:W0029306</text:p>
          </table:table-cell>
          <table:table-cell office:value-type="string">
            <text:p>037107</text:p>
          </table:table-cell>
          <table:table-cell office:value-type="string">
            <text:p>07R2746:003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7:56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1</text:p>
          </table:table-cell>
          <table:table-cell office:value-type="string">
            <text:p>027311</text:p>
          </table:table-cell>
          <table:table-cell office:value-type="string">
            <text:p>07R201:S0027311</text:p>
          </table:table-cell>
          <table:table-cell office:value-type="string">
            <text:p>037206</text:p>
          </table:table-cell>
          <table:table-cell office:value-type="string">
            <text:p>07R2745:0037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5:1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9</text:p>
          </table:table-cell>
          <table:table-cell office:value-type="string">
            <text:p>029615</text:p>
          </table:table-cell>
          <table:table-cell office:value-type="string">
            <text:p>07R301:W0029615</text:p>
          </table:table-cell>
          <table:table-cell office:value-type="string">
            <text:p>037206</text:p>
          </table:table-cell>
          <table:table-cell office:value-type="string">
            <text:p>07R2745:0037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33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090</text:p>
          </table:table-cell>
          <table:table-cell office:value-type="string">
            <text:p>026216</text:p>
          </table:table-cell>
          <table:table-cell office:value-type="string">
            <text:p>07R201:S0026216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12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06</text:p>
          </table:table-cell>
          <table:table-cell office:value-type="string">
            <text:p>026007</text:p>
          </table:table-cell>
          <table:table-cell office:value-type="string">
            <text:p>07R301:W0026007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04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2">
          <table:table-cell office:value-type="string">
            <text:p>v00121</text:p>
          </table:table-cell>
          <table:table-cell office:value-type="string">
            <text:p>027109</text:p>
          </table:table-cell>
          <table:table-cell office:value-type="string">
            <text:p>07R401:M0027109</text:p>
          </table:table-cell>
          <table:table-cell office:value-type="string">
            <text:p>037408</text:p>
          </table:table-cell>
          <table:table-cell office:value-type="string">
            <text:p>07R2743:0037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45</text:p>
          </table:table-cell>
          <table:table-cell table:style-name="ce5" office:value-type="string">
            <text:p>Les1</text:p>
          </table:table-cell>
          <table:table-cell table:style-name="ce5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01</text:p>
          </table:table-cell>
          <table:table-cell office:value-type="string">
            <text:p>07R201:S0027001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17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903</text:p>
          </table:table-cell>
          <table:table-cell office:value-type="string">
            <text:p>07R301:W0026903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15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2</text:p>
          </table:table-cell>
          <table:table-cell office:value-type="string">
            <text:p>07R401:M0030602</text:p>
          </table:table-cell>
          <table:table-cell office:value-type="string">
            <text:p>037512</text:p>
          </table:table-cell>
          <table:table-cell office:value-type="string">
            <text:p>07R2287:0037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07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801</text:p>
          </table:table-cell>
          <table:table-cell office:value-type="string">
            <text:p>07R301:W0030801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11</text:p>
          </table:table-cell>
          <table:table-cell office:value-type="string">
            <text:p>Les2</text:p>
          </table:table-cell>
          <table:table-cell office:value-type="string">
            <text:p>-K0203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5</text:p>
          </table:table-cell>
          <table:table-cell office:value-type="string">
            <text:p>07R201:S0034605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54</text:p>
          </table:table-cell>
          <table:table-cell office:value-type="string">
            <text:p>Les2</text:p>
          </table:table-cell>
          <table:table-cell office:value-type="string">
            <text:p>-K0203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8</text:p>
          </table:table-cell>
          <table:table-cell office:value-type="string">
            <text:p>07R401:M0034508</text:p>
          </table:table-cell>
          <table:table-cell office:value-type="string">
            <text:p>038002</text:p>
          </table:table-cell>
          <table:table-cell office:value-type="string">
            <text:p>07R2302:00380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44</text:p>
          </table:table-cell>
          <table:table-cell office:value-type="string">
            <text:p>Les2</text:p>
          </table:table-cell>
          <table:table-cell office:value-type="string">
            <text:p>-K020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1</text:p>
          </table:table-cell>
          <table:table-cell table:style-name="ce4" office:value-type="string">
            <text:p>027605</text:p>
          </table:table-cell>
          <table:table-cell table:style-name="ce4" office:value-type="string">
            <text:p>07R201:S0027605</text:p>
          </table:table-cell>
          <table:table-cell table:style-name="ce4" office:value-type="string">
            <text:p>038413</text:p>
          </table:table-cell>
          <table:table-cell table:style-name="ce4" office:value-type="string">
            <text:p>07R2324:0038413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46:55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4</text:p>
          </table:table-cell>
          <table:table-cell table:style-name="ce4" office:value-type="string">
            <text:p>021210</text:p>
          </table:table-cell>
          <table:table-cell table:style-name="ce4" office:value-type="string">
            <text:p>07R301:W0021210</text:p>
          </table:table-cell>
          <table:table-cell table:style-name="ce4" office:value-type="string">
            <text:p>038513</text:p>
          </table:table-cell>
          <table:table-cell table:style-name="ce4" office:value-type="string">
            <text:p>07R2322:0038513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4:00:53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style-name="ce6"/>
          <table:table-cell table:number-columns-repeated="241"/>
        </table:table-row>
        <table:table-row table:style-name="ro1">
          <table:table-cell table:style-name="ce4" office:value-type="string">
            <text:p>v00095</text:p>
          </table:table-cell>
          <table:table-cell table:style-name="ce4" office:value-type="string">
            <text:p>031508</text:p>
          </table:table-cell>
          <table:table-cell table:style-name="ce4" office:value-type="string">
            <text:p>07R201:S0031508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03:2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6</text:p>
          </table:table-cell>
          <table:table-cell table:style-name="ce4" office:value-type="string">
            <text:p>033406</text:p>
          </table:table-cell>
          <table:table-cell table:style-name="ce4" office:value-type="string">
            <text:p>07R401:M0033406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7:16:32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1</text:p>
          </table:table-cell>
          <table:table-cell table:style-name="ce4" office:value-type="string">
            <text:p>033507</text:p>
          </table:table-cell>
          <table:table-cell table:style-name="ce4" office:value-type="string">
            <text:p>07R301:W0033507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4:09:42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7</text:p>
          </table:table-cell>
          <table:table-cell table:style-name="ce4" office:value-type="string">
            <text:p>033605</text:p>
          </table:table-cell>
          <table:table-cell table:style-name="ce4" office:value-type="string">
            <text:p>07R201:S0033605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10:16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5</text:p>
          </table:table-cell>
          <table:table-cell table:style-name="ce4" office:value-type="string">
            <text:p>031901</text:p>
          </table:table-cell>
          <table:table-cell table:style-name="ce4" office:value-type="string">
            <text:p>07R401:M0031901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number-columns-repeated="2"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27:31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2</text:p>
          </table:table-cell>
          <table:table-cell table:style-name="ce4" office:value-type="string">
            <text:p>028907</text:p>
          </table:table-cell>
          <table:table-cell table:style-name="ce4" office:value-type="string">
            <text:p>07R201:S0028907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01:00038611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52:58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4</text:p>
          </table:table-cell>
          <table:table-cell table:style-name="ce4" office:value-type="string">
            <text:p>022109</text:p>
          </table:table-cell>
          <table:table-cell table:style-name="ce4" office:value-type="string">
            <text:p>07R301:W0022109</text:p>
          </table:table-cell>
          <table:table-cell table:style-name="ce4" office:value-type="string">
            <text:p>038611</text:p>
          </table:table-cell>
          <table:table-cell table:style-name="ce4" office:value-type="string">
            <text:p>07R2318:003861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4:01:33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7</text:p>
          </table:table-cell>
          <table:table-cell table:style-name="ce4" office:value-type="string">
            <text:p>027811</text:p>
          </table:table-cell>
          <table:table-cell table:style-name="ce4" office:value-type="string">
            <text:p>07R301:W0027811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2:29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8</text:p>
          </table:table-cell>
          <table:table-cell table:style-name="ce4" office:value-type="string">
            <text:p>034301</text:p>
          </table:table-cell>
          <table:table-cell table:style-name="ce4" office:value-type="string">
            <text:p>07R201:S0034301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41:11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7</text:p>
          </table:table-cell>
          <table:table-cell table:style-name="ce4" office:value-type="string">
            <text:p>028103</text:p>
          </table:table-cell>
          <table:table-cell table:style-name="ce4" office:value-type="string">
            <text:p>07R301:W0028103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3:2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1</text:p>
          </table:table-cell>
          <table:table-cell table:style-name="ce4" office:value-type="string">
            <text:p>027701</text:p>
          </table:table-cell>
          <table:table-cell table:style-name="ce4" office:value-type="string">
            <text:p>07R401:M0027701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09:58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403</text:p>
          </table:table-cell>
          <table:table-cell table:style-name="ce4" office:value-type="string">
            <text:p>07R401:M0029403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4:2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2</text:p>
          </table:table-cell>
          <table:table-cell table:style-name="ce4" office:value-type="string">
            <text:p>028205</text:p>
          </table:table-cell>
          <table:table-cell table:style-name="ce4" office:value-type="string">
            <text:p>07R201:S0028205</text:p>
          </table:table-cell>
          <table:table-cell table:style-name="ce4" office:value-type="string">
            <text:p>038701</text:p>
          </table:table-cell>
          <table:table-cell table:style-name="ce4" office:value-type="string">
            <text:p>07R2316:00387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52:0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8</text:p>
          </table:table-cell>
          <table:table-cell table:style-name="ce4" office:value-type="string">
            <text:p>034303</text:p>
          </table:table-cell>
          <table:table-cell table:style-name="ce4" office:value-type="string">
            <text:p>07R201:S0034303</text:p>
          </table:table-cell>
          <table:table-cell table:style-name="ce4" office:value-type="string">
            <text:p>038712</text:p>
          </table:table-cell>
          <table:table-cell table:style-name="ce4" office:value-type="string">
            <text:p>07R2316:0038712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41:3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7</text:p>
          </table:table-cell>
          <table:table-cell table:style-name="ce4" office:value-type="string">
            <text:p>034501</text:p>
          </table:table-cell>
          <table:table-cell table:style-name="ce4" office:value-type="string">
            <text:p>07R401:M0034501</text:p>
          </table:table-cell>
          <table:table-cell table:style-name="ce4" office:value-type="string">
            <text:p>038712</text:p>
          </table:table-cell>
          <table:table-cell table:style-name="ce4" office:value-type="string">
            <text:p>07R2316:0038712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7:19:06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2</text:p>
          </table:table-cell>
          <table:table-cell table:style-name="ce4" office:value-type="string">
            <text:p>034401</text:p>
          </table:table-cell>
          <table:table-cell table:style-name="ce4" office:value-type="string">
            <text:p>07R301:W0034401</text:p>
          </table:table-cell>
          <table:table-cell table:style-name="ce4" office:value-type="string">
            <text:p>038712</text:p>
          </table:table-cell>
          <table:table-cell table:style-name="ce4" office:value-type="string">
            <text:p>07R2316:0038712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05:50</text:p>
          </table:table-cell>
          <table:table-cell table:style-name="ce7" office:value-type="string">
            <text:p>Les2</text:p>
          </table:table-cell>
          <table:table-cell table:style-name="ce7" office:value-type="string">
            <text:p>-K0207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4</text:p>
          </table:table-cell>
          <table:table-cell office:value-type="string">
            <text:p>07R401:M0029404</text:p>
          </table:table-cell>
          <table:table-cell office:value-type="string">
            <text:p>038808</text:p>
          </table:table-cell>
          <table:table-cell office:value-type="string">
            <text:p>07R2754:0038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4:09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107</text:p>
          </table:table-cell>
          <table:table-cell office:value-type="string">
            <text:p>07R301:W0028107</text:p>
          </table:table-cell>
          <table:table-cell office:value-type="string">
            <text:p>038808</text:p>
          </table:table-cell>
          <table:table-cell office:value-type="string">
            <text:p>07R2754:0038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36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3</text:p>
          </table:table-cell>
          <table:table-cell office:value-type="string">
            <text:p>07R201:S0028203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9:10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402</text:p>
          </table:table-cell>
          <table:table-cell office:value-type="string">
            <text:p>07R301:W0034402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58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3</text:p>
          </table:table-cell>
          <table:table-cell office:value-type="string">
            <text:p>07R401:M0034503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58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4</text:p>
          </table:table-cell>
          <table:table-cell office:value-type="string">
            <text:p>07R201:S0034304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39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112</text:p>
          </table:table-cell>
          <table:table-cell office:value-type="string">
            <text:p>07R301:W0028112</text:p>
          </table:table-cell>
          <table:table-cell office:value-type="string">
            <text:p>038902</text:p>
          </table:table-cell>
          <table:table-cell office:value-type="string">
            <text:p>07R2753:0038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3:57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2</text:p>
          </table:table-cell>
          <table:table-cell office:value-type="string">
            <text:p>07R401:M0029402</text:p>
          </table:table-cell>
          <table:table-cell office:value-type="string">
            <text:p>038904</text:p>
          </table:table-cell>
          <table:table-cell office:value-type="string">
            <text:p>07R2753:00389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2:32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8</text:p>
          </table:table-cell>
          <table:table-cell office:value-type="string">
            <text:p>07R201:S0027608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28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6</text:p>
          </table:table-cell>
          <table:table-cell office:value-type="string">
            <text:p>07R301:W0029616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46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09</text:p>
          </table:table-cell>
          <table:table-cell office:value-type="string">
            <text:p>07R401:M0025509</text:p>
          </table:table-cell>
          <table:table-cell office:value-type="string">
            <text:p>039005</text:p>
          </table:table-cell>
          <table:table-cell office:value-type="string">
            <text:p>07R2752:0039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5:35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12</text:p>
          </table:table-cell>
          <table:table-cell office:value-type="string">
            <text:p>07R401:M0029412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57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0</text:p>
          </table:table-cell>
          <table:table-cell office:value-type="string">
            <text:p>07R301:W00251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2:33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0</text:p>
          </table:table-cell>
          <table:table-cell office:value-type="string">
            <text:p>07R301:W00296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00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1</text:p>
          </table:table-cell>
          <table:table-cell office:value-type="string">
            <text:p>07R201:S0025301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13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0</text:p>
          </table:table-cell>
          <table:table-cell office:value-type="string">
            <text:p>07R301:W0025110</text:p>
          </table:table-cell>
          <table:table-cell office:value-type="string">
            <text:p>039402</text:p>
          </table:table-cell>
          <table:table-cell office:value-type="string">
            <text:p>07R2748:0039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9:13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11</text:p>
          </table:table-cell>
          <table:table-cell office:value-type="string">
            <text:p>07R401:M0029411</text:p>
          </table:table-cell>
          <table:table-cell office:value-type="string">
            <text:p>039404</text:p>
          </table:table-cell>
          <table:table-cell office:value-type="string">
            <text:p>07R2748:00394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31</text:p>
          </table:table-cell>
          <table:table-cell office:value-type="string">
            <text:p>Les2</text:p>
          </table:table-cell>
          <table:table-cell office:value-type="string">
            <text:p>-K2002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909</text:p>
          </table:table-cell>
          <table:table-cell office:value-type="string">
            <text:p>07R301:W0029909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19</text:p>
          </table:table-cell>
          <table:table-cell office:value-type="string">
            <text:p>Les2</text:p>
          </table:table-cell>
          <table:table-cell office:value-type="string">
            <text:p>-K2003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09</text:p>
          </table:table-cell>
          <table:table-cell office:value-type="string">
            <text:p>07R301:W0027809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03</text:p>
          </table:table-cell>
          <table:table-cell office:value-type="string">
            <text:p>Les2</text:p>
          </table:table-cell>
          <table:table-cell office:value-type="string">
            <text:p>-K2003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1</text:p>
          </table:table-cell>
          <table:table-cell office:value-type="string">
            <text:p>07R201:S0029811</text:p>
          </table:table-cell>
          <table:table-cell office:value-type="string">
            <text:p>039501</text:p>
          </table:table-cell>
          <table:table-cell office:value-type="string">
            <text:p>07R2758:0039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6:01</text:p>
          </table:table-cell>
          <table:table-cell office:value-type="string">
            <text:p>Les2</text:p>
          </table:table-cell>
          <table:table-cell office:value-type="string">
            <text:p>-K2003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5</text:p>
          </table:table-cell>
          <table:table-cell office:value-type="string">
            <text:p>07R201:S0034615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10</text:p>
          </table:table-cell>
          <table:table-cell office:value-type="string">
            <text:p>Les2</text:p>
          </table:table-cell>
          <table:table-cell office:value-type="string">
            <text:p>-K2009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4</text:p>
          </table:table-cell>
          <table:table-cell office:value-type="string">
            <text:p>07R401:M0032504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26</text:p>
          </table:table-cell>
          <table:table-cell office:value-type="string">
            <text:p>Les2</text:p>
          </table:table-cell>
          <table:table-cell office:value-type="string">
            <text:p>-K2009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12</text:p>
          </table:table-cell>
          <table:table-cell office:value-type="string">
            <text:p>07R301:W0034412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07</text:p>
          </table:table-cell>
          <table:table-cell office:value-type="string">
            <text:p>Les2</text:p>
          </table:table-cell>
          <table:table-cell office:value-type="string">
            <text:p>-K2009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5</text:p>
          </table:table-cell>
          <table:table-cell office:value-type="string">
            <text:p>07R401:M0034505</text:p>
          </table:table-cell>
          <table:table-cell office:value-type="string">
            <text:p>039703</text:p>
          </table:table-cell>
          <table:table-cell office:value-type="string">
            <text:p>07R1303:0039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22</text:p>
          </table:table-cell>
          <table:table-cell office:value-type="string">
            <text:p>Les2</text:p>
          </table:table-cell>
          <table:table-cell office:value-type="string">
            <text:p>-K2009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06</text:p>
          </table:table-cell>
          <table:table-cell office:value-type="string">
            <text:p>07R201:S0027006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25</text:p>
          </table:table-cell>
          <table:table-cell office:value-type="string">
            <text:p>Les2</text:p>
          </table:table-cell>
          <table:table-cell office:value-type="string">
            <text:p>-K2011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11</text:p>
          </table:table-cell>
          <table:table-cell office:value-type="string">
            <text:p>07R301:W003441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00</text:p>
          </table:table-cell>
          <table:table-cell office:value-type="string">
            <text:p>Les2</text:p>
          </table:table-cell>
          <table:table-cell office:value-type="string">
            <text:p>-K201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1</text:p>
          </table:table-cell>
          <table:table-cell office:value-type="string">
            <text:p>07R401:M003250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05</text:p>
          </table:table-cell>
          <table:table-cell office:value-type="string">
            <text:p>Les2</text:p>
          </table:table-cell>
          <table:table-cell office:value-type="string">
            <text:p>-K2011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2401</text:p>
          </table:table-cell>
          <table:table-cell office:value-type="string">
            <text:p>07R301:W0022401</text:p>
          </table:table-cell>
          <table:table-cell office:value-type="string">
            <text:p>039810</text:p>
          </table:table-cell>
          <table:table-cell office:value-type="string">
            <text:p>07R2761:0039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53</text:p>
          </table:table-cell>
          <table:table-cell office:value-type="string">
            <text:p>Les2</text:p>
          </table:table-cell>
          <table:table-cell office:value-type="string">
            <text:p>-K2011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3910</text:p>
          </table:table-cell>
          <table:table-cell office:value-type="string">
            <text:p>07R401:M0033910</text:p>
          </table:table-cell>
          <table:table-cell office:value-type="string">
            <text:p>040101</text:p>
          </table:table-cell>
          <table:table-cell office:value-type="string">
            <text:p>07R2328:004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50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13</text:p>
          </table:table-cell>
          <table:table-cell office:value-type="string">
            <text:p>07R201:S0032713</text:p>
          </table:table-cell>
          <table:table-cell office:value-type="string">
            <text:p>040101</text:p>
          </table:table-cell>
          <table:table-cell office:value-type="string">
            <text:p>07R2328:004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59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802</text:p>
          </table:table-cell>
          <table:table-cell office:value-type="string">
            <text:p>07R401:M0032802</text:p>
          </table:table-cell>
          <table:table-cell office:value-type="string">
            <text:p>040106</text:p>
          </table:table-cell>
          <table:table-cell office:value-type="string">
            <text:p>07R2328:00401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30:12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01</text:p>
          </table:table-cell>
          <table:table-cell office:value-type="string">
            <text:p>07R201:S0031001</text:p>
          </table:table-cell>
          <table:table-cell office:value-type="string">
            <text:p>040106</text:p>
          </table:table-cell>
          <table:table-cell office:value-type="string">
            <text:p>07R2328:004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2:18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4</text:p>
          </table:table-cell>
          <table:table-cell office:value-type="string">
            <text:p>07R301:W0030514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32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6</text:p>
          </table:table-cell>
          <table:table-cell office:value-type="string">
            <text:p>07R201:S0030716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1:29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10</text:p>
          </table:table-cell>
          <table:table-cell office:value-type="string">
            <text:p>07R401:M0030610</text:p>
          </table:table-cell>
          <table:table-cell office:value-type="string">
            <text:p>040111</text:p>
          </table:table-cell>
          <table:table-cell office:value-type="string">
            <text:p>07R2328:004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16</text:p>
          </table:table-cell>
          <table:table-cell table:style-name="ce8" office:value-type="string">
            <text:p>Les4</text:p>
          </table:table-cell>
          <table:table-cell office:value-type="string">
            <text:p>-K0302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05</text:p>
          </table:table-cell>
          <table:table-cell office:value-type="string">
            <text:p>07R201:S0032705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4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808</text:p>
          </table:table-cell>
          <table:table-cell office:value-type="string">
            <text:p>07R401:M0032808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30:2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11</text:p>
          </table:table-cell>
          <table:table-cell office:value-type="string">
            <text:p>07R301:W0032611</text:p>
          </table:table-cell>
          <table:table-cell office:value-type="string">
            <text:p>040304</text:p>
          </table:table-cell>
          <table:table-cell office:value-type="string">
            <text:p>07R2354:0040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6:3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0101</text:p>
          </table:table-cell>
          <table:table-cell office:value-type="string">
            <text:p>07R201:S0000101</text:p>
          </table:table-cell>
          <table:table-cell office:value-type="string">
            <text:p>040306</text:p>
          </table:table-cell>
          <table:table-cell office:value-type="string">
            <text:p>07R2354:0040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3:5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0</text:p>
          </table:table-cell>
          <table:table-cell office:value-type="string">
            <text:p>07R201:S0029810</text:p>
          </table:table-cell>
          <table:table-cell office:value-type="string">
            <text:p>040307</text:p>
          </table:table-cell>
          <table:table-cell office:value-type="string">
            <text:p>07R2354:00403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5:56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6</text:p>
          </table:table-cell>
          <table:table-cell office:value-type="string">
            <text:p>07R201:S0027306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4:23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3</text:p>
          </table:table-cell>
          <table:table-cell office:value-type="string">
            <text:p>07R401:M0030303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0:25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10</text:p>
          </table:table-cell>
          <table:table-cell office:value-type="string">
            <text:p>07R301:W0030510</text:p>
          </table:table-cell>
          <table:table-cell office:value-type="string">
            <text:p>040501</text:p>
          </table:table-cell>
          <table:table-cell office:value-type="string">
            <text:p>07R2351:004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1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4</text:p>
          </table:table-cell>
          <table:table-cell office:value-type="string">
            <text:p>07R201:S0027304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1:5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4</text:p>
          </table:table-cell>
          <table:table-cell office:value-type="string">
            <text:p>07R401:M0030304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1:53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3</text:p>
          </table:table-cell>
          <table:table-cell office:value-type="string">
            <text:p>07R301:W0030503</text:p>
          </table:table-cell>
          <table:table-cell office:value-type="string">
            <text:p>040502</text:p>
          </table:table-cell>
          <table:table-cell office:value-type="string">
            <text:p>07R2351:0040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39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5</text:p>
          </table:table-cell>
          <table:table-cell office:value-type="string">
            <text:p>07R401:M0030305</text:p>
          </table:table-cell>
          <table:table-cell office:value-type="string">
            <text:p>040604</text:p>
          </table:table-cell>
          <table:table-cell office:value-type="string">
            <text:p>07R2346:00406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05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7</text:p>
          </table:table-cell>
          <table:table-cell office:value-type="string">
            <text:p>07R301:W0030517</text:p>
          </table:table-cell>
          <table:table-cell office:value-type="string">
            <text:p>040604</text:p>
          </table:table-cell>
          <table:table-cell office:value-type="string">
            <text:p>07R2345:0040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4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10</text:p>
          </table:table-cell>
          <table:table-cell office:value-type="string">
            <text:p>07R201:S0027610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36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11</text:p>
          </table:table-cell>
          <table:table-cell office:value-type="string">
            <text:p>07R401:M0025511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3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8</text:p>
          </table:table-cell>
          <table:table-cell office:value-type="string">
            <text:p>07R301:W0032608</text:p>
          </table:table-cell>
          <table:table-cell office:value-type="string">
            <text:p>040606</text:p>
          </table:table-cell>
          <table:table-cell office:value-type="string">
            <text:p>07R2346:0040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5:0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01</text:p>
          </table:table-cell>
          <table:table-cell office:value-type="string">
            <text:p>07R301:W0032001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3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6</text:p>
          </table:table-cell>
          <table:table-cell office:value-type="string">
            <text:p>07R401:M0030306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19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615</text:p>
          </table:table-cell>
          <table:table-cell office:value-type="string">
            <text:p>07R201:S0025615</text:p>
          </table:table-cell>
          <table:table-cell office:value-type="string">
            <text:p>040704</text:p>
          </table:table-cell>
          <table:table-cell office:value-type="string">
            <text:p>07R2348:004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6:0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8</text:p>
          </table:table-cell>
          <table:table-cell office:value-type="string">
            <text:p>07R401:M0024308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5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9201</text:p>
          </table:table-cell>
          <table:table-cell office:value-type="string">
            <text:p>07R201:S0029201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3:12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10</text:p>
          </table:table-cell>
          <table:table-cell office:value-type="string">
            <text:p>07R401:M0030310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5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02</text:p>
          </table:table-cell>
          <table:table-cell office:value-type="string">
            <text:p>07R301:W0032002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59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908</text:p>
          </table:table-cell>
          <table:table-cell office:value-type="string">
            <text:p>07R301:W0023908</text:p>
          </table:table-cell>
          <table:table-cell office:value-type="string">
            <text:p>040709</text:p>
          </table:table-cell>
          <table:table-cell office:value-type="string">
            <text:p>07R2348:004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0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4</text:p>
          </table:table-cell>
          <table:table-cell office:value-type="string">
            <text:p>07R401:M0028004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2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05</text:p>
          </table:table-cell>
          <table:table-cell office:value-type="string">
            <text:p>07R201:S0029805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4:43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17</text:p>
          </table:table-cell>
          <table:table-cell office:value-type="string">
            <text:p>07R201:S0025017</text:p>
          </table:table-cell>
          <table:table-cell office:value-type="string">
            <text:p>040803</text:p>
          </table:table-cell>
          <table:table-cell office:value-type="string">
            <text:p>07R2343:004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0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407</text:p>
          </table:table-cell>
          <table:table-cell office:value-type="string">
            <text:p>07R301:W0025407</text:p>
          </table:table-cell>
          <table:table-cell office:value-type="string">
            <text:p>040803</text:p>
          </table:table-cell>
          <table:table-cell office:value-type="string">
            <text:p>07R2347:004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0:2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11</text:p>
          </table:table-cell>
          <table:table-cell office:value-type="string">
            <text:p>07R301:W0029311</text:p>
          </table:table-cell>
          <table:table-cell office:value-type="string">
            <text:p>040808</text:p>
          </table:table-cell>
          <table:table-cell office:value-type="string">
            <text:p>07R2343:004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12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5</text:p>
          </table:table-cell>
          <table:table-cell office:value-type="string">
            <text:p>07R401:M0028005</text:p>
          </table:table-cell>
          <table:table-cell office:value-type="string">
            <text:p>040808</text:p>
          </table:table-cell>
          <table:table-cell office:value-type="string">
            <text:p>07R2343:004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4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5</text:p>
          </table:table-cell>
          <table:table-cell office:value-type="string">
            <text:p>07R401:M0024305</text:p>
          </table:table-cell>
          <table:table-cell office:value-type="string">
            <text:p>040908</text:p>
          </table:table-cell>
          <table:table-cell office:value-type="string">
            <text:p>07R2345:0040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26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906</text:p>
          </table:table-cell>
          <table:table-cell office:value-type="string">
            <text:p>07R301:W0023906</text:p>
          </table:table-cell>
          <table:table-cell office:value-type="string">
            <text:p>040908</text:p>
          </table:table-cell>
          <table:table-cell office:value-type="string">
            <text:p>07R2345:0040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3:1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3</text:p>
          </table:table-cell>
          <table:table-cell office:value-type="string">
            <text:p>07R401:M0028003</text:p>
          </table:table-cell>
          <table:table-cell office:value-type="string">
            <text:p>041011</text:p>
          </table:table-cell>
          <table:table-cell office:value-type="string">
            <text:p>07R2340:004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23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09</text:p>
          </table:table-cell>
          <table:table-cell office:value-type="string">
            <text:p>07R301:W0029309</text:p>
          </table:table-cell>
          <table:table-cell office:value-type="string">
            <text:p>041011</text:p>
          </table:table-cell>
          <table:table-cell office:value-type="string">
            <text:p>07R2340:004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1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0</text:p>
          </table:table-cell>
          <table:table-cell office:value-type="string">
            <text:p>07R301:W0030210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0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09</text:p>
          </table:table-cell>
          <table:table-cell office:value-type="string">
            <text:p>07R201:S0025009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4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3308</text:p>
          </table:table-cell>
          <table:table-cell office:value-type="string">
            <text:p>07R301:W0023308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3:0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906</text:p>
          </table:table-cell>
          <table:table-cell office:value-type="string">
            <text:p>07R401:M0024906</text:p>
          </table:table-cell>
          <table:table-cell office:value-type="string">
            <text:p>041013</text:p>
          </table:table-cell>
          <table:table-cell office:value-type="string">
            <text:p>07R2340:0041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2:24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20601</text:p>
          </table:table-cell>
          <table:table-cell office:value-type="string">
            <text:p>07R301:W0020601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3:3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403</text:p>
          </table:table-cell>
          <table:table-cell office:value-type="string">
            <text:p>07R201:S0030403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36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1008</text:p>
          </table:table-cell>
          <table:table-cell office:value-type="string">
            <text:p>07R401:M0021008</text:p>
          </table:table-cell>
          <table:table-cell office:value-type="string">
            <text:p>041105</text:p>
          </table:table-cell>
          <table:table-cell office:value-type="string">
            <text:p>07R2342:0041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3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1</text:p>
          </table:table-cell>
          <table:table-cell office:value-type="string">
            <text:p>07R401:M0026101</text:p>
          </table:table-cell>
          <table:table-cell office:value-type="string">
            <text:p>041502</text:p>
          </table:table-cell>
          <table:table-cell office:value-type="string">
            <text:p>07R2336:0041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50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4</text:p>
          </table:table-cell>
          <table:table-cell office:value-type="string">
            <text:p>07R301:W0033204</text:p>
          </table:table-cell>
          <table:table-cell office:value-type="string">
            <text:p>041502</text:p>
          </table:table-cell>
          <table:table-cell office:value-type="string">
            <text:p>07R2336:0041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31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08</text:p>
          </table:table-cell>
          <table:table-cell office:value-type="string">
            <text:p>07R201:S0029808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5:49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005</text:p>
          </table:table-cell>
          <table:table-cell office:value-type="string">
            <text:p>07R401:M0030005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8:45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8</text:p>
          </table:table-cell>
          <table:table-cell office:value-type="string">
            <text:p>07R301:W0029608</text:p>
          </table:table-cell>
          <table:table-cell office:value-type="string">
            <text:p>041505</text:p>
          </table:table-cell>
          <table:table-cell office:value-type="string">
            <text:p>07R2336:0041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42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1</text:p>
          </table:table-cell>
          <table:table-cell office:value-type="string">
            <text:p>07R401:M0030601</text:p>
          </table:table-cell>
          <table:table-cell office:value-type="string">
            <text:p>041801</text:p>
          </table:table-cell>
          <table:table-cell office:value-type="string">
            <text:p>07R2329:0041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42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1</text:p>
          </table:table-cell>
          <table:table-cell office:value-type="string">
            <text:p>07R301:W0030511</text:p>
          </table:table-cell>
          <table:table-cell office:value-type="string">
            <text:p>041801</text:p>
          </table:table-cell>
          <table:table-cell office:value-type="string">
            <text:p>07R2329:0041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38</text:p>
          </table:table-cell>
          <table:table-cell table:style-name="ce8" office:value-type="string">
            <text:p>Les4</text:p>
          </table:table-cell>
          <table:table-cell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2</text:p>
          </table:table-cell>
          <table:table-cell office:value-type="string">
            <text:p>07R401:M0028002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13</text:p>
          </table:table-cell>
          <table:table-cell table:style-name="ce8" office:value-type="string">
            <text:p>Les4</text:p>
          </table:table-cell>
          <table:table-cell office:value-type="string">
            <text:p>-K0304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04</text:p>
          </table:table-cell>
          <table:table-cell office:value-type="string">
            <text:p>07R301:W0025104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7:24</text:p>
          </table:table-cell>
          <table:table-cell table:style-name="ce8" office:value-type="string">
            <text:p>Les4</text:p>
          </table:table-cell>
          <table:table-cell office:value-type="string">
            <text:p>-K0304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409</text:p>
          </table:table-cell>
          <table:table-cell office:value-type="string">
            <text:p>07R301:W0025409</text:p>
          </table:table-cell>
          <table:table-cell office:value-type="string">
            <text:p>042006</text:p>
          </table:table-cell>
          <table:table-cell office:value-type="string">
            <text:p>07R1011:004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1:13</text:p>
          </table:table-cell>
          <table:table-cell table:style-name="ce8" office:value-type="string">
            <text:p>Les4</text:p>
          </table:table-cell>
          <table:table-cell office:value-type="string">
            <text:p>-K0304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9</text:p>
          </table:table-cell>
          <table:table-cell table:style-name="ce4" office:value-type="string">
            <text:p>024905</text:p>
          </table:table-cell>
          <table:table-cell table:style-name="ce4" office:value-type="string">
            <text:p>07R401:M0024905</text:p>
          </table:table-cell>
          <table:table-cell table:style-name="ce4" office:value-type="string">
            <text:p>042301</text:p>
          </table:table-cell>
          <table:table-cell table:style-name="ce4" office:value-type="string">
            <text:p>07R2771:0042301</text:p>
          </table:table-cell>
          <table:table-cell table:number-columns-repeated="2"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03:40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7</text:p>
          </table:table-cell>
          <table:table-cell table:style-name="ce4" office:value-type="string">
            <text:p>027514</text:p>
          </table:table-cell>
          <table:table-cell table:style-name="ce4" office:value-type="string">
            <text:p>07R301:W0027514</text:p>
          </table:table-cell>
          <table:table-cell table:style-name="ce4" office:value-type="string">
            <text:p>042301</text:p>
          </table:table-cell>
          <table:table-cell table:style-name="ce4" office:value-type="string">
            <text:p>07R2771:00423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2:16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5</text:p>
          </table:table-cell>
          <table:table-cell table:style-name="ce4" office:value-type="string">
            <text:p>025106</text:p>
          </table:table-cell>
          <table:table-cell table:style-name="ce4" office:value-type="string">
            <text:p>07R301:W0025106</text:p>
          </table:table-cell>
          <table:table-cell table:style-name="ce4" office:value-type="string">
            <text:p>042301</text:p>
          </table:table-cell>
          <table:table-cell table:style-name="ce4" office:value-type="string">
            <text:p>07R2771:00423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40:06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408</text:p>
          </table:table-cell>
          <table:table-cell table:style-name="ce4" office:value-type="string">
            <text:p>07R401:M0029408</text:p>
          </table:table-cell>
          <table:table-cell table:style-name="ce4" office:value-type="string">
            <text:p>042302</text:p>
          </table:table-cell>
          <table:table-cell table:style-name="ce4" office:value-type="string">
            <text:p>07R2771:0042302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6:01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8</text:p>
          </table:table-cell>
          <table:table-cell table:style-name="ce4" office:value-type="string">
            <text:p>029305</text:p>
          </table:table-cell>
          <table:table-cell table:style-name="ce4" office:value-type="string">
            <text:p>07R301:W0029305</text:p>
          </table:table-cell>
          <table:table-cell table:style-name="ce4" office:value-type="string">
            <text:p>042302</text:p>
          </table:table-cell>
          <table:table-cell table:style-name="ce4" office:value-type="string">
            <text:p>07R2771:0042302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7:31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107</text:p>
          </table:table-cell>
          <table:table-cell table:style-name="ce4" office:value-type="string">
            <text:p>07R401:M0029107</text:p>
          </table:table-cell>
          <table:table-cell table:style-name="ce4" office:value-type="string">
            <text:p>042401</text:p>
          </table:table-cell>
          <table:table-cell table:style-name="ce4" office:value-type="string">
            <text:p>07R2772:00424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2:16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3</text:p>
          </table:table-cell>
          <table:table-cell table:style-name="ce4" office:value-type="string">
            <text:p>029802</text:p>
          </table:table-cell>
          <table:table-cell table:style-name="ce4" office:value-type="string">
            <text:p>07R201:S0029802</text:p>
          </table:table-cell>
          <table:table-cell table:style-name="ce4" office:value-type="string">
            <text:p>042401</text:p>
          </table:table-cell>
          <table:table-cell table:style-name="ce4" office:value-type="string">
            <text:p>07R2772:00424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54:14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3</text:p>
          </table:table-cell>
          <table:table-cell table:style-name="ce4" office:value-type="string">
            <text:p>034703</text:p>
          </table:table-cell>
          <table:table-cell table:style-name="ce4" office:value-type="string">
            <text:p>07R301:W0034703</text:p>
          </table:table-cell>
          <table:table-cell table:style-name="ce4" office:value-type="string">
            <text:p>042406</text:p>
          </table:table-cell>
          <table:table-cell table:style-name="ce4" office:value-type="string">
            <text:p>07R2772:0042406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07:23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8</text:p>
          </table:table-cell>
          <table:table-cell table:style-name="ce4" office:value-type="string">
            <text:p>033716</text:p>
          </table:table-cell>
          <table:table-cell table:style-name="ce4" office:value-type="string">
            <text:p>07R201:S0033716</text:p>
          </table:table-cell>
          <table:table-cell table:style-name="ce4" office:value-type="string">
            <text:p>042406</text:p>
          </table:table-cell>
          <table:table-cell table:style-name="ce4" office:value-type="string">
            <text:p>07R2772:0042406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37:08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7</text:p>
          </table:table-cell>
          <table:table-cell table:style-name="ce4" office:value-type="string">
            <text:p>034511</text:p>
          </table:table-cell>
          <table:table-cell table:style-name="ce4" office:value-type="string">
            <text:p>07R401:M0034511</text:p>
          </table:table-cell>
          <table:table-cell table:style-name="ce4" office:value-type="string">
            <text:p>042406</text:p>
          </table:table-cell>
          <table:table-cell table:style-name="ce4" office:value-type="string">
            <text:p>07R2772:0042406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7:19:33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2</text:p>
          </table:table-cell>
          <table:table-cell table:style-name="ce4" office:value-type="string">
            <text:p>002307</text:p>
          </table:table-cell>
          <table:table-cell table:style-name="ce4" office:value-type="string">
            <text:p>07R301:W0002307</text:p>
          </table:table-cell>
          <table:table-cell table:style-name="ce4" office:value-type="string">
            <text:p>042408</text:p>
          </table:table-cell>
          <table:table-cell table:style-name="ce4" office:value-type="string">
            <text:p>07R2772:0042408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1:13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3</text:p>
          </table:table-cell>
          <table:table-cell table:style-name="ce4" office:value-type="string">
            <text:p>030411</text:p>
          </table:table-cell>
          <table:table-cell table:style-name="ce4" office:value-type="string">
            <text:p>07R201:S0030411</text:p>
          </table:table-cell>
          <table:table-cell table:style-name="ce4" office:value-type="string">
            <text:p>042408</text:p>
          </table:table-cell>
          <table:table-cell table:style-name="ce4" office:value-type="string">
            <text:p>07R2772:0042408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58:55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6</text:p>
          </table:table-cell>
          <table:table-cell table:style-name="ce4" office:value-type="string">
            <text:p>002107</text:p>
          </table:table-cell>
          <table:table-cell table:style-name="ce4" office:value-type="string">
            <text:p>07R401:M0002107</text:p>
          </table:table-cell>
          <table:table-cell table:style-name="ce4" office:value-type="string">
            <text:p>042408</text:p>
          </table:table-cell>
          <table:table-cell table:style-name="ce4" office:value-type="string">
            <text:p>07R2772:0042408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34:33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9</text:p>
          </table:table-cell>
          <table:table-cell table:style-name="ce4" office:value-type="string">
            <text:p>024903</text:p>
          </table:table-cell>
          <table:table-cell table:style-name="ce4" office:value-type="string">
            <text:p>07R401:M0024903</text:p>
          </table:table-cell>
          <table:table-cell table:style-name="ce4" office:value-type="string">
            <text:p>042506</text:p>
          </table:table-cell>
          <table:table-cell table:style-name="ce4" office:value-type="string">
            <text:p>07R2770:0042506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01:59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7</text:p>
          </table:table-cell>
          <table:table-cell table:style-name="ce4" office:value-type="string">
            <text:p>027511</text:p>
          </table:table-cell>
          <table:table-cell table:style-name="ce4" office:value-type="string">
            <text:p>07R301:W0027511</text:p>
          </table:table-cell>
          <table:table-cell table:style-name="ce4" office:value-type="string">
            <text:p>042506</text:p>
          </table:table-cell>
          <table:table-cell table:style-name="ce4" office:value-type="string">
            <text:p>07R2770:0042506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49:23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4</text:p>
          </table:table-cell>
          <table:table-cell table:style-name="ce4" office:value-type="string">
            <text:p>023006</text:p>
          </table:table-cell>
          <table:table-cell table:style-name="ce4" office:value-type="string">
            <text:p>07R301:W0023006</text:p>
          </table:table-cell>
          <table:table-cell table:style-name="ce4" office:value-type="string">
            <text:p>042507</text:p>
          </table:table-cell>
          <table:table-cell table:style-name="ce4" office:value-type="string">
            <text:p>07R2770:0042507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4:02:17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6</text:p>
          </table:table-cell>
          <table:table-cell table:style-name="ce4" office:value-type="string">
            <text:p>006608</text:p>
          </table:table-cell>
          <table:table-cell table:style-name="ce4" office:value-type="string">
            <text:p>07R401:M0006608</text:p>
          </table:table-cell>
          <table:table-cell table:style-name="ce4" office:value-type="string">
            <text:p>042601</text:p>
          </table:table-cell>
          <table:table-cell table:style-name="ce4" office:value-type="string">
            <text:p>07R2769:00426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38:40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3</text:p>
          </table:table-cell>
          <table:table-cell table:style-name="ce4" office:value-type="string">
            <text:p>030405</text:p>
          </table:table-cell>
          <table:table-cell table:style-name="ce4" office:value-type="string">
            <text:p>07R201:S0030405</text:p>
          </table:table-cell>
          <table:table-cell table:style-name="ce4" office:value-type="string">
            <text:p>042601</text:p>
          </table:table-cell>
          <table:table-cell table:style-name="ce4" office:value-type="string">
            <text:p>07R2769:00426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58:47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2</text:p>
          </table:table-cell>
          <table:table-cell table:style-name="ce4" office:value-type="string">
            <text:p>002606</text:p>
          </table:table-cell>
          <table:table-cell table:style-name="ce4" office:value-type="string">
            <text:p>07R301:W0002606</text:p>
          </table:table-cell>
          <table:table-cell table:style-name="ce4" office:value-type="string">
            <text:p>042601</text:p>
          </table:table-cell>
          <table:table-cell table:style-name="ce4" office:value-type="string">
            <text:p>07R2769:00426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1:48</text:p>
          </table:table-cell>
          <table:table-cell table:style-name="ce9" office:value-type="string">
            <text:p>Les4</text:p>
          </table:table-cell>
          <table:table-cell table:style-name="ce7" office:value-type="string">
            <text:p>-K2101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12</text:p>
          </table:table-cell>
          <table:table-cell office:value-type="string">
            <text:p>07R201:S0032112</text:p>
          </table:table-cell>
          <table:table-cell office:value-type="string">
            <text:p>043204</text:p>
          </table:table-cell>
          <table:table-cell office:value-type="string">
            <text:p>07R2364:0043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20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2603</text:p>
          </table:table-cell>
          <table:table-cell office:value-type="string">
            <text:p>07R301:W0002603</text:p>
          </table:table-cell>
          <table:table-cell office:value-type="string">
            <text:p>043204</text:p>
          </table:table-cell>
          <table:table-cell office:value-type="string">
            <text:p>07R2364:0043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1:28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08</text:p>
          </table:table-cell>
          <table:table-cell office:value-type="string">
            <text:p>07R301:W0085008</text:p>
          </table:table-cell>
          <table:table-cell office:value-type="string">
            <text:p>043302</text:p>
          </table:table-cell>
          <table:table-cell office:value-type="string">
            <text:p>07R2363:004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06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5707</text:p>
          </table:table-cell>
          <table:table-cell office:value-type="string">
            <text:p>07R401:M0085707</text:p>
          </table:table-cell>
          <table:table-cell office:value-type="string">
            <text:p>043302</text:p>
          </table:table-cell>
          <table:table-cell office:value-type="string">
            <text:p>07R2363:004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18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2004</text:p>
          </table:table-cell>
          <table:table-cell office:value-type="string">
            <text:p>07R401:M0022004</text:p>
          </table:table-cell>
          <table:table-cell office:value-type="string">
            <text:p>043303</text:p>
          </table:table-cell>
          <table:table-cell office:value-type="string">
            <text:p>07R2363:0043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7:33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07</text:p>
          </table:table-cell>
          <table:table-cell office:value-type="string">
            <text:p>07R201:S0030707</text:p>
          </table:table-cell>
          <table:table-cell office:value-type="string">
            <text:p>043303</text:p>
          </table:table-cell>
          <table:table-cell office:value-type="string">
            <text:p>07R2363:0043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35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06</text:p>
          </table:table-cell>
          <table:table-cell office:value-type="string">
            <text:p>07R401:M0029106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57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0601</text:p>
          </table:table-cell>
          <table:table-cell office:value-type="string">
            <text:p>07R401:M0000601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4:03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04</text:p>
          </table:table-cell>
          <table:table-cell office:value-type="string">
            <text:p>07R401:M0029104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39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509</text:p>
          </table:table-cell>
          <table:table-cell office:value-type="string">
            <text:p>07R201:S0028509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27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405</text:p>
          </table:table-cell>
          <table:table-cell office:value-type="string">
            <text:p>07R301:W0028405</text:p>
          </table:table-cell>
          <table:table-cell office:value-type="string">
            <text:p>043306</text:p>
          </table:table-cell>
          <table:table-cell office:value-type="string">
            <text:p>07R2363:0043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15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111</text:p>
          </table:table-cell>
          <table:table-cell office:value-type="string">
            <text:p>07R401:M0029111</text:p>
          </table:table-cell>
          <table:table-cell office:value-type="string">
            <text:p>043308</text:p>
          </table:table-cell>
          <table:table-cell office:value-type="string">
            <text:p>07R2363:0043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2:24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401</text:p>
          </table:table-cell>
          <table:table-cell office:value-type="string">
            <text:p>07R301:W0031401</text:p>
          </table:table-cell>
          <table:table-cell office:value-type="string">
            <text:p>043308</text:p>
          </table:table-cell>
          <table:table-cell office:value-type="string">
            <text:p>07R2363:0043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19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2</text:p>
          </table:table-cell>
          <table:table-cell office:value-type="string">
            <text:p>07R401:M0032502</text:p>
          </table:table-cell>
          <table:table-cell office:value-type="string">
            <text:p>043401</text:p>
          </table:table-cell>
          <table:table-cell office:value-type="string">
            <text:p>07R2360:0043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11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7</text:p>
          </table:table-cell>
          <table:table-cell office:value-type="string">
            <text:p>07R201:S0034307</text:p>
          </table:table-cell>
          <table:table-cell office:value-type="string">
            <text:p>043401</text:p>
          </table:table-cell>
          <table:table-cell office:value-type="string">
            <text:p>07R2360:0043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13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7405</text:p>
          </table:table-cell>
          <table:table-cell office:value-type="string">
            <text:p>07R201:S0017405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07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12</text:p>
          </table:table-cell>
          <table:table-cell office:value-type="string">
            <text:p>07R401:M0011112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24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7302</text:p>
          </table:table-cell>
          <table:table-cell office:value-type="string">
            <text:p>07R301:W0017302</text:p>
          </table:table-cell>
          <table:table-cell office:value-type="string">
            <text:p>043409</text:p>
          </table:table-cell>
          <table:table-cell office:value-type="string">
            <text:p>07R2360:004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7:21</text:p>
          </table:table-cell>
          <table:table-cell table:style-name="ce8" office:value-type="string">
            <text:p>Les6</text:p>
          </table:table-cell>
          <table:table-cell office:value-type="string">
            <text:p>-K0401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3006</text:p>
          </table:table-cell>
          <table:table-cell office:value-type="string">
            <text:p>07R201:S0033006</text:p>
          </table:table-cell>
          <table:table-cell office:value-type="string">
            <text:p>044004</text:p>
          </table:table-cell>
          <table:table-cell office:value-type="string">
            <text:p>07R2377:0044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13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1</text:p>
          </table:table-cell>
          <table:table-cell office:value-type="string">
            <text:p>07R401:M0032201</text:p>
          </table:table-cell>
          <table:table-cell office:value-type="string">
            <text:p>044103</text:p>
          </table:table-cell>
          <table:table-cell office:value-type="string">
            <text:p>07R2379:00441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09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2701</text:p>
          </table:table-cell>
          <table:table-cell office:value-type="string">
            <text:p>07R301:W0022701</text:p>
          </table:table-cell>
          <table:table-cell office:value-type="string">
            <text:p>044115</text:p>
          </table:table-cell>
          <table:table-cell office:value-type="string">
            <text:p>07R2379:00441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2:09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207</text:p>
          </table:table-cell>
          <table:table-cell office:value-type="string">
            <text:p>07R401:M0023207</text:p>
          </table:table-cell>
          <table:table-cell office:value-type="string">
            <text:p>044115</text:p>
          </table:table-cell>
          <table:table-cell office:value-type="string">
            <text:p>07R2379:004411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8:59:55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10</text:p>
          </table:table-cell>
          <table:table-cell office:value-type="string">
            <text:p>07R301:W0027510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9:11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3</text:p>
          </table:table-cell>
          <table:table-cell office:value-type="string">
            <text:p>07R201:S0025303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4:40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206</text:p>
          </table:table-cell>
          <table:table-cell office:value-type="string">
            <text:p>07R401:M0023206</text:p>
          </table:table-cell>
          <table:table-cell office:value-type="string">
            <text:p>044612</text:p>
          </table:table-cell>
          <table:table-cell office:value-type="string">
            <text:p>07R2366:00446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03</text:p>
          </table:table-cell>
          <table:table-cell table:style-name="ce8" office:value-type="string">
            <text:p>Les6</text:p>
          </table:table-cell>
          <table:table-cell office:value-type="string">
            <text:p>-K040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101</text:p>
          </table:table-cell>
          <table:table-cell table:style-name="ce4" office:value-type="string">
            <text:p>07R401:M0029101</text:p>
          </table:table-cell>
          <table:table-cell table:style-name="ce4" office:value-type="string">
            <text:p>045303</text:p>
          </table:table-cell>
          <table:table-cell table:style-name="ce4" office:value-type="string">
            <text:p>07R2786:0045303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1:33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1</text:p>
          </table:table-cell>
          <table:table-cell table:style-name="ce4" office:value-type="string">
            <text:p>027601</text:p>
          </table:table-cell>
          <table:table-cell table:style-name="ce4" office:value-type="string">
            <text:p>07R201:S0027601</text:p>
          </table:table-cell>
          <table:table-cell table:style-name="ce4" office:value-type="string">
            <text:p>045303</text:p>
          </table:table-cell>
          <table:table-cell table:style-name="ce4" office:value-type="string">
            <text:p>07R2786:0045303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45:22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84</text:p>
          </table:table-cell>
          <table:table-cell table:style-name="ce4" office:value-type="string">
            <text:p>000112</text:p>
          </table:table-cell>
          <table:table-cell table:style-name="ce4" office:value-type="string">
            <text:p>07R201:S0000112</text:p>
          </table:table-cell>
          <table:table-cell table:style-name="ce4" office:value-type="string">
            <text:p>045303</text:p>
          </table:table-cell>
          <table:table-cell table:style-name="ce4" office:value-type="string">
            <text:p>07R2786:0045303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45:42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6</text:p>
          </table:table-cell>
          <table:table-cell table:style-name="ce4" office:value-type="string">
            <text:p>033011</text:p>
          </table:table-cell>
          <table:table-cell table:style-name="ce4" office:value-type="string">
            <text:p>07R201:S0033011</text:p>
          </table:table-cell>
          <table:table-cell table:style-name="ce4" office:value-type="string">
            <text:p>045404</text:p>
          </table:table-cell>
          <table:table-cell table:style-name="ce4" office:value-type="string">
            <text:p>07R2787:0045404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08:28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3</text:p>
          </table:table-cell>
          <table:table-cell table:style-name="ce4" office:value-type="string">
            <text:p>029710</text:p>
          </table:table-cell>
          <table:table-cell table:style-name="ce4" office:value-type="string">
            <text:p>07R401:M0029710</text:p>
          </table:table-cell>
          <table:table-cell table:style-name="ce4" office:value-type="string">
            <text:p>045404</text:p>
          </table:table-cell>
          <table:table-cell table:style-name="ce4" office:value-type="string">
            <text:p>07R2787:0045404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7:59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1</text:p>
          </table:table-cell>
          <table:table-cell table:style-name="ce4" office:value-type="string">
            <text:p>032903</text:p>
          </table:table-cell>
          <table:table-cell table:style-name="ce4" office:value-type="string">
            <text:p>07R301:W0032903</text:p>
          </table:table-cell>
          <table:table-cell table:style-name="ce4" office:value-type="string">
            <text:p>045404</text:p>
          </table:table-cell>
          <table:table-cell table:style-name="ce4" office:value-type="string">
            <text:p>07R2787:0045404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4:09:11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1</text:p>
          </table:table-cell>
          <table:table-cell table:style-name="ce4" office:value-type="string">
            <text:p>027609</text:p>
          </table:table-cell>
          <table:table-cell table:style-name="ce4" office:value-type="string">
            <text:p>07R201:S0027609</text:p>
          </table:table-cell>
          <table:table-cell table:style-name="ce4" office:value-type="string">
            <text:p>045501</text:p>
          </table:table-cell>
          <table:table-cell table:style-name="ce4" office:value-type="string">
            <text:p>07R2788:0045501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47:50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105</text:p>
          </table:table-cell>
          <table:table-cell table:style-name="ce4" office:value-type="string">
            <text:p>07R401:M0029105</text:p>
          </table:table-cell>
          <table:table-cell table:style-name="ce4" office:value-type="string">
            <text:p>045604</text:p>
          </table:table-cell>
          <table:table-cell table:style-name="ce4" office:value-type="string">
            <text:p>07R2782:0045604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1:47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7</text:p>
          </table:table-cell>
          <table:table-cell table:style-name="ce4" office:value-type="string">
            <text:p>034202</text:p>
          </table:table-cell>
          <table:table-cell table:style-name="ce4" office:value-type="string">
            <text:p>07R401:M0034202</text:p>
          </table:table-cell>
          <table:table-cell table:style-name="ce4" office:value-type="string">
            <text:p>045708</text:p>
          </table:table-cell>
          <table:table-cell table:style-name="ce4" office:value-type="string">
            <text:p>07R2783:0045708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7:18:12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2</text:p>
          </table:table-cell>
          <table:table-cell table:style-name="ce4" office:value-type="string">
            <text:p>034104</text:p>
          </table:table-cell>
          <table:table-cell table:style-name="ce4" office:value-type="string">
            <text:p>07R301:W0034104</text:p>
          </table:table-cell>
          <table:table-cell table:style-name="ce4" office:value-type="string">
            <text:p>045708</text:p>
          </table:table-cell>
          <table:table-cell table:style-name="ce4" office:value-type="string">
            <text:p>07R2783:0045708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04:33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13</text:p>
          </table:table-cell>
          <table:table-cell table:style-name="ce4" office:value-type="string">
            <text:p>034414</text:p>
          </table:table-cell>
          <table:table-cell table:style-name="ce4" office:value-type="string">
            <text:p>07R301:W0034414</text:p>
          </table:table-cell>
          <table:table-cell table:style-name="ce4" office:value-type="string">
            <text:p>045803</text:p>
          </table:table-cell>
          <table:table-cell table:style-name="ce4" office:value-type="string">
            <text:p>07R2784:0045803</text:p>
          </table:table-cell>
          <table:table-cell table:number-columns-repeated="2"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6:07:14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1</text:p>
          </table:table-cell>
          <table:table-cell table:style-name="ce4" office:value-type="string">
            <text:p>027612</text:p>
          </table:table-cell>
          <table:table-cell table:style-name="ce4" office:value-type="string">
            <text:p>07R201:S0027612</text:p>
          </table:table-cell>
          <table:table-cell table:style-name="ce4" office:value-type="string">
            <text:p>045809</text:p>
          </table:table-cell>
          <table:table-cell table:style-name="ce4" office:value-type="string">
            <text:p>07R2784:0045809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2:47:57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2</text:p>
          </table:table-cell>
          <table:table-cell table:style-name="ce4" office:value-type="string">
            <text:p>029109</text:p>
          </table:table-cell>
          <table:table-cell table:style-name="ce4" office:value-type="string">
            <text:p>07R401:M0029109</text:p>
          </table:table-cell>
          <table:table-cell table:style-name="ce4" office:value-type="string">
            <text:p>045809</text:p>
          </table:table-cell>
          <table:table-cell table:style-name="ce4" office:value-type="string">
            <text:p>07R2784:0045809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2:06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094</text:p>
          </table:table-cell>
          <table:table-cell table:style-name="ce4" office:value-type="string">
            <text:p>030711</text:p>
          </table:table-cell>
          <table:table-cell table:style-name="ce4" office:value-type="string">
            <text:p>07R201:S0030711</text:p>
          </table:table-cell>
          <table:table-cell table:style-name="ce4" office:value-type="string">
            <text:p>046308</text:p>
          </table:table-cell>
          <table:table-cell table:style-name="ce4" office:value-type="string">
            <text:p>07R1309:0046308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00:34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23</text:p>
          </table:table-cell>
          <table:table-cell table:style-name="ce4" office:value-type="string">
            <text:p>029709</text:p>
          </table:table-cell>
          <table:table-cell table:style-name="ce4" office:value-type="string">
            <text:p>07R401:M0029709</text:p>
          </table:table-cell>
          <table:table-cell table:style-name="ce4" office:value-type="string">
            <text:p>046308</text:p>
          </table:table-cell>
          <table:table-cell table:style-name="ce4" office:value-type="string">
            <text:p>07R1309:0046308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FALSE</text:p>
          </table:table-cell>
          <table:table-cell table:style-name="ce4"/>
          <table:table-cell table:style-name="ce4" office:value-type="string">
            <text:p>Matt Lutes</text:p>
          </table:table-cell>
          <table:table-cell table:style-name="ce4" office:value-type="string">
            <text:p>01/05/2008</text:p>
          </table:table-cell>
          <table:table-cell table:style-name="ce4" office:value-type="string">
            <text:p>19:17:35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v00107</text:p>
          </table:table-cell>
          <table:table-cell table:style-name="ce4" office:value-type="string">
            <text:p>028408</text:p>
          </table:table-cell>
          <table:table-cell table:style-name="ce4" office:value-type="string">
            <text:p>07R301:W0028408</text:p>
          </table:table-cell>
          <table:table-cell table:style-name="ce4" office:value-type="string">
            <text:p>046308</text:p>
          </table:table-cell>
          <table:table-cell table:style-name="ce4" office:value-type="string">
            <text:p>07R1309:0046308</text:p>
          </table:table-cell>
          <table:table-cell table:style-name="ce4" office:value-type="string">
            <text:p>TRUE</text:p>
          </table:table-cell>
          <table:table-cell table:number-columns-repeated="2" table:style-name="ce4" office:value-type="string">
            <text:p>FALSE</text:p>
          </table:table-cell>
          <table:table-cell table:style-name="ce4"/>
          <table:table-cell table:style-name="ce4" office:value-type="string">
            <text:p>Dylan Raithel</text:p>
          </table:table-cell>
          <table:table-cell table:style-name="ce4" office:value-type="string">
            <text:p>01/04/2008</text:p>
          </table:table-cell>
          <table:table-cell table:style-name="ce4" office:value-type="string">
            <text:p>13:54:21</text:p>
          </table:table-cell>
          <table:table-cell table:style-name="ce9" office:value-type="string">
            <text:p>Les6</text:p>
          </table:table-cell>
          <table:table-cell table:style-name="ce7" office:value-type="string">
            <text:p>-K2210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085803</text:p>
          </table:table-cell>
          <table:table-cell office:value-type="string">
            <text:p>07R201:S0085803</text:p>
          </table:table-cell>
          <table:table-cell office:value-type="string">
            <text:p>047516</text:p>
          </table:table-cell>
          <table:table-cell office:value-type="string">
            <text:p>07R2407:004751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47</text:p>
          </table:table-cell>
          <table:table-cell office:value-type="string">
            <text:p>Les7</text:p>
          </table:table-cell>
          <table:table-cell office:value-type="string">
            <text:p>-K0506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085805</text:p>
          </table:table-cell>
          <table:table-cell office:value-type="string">
            <text:p>07R201:S0085805</text:p>
          </table:table-cell>
          <table:table-cell office:value-type="string">
            <text:p>048101</text:p>
          </table:table-cell>
          <table:table-cell office:value-type="string">
            <text:p>07R2394:0048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6:01</text:p>
          </table:table-cell>
          <table:table-cell office:value-type="string">
            <text:p>Les7</text:p>
          </table:table-cell>
          <table:table-cell office:value-type="string">
            <text:p>-K0506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85211</text:p>
          </table:table-cell>
          <table:table-cell office:value-type="string">
            <text:p>07R201:S0085211</text:p>
          </table:table-cell>
          <table:table-cell office:value-type="string">
            <text:p>048315</text:p>
          </table:table-cell>
          <table:table-cell office:value-type="string">
            <text:p>07R2429:00483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41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8</text:p>
          </table:table-cell>
          <table:table-cell office:value-type="string">
            <text:p>07R201:S0028208</text:p>
          </table:table-cell>
          <table:table-cell office:value-type="string">
            <text:p>048502</text:p>
          </table:table-cell>
          <table:table-cell office:value-type="string">
            <text:p>07R2427:0048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18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603</text:p>
          </table:table-cell>
          <table:table-cell office:value-type="string">
            <text:p>07R401:M0030603</text:p>
          </table:table-cell>
          <table:table-cell office:value-type="string">
            <text:p>048504</text:p>
          </table:table-cell>
          <table:table-cell office:value-type="string">
            <text:p>07R2427:00485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58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510</text:p>
          </table:table-cell>
          <table:table-cell office:value-type="string">
            <text:p>07R301:W0033510</text:p>
          </table:table-cell>
          <table:table-cell office:value-type="string">
            <text:p>048504</text:p>
          </table:table-cell>
          <table:table-cell office:value-type="string">
            <text:p>07R2427:0048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49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03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1</text:p>
          </table:table-cell>
          <table:table-cell office:value-type="string">
            <text:p>07R401:M0031201</text:p>
          </table:table-cell>
          <table:table-cell office:value-type="string">
            <text:p>048705</text:p>
          </table:table-cell>
          <table:table-cell office:value-type="string">
            <text:p>07R2422:00487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47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4</text:p>
          </table:table-cell>
          <table:table-cell office:value-type="string">
            <text:p>07R201:S0119414</text:p>
          </table:table-cell>
          <table:table-cell office:value-type="string">
            <text:p>049401</text:p>
          </table:table-cell>
          <table:table-cell office:value-type="string">
            <text:p>07R2413:0049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09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3</text:p>
          </table:table-cell>
          <table:table-cell office:value-type="string">
            <text:p>07R201:S0119103</text:p>
          </table:table-cell>
          <table:table-cell office:value-type="string">
            <text:p>049402</text:p>
          </table:table-cell>
          <table:table-cell office:value-type="string">
            <text:p>07R2413:00494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6:11</text:p>
          </table:table-cell>
          <table:table-cell office:value-type="string">
            <text:p>Les7</text:p>
          </table:table-cell>
          <table:table-cell office:value-type="string">
            <text:p>-K0509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111</text:p>
          </table:table-cell>
          <table:table-cell office:value-type="string">
            <text:p>07R301:W0025111</text:p>
          </table:table-cell>
          <table:table-cell office:value-type="string">
            <text:p>049711</text:p>
          </table:table-cell>
          <table:table-cell office:value-type="string">
            <text:p>07R2793:00497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0:19</text:p>
          </table:table-cell>
          <table:table-cell office:value-type="string">
            <text:p>Les7</text:p>
          </table:table-cell>
          <table:table-cell office:value-type="string">
            <text:p>-K2304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515</text:p>
          </table:table-cell>
          <table:table-cell office:value-type="string">
            <text:p>07R301:W0033515</text:p>
          </table:table-cell>
          <table:table-cell office:value-type="string">
            <text:p>050003</text:p>
          </table:table-cell>
          <table:table-cell office:value-type="string">
            <text:p>07R2801:0050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10:40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7403</text:p>
          </table:table-cell>
          <table:table-cell office:value-type="string">
            <text:p>07R301:W0007403</text:p>
          </table:table-cell>
          <table:table-cell office:value-type="string">
            <text:p>050007</text:p>
          </table:table-cell>
          <table:table-cell office:value-type="string">
            <text:p>07R2801:0050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15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603</text:p>
          </table:table-cell>
          <table:table-cell office:value-type="string">
            <text:p>07R301:W0026603</text:p>
          </table:table-cell>
          <table:table-cell office:value-type="string">
            <text:p>050011</text:p>
          </table:table-cell>
          <table:table-cell office:value-type="string">
            <text:p>07R2801:0050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4:44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4</text:p>
          </table:table-cell>
          <table:table-cell office:value-type="string">
            <text:p>07R401:M0031204</text:p>
          </table:table-cell>
          <table:table-cell office:value-type="string">
            <text:p>050013</text:p>
          </table:table-cell>
          <table:table-cell office:value-type="string">
            <text:p>07R2801:00500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02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712</text:p>
          </table:table-cell>
          <table:table-cell office:value-type="string">
            <text:p>07R301:W0034712</text:p>
          </table:table-cell>
          <table:table-cell office:value-type="string">
            <text:p>050013</text:p>
          </table:table-cell>
          <table:table-cell office:value-type="string">
            <text:p>07R2801:0050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45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6</text:p>
          </table:table-cell>
          <table:table-cell office:value-type="string">
            <text:p>07R301:W0030516</text:p>
          </table:table-cell>
          <table:table-cell office:value-type="string">
            <text:p>050112</text:p>
          </table:table-cell>
          <table:table-cell office:value-type="string">
            <text:p>07R2800:0050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38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20310</text:p>
          </table:table-cell>
          <table:table-cell office:value-type="string">
            <text:p>07R301:W0020310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25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414</text:p>
          </table:table-cell>
          <table:table-cell office:value-type="string">
            <text:p>07R201:S0030414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03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5</text:p>
          </table:table-cell>
          <table:table-cell office:value-type="string">
            <text:p>07R401:M0031205</text:p>
          </table:table-cell>
          <table:table-cell office:value-type="string">
            <text:p>050204</text:p>
          </table:table-cell>
          <table:table-cell office:value-type="string">
            <text:p>07R2799:0050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16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6</text:p>
          </table:table-cell>
          <table:table-cell office:value-type="string">
            <text:p>07R401:M0031206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24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415</text:p>
          </table:table-cell>
          <table:table-cell office:value-type="string">
            <text:p>07R201:S0030415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07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906</text:p>
          </table:table-cell>
          <table:table-cell office:value-type="string">
            <text:p>07R301:W0029906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00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7</text:p>
          </table:table-cell>
          <table:table-cell office:value-type="string">
            <text:p>07R301:W0033207</text:p>
          </table:table-cell>
          <table:table-cell office:value-type="string">
            <text:p>050209</text:p>
          </table:table-cell>
          <table:table-cell office:value-type="string">
            <text:p>07R2799:00502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00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4</text:p>
          </table:table-cell>
          <table:table-cell office:value-type="string">
            <text:p>021813</text:p>
          </table:table-cell>
          <table:table-cell office:value-type="string">
            <text:p>07R301:W0021813</text:p>
          </table:table-cell>
          <table:table-cell office:value-type="string">
            <text:p>050301</text:p>
          </table:table-cell>
          <table:table-cell office:value-type="string">
            <text:p>07R2798:005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1:26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5</text:p>
          </table:table-cell>
          <table:table-cell office:value-type="string">
            <text:p>07R301:W0032605</text:p>
          </table:table-cell>
          <table:table-cell office:value-type="string">
            <text:p>050315</text:p>
          </table:table-cell>
          <table:table-cell office:value-type="string">
            <text:p>07R2798:005031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43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116</text:p>
          </table:table-cell>
          <table:table-cell office:value-type="string">
            <text:p>07R201:S0021116</text:p>
          </table:table-cell>
          <table:table-cell office:value-type="string">
            <text:p>050315</text:p>
          </table:table-cell>
          <table:table-cell office:value-type="string">
            <text:p>07R2798:00503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6:23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416</text:p>
          </table:table-cell>
          <table:table-cell office:value-type="string">
            <text:p>07R201:S0030416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9:26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4</text:p>
          </table:table-cell>
          <table:table-cell office:value-type="string">
            <text:p>07R301:W0029004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22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9</text:p>
          </table:table-cell>
          <table:table-cell office:value-type="string">
            <text:p>07R401:M0031209</text:p>
          </table:table-cell>
          <table:table-cell office:value-type="string">
            <text:p>050403</text:p>
          </table:table-cell>
          <table:table-cell office:value-type="string">
            <text:p>07R2797:005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33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109</text:p>
          </table:table-cell>
          <table:table-cell office:value-type="string">
            <text:p>07R301:W0031109</text:p>
          </table:table-cell>
          <table:table-cell office:value-type="string">
            <text:p>050406</text:p>
          </table:table-cell>
          <table:table-cell office:value-type="string">
            <text:p>07R2797:0050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31</text:p>
          </table:table-cell>
          <table:table-cell office:value-type="string">
            <text:p>Les7</text:p>
          </table:table-cell>
          <table:table-cell office:value-type="string">
            <text:p>-K2312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13</text:p>
          </table:table-cell>
          <table:table-cell office:value-type="string">
            <text:p>07R301:W0032613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8:02</text:p>
          </table:table-cell>
          <table:table-cell office:value-type="string">
            <text:p>Les8</text:p>
          </table:table-cell>
          <table:table-cell office:value-type="string">
            <text:p>-K0601</text:p>
          </table:table-cell>
          <table:table-cell table:number-columns-repeated="242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908</text:p>
          </table:table-cell>
          <table:table-cell office:value-type="string">
            <text:p>07R201:S0025908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4:40</text:p>
          </table:table-cell>
          <table:table-cell office:value-type="string">
            <text:p>Les8</text:p>
          </table:table-cell>
          <table:table-cell office:value-type="string">
            <text:p>-K0601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8203</text:p>
          </table:table-cell>
          <table:table-cell office:value-type="string">
            <text:p>07R401:M0008203</text:p>
          </table:table-cell>
          <table:table-cell office:value-type="string">
            <text:p>050501</text:p>
          </table:table-cell>
          <table:table-cell office:value-type="string">
            <text:p>07R2440:0050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12</text:p>
          </table:table-cell>
          <table:table-cell office:value-type="string">
            <text:p>Les8</text:p>
          </table:table-cell>
          <table:table-cell office:value-type="string">
            <text:p>-K0601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7</text:p>
          </table:table-cell>
          <table:table-cell office:value-type="string">
            <text:p>07R201:S0030717</text:p>
          </table:table-cell>
          <table:table-cell office:value-type="string">
            <text:p>050503</text:p>
          </table:table-cell>
          <table:table-cell office:value-type="string">
            <text:p>07R2440:0050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1:23</text:p>
          </table:table-cell>
          <table:table-cell office:value-type="string">
            <text:p>Les8</text:p>
          </table:table-cell>
          <table:table-cell office:value-type="string">
            <text:p>-K0601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906</text:p>
          </table:table-cell>
          <table:table-cell office:value-type="string">
            <text:p>07R301:W0032906</text:p>
          </table:table-cell>
          <table:table-cell office:value-type="string">
            <text:p>050503</text:p>
          </table:table-cell>
          <table:table-cell office:value-type="string">
            <text:p>07R2440:0050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7:50</text:p>
          </table:table-cell>
          <table:table-cell office:value-type="string">
            <text:p>Les8</text:p>
          </table:table-cell>
          <table:table-cell office:value-type="string">
            <text:p>-K0601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4</text:p>
          </table:table-cell>
          <table:table-cell office:value-type="string">
            <text:p>07R201:S0034004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18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5</text:p>
          </table:table-cell>
          <table:table-cell office:value-type="string">
            <text:p>07R301:W0034105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12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810</text:p>
          </table:table-cell>
          <table:table-cell office:value-type="string">
            <text:p>07R401:M0034810</text:p>
          </table:table-cell>
          <table:table-cell office:value-type="string">
            <text:p>051202</text:p>
          </table:table-cell>
          <table:table-cell office:value-type="string">
            <text:p>07R2454:005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55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0</text:p>
          </table:table-cell>
          <table:table-cell office:value-type="string">
            <text:p>07R401:M0031210</text:p>
          </table:table-cell>
          <table:table-cell office:value-type="string">
            <text:p>051211</text:p>
          </table:table-cell>
          <table:table-cell office:value-type="string">
            <text:p>07R2454:005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39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2</text:p>
          </table:table-cell>
          <table:table-cell office:value-type="string">
            <text:p>07R201:S0032102</text:p>
          </table:table-cell>
          <table:table-cell office:value-type="string">
            <text:p>051211</text:p>
          </table:table-cell>
          <table:table-cell office:value-type="string">
            <text:p>07R2454:005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53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7213</text:p>
          </table:table-cell>
          <table:table-cell office:value-type="string">
            <text:p>07R301:W0027213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07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06</text:p>
          </table:table-cell>
          <table:table-cell office:value-type="string">
            <text:p>07R201:S0022506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1:55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803</text:p>
          </table:table-cell>
          <table:table-cell office:value-type="string">
            <text:p>07R401:M0025803</text:p>
          </table:table-cell>
          <table:table-cell office:value-type="string">
            <text:p>051513</text:p>
          </table:table-cell>
          <table:table-cell office:value-type="string">
            <text:p>07R2448:00515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27</text:p>
          </table:table-cell>
          <table:table-cell office:value-type="string">
            <text:p>Les8</text:p>
          </table:table-cell>
          <table:table-cell office:value-type="string">
            <text:p>-K0604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114</text:p>
          </table:table-cell>
          <table:table-cell office:value-type="string">
            <text:p>07R201:S0032114</text:p>
          </table:table-cell>
          <table:table-cell office:value-type="string">
            <text:p>052406</text:p>
          </table:table-cell>
          <table:table-cell office:value-type="string">
            <text:p>07R2489:0052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26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2</text:p>
          </table:table-cell>
          <table:table-cell office:value-type="string">
            <text:p>07R401:M0031212</text:p>
          </table:table-cell>
          <table:table-cell office:value-type="string">
            <text:p>052406</text:p>
          </table:table-cell>
          <table:table-cell office:value-type="string">
            <text:p>07R2489:0052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52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2</text:p>
          </table:table-cell>
          <table:table-cell office:value-type="string">
            <text:p>07R201:S0028202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59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office:value-type="string">
            <text:p>052508</text:p>
          </table:table-cell>
          <table:table-cell office:value-type="string">
            <text:p>07R2488:0052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54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5</text:p>
          </table:table-cell>
          <table:table-cell office:value-type="string">
            <text:p>07R401:M0031905</text:p>
          </table:table-cell>
          <table:table-cell office:value-type="string">
            <text:p>052509</text:p>
          </table:table-cell>
          <table:table-cell office:value-type="string">
            <text:p>07R2488:0052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42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9</text:p>
          </table:table-cell>
          <table:table-cell office:value-type="string">
            <text:p>07R201:S0032109</text:p>
          </table:table-cell>
          <table:table-cell office:value-type="string">
            <text:p>052509</text:p>
          </table:table-cell>
          <table:table-cell office:value-type="string">
            <text:p>07R2488:0052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11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1311</text:p>
          </table:table-cell>
          <table:table-cell office:value-type="string">
            <text:p>07R201:S0001311</text:p>
          </table:table-cell>
          <table:table-cell office:value-type="string">
            <text:p>052511</text:p>
          </table:table-cell>
          <table:table-cell office:value-type="string">
            <text:p>07R2488:0052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5:55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1508</text:p>
          </table:table-cell>
          <table:table-cell office:value-type="string">
            <text:p>07R401:M0001508</text:p>
          </table:table-cell>
          <table:table-cell office:value-type="string">
            <text:p>052606</text:p>
          </table:table-cell>
          <table:table-cell office:value-type="string">
            <text:p>07R2485:0052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21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07</text:p>
          </table:table-cell>
          <table:table-cell office:value-type="string">
            <text:p>07R201:S0032707</text:p>
          </table:table-cell>
          <table:table-cell office:value-type="string">
            <text:p>053210</text:p>
          </table:table-cell>
          <table:table-cell office:value-type="string">
            <text:p>07R2477:0053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36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3</text:p>
          </table:table-cell>
          <table:table-cell office:value-type="string">
            <text:p>07R401:M0031213</text:p>
          </table:table-cell>
          <table:table-cell office:value-type="string">
            <text:p>053210</text:p>
          </table:table-cell>
          <table:table-cell office:value-type="string">
            <text:p>07R2477:0053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00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717</text:p>
          </table:table-cell>
          <table:table-cell office:value-type="string">
            <text:p>07R201:S0032717</text:p>
          </table:table-cell>
          <table:table-cell office:value-type="string">
            <text:p>053211</text:p>
          </table:table-cell>
          <table:table-cell office:value-type="string">
            <text:p>07R2477:0053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53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5</text:p>
          </table:table-cell>
          <table:table-cell office:value-type="string">
            <text:p>07R401:M0031305</text:p>
          </table:table-cell>
          <table:table-cell office:value-type="string">
            <text:p>053302</text:p>
          </table:table-cell>
          <table:table-cell office:value-type="string">
            <text:p>07R2475:0053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14</text:p>
          </table:table-cell>
          <table:table-cell office:value-type="string">
            <text:p>Les8</text:p>
          </table:table-cell>
          <table:table-cell office:value-type="string">
            <text:p>-K0611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3005</text:p>
          </table:table-cell>
          <table:table-cell office:value-type="string">
            <text:p>07R201:S0033005</text:p>
          </table:table-cell>
          <table:table-cell office:value-type="string">
            <text:p>053402</text:p>
          </table:table-cell>
          <table:table-cell office:value-type="string">
            <text:p>07R2495:0053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07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6</text:p>
          </table:table-cell>
          <table:table-cell office:value-type="string">
            <text:p>07R401:M0029406</text:p>
          </table:table-cell>
          <table:table-cell office:value-type="string">
            <text:p>053404</text:p>
          </table:table-cell>
          <table:table-cell office:value-type="string">
            <text:p>07R2495:0053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42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7</text:p>
          </table:table-cell>
          <table:table-cell office:value-type="string">
            <text:p>07R401:M0032207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55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816</text:p>
          </table:table-cell>
          <table:table-cell office:value-type="string">
            <text:p>07R201:S0028816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39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2</text:p>
          </table:table-cell>
          <table:table-cell office:value-type="string">
            <text:p>07R401:M0026102</text:p>
          </table:table-cell>
          <table:table-cell office:value-type="string">
            <text:p>053408</text:p>
          </table:table-cell>
          <table:table-cell office:value-type="string">
            <text:p>07R2495:0053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10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09</text:p>
          </table:table-cell>
          <table:table-cell office:value-type="string">
            <text:p>07R301:W0085009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56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903</text:p>
          </table:table-cell>
          <table:table-cell office:value-type="string">
            <text:p>07R401:M0033903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02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5711</text:p>
          </table:table-cell>
          <table:table-cell office:value-type="string">
            <text:p>07R401:M0085711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29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5</text:p>
          </table:table-cell>
          <table:table-cell office:value-type="string">
            <text:p>07R201:S0119105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00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8509</text:p>
          </table:table-cell>
          <table:table-cell office:value-type="string">
            <text:p>07R401:M0008509</text:p>
          </table:table-cell>
          <table:table-cell office:value-type="string">
            <text:p>053409</text:p>
          </table:table-cell>
          <table:table-cell office:value-type="string">
            <text:p>07R2495:0053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9:01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1</text:p>
          </table:table-cell>
          <table:table-cell office:value-type="string">
            <text:p>07R401:M0031301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06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10</text:p>
          </table:table-cell>
          <table:table-cell office:value-type="string">
            <text:p>07R301:W0085010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31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811</text:p>
          </table:table-cell>
          <table:table-cell office:value-type="string">
            <text:p>07R301:W0000811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41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0</text:p>
          </table:table-cell>
          <table:table-cell office:value-type="string">
            <text:p>07R201:S0030710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23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204</text:p>
          </table:table-cell>
          <table:table-cell office:value-type="string">
            <text:p>07R201:S0020204</text:p>
          </table:table-cell>
          <table:table-cell office:value-type="string">
            <text:p>053412</text:p>
          </table:table-cell>
          <table:table-cell office:value-type="string">
            <text:p>07R2495:00534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36</text:p>
          </table:table-cell>
          <table:table-cell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606</text:p>
          </table:table-cell>
          <table:table-cell office:value-type="string">
            <text:p>07R401:M0031606</text:p>
          </table:table-cell>
          <table:table-cell office:value-type="string">
            <text:p>053501</text:p>
          </table:table-cell>
          <table:table-cell office:value-type="string">
            <text:p>07R2494:0053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33</text:p>
          </table:table-cell>
          <table:table-cell table:style-name="ce8"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6</text:p>
          </table:table-cell>
          <table:table-cell office:value-type="string">
            <text:p>07R201:S0031806</text:p>
          </table:table-cell>
          <table:table-cell office:value-type="string">
            <text:p>053604</text:p>
          </table:table-cell>
          <table:table-cell office:value-type="string">
            <text:p>07R2490:0053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19</text:p>
          </table:table-cell>
          <table:table-cell table:style-name="ce8"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2</text:p>
          </table:table-cell>
          <table:table-cell office:value-type="string">
            <text:p>07R201:S0031802</text:p>
          </table:table-cell>
          <table:table-cell office:value-type="string">
            <text:p>053608</text:p>
          </table:table-cell>
          <table:table-cell office:value-type="string">
            <text:p>07R2490:00536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54</text:p>
          </table:table-cell>
          <table:table-cell table:style-name="ce8"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4</text:p>
          </table:table-cell>
          <table:table-cell office:value-type="string">
            <text:p>07R401:M0033404</text:p>
          </table:table-cell>
          <table:table-cell office:value-type="string">
            <text:p>053608</text:p>
          </table:table-cell>
          <table:table-cell office:value-type="string">
            <text:p>07R2490:0053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14</text:p>
          </table:table-cell>
          <table:table-cell table:style-name="ce8" office:value-type="string">
            <text:p>Les8</text:p>
          </table:table-cell>
          <table:table-cell office:value-type="string">
            <text:p>-K0612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2</text:p>
          </table:table-cell>
          <table:table-cell office:value-type="string">
            <text:p>07R301:W0034102</text:p>
          </table:table-cell>
          <table:table-cell office:value-type="string">
            <text:p>053901</text:p>
          </table:table-cell>
          <table:table-cell office:value-type="string">
            <text:p>07R1315:0053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08</text:p>
          </table:table-cell>
          <table:table-cell table:style-name="ce8" office:value-type="string">
            <text:p>Les8</text:p>
          </table:table-cell>
          <table:table-cell table:style-name="ce3" office:value-type="string">
            <text:p>-K2402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5707</text:p>
          </table:table-cell>
          <table:table-cell office:value-type="string">
            <text:p>07R401:M0005707</text:p>
          </table:table-cell>
          <table:table-cell office:value-type="string">
            <text:p>053903</text:p>
          </table:table-cell>
          <table:table-cell office:value-type="string">
            <text:p>07R1315:00539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26</text:p>
          </table:table-cell>
          <table:table-cell table:style-name="ce8" office:value-type="string">
            <text:p>Les8</text:p>
          </table:table-cell>
          <table:table-cell table:style-name="ce3" office:value-type="string">
            <text:p>-K2402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308</text:p>
          </table:table-cell>
          <table:table-cell office:value-type="string">
            <text:p>07R401:M0031308</text:p>
          </table:table-cell>
          <table:table-cell office:value-type="string">
            <text:p>053906</text:p>
          </table:table-cell>
          <table:table-cell office:value-type="string">
            <text:p>07R1315:0053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21</text:p>
          </table:table-cell>
          <table:table-cell table:style-name="ce8" office:value-type="string">
            <text:p>Les8</text:p>
          </table:table-cell>
          <table:table-cell table:style-name="ce3" office:value-type="string">
            <text:p>-K2402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3208</text:p>
          </table:table-cell>
          <table:table-cell office:value-type="string">
            <text:p>07R301:W0033208</text:p>
          </table:table-cell>
          <table:table-cell office:value-type="string">
            <text:p>053906</text:p>
          </table:table-cell>
          <table:table-cell office:value-type="string">
            <text:p>07R1315:00539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9:24</text:p>
          </table:table-cell>
          <table:table-cell table:style-name="ce8" office:value-type="string">
            <text:p>Les8</text:p>
          </table:table-cell>
          <table:table-cell table:style-name="ce3" office:value-type="string">
            <text:p>-K2402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3</text:p>
          </table:table-cell>
          <table:table-cell office:value-type="string">
            <text:p>07R301:W0034103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16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1</text:p>
          </table:table-cell>
          <table:table-cell office:value-type="string">
            <text:p>07R401:M0026401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37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29812</text:p>
          </table:table-cell>
          <table:table-cell office:value-type="string">
            <text:p>07R201:S0029812</text:p>
          </table:table-cell>
          <table:table-cell office:value-type="string">
            <text:p>054001</text:p>
          </table:table-cell>
          <table:table-cell office:value-type="string">
            <text:p>07R2807:0054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7:04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411</text:p>
          </table:table-cell>
          <table:table-cell office:value-type="string">
            <text:p>07R301:W0031411</text:p>
          </table:table-cell>
          <table:table-cell office:value-type="string">
            <text:p>054003</text:p>
          </table:table-cell>
          <table:table-cell office:value-type="string">
            <text:p>07R2807:00540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45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608</text:p>
          </table:table-cell>
          <table:table-cell office:value-type="string">
            <text:p>07R401:M0031608</text:p>
          </table:table-cell>
          <table:table-cell office:value-type="string">
            <text:p>054003</text:p>
          </table:table-cell>
          <table:table-cell office:value-type="string">
            <text:p>07R2807:0054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01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1709</text:p>
          </table:table-cell>
          <table:table-cell office:value-type="string">
            <text:p>07R301:W0031709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5:38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4</text:p>
          </table:table-cell>
          <table:table-cell office:value-type="string">
            <text:p>07R401:M0032204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18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3</text:p>
          </table:table-cell>
          <table:table-cell office:value-type="string">
            <text:p>07R201:S0033713</text:p>
          </table:table-cell>
          <table:table-cell office:value-type="string">
            <text:p>054201</text:p>
          </table:table-cell>
          <table:table-cell office:value-type="string">
            <text:p>07R2805:0054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23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29703</text:p>
          </table:table-cell>
          <table:table-cell office:value-type="string">
            <text:p>07R401:M0029703</text:p>
          </table:table-cell>
          <table:table-cell office:value-type="string">
            <text:p>054205</text:p>
          </table:table-cell>
          <table:table-cell office:value-type="string">
            <text:p>07R2805:0054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7:06</text:p>
          </table:table-cell>
          <table:table-cell table:style-name="ce8" office:value-type="string">
            <text:p>Les8</text:p>
          </table:table-cell>
          <table:table-cell office:value-type="string">
            <text:p>-K2404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302</text:p>
          </table:table-cell>
          <table:table-cell office:value-type="string">
            <text:p>07R201:S0034302</text:p>
          </table:table-cell>
          <table:table-cell office:value-type="string">
            <text:p>054808</text:p>
          </table:table-cell>
          <table:table-cell office:value-type="string">
            <text:p>07R2502:0054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19</text:p>
          </table:table-cell>
          <table:table-cell office:value-type="string">
            <text:p>Les9</text:p>
          </table:table-cell>
          <table:table-cell office:value-type="string">
            <text:p>-K0707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4</text:p>
          </table:table-cell>
          <table:table-cell office:value-type="string">
            <text:p>07R201:S0031804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04</text:p>
          </table:table-cell>
          <table:table-cell office:value-type="string">
            <text:p>Les9</text:p>
          </table:table-cell>
          <table:table-cell office:value-type="string">
            <text:p>-K0707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4701</text:p>
          </table:table-cell>
          <table:table-cell office:value-type="string">
            <text:p>07R301:W0084701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8:57</text:p>
          </table:table-cell>
          <table:table-cell office:value-type="string">
            <text:p>Les9</text:p>
          </table:table-cell>
          <table:table-cell office:value-type="string">
            <text:p>-K0707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0801</text:p>
          </table:table-cell>
          <table:table-cell office:value-type="string">
            <text:p>07R401:M0010801</text:p>
          </table:table-cell>
          <table:table-cell office:value-type="string">
            <text:p>054904</text:p>
          </table:table-cell>
          <table:table-cell office:value-type="string">
            <text:p>07R2498:00549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04</text:p>
          </table:table-cell>
          <table:table-cell office:value-type="string">
            <text:p>Les9</text:p>
          </table:table-cell>
          <table:table-cell office:value-type="string">
            <text:p>-K0707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8</text:p>
          </table:table-cell>
          <table:table-cell office:value-type="string">
            <text:p>07R201:S0034308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19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503</text:p>
          </table:table-cell>
          <table:table-cell office:value-type="string">
            <text:p>07R401:M0032503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9:37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08</text:p>
          </table:table-cell>
          <table:table-cell office:value-type="string">
            <text:p>07R201:S0034308</text:p>
          </table:table-cell>
          <table:table-cell office:value-type="string">
            <text:p>055201</text:p>
          </table:table-cell>
          <table:table-cell office:value-type="string">
            <text:p>07R2504:0055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3:35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3102</text:p>
          </table:table-cell>
          <table:table-cell office:value-type="string">
            <text:p>07R201:S0023102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29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2</text:p>
          </table:table-cell>
          <table:table-cell office:value-type="string">
            <text:p>07R301:W0085302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1:49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0810</text:p>
          </table:table-cell>
          <table:table-cell office:value-type="string">
            <text:p>07R401:M0010810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50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15</text:p>
          </table:table-cell>
          <table:table-cell office:value-type="string">
            <text:p>07R201:S0030715</text:p>
          </table:table-cell>
          <table:table-cell office:value-type="string">
            <text:p>055207</text:p>
          </table:table-cell>
          <table:table-cell office:value-type="string">
            <text:p>07R2504:0055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28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501</text:p>
          </table:table-cell>
          <table:table-cell office:value-type="string">
            <text:p>07R401:M0026501</text:p>
          </table:table-cell>
          <table:table-cell office:value-type="string">
            <text:p>055213</text:p>
          </table:table-cell>
          <table:table-cell office:value-type="string">
            <text:p>07R2504:0055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33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9</text:p>
          </table:table-cell>
          <table:table-cell office:value-type="string">
            <text:p>07R301:W0024209</text:p>
          </table:table-cell>
          <table:table-cell office:value-type="string">
            <text:p>055213</text:p>
          </table:table-cell>
          <table:table-cell office:value-type="string">
            <text:p>07R2504:0055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3:48</text:p>
          </table:table-cell>
          <table:table-cell office:value-type="string">
            <text:p>Les9</text:p>
          </table:table-cell>
          <table:table-cell office:value-type="string">
            <text:p>-K0709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2003</text:p>
          </table:table-cell>
          <table:table-cell office:value-type="string">
            <text:p>07R401:M0022003</text:p>
          </table:table-cell>
          <table:table-cell office:value-type="string">
            <text:p>055309</text:p>
          </table:table-cell>
          <table:table-cell office:value-type="string">
            <text:p>07R2815:00553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49</text:p>
          </table:table-cell>
          <table:table-cell office:value-type="string">
            <text:p>Les9</text:p>
          </table:table-cell>
          <table:table-cell office:value-type="string">
            <text:p>-K2506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13</text:p>
          </table:table-cell>
          <table:table-cell office:value-type="string">
            <text:p>07R301:W0027513</text:p>
          </table:table-cell>
          <table:table-cell office:value-type="string">
            <text:p>056003</text:p>
          </table:table-cell>
          <table:table-cell office:value-type="string">
            <text:p>07R2821:0056003</text:p>
          </table:table-cell>
          <table:table-cell table:number-columns-repeated="3" office:value-type="string">
            <text:p>FALSE</text:p>
          </table:table-cell>
          <table:table-cell office:value-type="string">
            <text:p>23</text:p>
          </table:table-cell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9:30</text:p>
          </table:table-cell>
          <table:table-cell office:value-type="string">
            <text:p>Les9</text:p>
          </table:table-cell>
          <table:table-cell office:value-type="string">
            <text:p>-K2512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001</text:p>
          </table:table-cell>
          <table:table-cell office:value-type="string">
            <text:p>07R401:M0004001</text:p>
          </table:table-cell>
          <table:table-cell office:value-type="string">
            <text:p>056009</text:p>
          </table:table-cell>
          <table:table-cell office:value-type="string">
            <text:p>07R2821:0056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10</text:p>
          </table:table-cell>
          <table:table-cell office:value-type="string">
            <text:p>Les9</text:p>
          </table:table-cell>
          <table:table-cell office:value-type="string">
            <text:p>-K2512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3</text:p>
          </table:table-cell>
          <table:table-cell office:value-type="string">
            <text:p>07R301:W0029003</text:p>
          </table:table-cell>
          <table:table-cell office:value-type="string">
            <text:p>056401</text:p>
          </table:table-cell>
          <table:table-cell office:value-type="string">
            <text:p>07R2823:00564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13</text:p>
          </table:table-cell>
          <table:table-cell office:value-type="string">
            <text:p>Les10</text:p>
          </table:table-cell>
          <table:table-cell office:value-type="string">
            <text:p>-K2606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006</text:p>
          </table:table-cell>
          <table:table-cell office:value-type="string">
            <text:p>07R301:W0029006</text:p>
          </table:table-cell>
          <table:table-cell office:value-type="string">
            <text:p>056406</text:p>
          </table:table-cell>
          <table:table-cell office:value-type="string">
            <text:p>07R2823:00564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6:29</text:p>
          </table:table-cell>
          <table:table-cell office:value-type="string">
            <text:p>Les10</text:p>
          </table:table-cell>
          <table:table-cell office:value-type="string">
            <text:p>-K2606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04</text:p>
          </table:table-cell>
          <table:table-cell office:value-type="string">
            <text:p>07R301:W0030204</text:p>
          </table:table-cell>
          <table:table-cell office:value-type="string">
            <text:p>057102</text:p>
          </table:table-cell>
          <table:table-cell office:value-type="string">
            <text:p>07R2514:00571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54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801</text:p>
          </table:table-cell>
          <table:table-cell office:value-type="string">
            <text:p>07R401:M0026801</text:p>
          </table:table-cell>
          <table:table-cell office:value-type="string">
            <text:p>057102</text:p>
          </table:table-cell>
          <table:table-cell office:value-type="string">
            <text:p>07R2514:00571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09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02</text:p>
          </table:table-cell>
          <table:table-cell office:value-type="string">
            <text:p>07R401:M0011102</text:p>
          </table:table-cell>
          <table:table-cell office:value-type="string">
            <text:p>057207</text:p>
          </table:table-cell>
          <table:table-cell office:value-type="string">
            <text:p>07R2513:0057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45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5</text:p>
          </table:table-cell>
          <table:table-cell office:value-type="string">
            <text:p>07R201:S0031805</text:p>
          </table:table-cell>
          <table:table-cell office:value-type="string">
            <text:p>057207</text:p>
          </table:table-cell>
          <table:table-cell office:value-type="string">
            <text:p>07R2513:0057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10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6</text:p>
          </table:table-cell>
          <table:table-cell office:value-type="string">
            <text:p>07R401:M0031906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49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14</text:p>
          </table:table-cell>
          <table:table-cell office:value-type="string">
            <text:p>07R201:S0031814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45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12</text:p>
          </table:table-cell>
          <table:table-cell office:value-type="string">
            <text:p>07R301:W0032012</text:p>
          </table:table-cell>
          <table:table-cell office:value-type="string">
            <text:p>057212</text:p>
          </table:table-cell>
          <table:table-cell office:value-type="string">
            <text:p>07R2513:005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52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2</text:p>
          </table:table-cell>
          <table:table-cell office:value-type="string">
            <text:p>07R201:S0033712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44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4704</text:p>
          </table:table-cell>
          <table:table-cell office:value-type="string">
            <text:p>07R301:W0084704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9:05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311</text:p>
          </table:table-cell>
          <table:table-cell office:value-type="string">
            <text:p>07R201:S0034311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27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1109</text:p>
          </table:table-cell>
          <table:table-cell office:value-type="string">
            <text:p>07R401:M0011109</text:p>
          </table:table-cell>
          <table:table-cell office:value-type="string">
            <text:p>057213</text:p>
          </table:table-cell>
          <table:table-cell office:value-type="string">
            <text:p>07R2513:00572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43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010</text:p>
          </table:table-cell>
          <table:table-cell office:value-type="string">
            <text:p>07R301:W0032010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43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1</text:p>
          </table:table-cell>
          <table:table-cell office:value-type="string">
            <text:p>07R201:S0031801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48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0905</text:p>
          </table:table-cell>
          <table:table-cell office:value-type="string">
            <text:p>07R401:M0030905</text:p>
          </table:table-cell>
          <table:table-cell office:value-type="string">
            <text:p>057311</text:p>
          </table:table-cell>
          <table:table-cell office:value-type="string">
            <text:p>07R2510:0057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25</text:p>
          </table:table-cell>
          <table:table-cell office:value-type="string">
            <text:p>Les11</text:p>
          </table:table-cell>
          <table:table-cell office:value-type="string">
            <text:p>-K0901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4</text:p>
          </table:table-cell>
          <table:table-cell office:value-type="string">
            <text:p>07R401:M0033104</text:p>
          </table:table-cell>
          <table:table-cell office:value-type="string">
            <text:p>057605</text:p>
          </table:table-cell>
          <table:table-cell office:value-type="string">
            <text:p>07R2526:0057605</text:p>
          </table:table-cell>
          <table:table-cell table:number-columns-repeated="3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1:08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1</text:p>
          </table:table-cell>
          <table:table-cell office:value-type="string">
            <text:p>07R201:S0034601</text:p>
          </table:table-cell>
          <table:table-cell office:value-type="string">
            <text:p>057605</text:p>
          </table:table-cell>
          <table:table-cell office:value-type="string">
            <text:p>07R2526:0057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2:34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7408</text:p>
          </table:table-cell>
          <table:table-cell office:value-type="string">
            <text:p>07R401:M0027408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9:51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3</text:p>
          </table:table-cell>
          <table:table-cell office:value-type="string">
            <text:p>07R301:W0030213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1:21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04</text:p>
          </table:table-cell>
          <table:table-cell office:value-type="string">
            <text:p>07R201:S0030104</text:p>
          </table:table-cell>
          <table:table-cell office:value-type="string">
            <text:p>057706</text:p>
          </table:table-cell>
          <table:table-cell office:value-type="string">
            <text:p>07R2525:0057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02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306</text:p>
          </table:table-cell>
          <table:table-cell office:value-type="string">
            <text:p>07R301:W0032306</text:p>
          </table:table-cell>
          <table:table-cell office:value-type="string">
            <text:p>057713</text:p>
          </table:table-cell>
          <table:table-cell office:value-type="string">
            <text:p>07R2525:0057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7:23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8007</text:p>
          </table:table-cell>
          <table:table-cell office:value-type="string">
            <text:p>07R401:M0028007</text:p>
          </table:table-cell>
          <table:table-cell office:value-type="string">
            <text:p>057713</text:p>
          </table:table-cell>
          <table:table-cell office:value-type="string">
            <text:p>07R2525:0057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48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512</text:p>
          </table:table-cell>
          <table:table-cell office:value-type="string">
            <text:p>07R201:S0031512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4:40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2105</text:p>
          </table:table-cell>
          <table:table-cell office:value-type="string">
            <text:p>07R401:M0002105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39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013</text:p>
          </table:table-cell>
          <table:table-cell office:value-type="string">
            <text:p>07R301:W0085013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09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2109</text:p>
          </table:table-cell>
          <table:table-cell office:value-type="string">
            <text:p>07R401:M0012109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1:59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3109</text:p>
          </table:table-cell>
          <table:table-cell office:value-type="string">
            <text:p>07R201:S0023109</text:p>
          </table:table-cell>
          <table:table-cell office:value-type="string">
            <text:p>057802</text:p>
          </table:table-cell>
          <table:table-cell office:value-type="string">
            <text:p>07R2524:0057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39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7702</text:p>
          </table:table-cell>
          <table:table-cell office:value-type="string">
            <text:p>07R401:M0027702</text:p>
          </table:table-cell>
          <table:table-cell office:value-type="string">
            <text:p>057911</text:p>
          </table:table-cell>
          <table:table-cell office:value-type="string">
            <text:p>07R2523:0057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0:05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4714</text:p>
          </table:table-cell>
          <table:table-cell office:value-type="string">
            <text:p>07R301:W0084714</text:p>
          </table:table-cell>
          <table:table-cell office:value-type="string">
            <text:p>057911</text:p>
          </table:table-cell>
          <table:table-cell office:value-type="string">
            <text:p>07R2523:0057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5:47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011</text:p>
          </table:table-cell>
          <table:table-cell office:value-type="string">
            <text:p>07R201:S0024011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05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8</text:p>
          </table:table-cell>
          <table:table-cell office:value-type="string">
            <text:p>07R301:W0085308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36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2809</text:p>
          </table:table-cell>
          <table:table-cell office:value-type="string">
            <text:p>07R401:M0032809</text:p>
          </table:table-cell>
          <table:table-cell office:value-type="string">
            <text:p>057915</text:p>
          </table:table-cell>
          <table:table-cell office:value-type="string">
            <text:p>07R2523:0057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52</text:p>
          </table:table-cell>
          <table:table-cell office:value-type="string">
            <text:p>Les11</text:p>
          </table:table-cell>
          <table:table-cell office:value-type="string">
            <text:p>-K0904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10</text:p>
          </table:table-cell>
          <table:table-cell office:value-type="string">
            <text:p>07R401:M0033110</text:p>
          </table:table-cell>
          <table:table-cell office:value-type="string">
            <text:p>058614</text:p>
          </table:table-cell>
          <table:table-cell office:value-type="string">
            <text:p>07R2528:005861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29</text:p>
          </table:table-cell>
          <table:table-cell office:value-type="string">
            <text:p>Les12</text:p>
          </table:table-cell>
          <table:table-cell office:value-type="string">
            <text:p>-K1001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7</text:p>
          </table:table-cell>
          <table:table-cell office:value-type="string">
            <text:p>07R201:S0033607</text:p>
          </table:table-cell>
          <table:table-cell office:value-type="string">
            <text:p>059002</text:p>
          </table:table-cell>
          <table:table-cell office:value-type="string">
            <text:p>07R2836:0059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25</text:p>
          </table:table-cell>
          <table:table-cell office:value-type="string">
            <text:p>Les12</text:p>
          </table:table-cell>
          <table:table-cell office:value-type="string">
            <text:p>-K2702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9</text:p>
          </table:table-cell>
          <table:table-cell office:value-type="string">
            <text:p>07R301:W0024509</text:p>
          </table:table-cell>
          <table:table-cell office:value-type="string">
            <text:p>059002</text:p>
          </table:table-cell>
          <table:table-cell office:value-type="string">
            <text:p>07R2836:005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7:01</text:p>
          </table:table-cell>
          <table:table-cell office:value-type="string">
            <text:p>Les12</text:p>
          </table:table-cell>
          <table:table-cell office:value-type="string">
            <text:p>-K2702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1</text:p>
          </table:table-cell>
          <table:table-cell office:value-type="string">
            <text:p>07R301:W0085311</text:p>
          </table:table-cell>
          <table:table-cell office:value-type="string">
            <text:p>059004</text:p>
          </table:table-cell>
          <table:table-cell office:value-type="string">
            <text:p>07R2836:00590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24</text:p>
          </table:table-cell>
          <table:table-cell office:value-type="string">
            <text:p>Les12</text:p>
          </table:table-cell>
          <table:table-cell office:value-type="string">
            <text:p>-K2702</text:p>
          </table:table-cell>
          <table:table-cell table:number-columns-repeated="242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7212</text:p>
          </table:table-cell>
          <table:table-cell office:value-type="string">
            <text:p>07R301:W0027212</text:p>
          </table:table-cell>
          <table:table-cell office:value-type="string">
            <text:p>059004</text:p>
          </table:table-cell>
          <table:table-cell office:value-type="string">
            <text:p>07R2836:00590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12</text:p>
          </table:table-cell>
          <table:table-cell office:value-type="string">
            <text:p>Les12</text:p>
          </table:table-cell>
          <table:table-cell office:value-type="string">
            <text:p>-K2702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10</text:p>
          </table:table-cell>
          <table:table-cell office:value-type="string">
            <text:p>07R301:W0027810</text:p>
          </table:table-cell>
          <table:table-cell office:value-type="string">
            <text:p>059012</text:p>
          </table:table-cell>
          <table:table-cell office:value-type="string">
            <text:p>07R2836:0059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22</text:p>
          </table:table-cell>
          <table:table-cell office:value-type="string">
            <text:p>Les12</text:p>
          </table:table-cell>
          <table:table-cell office:value-type="string">
            <text:p>-K2702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08</text:p>
          </table:table-cell>
          <table:table-cell office:value-type="string">
            <text:p>07R201:S0030108</text:p>
          </table:table-cell>
          <table:table-cell office:value-type="string">
            <text:p>059701</text:p>
          </table:table-cell>
          <table:table-cell office:value-type="string">
            <text:p>07R2856:0059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15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2307</text:p>
          </table:table-cell>
          <table:table-cell office:value-type="string">
            <text:p>07R301:W0032307</text:p>
          </table:table-cell>
          <table:table-cell office:value-type="string">
            <text:p>059701</text:p>
          </table:table-cell>
          <table:table-cell office:value-type="string">
            <text:p>07R2856:0059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6:59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11</text:p>
          </table:table-cell>
          <table:table-cell office:value-type="string">
            <text:p>07R201:S0030111</text:p>
          </table:table-cell>
          <table:table-cell office:value-type="string">
            <text:p>059801</text:p>
          </table:table-cell>
          <table:table-cell office:value-type="string">
            <text:p>07R2857:0059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22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3907</text:p>
          </table:table-cell>
          <table:table-cell office:value-type="string">
            <text:p>07R401:M0013907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12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2</text:p>
          </table:table-cell>
          <table:table-cell office:value-type="string">
            <text:p>07R301:W0085312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4:13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04</text:p>
          </table:table-cell>
          <table:table-cell office:value-type="string">
            <text:p>07R401:M0034204</text:p>
          </table:table-cell>
          <table:table-cell office:value-type="string">
            <text:p>059803</text:p>
          </table:table-cell>
          <table:table-cell office:value-type="string">
            <text:p>07R2857:0059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32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08</text:p>
          </table:table-cell>
          <table:table-cell office:value-type="string">
            <text:p>07R201:S0119108</text:p>
          </table:table-cell>
          <table:table-cell office:value-type="string">
            <text:p>059806</text:p>
          </table:table-cell>
          <table:table-cell office:value-type="string">
            <text:p>07R2857:0059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07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13</text:p>
          </table:table-cell>
          <table:table-cell office:value-type="string">
            <text:p>07R401:M0034213</text:p>
          </table:table-cell>
          <table:table-cell office:value-type="string">
            <text:p>059808</text:p>
          </table:table-cell>
          <table:table-cell office:value-type="string">
            <text:p>07R2857:0059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45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607</text:p>
          </table:table-cell>
          <table:table-cell office:value-type="string">
            <text:p>07R401:M0031607</text:p>
          </table:table-cell>
          <table:table-cell office:value-type="string">
            <text:p>059814</text:p>
          </table:table-cell>
          <table:table-cell office:value-type="string">
            <text:p>07R2857:005981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6:55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8312</text:p>
          </table:table-cell>
          <table:table-cell office:value-type="string">
            <text:p>07R401:M0028312</text:p>
          </table:table-cell>
          <table:table-cell office:value-type="string">
            <text:p>059904</text:p>
          </table:table-cell>
          <table:table-cell office:value-type="string">
            <text:p>07R2854:0059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1:24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8</text:p>
          </table:table-cell>
          <table:table-cell office:value-type="string">
            <text:p>07R301:W0024508</text:p>
          </table:table-cell>
          <table:table-cell office:value-type="string">
            <text:p>060001</text:p>
          </table:table-cell>
          <table:table-cell office:value-type="string">
            <text:p>07R2851:0060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42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3</text:p>
          </table:table-cell>
          <table:table-cell office:value-type="string">
            <text:p>07R201:S0119413</text:p>
          </table:table-cell>
          <table:table-cell office:value-type="string">
            <text:p>060001</text:p>
          </table:table-cell>
          <table:table-cell office:value-type="string">
            <text:p>07R2851:0060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01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909</text:p>
          </table:table-cell>
          <table:table-cell office:value-type="string">
            <text:p>07R401:M0031909</text:p>
          </table:table-cell>
          <table:table-cell office:value-type="string">
            <text:p>060206</text:p>
          </table:table-cell>
          <table:table-cell office:value-type="string">
            <text:p>07R2849:006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55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8</text:p>
          </table:table-cell>
          <table:table-cell office:value-type="string">
            <text:p>07R201:S0033608</text:p>
          </table:table-cell>
          <table:table-cell office:value-type="string">
            <text:p>060206</text:p>
          </table:table-cell>
          <table:table-cell office:value-type="string">
            <text:p>07R2849:00602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39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11</text:p>
          </table:table-cell>
          <table:table-cell office:value-type="string">
            <text:p>07R401:M0033411</text:p>
          </table:table-cell>
          <table:table-cell office:value-type="string">
            <text:p>060608</text:p>
          </table:table-cell>
          <table:table-cell office:value-type="string">
            <text:p>07R2845:0060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38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2</text:p>
          </table:table-cell>
          <table:table-cell office:value-type="string">
            <text:p>07R201:S0034612</text:p>
          </table:table-cell>
          <table:table-cell office:value-type="string">
            <text:p>060806</text:p>
          </table:table-cell>
          <table:table-cell office:value-type="string">
            <text:p>07R2842:0060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56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1612</text:p>
          </table:table-cell>
          <table:table-cell office:value-type="string">
            <text:p>07R401:M0031612</text:p>
          </table:table-cell>
          <table:table-cell office:value-type="string">
            <text:p>060806</text:p>
          </table:table-cell>
          <table:table-cell office:value-type="string">
            <text:p>07R2842:0060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7:23</text:p>
          </table:table-cell>
          <table:table-cell table:style-name="ce8" office:value-type="string">
            <text:p>Les12</text:p>
          </table:table-cell>
          <table:table-cell office:value-type="string">
            <text:p>-K2711</text:p>
          </table:table-cell>
          <table:table-cell table:number-columns-repeated="242"/>
        </table:table-row>
        <table:table-row table:style-name="ro1">
          <table:table-cell office:value-type="string">
            <text:p>v00093</text:p>
          </table:table-cell>
          <table:table-cell office:value-type="string">
            <text:p>030112</text:p>
          </table:table-cell>
          <table:table-cell office:value-type="string">
            <text:p>07R201:S0030112</text:p>
          </table:table-cell>
          <table:table-cell office:value-type="string">
            <text:p>061003</text:p>
          </table:table-cell>
          <table:table-cell office:value-type="string">
            <text:p>07R2540:00610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8:31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3714</text:p>
          </table:table-cell>
          <table:table-cell office:value-type="string">
            <text:p>07R201:S0033714</text:p>
          </table:table-cell>
          <table:table-cell office:value-type="string">
            <text:p>061006</text:p>
          </table:table-cell>
          <table:table-cell office:value-type="string">
            <text:p>07R2540:0061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6:34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02</text:p>
          </table:table-cell>
          <table:table-cell office:value-type="string">
            <text:p>07R201:S0031002</text:p>
          </table:table-cell>
          <table:table-cell office:value-type="string">
            <text:p>061101</text:p>
          </table:table-cell>
          <table:table-cell office:value-type="string">
            <text:p>07R2537:0061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2:03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10</text:p>
          </table:table-cell>
          <table:table-cell office:value-type="string">
            <text:p>07R401:M0033410</text:p>
          </table:table-cell>
          <table:table-cell office:value-type="string">
            <text:p>061104</text:p>
          </table:table-cell>
          <table:table-cell office:value-type="string">
            <text:p>07R2537:00611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45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02</text:p>
          </table:table-cell>
          <table:table-cell office:value-type="string">
            <text:p>07R201:S0032402</text:p>
          </table:table-cell>
          <table:table-cell office:value-type="string">
            <text:p>061204</text:p>
          </table:table-cell>
          <table:table-cell office:value-type="string">
            <text:p>07R2534:0061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08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14</text:p>
          </table:table-cell>
          <table:table-cell office:value-type="string">
            <text:p>07R201:S0032414</text:p>
          </table:table-cell>
          <table:table-cell office:value-type="string">
            <text:p>061412</text:p>
          </table:table-cell>
          <table:table-cell office:value-type="string">
            <text:p>07R2543:0061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30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20910</text:p>
          </table:table-cell>
          <table:table-cell office:value-type="string">
            <text:p>07R301:W0020910</text:p>
          </table:table-cell>
          <table:table-cell office:value-type="string">
            <text:p>061412</text:p>
          </table:table-cell>
          <table:table-cell office:value-type="string">
            <text:p>07R2543:0061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9:37</text:p>
          </table:table-cell>
          <table:table-cell office:value-type="string">
            <text:p>Les13</text:p>
          </table:table-cell>
          <table:table-cell office:value-type="string">
            <text:p>-K1109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6</text:p>
          </table:table-cell>
          <table:table-cell office:value-type="string">
            <text:p>07R201:S0034606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04</text:p>
          </table:table-cell>
          <table:table-cell office:value-type="string">
            <text:p>Les13</text:p>
          </table:table-cell>
          <table:table-cell office:value-type="string">
            <text:p>-K2805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2</text:p>
          </table:table-cell>
          <table:table-cell office:value-type="string">
            <text:p>07R401:M0033102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16</text:p>
          </table:table-cell>
          <table:table-cell office:value-type="string">
            <text:p>Les13</text:p>
          </table:table-cell>
          <table:table-cell office:value-type="string">
            <text:p>-K2805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1</text:p>
          </table:table-cell>
          <table:table-cell office:value-type="string">
            <text:p>07R301:W0029601</text:p>
          </table:table-cell>
          <table:table-cell office:value-type="string">
            <text:p>061807</text:p>
          </table:table-cell>
          <table:table-cell office:value-type="string">
            <text:p>07R2869:00618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24</text:p>
          </table:table-cell>
          <table:table-cell office:value-type="string">
            <text:p>Les13</text:p>
          </table:table-cell>
          <table:table-cell office:value-type="string">
            <text:p>-K2805</text:p>
          </table:table-cell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1809</text:p>
          </table:table-cell>
          <table:table-cell office:value-type="string">
            <text:p>07R201:S0031809</text:p>
          </table:table-cell>
          <table:table-cell office:value-type="string">
            <text:p>061908</text:p>
          </table:table-cell>
          <table:table-cell office:value-type="string">
            <text:p>07R2867:0061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5:29</text:p>
          </table:table-cell>
          <table:table-cell office:value-type="string">
            <text:p>Les13</text:p>
          </table:table-cell>
          <table:table-cell office:value-type="string">
            <text:p>-K2805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0708</text:p>
          </table:table-cell>
          <table:table-cell office:value-type="string">
            <text:p>07R201:S0030708</text:p>
          </table:table-cell>
          <table:table-cell office:value-type="string">
            <text:p>061912</text:p>
          </table:table-cell>
          <table:table-cell office:value-type="string">
            <text:p>07R2867:0061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0:17</text:p>
          </table:table-cell>
          <table:table-cell office:value-type="string">
            <text:p>Les13</text:p>
          </table:table-cell>
          <table:table-cell office:value-type="string">
            <text:p>-K2805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308</text:p>
          </table:table-cell>
          <table:table-cell office:value-type="string">
            <text:p>07R301:W0029308</text:p>
          </table:table-cell>
          <table:table-cell office:value-type="string">
            <text:p>062212</text:p>
          </table:table-cell>
          <table:table-cell office:value-type="string">
            <text:p>07R2875:00622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01</text:p>
          </table:table-cell>
          <table:table-cell table:style-name="ce8" office:value-type="string">
            <text:p>Les13</text:p>
          </table:table-cell>
          <table:table-cell office:value-type="string">
            <text:p>-K2808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8305</text:p>
          </table:table-cell>
          <table:table-cell office:value-type="string">
            <text:p>07R301:W0008305</text:p>
          </table:table-cell>
          <table:table-cell office:value-type="string">
            <text:p>062408</text:p>
          </table:table-cell>
          <table:table-cell office:value-type="string">
            <text:p>07R2873:0062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4:55</text:p>
          </table:table-cell>
          <table:table-cell table:style-name="ce8" office:value-type="string">
            <text:p>Les13</text:p>
          </table:table-cell>
          <table:table-cell office:value-type="string">
            <text:p>-K2808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08406</text:p>
          </table:table-cell>
          <table:table-cell office:value-type="string">
            <text:p>07R201:S0008406</text:p>
          </table:table-cell>
          <table:table-cell office:value-type="string">
            <text:p>062408</text:p>
          </table:table-cell>
          <table:table-cell office:value-type="string">
            <text:p>07R2873:0062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9:50</text:p>
          </table:table-cell>
          <table:table-cell table:style-name="ce8" office:value-type="string">
            <text:p>Les13</text:p>
          </table:table-cell>
          <table:table-cell office:value-type="string">
            <text:p>-K2808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3</text:p>
          </table:table-cell>
          <table:table-cell office:value-type="string">
            <text:p>07R301:W0029603</text:p>
          </table:table-cell>
          <table:table-cell office:value-type="string">
            <text:p>062501</text:p>
          </table:table-cell>
          <table:table-cell office:value-type="string">
            <text:p>07R1322:0062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31</text:p>
          </table:table-cell>
          <table:table-cell table:style-name="ce8" office:value-type="string">
            <text:p>Les13</text:p>
          </table:table-cell>
          <table:table-cell office:value-type="string">
            <text:p>-K2808</text:p>
          </table:table-cell>
          <table:table-cell table:number-columns-repeated="242"/>
        </table:table-row>
        <table:table-row table:style-name="ro1">
          <table:table-cell office:value-type="string">
            <text:p>v00110</text:p>
          </table:table-cell>
          <table:table-cell office:value-type="string">
            <text:p>030512</text:p>
          </table:table-cell>
          <table:table-cell office:value-type="string">
            <text:p>07R301:W0030512</text:p>
          </table:table-cell>
          <table:table-cell office:value-type="string">
            <text:p>062501</text:p>
          </table:table-cell>
          <table:table-cell office:value-type="string">
            <text:p>07R1322:0062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4:24</text:p>
          </table:table-cell>
          <table:table-cell table:style-name="ce8" office:value-type="string">
            <text:p>Les13</text:p>
          </table:table-cell>
          <table:table-cell office:value-type="string">
            <text:p>-K2808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6302</text:p>
          </table:table-cell>
          <table:table-cell office:value-type="string">
            <text:p>07R401:M0006302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13</text:p>
          </table:table-cell>
          <table:table-cell office:value-type="string">
            <text:p>Les17</text:p>
          </table:table-cell>
          <table:table-cell office:value-type="string">
            <text:p>-K1302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419</text:p>
          </table:table-cell>
          <table:table-cell office:value-type="string">
            <text:p>07R201:S0006419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20</text:p>
          </table:table-cell>
          <table:table-cell office:value-type="string">
            <text:p>Les17</text:p>
          </table:table-cell>
          <table:table-cell office:value-type="string">
            <text:p>-K1302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8001</text:p>
          </table:table-cell>
          <table:table-cell office:value-type="string">
            <text:p>07R301:W0008001</text:p>
          </table:table-cell>
          <table:table-cell office:value-type="string">
            <text:p>063216</text:p>
          </table:table-cell>
          <table:table-cell office:value-type="string">
            <text:p>07R2567:006321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04</text:p>
          </table:table-cell>
          <table:table-cell office:value-type="string">
            <text:p>Les17</text:p>
          </table:table-cell>
          <table:table-cell office:value-type="string">
            <text:p>-K1302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3907</text:p>
          </table:table-cell>
          <table:table-cell office:value-type="string">
            <text:p>07R401:M0033907</text:p>
          </table:table-cell>
          <table:table-cell office:value-type="string">
            <text:p>063311</text:p>
          </table:table-cell>
          <table:table-cell office:value-type="string">
            <text:p>07R2562:0063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7:22</text:p>
          </table:table-cell>
          <table:table-cell office:value-type="string">
            <text:p>Les17</text:p>
          </table:table-cell>
          <table:table-cell office:value-type="string">
            <text:p>-K1302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07</text:p>
          </table:table-cell>
          <table:table-cell office:value-type="string">
            <text:p>07R201:S0034607</text:p>
          </table:table-cell>
          <table:table-cell office:value-type="string">
            <text:p>063311</text:p>
          </table:table-cell>
          <table:table-cell office:value-type="string">
            <text:p>07R2562:00633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41</text:p>
          </table:table-cell>
          <table:table-cell office:value-type="string">
            <text:p>Les17</text:p>
          </table:table-cell>
          <table:table-cell office:value-type="string">
            <text:p>-K1302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08</text:p>
          </table:table-cell>
          <table:table-cell office:value-type="string">
            <text:p>07R201:S0032408</text:p>
          </table:table-cell>
          <table:table-cell office:value-type="string">
            <text:p>063414</text:p>
          </table:table-cell>
          <table:table-cell office:value-type="string">
            <text:p>07R2582:00634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17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803</text:p>
          </table:table-cell>
          <table:table-cell office:value-type="string">
            <text:p>07R201:S0022803</text:p>
          </table:table-cell>
          <table:table-cell office:value-type="string">
            <text:p>063506</text:p>
          </table:table-cell>
          <table:table-cell office:value-type="string">
            <text:p>07R2580:0063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20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094</text:p>
          </table:table-cell>
          <table:table-cell office:value-type="string">
            <text:p>031012</text:p>
          </table:table-cell>
          <table:table-cell office:value-type="string">
            <text:p>07R201:S0031012</text:p>
          </table:table-cell>
          <table:table-cell office:value-type="string">
            <text:p>063603</text:p>
          </table:table-cell>
          <table:table-cell office:value-type="string">
            <text:p>07R2577:0063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3:03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7</text:p>
          </table:table-cell>
          <table:table-cell office:value-type="string">
            <text:p>07R201:S0027607</text:p>
          </table:table-cell>
          <table:table-cell office:value-type="string">
            <text:p>063604</text:p>
          </table:table-cell>
          <table:table-cell office:value-type="string">
            <text:p>07R2577:0063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20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096</text:p>
          </table:table-cell>
          <table:table-cell office:value-type="string">
            <text:p>032413</text:p>
          </table:table-cell>
          <table:table-cell office:value-type="string">
            <text:p>07R201:S0032413</text:p>
          </table:table-cell>
          <table:table-cell office:value-type="string">
            <text:p>063604</text:p>
          </table:table-cell>
          <table:table-cell office:value-type="string">
            <text:p>07R2577:0063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7:24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122</text:p>
          </table:table-cell>
          <table:table-cell office:value-type="string">
            <text:p>029409</text:p>
          </table:table-cell>
          <table:table-cell office:value-type="string">
            <text:p>07R401:M0029409</text:p>
          </table:table-cell>
          <table:table-cell office:value-type="string">
            <text:p>063906</text:p>
          </table:table-cell>
          <table:table-cell office:value-type="string">
            <text:p>07R2573:00639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6:49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003</text:p>
          </table:table-cell>
          <table:table-cell office:value-type="string">
            <text:p>07R401:M0030003</text:p>
          </table:table-cell>
          <table:table-cell office:value-type="string">
            <text:p>063907</text:p>
          </table:table-cell>
          <table:table-cell office:value-type="string">
            <text:p>07R2573:00639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7:42</text:p>
          </table:table-cell>
          <table:table-cell office:value-type="string">
            <text:p>Les17</text:p>
          </table:table-cell>
          <table:table-cell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311</text:p>
          </table:table-cell>
          <table:table-cell office:value-type="string">
            <text:p>07R301:W0032311</text:p>
          </table:table-cell>
          <table:table-cell office:value-type="string">
            <text:p>064108</text:p>
          </table:table-cell>
          <table:table-cell office:value-type="string">
            <text:p>07R2889:0064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08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06</text:p>
          </table:table-cell>
          <table:table-cell office:value-type="string">
            <text:p>07R301:W0034406</text:p>
          </table:table-cell>
          <table:table-cell office:value-type="string">
            <text:p>064109</text:p>
          </table:table-cell>
          <table:table-cell office:value-type="string">
            <text:p>07R2889:0064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32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0</text:p>
          </table:table-cell>
          <table:table-cell office:value-type="string">
            <text:p>07R201:S0034610</text:p>
          </table:table-cell>
          <table:table-cell office:value-type="string">
            <text:p>064401</text:p>
          </table:table-cell>
          <table:table-cell office:value-type="string">
            <text:p>07R2886:0064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4:49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29617</text:p>
          </table:table-cell>
          <table:table-cell office:value-type="string">
            <text:p>07R301:W0029617</text:p>
          </table:table-cell>
          <table:table-cell office:value-type="string">
            <text:p>064401</text:p>
          </table:table-cell>
          <table:table-cell office:value-type="string">
            <text:p>07R2886:0064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9:40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409</text:p>
          </table:table-cell>
          <table:table-cell office:value-type="string">
            <text:p>07R301:W0034409</text:p>
          </table:table-cell>
          <table:table-cell office:value-type="string">
            <text:p>064402</text:p>
          </table:table-cell>
          <table:table-cell office:value-type="string">
            <text:p>07R2886:0064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6:55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207</text:p>
          </table:table-cell>
          <table:table-cell office:value-type="string">
            <text:p>07R401:M0034207</text:p>
          </table:table-cell>
          <table:table-cell office:value-type="string">
            <text:p>064606</text:p>
          </table:table-cell>
          <table:table-cell office:value-type="string">
            <text:p>07R2885:0064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8:52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01</text:p>
          </table:table-cell>
          <table:table-cell office:value-type="string">
            <text:p>07R301:W00341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4:01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1</text:p>
          </table:table-cell>
          <table:table-cell office:value-type="string">
            <text:p>07R201:S00340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39:22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901</text:p>
          </table:table-cell>
          <table:table-cell office:value-type="string">
            <text:p>07R401:M0033901</text:p>
          </table:table-cell>
          <table:table-cell office:value-type="string">
            <text:p>064711</text:p>
          </table:table-cell>
          <table:table-cell office:value-type="string">
            <text:p>07R2882:00647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53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5</text:p>
          </table:table-cell>
          <table:table-cell office:value-type="string">
            <text:p>07R401:M0033405</text:p>
          </table:table-cell>
          <table:table-cell office:value-type="string">
            <text:p>065005</text:p>
          </table:table-cell>
          <table:table-cell office:value-type="string">
            <text:p>07R2881:0065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05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2</text:p>
          </table:table-cell>
          <table:table-cell office:value-type="string">
            <text:p>07R401:M0033402</text:p>
          </table:table-cell>
          <table:table-cell office:value-type="string">
            <text:p>065010</text:p>
          </table:table-cell>
          <table:table-cell office:value-type="string">
            <text:p>07R2881:00650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4:49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9</text:p>
          </table:table-cell>
          <table:table-cell office:value-type="string">
            <text:p>07R401:M0033109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38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7</text:p>
          </table:table-cell>
          <table:table-cell office:value-type="string">
            <text:p>07R401:M0030307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3:25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3813</text:p>
          </table:table-cell>
          <table:table-cell office:value-type="string">
            <text:p>07R301:W0033813</text:p>
          </table:table-cell>
          <table:table-cell office:value-type="string">
            <text:p>065211</text:p>
          </table:table-cell>
          <table:table-cell office:value-type="string">
            <text:p>07R2878:0065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5:48:46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06</text:p>
          </table:table-cell>
          <table:table-cell office:value-type="string">
            <text:p>07R401:M0033106</text:p>
          </table:table-cell>
          <table:table-cell office:value-type="string">
            <text:p>065303</text:p>
          </table:table-cell>
          <table:table-cell office:value-type="string">
            <text:p>07R1327:0065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1:02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1</text:p>
          </table:table-cell>
          <table:table-cell office:value-type="string">
            <text:p>032604</text:p>
          </table:table-cell>
          <table:table-cell office:value-type="string">
            <text:p>07R301:W0032604</text:p>
          </table:table-cell>
          <table:table-cell office:value-type="string">
            <text:p>065303</text:p>
          </table:table-cell>
          <table:table-cell office:value-type="string">
            <text:p>07R1327:0065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4:04:54</text:p>
          </table:table-cell>
          <table:table-cell office:value-type="string">
            <text:p>Les17</text:p>
          </table:table-cell>
          <table:table-cell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099</text:p>
          </table:table-cell>
          <table:table-cell office:value-type="string">
            <text:p>034614</text:p>
          </table:table-cell>
          <table:table-cell office:value-type="string">
            <text:p>07R201:S0034614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5:02</text:p>
          </table:table-cell>
          <table:table-cell office:value-type="string">
            <text:p>Les17</text:p>
          </table:table-cell>
          <table:table-cell office:value-type="string">
            <text:p>-K3012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34713</text:p>
          </table:table-cell>
          <table:table-cell office:value-type="string">
            <text:p>07R301:W0034713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7:53</text:p>
          </table:table-cell>
          <table:table-cell office:value-type="string">
            <text:p>Les17</text:p>
          </table:table-cell>
          <table:table-cell office:value-type="string">
            <text:p>-K3012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507</text:p>
          </table:table-cell>
          <table:table-cell office:value-type="string">
            <text:p>07R401:M0034507</text:p>
          </table:table-cell>
          <table:table-cell office:value-type="string">
            <text:p>065408</text:p>
          </table:table-cell>
          <table:table-cell office:value-type="string">
            <text:p>07R2890:0065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9:12</text:p>
          </table:table-cell>
          <table:table-cell office:value-type="string">
            <text:p>Les17</text:p>
          </table:table-cell>
          <table:table-cell office:value-type="string">
            <text:p>-K3012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4110</text:p>
          </table:table-cell>
          <table:table-cell office:value-type="string">
            <text:p>07R301:W0034110</text:p>
          </table:table-cell>
          <table:table-cell office:value-type="string">
            <text:p>065409</text:p>
          </table:table-cell>
          <table:table-cell office:value-type="string">
            <text:p>07R2890:00654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5:42</text:p>
          </table:table-cell>
          <table:table-cell office:value-type="string">
            <text:p>Les17</text:p>
          </table:table-cell>
          <table:table-cell office:value-type="string">
            <text:p>-K3012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10</text:p>
          </table:table-cell>
          <table:table-cell office:value-type="string">
            <text:p>07R201:S0033710</text:p>
          </table:table-cell>
          <table:table-cell office:value-type="string">
            <text:p>065512</text:p>
          </table:table-cell>
          <table:table-cell office:value-type="string">
            <text:p>07R2608:00655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39</text:p>
          </table:table-cell>
          <table:table-cell office:value-type="string">
            <text:p>Les18</text:p>
          </table:table-cell>
          <table:table-cell office:value-type="string">
            <text:p>-K1406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06</text:p>
          </table:table-cell>
          <table:table-cell office:value-type="string">
            <text:p>07R201:S0033706</text:p>
          </table:table-cell>
          <table:table-cell office:value-type="string">
            <text:p>065706</text:p>
          </table:table-cell>
          <table:table-cell office:value-type="string">
            <text:p>07R2602:00657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04</text:p>
          </table:table-cell>
          <table:table-cell office:value-type="string">
            <text:p>Les18</text:p>
          </table:table-cell>
          <table:table-cell office:value-type="string">
            <text:p>-K1406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2</text:p>
          </table:table-cell>
          <table:table-cell office:value-type="string">
            <text:p>07R201:S0033602</text:p>
          </table:table-cell>
          <table:table-cell office:value-type="string">
            <text:p>065904</text:p>
          </table:table-cell>
          <table:table-cell office:value-type="string">
            <text:p>07R2594:0065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01</text:p>
          </table:table-cell>
          <table:table-cell office:value-type="string">
            <text:p>Les18</text:p>
          </table:table-cell>
          <table:table-cell office:value-type="string">
            <text:p>-K1406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105</text:p>
          </table:table-cell>
          <table:table-cell office:value-type="string">
            <text:p>07R401:M0026105</text:p>
          </table:table-cell>
          <table:table-cell office:value-type="string">
            <text:p>065904</text:p>
          </table:table-cell>
          <table:table-cell office:value-type="string">
            <text:p>07R2594:0065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19</text:p>
          </table:table-cell>
          <table:table-cell office:value-type="string">
            <text:p>Les18</text:p>
          </table:table-cell>
          <table:table-cell office:value-type="string">
            <text:p>-K1406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216</text:p>
          </table:table-cell>
          <table:table-cell office:value-type="string">
            <text:p>07R301:W0030216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0:28</text:p>
          </table:table-cell>
          <table:table-cell office:value-type="string">
            <text:p>Les18</text:p>
          </table:table-cell>
          <table:table-cell office:value-type="string">
            <text:p>-K1407</text:p>
          </table:table-cell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115</text:p>
          </table:table-cell>
          <table:table-cell office:value-type="string">
            <text:p>07R401:M0033115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2:48</text:p>
          </table:table-cell>
          <table:table-cell office:value-type="string">
            <text:p>Les18</text:p>
          </table:table-cell>
          <table:table-cell office:value-type="string">
            <text:p>-K1407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4</text:p>
          </table:table-cell>
          <table:table-cell office:value-type="string">
            <text:p>07R201:S0033604</text:p>
          </table:table-cell>
          <table:table-cell office:value-type="string">
            <text:p>066401</text:p>
          </table:table-cell>
          <table:table-cell office:value-type="string">
            <text:p>07R2613:006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10</text:p>
          </table:table-cell>
          <table:table-cell office:value-type="string">
            <text:p>Les18</text:p>
          </table:table-cell>
          <table:table-cell office:value-type="string">
            <text:p>-K1407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09</text:p>
          </table:table-cell>
          <table:table-cell office:value-type="string">
            <text:p>07R201:S0033609</text:p>
          </table:table-cell>
          <table:table-cell office:value-type="string">
            <text:p>066408</text:p>
          </table:table-cell>
          <table:table-cell office:value-type="string">
            <text:p>07R2613:0066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32</text:p>
          </table:table-cell>
          <table:table-cell office:value-type="string">
            <text:p>Les18</text:p>
          </table:table-cell>
          <table:table-cell office:value-type="string">
            <text:p>-K1407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8</text:p>
          </table:table-cell>
          <table:table-cell office:value-type="string">
            <text:p>07R201:S0026718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11</text:p>
          </table:table-cell>
          <table:table-cell office:value-type="string">
            <text:p>Les18</text:p>
          </table:table-cell>
          <table:table-cell office:value-type="string">
            <text:p>-K1411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606</text:p>
          </table:table-cell>
          <table:table-cell office:value-type="string">
            <text:p>07R401:M0004606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7:46</text:p>
          </table:table-cell>
          <table:table-cell office:value-type="string">
            <text:p>Les18</text:p>
          </table:table-cell>
          <table:table-cell office:value-type="string">
            <text:p>-K141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4210</text:p>
          </table:table-cell>
          <table:table-cell office:value-type="string">
            <text:p>07R401:M0014210</text:p>
          </table:table-cell>
          <table:table-cell office:value-type="string">
            <text:p>066801</text:p>
          </table:table-cell>
          <table:table-cell office:value-type="string">
            <text:p>07R2620:0066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26</text:p>
          </table:table-cell>
          <table:table-cell office:value-type="string">
            <text:p>Les18</text:p>
          </table:table-cell>
          <table:table-cell office:value-type="string">
            <text:p>-K1411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610</text:p>
          </table:table-cell>
          <table:table-cell office:value-type="string">
            <text:p>07R201:S0033610</text:p>
          </table:table-cell>
          <table:table-cell office:value-type="string">
            <text:p>066809</text:p>
          </table:table-cell>
          <table:table-cell office:value-type="string">
            <text:p>07R2620:00668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0:48</text:p>
          </table:table-cell>
          <table:table-cell office:value-type="string">
            <text:p>Les18</text:p>
          </table:table-cell>
          <table:table-cell office:value-type="string">
            <text:p>-K1411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304</text:p>
          </table:table-cell>
          <table:table-cell office:value-type="string">
            <text:p>07R201:S0033304</text:p>
          </table:table-cell>
          <table:table-cell office:value-type="string">
            <text:p>066810</text:p>
          </table:table-cell>
          <table:table-cell office:value-type="string">
            <text:p>07R2620:006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9:56</text:p>
          </table:table-cell>
          <table:table-cell office:value-type="string">
            <text:p>Les18</text:p>
          </table:table-cell>
          <table:table-cell office:value-type="string">
            <text:p>-K1411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11</text:p>
          </table:table-cell>
          <table:table-cell office:value-type="string">
            <text:p>07R201:S0119711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58</text:p>
          </table:table-cell>
          <table:table-cell office:value-type="string">
            <text:p>Les18</text:p>
          </table:table-cell>
          <table:table-cell office:value-type="string">
            <text:p>-K3103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5005</text:p>
          </table:table-cell>
          <table:table-cell office:value-type="string">
            <text:p>07R401:M0015005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3:49</text:p>
          </table:table-cell>
          <table:table-cell office:value-type="string">
            <text:p>Les18</text:p>
          </table:table-cell>
          <table:table-cell office:value-type="string">
            <text:p>-K3103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805</text:p>
          </table:table-cell>
          <table:table-cell office:value-type="string">
            <text:p>07R301:W0000805</text:p>
          </table:table-cell>
          <table:table-cell office:value-type="string">
            <text:p>067010</text:p>
          </table:table-cell>
          <table:table-cell office:value-type="string">
            <text:p>07R1330:00670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34</text:p>
          </table:table-cell>
          <table:table-cell office:value-type="string">
            <text:p>Les18</text:p>
          </table:table-cell>
          <table:table-cell office:value-type="string">
            <text:p>-K3103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13</text:p>
          </table:table-cell>
          <table:table-cell office:value-type="string">
            <text:p>07R301:W0029613</text:p>
          </table:table-cell>
          <table:table-cell office:value-type="string">
            <text:p>067602</text:p>
          </table:table-cell>
          <table:table-cell office:value-type="string">
            <text:p>07R2898:0067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53</text:p>
          </table:table-cell>
          <table:table-cell office:value-type="string">
            <text:p>Les18</text:p>
          </table:table-cell>
          <table:table-cell office:value-type="string">
            <text:p>-K3106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1</text:p>
          </table:table-cell>
          <table:table-cell office:value-type="string">
            <text:p>07R301:W0030501</text:p>
          </table:table-cell>
          <table:table-cell office:value-type="string">
            <text:p>067901</text:p>
          </table:table-cell>
          <table:table-cell office:value-type="string">
            <text:p>07R2632:006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19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12</text:p>
          </table:table-cell>
          <table:table-cell office:value-type="string">
            <text:p>07R201:S0022512</text:p>
          </table:table-cell>
          <table:table-cell office:value-type="string">
            <text:p>067901</text:p>
          </table:table-cell>
          <table:table-cell office:value-type="string">
            <text:p>07R2632:006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2:11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2</text:p>
          </table:table-cell>
          <table:table-cell office:value-type="string">
            <text:p>07R201:S0026212</text:p>
          </table:table-cell>
          <table:table-cell office:value-type="string">
            <text:p>068106</text:p>
          </table:table-cell>
          <table:table-cell office:value-type="string">
            <text:p>07R2624:0068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40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606</text:p>
          </table:table-cell>
          <table:table-cell office:value-type="string">
            <text:p>07R201:S0027606</text:p>
          </table:table-cell>
          <table:table-cell office:value-type="string">
            <text:p>068108</text:p>
          </table:table-cell>
          <table:table-cell office:value-type="string">
            <text:p>07R2624:0068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7:02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617</text:p>
          </table:table-cell>
          <table:table-cell office:value-type="string">
            <text:p>07R201:S0027617</text:p>
          </table:table-cell>
          <table:table-cell office:value-type="string">
            <text:p>068112</text:p>
          </table:table-cell>
          <table:table-cell office:value-type="string">
            <text:p>07R2624:0068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09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7908</text:p>
          </table:table-cell>
          <table:table-cell office:value-type="string">
            <text:p>07R401:M0007908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5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5</text:p>
          </table:table-cell>
          <table:table-cell office:value-type="string">
            <text:p>07R201:S0026215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03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1314</text:p>
          </table:table-cell>
          <table:table-cell office:value-type="string">
            <text:p>07R201:S0001314</text:p>
          </table:table-cell>
          <table:table-cell office:value-type="string">
            <text:p>068408</text:p>
          </table:table-cell>
          <table:table-cell office:value-type="string">
            <text:p>07R2645:0068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6:2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6206</text:p>
          </table:table-cell>
          <table:table-cell office:value-type="string">
            <text:p>07R401:M0016206</text:p>
          </table:table-cell>
          <table:table-cell office:value-type="string">
            <text:p>068510</text:p>
          </table:table-cell>
          <table:table-cell office:value-type="string">
            <text:p>07R2642:00685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0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812</text:p>
          </table:table-cell>
          <table:table-cell office:value-type="string">
            <text:p>07R301:W0027812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2:36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3610</text:p>
          </table:table-cell>
          <table:table-cell office:value-type="string">
            <text:p>07R201:S0003610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6:48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5212</text:p>
          </table:table-cell>
          <table:table-cell office:value-type="string">
            <text:p>07R401:M0025212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3:59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8908</text:p>
          </table:table-cell>
          <table:table-cell office:value-type="string">
            <text:p>07R301:W0118908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0:5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4611</text:p>
          </table:table-cell>
          <table:table-cell office:value-type="string">
            <text:p>07R401:M0004611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5:0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7010</text:p>
          </table:table-cell>
          <table:table-cell office:value-type="string">
            <text:p>07R201:S0027010</text:p>
          </table:table-cell>
          <table:table-cell office:value-type="string">
            <text:p>068602</text:p>
          </table:table-cell>
          <table:table-cell office:value-type="string">
            <text:p>07R2641:00686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3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19801</text:p>
          </table:table-cell>
          <table:table-cell office:value-type="string">
            <text:p>07R401:M0019801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36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4801</text:p>
          </table:table-cell>
          <table:table-cell office:value-type="string">
            <text:p>07R201:S0004801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4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09</text:p>
          </table:table-cell>
          <table:table-cell office:value-type="string">
            <text:p>07R201:S0026709</text:p>
          </table:table-cell>
          <table:table-cell office:value-type="string">
            <text:p>068605</text:p>
          </table:table-cell>
          <table:table-cell office:value-type="string">
            <text:p>07R2641:0068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34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13</text:p>
          </table:table-cell>
          <table:table-cell office:value-type="string">
            <text:p>07R201:S0119113</text:p>
          </table:table-cell>
          <table:table-cell office:value-type="string">
            <text:p>068609</text:p>
          </table:table-cell>
          <table:table-cell office:value-type="string">
            <text:p>07R2641:00686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2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10</text:p>
          </table:table-cell>
          <table:table-cell office:value-type="string">
            <text:p>07R401:M0024310</text:p>
          </table:table-cell>
          <table:table-cell office:value-type="string">
            <text:p>068609</text:p>
          </table:table-cell>
          <table:table-cell office:value-type="string">
            <text:p>07R2641:00686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1:39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3508</text:p>
          </table:table-cell>
          <table:table-cell office:value-type="string">
            <text:p>07R401:M0023508</text:p>
          </table:table-cell>
          <table:table-cell office:value-type="string">
            <text:p>068807</text:p>
          </table:table-cell>
          <table:table-cell office:value-type="string">
            <text:p>07R2639:0068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13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307</text:p>
          </table:table-cell>
          <table:table-cell office:value-type="string">
            <text:p>07R201:S0025307</text:p>
          </table:table-cell>
          <table:table-cell office:value-type="string">
            <text:p>068903</text:p>
          </table:table-cell>
          <table:table-cell office:value-type="string">
            <text:p>07R2636:0068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23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311</text:p>
          </table:table-cell>
          <table:table-cell office:value-type="string">
            <text:p>07R201:S0025311</text:p>
          </table:table-cell>
          <table:table-cell office:value-type="string">
            <text:p>068912</text:p>
          </table:table-cell>
          <table:table-cell office:value-type="string">
            <text:p>07R2636:0068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5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501</text:p>
          </table:table-cell>
          <table:table-cell office:value-type="string">
            <text:p>07R201:S0022501</text:p>
          </table:table-cell>
          <table:table-cell office:value-type="string">
            <text:p>069103</text:p>
          </table:table-cell>
          <table:table-cell office:value-type="string">
            <text:p>07R1582:0069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48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2203</text:p>
          </table:table-cell>
          <table:table-cell office:value-type="string">
            <text:p>07R201:S0022203</text:p>
          </table:table-cell>
          <table:table-cell office:value-type="string">
            <text:p>069109</text:p>
          </table:table-cell>
          <table:table-cell office:value-type="string">
            <text:p>07R1582:0069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0:19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2609</text:p>
          </table:table-cell>
          <table:table-cell office:value-type="string">
            <text:p>07R301:W0002609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1:55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913</text:p>
          </table:table-cell>
          <table:table-cell office:value-type="string">
            <text:p>07R301:W0085913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9:2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902</text:p>
          </table:table-cell>
          <table:table-cell office:value-type="string">
            <text:p>07R201:S0021902</text:p>
          </table:table-cell>
          <table:table-cell office:value-type="string">
            <text:p>069111</text:p>
          </table:table-cell>
          <table:table-cell office:value-type="string">
            <text:p>07R1582:006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0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9</text:p>
          </table:table-cell>
          <table:table-cell office:value-type="string">
            <text:p>025312</text:p>
          </table:table-cell>
          <table:table-cell office:value-type="string">
            <text:p>07R201:S0025312</text:p>
          </table:table-cell>
          <table:table-cell office:value-type="string">
            <text:p>069205</text:p>
          </table:table-cell>
          <table:table-cell office:value-type="string">
            <text:p>07R2660:0069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5:57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17</text:p>
          </table:table-cell>
          <table:table-cell office:value-type="string">
            <text:p>009404</text:p>
          </table:table-cell>
          <table:table-cell office:value-type="string">
            <text:p>07R401:M0009404</text:p>
          </table:table-cell>
          <table:table-cell office:value-type="string">
            <text:p>069707</text:p>
          </table:table-cell>
          <table:table-cell office:value-type="string">
            <text:p>07R2666:0069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0:0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504</text:p>
          </table:table-cell>
          <table:table-cell office:value-type="string">
            <text:p>07R201:S0020504</text:p>
          </table:table-cell>
          <table:table-cell office:value-type="string">
            <text:p>069707</text:p>
          </table:table-cell>
          <table:table-cell office:value-type="string">
            <text:p>07R2666:0069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4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210</text:p>
          </table:table-cell>
          <table:table-cell office:value-type="string">
            <text:p>07R201:S0019210</text:p>
          </table:table-cell>
          <table:table-cell office:value-type="string">
            <text:p>069710</text:p>
          </table:table-cell>
          <table:table-cell office:value-type="string">
            <text:p>07R2666:00697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4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7309</text:p>
          </table:table-cell>
          <table:table-cell office:value-type="string">
            <text:p>07R401:M0007309</text:p>
          </table:table-cell>
          <table:table-cell office:value-type="string">
            <text:p>069710</text:p>
          </table:table-cell>
          <table:table-cell office:value-type="string">
            <text:p>07R2666:0069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8:3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6109</text:p>
          </table:table-cell>
          <table:table-cell office:value-type="string">
            <text:p>07R301:W0016109</text:p>
          </table:table-cell>
          <table:table-cell office:value-type="string">
            <text:p>070211</text:p>
          </table:table-cell>
          <table:table-cell office:value-type="string">
            <text:p>07R2903:0070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38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05604</text:p>
          </table:table-cell>
          <table:table-cell office:value-type="string">
            <text:p>07R301:W0005604</text:p>
          </table:table-cell>
          <table:table-cell office:value-type="string">
            <text:p>070801</text:p>
          </table:table-cell>
          <table:table-cell office:value-type="string">
            <text:p>07R2906:0070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59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5604</text:p>
          </table:table-cell>
          <table:table-cell office:value-type="string">
            <text:p>07R301:W0005604</text:p>
          </table:table-cell>
          <table:table-cell office:value-type="string">
            <text:p>070801</text:p>
          </table:table-cell>
          <table:table-cell office:value-type="string">
            <text:p>07R2906:0070801</text:p>
          </table:table-cell>
          <table:table-cell table:number-columns-repeated="3" office:value-type="string">
            <text:p>FALSE</text:p>
          </table:table-cell>
          <table:table-cell office:value-type="string">
            <text:p>33</text:p>
          </table:table-cell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2:36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4607</text:p>
          </table:table-cell>
          <table:table-cell office:value-type="string">
            <text:p>07R301:W0014607</text:p>
          </table:table-cell>
          <table:table-cell office:value-type="string">
            <text:p>070809</text:p>
          </table:table-cell>
          <table:table-cell office:value-type="string">
            <text:p>07R2906:00708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1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8511</text:p>
          </table:table-cell>
          <table:table-cell office:value-type="string">
            <text:p>07R301:W0018511</text:p>
          </table:table-cell>
          <table:table-cell office:value-type="string">
            <text:p>070906</text:p>
          </table:table-cell>
          <table:table-cell office:value-type="string">
            <text:p>07R2905:0070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3:2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3</text:p>
          </table:table-cell>
          <table:table-cell office:value-type="string">
            <text:p>018511</text:p>
          </table:table-cell>
          <table:table-cell office:value-type="string">
            <text:p>07R301:W0018511</text:p>
          </table:table-cell>
          <table:table-cell office:value-type="string">
            <text:p>070906</text:p>
          </table:table-cell>
          <table:table-cell office:value-type="string">
            <text:p>07R2905:0070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8:5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27</text:p>
          </table:table-cell>
          <table:table-cell office:value-type="string">
            <text:p>034808</text:p>
          </table:table-cell>
          <table:table-cell office:value-type="string">
            <text:p>07R401:M0034808</text:p>
          </table:table-cell>
          <table:table-cell office:value-type="string">
            <text:p>071007</text:p>
          </table:table-cell>
          <table:table-cell office:value-type="string">
            <text:p>07R2917:007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1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115</text:p>
          </table:table-cell>
          <table:table-cell office:value-type="string">
            <text:p>07R201:S0119115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28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119013</text:p>
          </table:table-cell>
          <table:table-cell office:value-type="string">
            <text:p>07R401:M0119013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53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10</text:p>
          </table:table-cell>
          <table:table-cell office:value-type="string">
            <text:p>07R301:W0085310</text:p>
          </table:table-cell>
          <table:table-cell office:value-type="string">
            <text:p>071401</text:p>
          </table:table-cell>
          <table:table-cell office:value-type="string">
            <text:p>07R2914:0071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23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105</text:p>
          </table:table-cell>
          <table:table-cell office:value-type="string">
            <text:p>07R401:M0020105</text:p>
          </table:table-cell>
          <table:table-cell office:value-type="string">
            <text:p>071412</text:p>
          </table:table-cell>
          <table:table-cell office:value-type="string">
            <text:p>07R2914:00714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4:44</text:p>
          </table:table-cell>
          <table:table-cell table:style-name="ce8"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8411</text:p>
          </table:table-cell>
          <table:table-cell office:value-type="string">
            <text:p>07R301:W0028411</text:p>
          </table:table-cell>
          <table:table-cell office:value-type="string">
            <text:p>071802</text:p>
          </table:table-cell>
          <table:table-cell office:value-type="string">
            <text:p>07R2920:0071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4:30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6</text:p>
          </table:table-cell>
          <table:table-cell office:value-type="string">
            <text:p>026909</text:p>
          </table:table-cell>
          <table:table-cell office:value-type="string">
            <text:p>07R301:W0026909</text:p>
          </table:table-cell>
          <table:table-cell office:value-type="string">
            <text:p>071803</text:p>
          </table:table-cell>
          <table:table-cell office:value-type="string">
            <text:p>07R2920:0071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5:23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701</text:p>
          </table:table-cell>
          <table:table-cell office:value-type="string">
            <text:p>07R401:M0020701</text:p>
          </table:table-cell>
          <table:table-cell office:value-type="string">
            <text:p>072304</text:p>
          </table:table-cell>
          <table:table-cell office:value-type="string">
            <text:p>07R2926:007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09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4</text:p>
          </table:table-cell>
          <table:table-cell office:value-type="string">
            <text:p>07R401:M0026404</text:p>
          </table:table-cell>
          <table:table-cell office:value-type="string">
            <text:p>072402</text:p>
          </table:table-cell>
          <table:table-cell office:value-type="string">
            <text:p>07R2925:0072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55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411</text:p>
          </table:table-cell>
          <table:table-cell office:value-type="string">
            <text:p>07R401:M0026411</text:p>
          </table:table-cell>
          <table:table-cell office:value-type="string">
            <text:p>072504</text:p>
          </table:table-cell>
          <table:table-cell office:value-type="string">
            <text:p>07R2922:0072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07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9201</text:p>
          </table:table-cell>
          <table:table-cell office:value-type="string">
            <text:p>07R201:S0019201</text:p>
          </table:table-cell>
          <table:table-cell office:value-type="string">
            <text:p>072902</text:p>
          </table:table-cell>
          <table:table-cell office:value-type="string">
            <text:p>07R1057:007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18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2912</text:p>
          </table:table-cell>
          <table:table-cell office:value-type="string">
            <text:p>07R1057:0072912</text:p>
          </table:table-cell>
          <table:table-cell office:value-type="string">
            <text:p>072909</text:p>
          </table:table-cell>
          <table:table-cell office:value-type="string">
            <text:p>07R1057:007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43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2903</text:p>
          </table:table-cell>
          <table:table-cell office:value-type="string">
            <text:p>07R1057:0072903</text:p>
          </table:table-cell>
          <table:table-cell office:value-type="string">
            <text:p>072909</text:p>
          </table:table-cell>
          <table:table-cell office:value-type="string">
            <text:p>07R1057:0072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3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310</text:p>
          </table:table-cell>
          <table:table-cell office:value-type="string">
            <text:p>07R201:S0018310</text:p>
          </table:table-cell>
          <table:table-cell office:value-type="string">
            <text:p>072912</text:p>
          </table:table-cell>
          <table:table-cell office:value-type="string">
            <text:p>07R1057:0072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38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8</text:p>
          </table:table-cell>
          <table:table-cell office:value-type="string">
            <text:p>029609</text:p>
          </table:table-cell>
          <table:table-cell office:value-type="string">
            <text:p>07R301:W0029609</text:p>
          </table:table-cell>
          <table:table-cell office:value-type="string">
            <text:p>073309</text:p>
          </table:table-cell>
          <table:table-cell office:value-type="string">
            <text:p>07R1337:00733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58:48</text:p>
          </table:table-cell>
          <table:table-cell office:value-type="string">
            <text:p>Les19</text:p>
          </table:table-cell>
          <table:table-cell office:value-type="string">
            <text:p>-K1501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4001</text:p>
          </table:table-cell>
          <table:table-cell office:value-type="string">
            <text:p>07R2674:0074001</text:p>
          </table:table-cell>
          <table:table-cell office:value-type="string">
            <text:p>074001</text:p>
          </table:table-cell>
          <table:table-cell office:value-type="string">
            <text:p>07R2674:0074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3:49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1</text:p>
          </table:table-cell>
          <table:table-cell office:value-type="string">
            <text:p>07R1586:0076101</text:p>
          </table:table-cell>
          <table:table-cell office:value-type="string">
            <text:p>076101</text:p>
          </table:table-cell>
          <table:table-cell office:value-type="string">
            <text:p>07R1586:0076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18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2</text:p>
          </table:table-cell>
          <table:table-cell office:value-type="string">
            <text:p>07R1586:0076102</text:p>
          </table:table-cell>
          <table:table-cell office:value-type="string">
            <text:p>076102</text:p>
          </table:table-cell>
          <table:table-cell office:value-type="string">
            <text:p>07R1586:0076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09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5</text:p>
          </table:table-cell>
          <table:table-cell office:value-type="string">
            <text:p>07R1586:0076105</text:p>
          </table:table-cell>
          <table:table-cell office:value-type="string">
            <text:p>076105</text:p>
          </table:table-cell>
          <table:table-cell office:value-type="string">
            <text:p>07R1586:0076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4:00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06</text:p>
          </table:table-cell>
          <table:table-cell office:value-type="string">
            <text:p>07R1586:0076106</text:p>
          </table:table-cell>
          <table:table-cell office:value-type="string">
            <text:p>076106</text:p>
          </table:table-cell>
          <table:table-cell office:value-type="string">
            <text:p>07R1586:0076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23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115</text:p>
          </table:table-cell>
          <table:table-cell office:value-type="string">
            <text:p>07R1586:0076115</text:p>
          </table:table-cell>
          <table:table-cell office:value-type="string">
            <text:p>076115</text:p>
          </table:table-cell>
          <table:table-cell office:value-type="string">
            <text:p>07R1586:00761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41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202</text:p>
          </table:table-cell>
          <table:table-cell office:value-type="string">
            <text:p>07R1625:0076202</text:p>
          </table:table-cell>
          <table:table-cell office:value-type="string">
            <text:p>076202</text:p>
          </table:table-cell>
          <table:table-cell office:value-type="string">
            <text:p>07R1625:0076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5:50</text:p>
          </table:table-cell>
          <table:table-cell office:value-type="string">
            <text:p>les23</text:p>
          </table:table-cell>
          <table:table-cell office:value-type="string">
            <text:p>-K1802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1</text:p>
          </table:table-cell>
          <table:table-cell office:value-type="string">
            <text:p>07R2724:0076501</text:p>
          </table:table-cell>
          <table:table-cell office:value-type="string">
            <text:p>076501</text:p>
          </table:table-cell>
          <table:table-cell office:value-type="string">
            <text:p>07R2724:0076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06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2</text:p>
          </table:table-cell>
          <table:table-cell office:value-type="string">
            <text:p>07R2724:0076502</text:p>
          </table:table-cell>
          <table:table-cell office:value-type="string">
            <text:p>076502</text:p>
          </table:table-cell>
          <table:table-cell office:value-type="string">
            <text:p>07R2724:0076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18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503</text:p>
          </table:table-cell>
          <table:table-cell office:value-type="string">
            <text:p>07R2724:0076503</text:p>
          </table:table-cell>
          <table:table-cell office:value-type="string">
            <text:p>076503</text:p>
          </table:table-cell>
          <table:table-cell office:value-type="string">
            <text:p>07R2724:0076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26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6801</text:p>
          </table:table-cell>
          <table:table-cell office:value-type="string">
            <text:p>07R2720:0076801</text:p>
          </table:table-cell>
          <table:table-cell office:value-type="string">
            <text:p>076801</text:p>
          </table:table-cell>
          <table:table-cell office:value-type="string">
            <text:p>07R2720:0076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56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29</text:p>
          </table:table-cell>
          <table:table-cell office:value-type="string">
            <text:p>076804</text:p>
          </table:table-cell>
          <table:table-cell office:value-type="string">
            <text:p>07R2720:0076804</text:p>
          </table:table-cell>
          <table:table-cell office:value-type="string">
            <text:p>076804</text:p>
          </table:table-cell>
          <table:table-cell office:value-type="string">
            <text:p>07R2720:0076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38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6808</text:p>
          </table:table-cell>
          <table:table-cell office:value-type="string">
            <text:p>07R2720:0076808</text:p>
          </table:table-cell>
          <table:table-cell office:value-type="string">
            <text:p>076810</text:p>
          </table:table-cell>
          <table:table-cell office:value-type="string">
            <text:p>07R2720:0076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6:45</text:p>
          </table:table-cell>
          <table:table-cell office:value-type="string">
            <text:p>les23</text:p>
          </table:table-cell>
          <table:table-cell office:value-type="string">
            <text:p>-K1804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201</text:p>
          </table:table-cell>
          <table:table-cell office:value-type="string">
            <text:p>07R1367:0077201</text:p>
          </table:table-cell>
          <table:table-cell office:value-type="string">
            <text:p>077201</text:p>
          </table:table-cell>
          <table:table-cell office:value-type="string">
            <text:p>07R1367:0077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48</text:p>
          </table:table-cell>
          <table:table-cell office:value-type="string">
            <text:p>les23</text:p>
          </table:table-cell>
          <table:table-cell office:value-type="string">
            <text:p>-K3507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314</text:p>
          </table:table-cell>
          <table:table-cell office:value-type="string">
            <text:p>07R1729:0077314</text:p>
          </table:table-cell>
          <table:table-cell office:value-type="string">
            <text:p>077314</text:p>
          </table:table-cell>
          <table:table-cell office:value-type="string">
            <text:p>07R1729:00773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13</text:p>
          </table:table-cell>
          <table:table-cell office:value-type="string">
            <text:p>les23</text:p>
          </table:table-cell>
          <table:table-cell office:value-type="string">
            <text:p>-K3507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2</text:p>
          </table:table-cell>
          <table:table-cell office:value-type="string">
            <text:p>07R1627:0077602</text:p>
          </table:table-cell>
          <table:table-cell office:value-type="string">
            <text:p>077602</text:p>
          </table:table-cell>
          <table:table-cell office:value-type="string">
            <text:p>07R1627:0077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11</text:p>
          </table:table-cell>
          <table:table-cell office:value-type="string">
            <text:p>lls1</text:p>
          </table:table-cell>
          <table:table-cell office:value-type="string">
            <text:p>-K1701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5</text:p>
          </table:table-cell>
          <table:table-cell office:value-type="string">
            <text:p>07R1627:0077605</text:p>
          </table:table-cell>
          <table:table-cell office:value-type="string">
            <text:p>077605</text:p>
          </table:table-cell>
          <table:table-cell office:value-type="string">
            <text:p>07R1627:0077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05</text:p>
          </table:table-cell>
          <table:table-cell office:value-type="string">
            <text:p>lls1</text:p>
          </table:table-cell>
          <table:table-cell office:value-type="string">
            <text:p>-K1701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6</text:p>
          </table:table-cell>
          <table:table-cell office:value-type="string">
            <text:p>07R1627:0077606</text:p>
          </table:table-cell>
          <table:table-cell office:value-type="string">
            <text:p>077606</text:p>
          </table:table-cell>
          <table:table-cell office:value-type="string">
            <text:p>07R1627:0077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25</text:p>
          </table:table-cell>
          <table:table-cell office:value-type="string">
            <text:p>lls1</text:p>
          </table:table-cell>
          <table:table-cell office:value-type="string">
            <text:p>-K1701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77608</text:p>
          </table:table-cell>
          <table:table-cell office:value-type="string">
            <text:p>07R1627:0077608</text:p>
          </table:table-cell>
          <table:table-cell office:value-type="string">
            <text:p>077608</text:p>
          </table:table-cell>
          <table:table-cell office:value-type="string">
            <text:p>07R1627:00776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7:38</text:p>
          </table:table-cell>
          <table:table-cell office:value-type="string">
            <text:p>lls1</text:p>
          </table:table-cell>
          <table:table-cell office:value-type="string">
            <text:p>-K1701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1603</text:p>
          </table:table-cell>
          <table:table-cell office:value-type="string">
            <text:p>07R401:M0021603</text:p>
          </table:table-cell>
          <table:table-cell office:value-type="string">
            <text:p>078305</text:p>
          </table:table-cell>
          <table:table-cell office:value-type="string">
            <text:p>07R2685:0078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6:58</text:p>
          </table:table-cell>
          <table:table-cell office:value-type="string">
            <text:p>lls1</text:p>
          </table:table-cell>
          <table:table-cell office:value-type="string">
            <text:p>-K1702</text:p>
          </table:table-cell>
          <table:table-cell table:number-columns-repeated="242"/>
        </table:table-row>
        <table:table-row table:style-name="ro1">
          <table:table-cell office:value-type="string">
            <text:p>v00087</text:p>
          </table:table-cell>
          <table:table-cell office:value-type="string">
            <text:p>021907</text:p>
          </table:table-cell>
          <table:table-cell office:value-type="string">
            <text:p>07R201:S0021907</text:p>
          </table:table-cell>
          <table:table-cell office:value-type="string">
            <text:p>078305</text:p>
          </table:table-cell>
          <table:table-cell office:value-type="string">
            <text:p>07R2685:00783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8:29</text:p>
          </table:table-cell>
          <table:table-cell office:value-type="string">
            <text:p>lls1</text:p>
          </table:table-cell>
          <table:table-cell office:value-type="string">
            <text:p>-K1702</text:p>
          </table:table-cell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83402</text:p>
          </table:table-cell>
          <table:table-cell office:value-type="string">
            <text:p>07R1211:0083402</text:p>
          </table:table-cell>
          <table:table-cell office:value-type="string">
            <text:p>083402</text:p>
          </table:table-cell>
          <table:table-cell office:value-type="string">
            <text:p>07R1211:0083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9:39</text:p>
          </table:table-cell>
          <table:table-cell office:value-type="string">
            <text:p>zn1</text:p>
          </table:table-cell>
          <table:table-cell office:value-type="string">
            <text:p>-K11205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5502</text:p>
          </table:table-cell>
          <table:table-cell office:value-type="string">
            <text:p>07R401:M0025502</text:p>
          </table:table-cell>
          <table:table-cell office:value-type="string">
            <text:p>086401</text:p>
          </table:table-cell>
          <table:table-cell office:value-type="string">
            <text:p>07R0116:0086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4:13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0211</text:p>
          </table:table-cell>
          <table:table-cell office:value-type="string">
            <text:p>07R301:W0000211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13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6</text:p>
          </table:table-cell>
          <table:table-cell office:value-type="string">
            <text:p>001512</text:p>
          </table:table-cell>
          <table:table-cell office:value-type="string">
            <text:p>07R401:M0001512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34:14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0102</text:p>
          </table:table-cell>
          <table:table-cell office:value-type="string">
            <text:p>07R201:S0000102</text:p>
          </table:table-cell>
          <table:table-cell office:value-type="string">
            <text:p>086403</text:p>
          </table:table-cell>
          <table:table-cell office:value-type="string">
            <text:p>07R0116:0086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4:12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9209</text:p>
          </table:table-cell>
          <table:table-cell office:value-type="string">
            <text:p>07R201:S0019209</text:p>
          </table:table-cell>
          <table:table-cell office:value-type="string">
            <text:p>086406</text:p>
          </table:table-cell>
          <table:table-cell office:value-type="string">
            <text:p>07R0116:0086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26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208</text:p>
          </table:table-cell>
          <table:table-cell office:value-type="string">
            <text:p>07R301:W0119208</text:p>
          </table:table-cell>
          <table:table-cell office:value-type="string">
            <text:p>086410</text:p>
          </table:table-cell>
          <table:table-cell office:value-type="string">
            <text:p>07R0116:0086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26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505</text:p>
          </table:table-cell>
          <table:table-cell office:value-type="string">
            <text:p>07R301:W0024505</text:p>
          </table:table-cell>
          <table:table-cell office:value-type="string">
            <text:p>086413</text:p>
          </table:table-cell>
          <table:table-cell office:value-type="string">
            <text:p>07R0116:008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36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310</text:p>
          </table:table-cell>
          <table:table-cell office:value-type="string">
            <text:p>07R201:S0019310</text:p>
          </table:table-cell>
          <table:table-cell office:value-type="string">
            <text:p>086413</text:p>
          </table:table-cell>
          <table:table-cell office:value-type="string">
            <text:p>07R0116:008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27</text:p>
          </table:table-cell>
          <table:table-cell office:value-type="string">
            <text:p>Les5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09</text:p>
          </table:table-cell>
          <table:table-cell office:value-type="string">
            <text:p>07R201:S0119409</text:p>
          </table:table-cell>
          <table:table-cell office:value-type="string">
            <text:p>086502</text:p>
          </table:table-cell>
          <table:table-cell office:value-type="string">
            <text:p>07R0115:0086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46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8206</text:p>
          </table:table-cell>
          <table:table-cell office:value-type="string">
            <text:p>07R201:S0028206</text:p>
          </table:table-cell>
          <table:table-cell office:value-type="string">
            <text:p>086503</text:p>
          </table:table-cell>
          <table:table-cell office:value-type="string">
            <text:p>07R0115:0086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9:19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4306</text:p>
          </table:table-cell>
          <table:table-cell office:value-type="string">
            <text:p>07R401:M0024306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0:22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102</text:p>
          </table:table-cell>
          <table:table-cell office:value-type="string">
            <text:p>07R201:S0024102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13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701</text:p>
          </table:table-cell>
          <table:table-cell office:value-type="string">
            <text:p>07R201:S0006701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8:27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1</text:p>
          </table:table-cell>
          <table:table-cell office:value-type="string">
            <text:p>07R301:W0024201</text:p>
          </table:table-cell>
          <table:table-cell office:value-type="string">
            <text:p>086506</text:p>
          </table:table-cell>
          <table:table-cell office:value-type="string">
            <text:p>07R0115:0086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16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4206</text:p>
          </table:table-cell>
          <table:table-cell office:value-type="string">
            <text:p>07R301:W0024206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36:29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6409</text:p>
          </table:table-cell>
          <table:table-cell office:value-type="string">
            <text:p>07R401:M0026409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7:43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4105</text:p>
          </table:table-cell>
          <table:table-cell office:value-type="string">
            <text:p>07R201:S0024105</text:p>
          </table:table-cell>
          <table:table-cell office:value-type="string">
            <text:p>086508</text:p>
          </table:table-cell>
          <table:table-cell office:value-type="string">
            <text:p>07R0115:0086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22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811</text:p>
          </table:table-cell>
          <table:table-cell office:value-type="string">
            <text:p>07R301:W0119811</text:p>
          </table:table-cell>
          <table:table-cell office:value-type="string">
            <text:p>086509</text:p>
          </table:table-cell>
          <table:table-cell office:value-type="string">
            <text:p>07R0115:0086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01</text:p>
          </table:table-cell>
          <table:table-cell office:value-type="string">
            <text:p>csp1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2" office:value-type="string">
            <text:p>v00121</text:p>
          </table:table-cell>
          <table:table-cell table:style-name="ce2" office:value-type="string">
            <text:p>026506</text:p>
          </table:table-cell>
          <table:table-cell table:style-name="ce2" office:value-type="string">
            <text:p>07R401:M0026506</text:p>
          </table:table-cell>
          <table:table-cell table:style-name="ce2" office:value-type="string">
            <text:p>086714</text:p>
          </table:table-cell>
          <table:table-cell table:style-name="ce2" office:value-type="string">
            <text:p>07R201:00086714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TRUE</text:p>
          </table:table-cell>
          <table:table-cell table:style-name="ce2" office:value-type="string">
            <text:p>FALSE</text:p>
          </table:table-cell>
          <table:table-cell table:style-name="ce2"/>
          <table:table-cell table:style-name="ce2" office:value-type="string">
            <text:p>Matt Lutes</text:p>
          </table:table-cell>
          <table:table-cell table:style-name="ce2" office:value-type="string">
            <text:p>01/05/2008</text:p>
          </table:table-cell>
          <table:table-cell table:style-name="ce2" office:value-type="string">
            <text:p>19:08:42</text:p>
          </table:table-cell>
          <table:table-cell table:style-name="ce10" office:value-type="string">
            <text:p>Les10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84</text:p>
          </table:table-cell>
          <table:table-cell office:value-type="string">
            <text:p>006705</text:p>
          </table:table-cell>
          <table:table-cell office:value-type="string">
            <text:p>07R201:S0006705</text:p>
          </table:table-cell>
          <table:table-cell office:value-type="string">
            <text:p>086808</text:p>
          </table:table-cell>
          <table:table-cell office:value-type="string">
            <text:p>07R0114:0086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47:54</text:p>
          </table:table-cell>
          <table:table-cell office:value-type="string">
            <text:p>les23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08</text:p>
          </table:table-cell>
          <table:table-cell office:value-type="string">
            <text:p>07R201:S0119408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37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08</text:p>
          </table:table-cell>
          <table:table-cell office:value-type="string">
            <text:p>07R301:W0120108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49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119002</text:p>
          </table:table-cell>
          <table:table-cell office:value-type="string">
            <text:p>07R401:M0119002</text:p>
          </table:table-cell>
          <table:table-cell office:value-type="string">
            <text:p>086903</text:p>
          </table:table-cell>
          <table:table-cell office:value-type="string">
            <text:p>07R0113:0086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00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0</text:p>
          </table:table-cell>
          <table:table-cell office:value-type="string">
            <text:p>07R301:W0120110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46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711</text:p>
          </table:table-cell>
          <table:table-cell office:value-type="string">
            <text:p>07R201:S0033711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12:29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6</text:p>
          </table:table-cell>
          <table:table-cell office:value-type="string">
            <text:p>033408</text:p>
          </table:table-cell>
          <table:table-cell office:value-type="string">
            <text:p>07R401:M0033408</text:p>
          </table:table-cell>
          <table:table-cell office:value-type="string">
            <text:p>086909</text:p>
          </table:table-cell>
          <table:table-cell office:value-type="string">
            <text:p>07R0113:0086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16:21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304</text:p>
          </table:table-cell>
          <table:table-cell office:value-type="string">
            <text:p>07R301:W0085304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2:03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6314</text:p>
          </table:table-cell>
          <table:table-cell office:value-type="string">
            <text:p>07R401:M0086314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table:number-columns-repeated="3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1:06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5</text:p>
          </table:table-cell>
          <table:table-cell office:value-type="string">
            <text:p>032107</text:p>
          </table:table-cell>
          <table:table-cell office:value-type="string">
            <text:p>07R201:S0032107</text:p>
          </table:table-cell>
          <table:table-cell office:value-type="string">
            <text:p>086915</text:p>
          </table:table-cell>
          <table:table-cell office:value-type="string">
            <text:p>07R0113:00869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6:03</text:p>
          </table:table-cell>
          <table:table-cell office:value-type="string">
            <text:p>les23 slm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9</text:p>
          </table:table-cell>
          <table:table-cell office:value-type="string">
            <text:p>07R401:M0030309</text:p>
          </table:table-cell>
          <table:table-cell office:value-type="string">
            <text:p>087103</text:p>
          </table:table-cell>
          <table:table-cell office:value-type="string">
            <text:p>07R0117:00871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2:51</text:p>
          </table:table-cell>
          <table:table-cell office:value-type="string">
            <text:p>Les-EC9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213</text:p>
          </table:table-cell>
          <table:table-cell office:value-type="string">
            <text:p>07R201:S0026213</text:p>
          </table:table-cell>
          <table:table-cell office:value-type="string">
            <text:p>087103</text:p>
          </table:table-cell>
          <table:table-cell office:value-type="string">
            <text:p>07R0117:0087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6:53</text:p>
          </table:table-cell>
          <table:table-cell office:value-type="string">
            <text:p>Les-EC9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01</text:p>
          </table:table-cell>
          <table:table-cell office:value-type="string">
            <text:p>07R201:S0026701</text:p>
          </table:table-cell>
          <table:table-cell office:value-type="string">
            <text:p>087108</text:p>
          </table:table-cell>
          <table:table-cell office:value-type="string">
            <text:p>07R0117:0087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22</text:p>
          </table:table-cell>
          <table:table-cell office:value-type="string">
            <text:p>Les-EC9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0</text:p>
          </table:table-cell>
          <table:table-cell office:value-type="string">
            <text:p>07R201:S0026710</text:p>
          </table:table-cell>
          <table:table-cell office:value-type="string">
            <text:p>087109</text:p>
          </table:table-cell>
          <table:table-cell office:value-type="string">
            <text:p>07R0117:0087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7:54</text:p>
          </table:table-cell>
          <table:table-cell office:value-type="string">
            <text:p>Les-EC9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23</text:p>
          </table:table-cell>
          <table:table-cell office:value-type="string">
            <text:p>030302</text:p>
          </table:table-cell>
          <table:table-cell office:value-type="string">
            <text:p>07R401:M0030302</text:p>
          </table:table-cell>
          <table:table-cell office:value-type="string">
            <text:p>087109</text:p>
          </table:table-cell>
          <table:table-cell office:value-type="string">
            <text:p>07R0117:00871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18:09</text:p>
          </table:table-cell>
          <table:table-cell office:value-type="string">
            <text:p>Les-EC91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30</text:p>
          </table:table-cell>
          <table:table-cell office:value-type="string">
            <text:p>087201</text:p>
          </table:table-cell>
          <table:table-cell office:value-type="string">
            <text:p>07R1910:0087201</text:p>
          </table:table-cell>
          <table:table-cell office:value-type="string">
            <text:p>087201</text:p>
          </table:table-cell>
          <table:table-cell office:value-type="string">
            <text:p>07R1910:0087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8:19</text:p>
          </table:table-cell>
          <table:table-cell office:value-type="string">
            <text:p>ij2-N8</text:p>
          </table:table-cell>
          <table:table-cell table:style-name="Default"/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212</text:p>
          </table:table-cell>
          <table:table-cell office:value-type="string">
            <text:p>07R1910:0087212</text:p>
          </table:table-cell>
          <table:table-cell office:value-type="string">
            <text:p>087212</text:p>
          </table:table-cell>
          <table:table-cell office:value-type="string">
            <text:p>07R1910:0087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1:47</text:p>
          </table:table-cell>
          <table:table-cell office:value-type="string">
            <text:p>ij2-N8</text:p>
          </table:table-cell>
          <table:table-cell office:value-type="string">
            <text:p>-K103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410</text:p>
          </table:table-cell>
          <table:table-cell office:value-type="string">
            <text:p>07R1203:0087410</text:p>
          </table:table-cell>
          <table:table-cell office:value-type="string">
            <text:p>087410</text:p>
          </table:table-cell>
          <table:table-cell office:value-type="string">
            <text:p>07R1203:0087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19</text:p>
          </table:table-cell>
          <table:table-cell office:value-type="string">
            <text:p>lep*-8691</text:p>
          </table:table-cell>
          <table:table-cell office:value-type="string">
            <text:p>-K104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602</text:p>
          </table:table-cell>
          <table:table-cell office:value-type="string">
            <text:p>07R1913:0087602</text:p>
          </table:table-cell>
          <table:table-cell office:value-type="string">
            <text:p>087602</text:p>
          </table:table-cell>
          <table:table-cell office:value-type="string">
            <text:p>07r1913:0087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2:18</text:p>
          </table:table-cell>
          <table:table-cell office:value-type="string">
            <text:p>lep*-N8691</text:p>
          </table:table-cell>
          <table:table-cell office:value-type="string">
            <text:p>-K10405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614</text:p>
          </table:table-cell>
          <table:table-cell office:value-type="string">
            <text:p>07R1913:0087614</text:p>
          </table:table-cell>
          <table:table-cell office:value-type="string">
            <text:p>087614</text:p>
          </table:table-cell>
          <table:table-cell office:value-type="string">
            <text:p>07R1913:008761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4:01</text:p>
          </table:table-cell>
          <table:table-cell office:value-type="string">
            <text:p>lep*-N8691</text:p>
          </table:table-cell>
          <table:table-cell office:value-type="string">
            <text:p>-K10405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309</text:p>
          </table:table-cell>
          <table:table-cell office:value-type="string">
            <text:p>07R201:S0018309</text:p>
          </table:table-cell>
          <table:table-cell office:value-type="string">
            <text:p>087709</text:p>
          </table:table-cell>
          <table:table-cell office:value-type="string">
            <text:p>07R1135:0087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32</text:p>
          </table:table-cell>
          <table:table-cell office:value-type="string">
            <text:p>Les*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811</text:p>
          </table:table-cell>
          <table:table-cell office:value-type="string">
            <text:p>07R1447:0087811</text:p>
          </table:table-cell>
          <table:table-cell office:value-type="string">
            <text:p>087811</text:p>
          </table:table-cell>
          <table:table-cell office:value-type="string">
            <text:p>07R1447:00878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28</text:p>
          </table:table-cell>
          <table:table-cell office:value-type="string">
            <text:p>les*-2119</text:p>
          </table:table-cell>
          <table:table-cell office:value-type="string">
            <text:p>-K92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2</text:p>
          </table:table-cell>
          <table:table-cell office:value-type="string">
            <text:p>07R1845:0087902</text:p>
          </table:table-cell>
          <table:table-cell office:value-type="string">
            <text:p>087902</text:p>
          </table:table-cell>
          <table:table-cell office:value-type="string">
            <text:p>07R1845:00879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5:33</text:p>
          </table:table-cell>
          <table:table-cell office:value-type="string">
            <text:p>les*-2119</text:p>
          </table:table-cell>
          <table:table-cell office:value-type="string">
            <text:p>-K92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3</text:p>
          </table:table-cell>
          <table:table-cell office:value-type="string">
            <text:p>07R1845:0087903</text:p>
          </table:table-cell>
          <table:table-cell office:value-type="string">
            <text:p>087903</text:p>
          </table:table-cell>
          <table:table-cell office:value-type="string">
            <text:p>07R1845:0087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5:48</text:p>
          </table:table-cell>
          <table:table-cell office:value-type="string">
            <text:p>les*-2119</text:p>
          </table:table-cell>
          <table:table-cell office:value-type="string">
            <text:p>-K92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04</text:p>
          </table:table-cell>
          <table:table-cell office:value-type="string">
            <text:p>07R1845:0087904</text:p>
          </table:table-cell>
          <table:table-cell office:value-type="string">
            <text:p>087904</text:p>
          </table:table-cell>
          <table:table-cell office:value-type="string">
            <text:p>07R1845:0087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02</text:p>
          </table:table-cell>
          <table:table-cell office:value-type="string">
            <text:p>les*-2119</text:p>
          </table:table-cell>
          <table:table-cell office:value-type="string">
            <text:p>-K92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7913</text:p>
          </table:table-cell>
          <table:table-cell office:value-type="string">
            <text:p>07R1845:0087913</text:p>
          </table:table-cell>
          <table:table-cell office:value-type="string">
            <text:p>087913</text:p>
          </table:table-cell>
          <table:table-cell office:value-type="string">
            <text:p>07R1845:0087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13</text:p>
          </table:table-cell>
          <table:table-cell office:value-type="string">
            <text:p>les*-2119</text:p>
          </table:table-cell>
          <table:table-cell office:value-type="string">
            <text:p>-K9207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09</text:p>
          </table:table-cell>
          <table:table-cell office:value-type="string">
            <text:p>07R1136:0088009</text:p>
          </table:table-cell>
          <table:table-cell office:value-type="string">
            <text:p>088009</text:p>
          </table:table-cell>
          <table:table-cell office:value-type="string">
            <text:p>07R1136:0088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35</text:p>
          </table:table-cell>
          <table:table-cell office:value-type="string">
            <text:p>les*-74-1873-9</text:p>
          </table:table-cell>
          <table:table-cell office:value-type="string">
            <text:p>-K9304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11</text:p>
          </table:table-cell>
          <table:table-cell office:value-type="string">
            <text:p>07R1136:0088011</text:p>
          </table:table-cell>
          <table:table-cell office:value-type="string">
            <text:p>088011</text:p>
          </table:table-cell>
          <table:table-cell office:value-type="string">
            <text:p>07R1136:0088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42</text:p>
          </table:table-cell>
          <table:table-cell office:value-type="string">
            <text:p>les*-74-1873-9</text:p>
          </table:table-cell>
          <table:table-cell office:value-type="string">
            <text:p>-K9304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013</text:p>
          </table:table-cell>
          <table:table-cell office:value-type="string">
            <text:p>07R1136:0088013</text:p>
          </table:table-cell>
          <table:table-cell office:value-type="string">
            <text:p>088013</text:p>
          </table:table-cell>
          <table:table-cell office:value-type="string">
            <text:p>07R1136:0088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6:49</text:p>
          </table:table-cell>
          <table:table-cell office:value-type="string">
            <text:p>les*-74-1873-9</text:p>
          </table:table-cell>
          <table:table-cell office:value-type="string">
            <text:p>-K9304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502</text:p>
          </table:table-cell>
          <table:table-cell office:value-type="string">
            <text:p>07R1456:0088502</text:p>
          </table:table-cell>
          <table:table-cell office:value-type="string">
            <text:p>088502</text:p>
          </table:table-cell>
          <table:table-cell office:value-type="string">
            <text:p>07R1456:0088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7:29</text:p>
          </table:table-cell>
          <table:table-cell office:value-type="string">
            <text:p>les*-N1395C</text:p>
          </table:table-cell>
          <table:table-cell office:value-type="string">
            <text:p>-K7501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507</text:p>
          </table:table-cell>
          <table:table-cell office:value-type="string">
            <text:p>07R1456:0088507</text:p>
          </table:table-cell>
          <table:table-cell office:value-type="string">
            <text:p>088507</text:p>
          </table:table-cell>
          <table:table-cell office:value-type="string">
            <text:p>07R1456:00885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7:36</text:p>
          </table:table-cell>
          <table:table-cell office:value-type="string">
            <text:p>les*-N1395C</text:p>
          </table:table-cell>
          <table:table-cell office:value-type="string">
            <text:p>-K7501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601</text:p>
          </table:table-cell>
          <table:table-cell office:value-type="string">
            <text:p>07R1457:0088601</text:p>
          </table:table-cell>
          <table:table-cell office:value-type="string">
            <text:p>088601</text:p>
          </table:table-cell>
          <table:table-cell office:value-type="string">
            <text:p>07R1457:0088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8:53</text:p>
          </table:table-cell>
          <table:table-cell office:value-type="string">
            <text:p>les*-N2012</text:p>
          </table:table-cell>
          <table:table-cell office:value-type="string">
            <text:p>-K7708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802</text:p>
          </table:table-cell>
          <table:table-cell office:value-type="string">
            <text:p>07R1832:0088802</text:p>
          </table:table-cell>
          <table:table-cell office:value-type="string">
            <text:p>088802</text:p>
          </table:table-cell>
          <table:table-cell office:value-type="string">
            <text:p>07R1832:0088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04</text:p>
          </table:table-cell>
          <table:table-cell office:value-type="string">
            <text:p>les*-N2012</text:p>
          </table:table-cell>
          <table:table-cell office:value-type="string">
            <text:p>-K7708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811</text:p>
          </table:table-cell>
          <table:table-cell office:value-type="string">
            <text:p>07R1832:0088811</text:p>
          </table:table-cell>
          <table:table-cell office:value-type="string">
            <text:p>088811</text:p>
          </table:table-cell>
          <table:table-cell office:value-type="string">
            <text:p>07R1832:00888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11</text:p>
          </table:table-cell>
          <table:table-cell office:value-type="string">
            <text:p>les*-N2012</text:p>
          </table:table-cell>
          <table:table-cell office:value-type="string">
            <text:p>-K7718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8908</text:p>
          </table:table-cell>
          <table:table-cell office:value-type="string">
            <text:p>07R1833:0088908</text:p>
          </table:table-cell>
          <table:table-cell office:value-type="string">
            <text:p>088908</text:p>
          </table:table-cell>
          <table:table-cell office:value-type="string">
            <text:p>07R1833:0088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17</text:p>
          </table:table-cell>
          <table:table-cell office:value-type="string">
            <text:p>les*-N2013</text:p>
          </table:table-cell>
          <table:table-cell office:value-type="string">
            <text:p>-K7801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89101</text:p>
          </table:table-cell>
          <table:table-cell office:value-type="string">
            <text:p>07R1443:0089101</text:p>
          </table:table-cell>
          <table:table-cell office:value-type="string">
            <text:p>089101</text:p>
          </table:table-cell>
          <table:table-cell office:value-type="string">
            <text:p>07R1443:0089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23</text:p>
          </table:table-cell>
          <table:table-cell office:value-type="string">
            <text:p>les*-N2333A</text:p>
          </table:table-cell>
          <table:table-cell office:value-type="string">
            <text:p>-K8211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08715</text:p>
          </table:table-cell>
          <table:table-cell office:value-type="string">
            <text:p>07R201:S0008715</text:p>
          </table:table-cell>
          <table:table-cell office:value-type="string">
            <text:p>089706</text:p>
          </table:table-cell>
          <table:table-cell office:value-type="string">
            <text:p>07R2953:0089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17</text:p>
          </table:table-cell>
          <table:table-cell office:value-type="string">
            <text:p>Les*-N2397</text:p>
          </table:table-cell>
          <table:table-cell office:value-type="string">
            <text:p>-K8414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3</text:p>
          </table:table-cell>
          <table:table-cell office:value-type="string">
            <text:p>07R201:S0026713</text:p>
          </table:table-cell>
          <table:table-cell office:value-type="string">
            <text:p>090713</text:p>
          </table:table-cell>
          <table:table-cell office:value-type="string">
            <text:p>07R2966:00907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00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090</text:p>
          </table:table-cell>
          <table:table-cell office:value-type="string">
            <text:p>026714</text:p>
          </table:table-cell>
          <table:table-cell office:value-type="string">
            <text:p>07R201:S0026714</text:p>
          </table:table-cell>
          <table:table-cell office:value-type="string">
            <text:p>090715</text:p>
          </table:table-cell>
          <table:table-cell office:value-type="string">
            <text:p>07R2966:009071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18:06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088</text:p>
          </table:table-cell>
          <table:table-cell office:value-type="string">
            <text:p>025014</text:p>
          </table:table-cell>
          <table:table-cell office:value-type="string">
            <text:p>07R201:S0025014</text:p>
          </table:table-cell>
          <table:table-cell office:value-type="string">
            <text:p>090715</text:p>
          </table:table-cell>
          <table:table-cell office:value-type="string">
            <text:p>07R2966:009071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03:59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109</text:p>
          </table:table-cell>
          <table:table-cell office:value-type="string">
            <text:p>030507</text:p>
          </table:table-cell>
          <table:table-cell office:value-type="string">
            <text:p>07R301:W0030507</text:p>
          </table:table-cell>
          <table:table-cell office:value-type="string">
            <text:p>090803</text:p>
          </table:table-cell>
          <table:table-cell office:value-type="string">
            <text:p>07R2967:009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4:02:25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19701</text:p>
          </table:table-cell>
          <table:table-cell office:value-type="string">
            <text:p>07R301:W0019701</text:p>
          </table:table-cell>
          <table:table-cell office:value-type="string">
            <text:p>090809</text:p>
          </table:table-cell>
          <table:table-cell office:value-type="string">
            <text:p>07R2967:00908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5:23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02</text:p>
          </table:table-cell>
          <table:table-cell office:value-type="string">
            <text:p>07R401:M0031202</text:p>
          </table:table-cell>
          <table:table-cell office:value-type="string">
            <text:p>090901</text:p>
          </table:table-cell>
          <table:table-cell office:value-type="string">
            <text:p>07R2969:0090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4:55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124</text:p>
          </table:table-cell>
          <table:table-cell office:value-type="string">
            <text:p>031211</text:p>
          </table:table-cell>
          <table:table-cell office:value-type="string">
            <text:p>07R401:M0031211</text:p>
          </table:table-cell>
          <table:table-cell office:value-type="string">
            <text:p>090908</text:p>
          </table:table-cell>
          <table:table-cell office:value-type="string">
            <text:p>07R2969:0090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5:46</text:p>
          </table:table-cell>
          <table:table-cell office:value-type="string">
            <text:p>Les*-N2418</text:p>
          </table:table-cell>
          <table:table-cell office:value-type="string">
            <text:p>-K8501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91910</text:p>
          </table:table-cell>
          <table:table-cell office:value-type="string">
            <text:p>07R1838:0091910</text:p>
          </table:table-cell>
          <table:table-cell office:value-type="string">
            <text:p>091910</text:p>
          </table:table-cell>
          <table:table-cell office:value-type="string">
            <text:p>07R1838:0091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42</text:p>
          </table:table-cell>
          <table:table-cell office:value-type="string">
            <text:p>les*-N2502</text:p>
          </table:table-cell>
          <table:table-cell office:value-type="string">
            <text:p>-K8709</text:p>
          </table:table-cell>
          <table:table-cell table:number-columns-repeated="242"/>
        </table:table-row>
        <table:table-row table:style-name="ro1">
          <table:table-cell office:value-type="string">
            <text:p>v00131</text:p>
          </table:table-cell>
          <table:table-cell office:value-type="string">
            <text:p>091911</text:p>
          </table:table-cell>
          <table:table-cell office:value-type="string">
            <text:p>07R1838:0091911</text:p>
          </table:table-cell>
          <table:table-cell office:value-type="string">
            <text:p>091911</text:p>
          </table:table-cell>
          <table:table-cell office:value-type="string">
            <text:p>07R1838:0091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31</text:p>
          </table:table-cell>
          <table:table-cell office:value-type="string">
            <text:p>les*-N2502</text:p>
          </table:table-cell>
          <table:table-cell office:value-type="string">
            <text:p>-K8709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2</text:p>
          </table:table-cell>
          <table:table-cell office:value-type="string">
            <text:p>07R401:M0032202</text:p>
          </table:table-cell>
          <table:table-cell office:value-type="string">
            <text:p>092105</text:p>
          </table:table-cell>
          <table:table-cell office:value-type="string">
            <text:p>07R2974:0092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02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7</text:p>
          </table:table-cell>
          <table:table-cell office:value-type="string">
            <text:p>07R301:W0085007</text:p>
          </table:table-cell>
          <table:table-cell office:value-type="string">
            <text:p>092204</text:p>
          </table:table-cell>
          <table:table-cell office:value-type="string">
            <text:p>07R2975:0092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47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086305</text:p>
          </table:table-cell>
          <table:table-cell office:value-type="string">
            <text:p>07R401:M0086305</text:p>
          </table:table-cell>
          <table:table-cell office:value-type="string">
            <text:p>092204</text:p>
          </table:table-cell>
          <table:table-cell office:value-type="string">
            <text:p>07R2975:00922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0:56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097</text:p>
          </table:table-cell>
          <table:table-cell office:value-type="string">
            <text:p>033303</text:p>
          </table:table-cell>
          <table:table-cell office:value-type="string">
            <text:p>07R201:S0033303</text:p>
          </table:table-cell>
          <table:table-cell office:value-type="string">
            <text:p>092205</text:p>
          </table:table-cell>
          <table:table-cell office:value-type="string">
            <text:p>07R2975:0092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08:34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601</text:p>
          </table:table-cell>
          <table:table-cell office:value-type="string">
            <text:p>07R301:W0085601</text:p>
          </table:table-cell>
          <table:table-cell office:value-type="string">
            <text:p>092205</text:p>
          </table:table-cell>
          <table:table-cell office:value-type="string">
            <text:p>07R2975:0092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12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25</text:p>
          </table:table-cell>
          <table:table-cell office:value-type="string">
            <text:p>032203</text:p>
          </table:table-cell>
          <table:table-cell office:value-type="string">
            <text:p>07R401:M0032203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28:48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091</text:p>
          </table:table-cell>
          <table:table-cell office:value-type="string">
            <text:p>027307</text:p>
          </table:table-cell>
          <table:table-cell office:value-type="string">
            <text:p>07R201:S0027307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4:41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112</text:p>
          </table:table-cell>
          <table:table-cell office:value-type="string">
            <text:p>033815</text:p>
          </table:table-cell>
          <table:table-cell office:value-type="string">
            <text:p>07R301:W0033815</text:p>
          </table:table-cell>
          <table:table-cell office:value-type="string">
            <text:p>092303</text:p>
          </table:table-cell>
          <table:table-cell office:value-type="string">
            <text:p>07R1435:0092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03:19</text:p>
          </table:table-cell>
          <table:table-cell office:value-type="string">
            <text:p>Les*-NA7145</text:p>
          </table:table-cell>
          <table:table-cell office:value-type="string">
            <text:p>-K9113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908</text:p>
          </table:table-cell>
          <table:table-cell office:value-type="string">
            <text:p>07R201:S0027908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30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1206</text:p>
          </table:table-cell>
          <table:table-cell office:value-type="string">
            <text:p>07R201:S0011206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41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0703</text:p>
          </table:table-cell>
          <table:table-cell office:value-type="string">
            <text:p>07R401:M0020703</text:p>
          </table:table-cell>
          <table:table-cell office:value-type="string">
            <text:p>093502</text:p>
          </table:table-cell>
          <table:table-cell office:value-type="string">
            <text:p>07R2277:00935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5:19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5711</text:p>
          </table:table-cell>
          <table:table-cell office:value-type="string">
            <text:p>07R201:S0015711</text:p>
          </table:table-cell>
          <table:table-cell office:value-type="string">
            <text:p>093505</text:p>
          </table:table-cell>
          <table:table-cell office:value-type="string">
            <text:p>07R2277:0093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1:21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119</text:p>
          </table:table-cell>
          <table:table-cell office:value-type="string">
            <text:p>022909</text:p>
          </table:table-cell>
          <table:table-cell office:value-type="string">
            <text:p>07R401:M0022909</text:p>
          </table:table-cell>
          <table:table-cell office:value-type="string">
            <text:p>093509</text:p>
          </table:table-cell>
          <table:table-cell office:value-type="string">
            <text:p>07R2277:0093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39:53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6001</text:p>
          </table:table-cell>
          <table:table-cell office:value-type="string">
            <text:p>07R201:S0016001</text:p>
          </table:table-cell>
          <table:table-cell office:value-type="string">
            <text:p>093509</text:p>
          </table:table-cell>
          <table:table-cell office:value-type="string">
            <text:p>07R2277:0093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53</text:p>
          </table:table-cell>
          <table:table-cell office:value-type="string">
            <text:p>Les1</text:p>
          </table:table-cell>
          <table:table-cell office:value-type="string">
            <text:p>-K0106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7701</text:p>
          </table:table-cell>
          <table:table-cell office:value-type="string">
            <text:p>07R201:S0017701</text:p>
          </table:table-cell>
          <table:table-cell office:value-type="string">
            <text:p>093601</text:p>
          </table:table-cell>
          <table:table-cell office:value-type="string">
            <text:p>07R2734:0093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2:16</text:p>
          </table:table-cell>
          <table:table-cell office:value-type="string">
            <text:p>Les1</text:p>
          </table:table-cell>
          <table:table-cell office:value-type="string">
            <text:p>-K1903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5</text:p>
          </table:table-cell>
          <table:table-cell office:value-type="string">
            <text:p>07R201:S0119415</text:p>
          </table:table-cell>
          <table:table-cell office:value-type="string">
            <text:p>093808</text:p>
          </table:table-cell>
          <table:table-cell office:value-type="string">
            <text:p>07R1301:0093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16</text:p>
          </table:table-cell>
          <table:table-cell office:value-type="string">
            <text:p>Les1</text:p>
          </table:table-cell>
          <table:table-cell office:value-type="string">
            <text:p>-K1903</text:p>
          </table:table-cell>
          <table:table-cell table:number-columns-repeated="242"/>
        </table:table-row>
        <table:table-row table:style-name="ro1">
          <table:table-cell office:value-type="string">
            <text:p>v00128</text:p>
          </table:table-cell>
          <table:table-cell office:value-type="string">
            <text:p>120510</text:p>
          </table:table-cell>
          <table:table-cell office:value-type="string">
            <text:p>07R401:M0120510</text:p>
          </table:table-cell>
          <table:table-cell office:value-type="string">
            <text:p>093808</text:p>
          </table:table-cell>
          <table:table-cell office:value-type="string">
            <text:p>07R1301:0093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7:22:43</text:p>
          </table:table-cell>
          <table:table-cell office:value-type="string">
            <text:p>Les1</text:p>
          </table:table-cell>
          <table:table-cell office:value-type="string">
            <text:p>-K1903</text:p>
          </table:table-cell>
          <table:table-cell table:number-columns-repeated="242"/>
        </table:table-row>
        <table:table-row table:style-name="ro1">
          <table:table-cell office:value-type="string">
            <text:p>v00102</text:p>
          </table:table-cell>
          <table:table-cell office:value-type="string">
            <text:p>004102</text:p>
          </table:table-cell>
          <table:table-cell office:value-type="string">
            <text:p>07R301:W0004102</text:p>
          </table:table-cell>
          <table:table-cell office:value-type="string">
            <text:p>094101</text:p>
          </table:table-cell>
          <table:table-cell office:value-type="string">
            <text:p>07R1302:0094101</text:p>
          </table:table-cell>
          <table:table-cell table:number-columns-repeated="3" office:value-type="string">
            <text:p>FALSE</text:p>
          </table:table-cell>
          <table:table-cell office:value-type="string">
            <text:p>19</text:p>
          </table:table-cell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52:23</text:p>
          </table:table-cell>
          <table:table-cell office:value-type="string">
            <text:p>Les1</text:p>
          </table:table-cell>
          <table:table-cell table:style-name="ce3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19503</text:p>
          </table:table-cell>
          <table:table-cell office:value-type="string">
            <text:p>07R301:W0119503</text:p>
          </table:table-cell>
          <table:table-cell office:value-type="string">
            <text:p>094102</text:p>
          </table:table-cell>
          <table:table-cell office:value-type="string">
            <text:p>07R1302:0094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1:37</text:p>
          </table:table-cell>
          <table:table-cell office:value-type="string">
            <text:p>Les1</text:p>
          </table:table-cell>
          <table:table-cell table:style-name="ce3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1</text:p>
          </table:table-cell>
          <table:table-cell office:value-type="string">
            <text:p>07R201:S0119701</text:p>
          </table:table-cell>
          <table:table-cell office:value-type="string">
            <text:p>094102</text:p>
          </table:table-cell>
          <table:table-cell office:value-type="string">
            <text:p>07R1302:0094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25</text:p>
          </table:table-cell>
          <table:table-cell office:value-type="string">
            <text:p>Les1</text:p>
          </table:table-cell>
          <table:table-cell table:style-name="ce3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6</text:p>
          </table:table-cell>
          <table:table-cell office:value-type="string">
            <text:p>07R201:S0119706</text:p>
          </table:table-cell>
          <table:table-cell office:value-type="string">
            <text:p>094108</text:p>
          </table:table-cell>
          <table:table-cell office:value-type="string">
            <text:p>07R1302:0094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37</text:p>
          </table:table-cell>
          <table:table-cell office:value-type="string">
            <text:p>Les1</text:p>
          </table:table-cell>
          <table:table-cell table:style-name="ce3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9</text:p>
          </table:table-cell>
          <table:table-cell office:value-type="string">
            <text:p>07R201:S0119709</text:p>
          </table:table-cell>
          <table:table-cell office:value-type="string">
            <text:p>094109</text:p>
          </table:table-cell>
          <table:table-cell office:value-type="string">
            <text:p>07R1302:00941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52</text:p>
          </table:table-cell>
          <table:table-cell office:value-type="string">
            <text:p>Les1</text:p>
          </table:table-cell>
          <table:table-cell table:style-name="ce3" office:value-type="string">
            <text:p>-K1912</text:p>
          </table:table-cell>
          <table:table-cell table:number-columns-repeated="242"/>
        </table:table-row>
        <table:table-row table:style-name="ro1">
          <table:table-cell office:value-type="string">
            <text:p>v00105</text:p>
          </table:table-cell>
          <table:table-cell office:value-type="string">
            <text:p>025711</text:p>
          </table:table-cell>
          <table:table-cell office:value-type="string">
            <text:p>07R301:W0025711</text:p>
          </table:table-cell>
          <table:table-cell office:value-type="string">
            <text:p>094202</text:p>
          </table:table-cell>
          <table:table-cell office:value-type="string">
            <text:p>07R2290:00942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2:04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20511</text:p>
          </table:table-cell>
          <table:table-cell office:value-type="string">
            <text:p>07R201:S0020511</text:p>
          </table:table-cell>
          <table:table-cell office:value-type="string">
            <text:p>094205</text:p>
          </table:table-cell>
          <table:table-cell office:value-type="string">
            <text:p>07R2290:00942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5:03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092</text:p>
          </table:table-cell>
          <table:table-cell office:value-type="string">
            <text:p>027917</text:p>
          </table:table-cell>
          <table:table-cell office:value-type="string">
            <text:p>07R201:S0027917</text:p>
          </table:table-cell>
          <table:table-cell office:value-type="string">
            <text:p>094205</text:p>
          </table:table-cell>
          <table:table-cell office:value-type="string">
            <text:p>07R2290:0094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48:43</text:p>
          </table:table-cell>
          <table:table-cell office:value-type="string">
            <text:p>Les2</text:p>
          </table:table-cell>
          <table:table-cell office:value-type="string">
            <text:p>-K0202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5</text:p>
          </table:table-cell>
          <table:table-cell office:value-type="string">
            <text:p>07R201:S0034005</text:p>
          </table:table-cell>
          <table:table-cell office:value-type="string">
            <text:p>098406</text:p>
          </table:table-cell>
          <table:table-cell office:value-type="string">
            <text:p>07R1015:0098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27</text:p>
          </table:table-cell>
          <table:table-cell table:style-name="ce3" office:value-type="string">
            <text:p>Les4</text:p>
          </table:table-cell>
          <table:table-cell table:style-name="ce3"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07</text:p>
          </table:table-cell>
          <table:table-cell office:value-type="string">
            <text:p>07R201:S0034007</text:p>
          </table:table-cell>
          <table:table-cell office:value-type="string">
            <text:p>098406</text:p>
          </table:table-cell>
          <table:table-cell office:value-type="string">
            <text:p>07R1015:0098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0:44</text:p>
          </table:table-cell>
          <table:table-cell table:style-name="ce3" office:value-type="string">
            <text:p>Les4</text:p>
          </table:table-cell>
          <table:table-cell table:style-name="ce3"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5</text:p>
          </table:table-cell>
          <table:table-cell office:value-type="string">
            <text:p>07R301:W0085005</text:p>
          </table:table-cell>
          <table:table-cell office:value-type="string">
            <text:p>098410</text:p>
          </table:table-cell>
          <table:table-cell office:value-type="string">
            <text:p>07R1015:00984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15</text:p>
          </table:table-cell>
          <table:table-cell table:style-name="ce3" office:value-type="string">
            <text:p>Les4</text:p>
          </table:table-cell>
          <table:table-cell table:style-name="ce3" office:value-type="string">
            <text:p>-K0303</text:p>
          </table:table-cell>
          <table:table-cell table:number-columns-repeated="242"/>
        </table:table-row>
        <table:table-row table:style-name="ro1">
          <table:table-cell office:value-type="string">
            <text:p>v00113</text:p>
          </table:table-cell>
          <table:table-cell office:value-type="string">
            <text:p>085006</text:p>
          </table:table-cell>
          <table:table-cell office:value-type="string">
            <text:p>07R301:W0085006</text:p>
          </table:table-cell>
          <table:table-cell office:value-type="string">
            <text:p>098507</text:p>
          </table:table-cell>
          <table:table-cell office:value-type="string">
            <text:p>07R1555:0098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0:36</text:p>
          </table:table-cell>
          <table:table-cell office:value-type="string">
            <text:p>Les4</text:p>
          </table:table-cell>
          <table:table-cell office:value-type="string">
            <text:p>-K0304</text:p>
          </table:table-cell>
          <table:table-cell table:number-columns-repeated="242"/>
        </table:table-row>
        <table:table-row table:style-name="ro1">
          <table:table-cell office:value-type="string">
            <text:p>v00098</text:p>
          </table:table-cell>
          <table:table-cell office:value-type="string">
            <text:p>034010</text:p>
          </table:table-cell>
          <table:table-cell office:value-type="string">
            <text:p>07R201:S0034010</text:p>
          </table:table-cell>
          <table:table-cell office:value-type="string">
            <text:p>113001</text:p>
          </table:table-cell>
          <table:table-cell office:value-type="string">
            <text:p>07R1036:0113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1:01</text:p>
          </table:table-cell>
          <table:table-cell table:style-name="ce3" office:value-type="string">
            <text:p>Les17</text:p>
          </table:table-cell>
          <table:table-cell table:style-name="ce3"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19707</text:p>
          </table:table-cell>
          <table:table-cell office:value-type="string">
            <text:p>07R201:S0119707</text:p>
          </table:table-cell>
          <table:table-cell office:value-type="string">
            <text:p>113001</text:p>
          </table:table-cell>
          <table:table-cell office:value-type="string">
            <text:p>07R1036:0113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8:44</text:p>
          </table:table-cell>
          <table:table-cell table:style-name="ce3" office:value-type="string">
            <text:p>Les17</text:p>
          </table:table-cell>
          <table:table-cell table:style-name="ce3" office:value-type="string">
            <text:p>-K1309</text:p>
          </table:table-cell>
          <table:table-cell table:number-columns-repeated="242"/>
        </table:table-row>
        <table:table-row table:style-name="ro1">
          <table:table-cell office:value-type="string">
            <text:p>v00086</text:p>
          </table:table-cell>
          <table:table-cell office:value-type="string">
            <text:p>019302</text:p>
          </table:table-cell>
          <table:table-cell office:value-type="string">
            <text:p>07R201:S0019302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4:12</text:p>
          </table:table-cell>
          <table:table-cell table:style-name="ce3" office:value-type="string">
            <text:p>Les17</text:p>
          </table:table-cell>
          <table:table-cell table:style-name="ce3"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01</text:p>
          </table:table-cell>
          <table:table-cell office:value-type="string">
            <text:p>120001</text:p>
          </table:table-cell>
          <table:table-cell office:value-type="string">
            <text:p>07R201:S0120001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9:08</text:p>
          </table:table-cell>
          <table:table-cell table:style-name="ce3" office:value-type="string">
            <text:p>Les17</text:p>
          </table:table-cell>
          <table:table-cell table:style-name="ce3"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616</text:p>
          </table:table-cell>
          <table:table-cell office:value-type="string">
            <text:p>07R301:W0085616</text:p>
          </table:table-cell>
          <table:table-cell office:value-type="string">
            <text:p>113704</text:p>
          </table:table-cell>
          <table:table-cell office:value-type="string">
            <text:p>07R1326:0113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21</text:p>
          </table:table-cell>
          <table:table-cell table:style-name="ce3" office:value-type="string">
            <text:p>Les17</text:p>
          </table:table-cell>
          <table:table-cell table:style-name="ce3" office:value-type="string">
            <text:p>-K3007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1</text:p>
          </table:table-cell>
          <table:table-cell office:value-type="string">
            <text:p>07R301:W0120111</text:p>
          </table:table-cell>
          <table:table-cell office:value-type="string">
            <text:p>116307</text:p>
          </table:table-cell>
          <table:table-cell office:value-type="string">
            <text:p>07R2644:01163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14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8915</text:p>
          </table:table-cell>
          <table:table-cell office:value-type="string">
            <text:p>07R201:S0018915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3:0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00</text:p>
          </table:table-cell>
          <table:table-cell office:value-type="string">
            <text:p>119410</text:p>
          </table:table-cell>
          <table:table-cell office:value-type="string">
            <text:p>07R201:S0119410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3:47:5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14</text:p>
          </table:table-cell>
          <table:table-cell office:value-type="string">
            <text:p>120113</text:p>
          </table:table-cell>
          <table:table-cell office:value-type="string">
            <text:p>07R301:W0120113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23:02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office:value-type="string">
            <text:p>v00120</text:p>
          </table:table-cell>
          <table:table-cell office:value-type="string">
            <text:p>025510</text:p>
          </table:table-cell>
          <table:table-cell office:value-type="string">
            <text:p>07R401:M0025510</text:p>
          </table:table-cell>
          <table:table-cell office:value-type="string">
            <text:p>116308</text:p>
          </table:table-cell>
          <table:table-cell office:value-type="string">
            <text:p>07R2644:01163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6:11</text:p>
          </table:table-cell>
          <table:table-cell table:style-name="ce8" office:value-type="string">
            <text:p>Les19</text:p>
          </table:table-cell>
          <table:table-cell office:value-type="string">
            <text:p>-K1504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v00107</text:p>
          </table:table-cell>
          <table:table-cell table:style-name="ce2" office:value-type="string">
            <text:p>027507</text:p>
          </table:table-cell>
          <table:table-cell table:style-name="ce2" office:value-type="string">
            <text:p>07R301:W0027507</text:p>
          </table:table-cell>
          <table:table-cell table:style-name="ce2" office:value-type="string">
            <text:p>341011</text:p>
          </table:table-cell>
          <table:table-cell table:style-name="ce2" office:value-type="string">
            <text:p>07R3340:0341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18</text:p>
          </table:table-cell>
          <table:table-cell table:style-name="ce2" table:number-columns-repeated="2"/>
          <table:table-cell table:number-columns-repeated="242"/>
        </table:table-row>
        <table:table-row table:style-name="ro1">
          <table:table-cell table:style-name="ce2" office:value-type="string">
            <text:p>v00114</text:p>
          </table:table-cell>
          <table:table-cell table:style-name="ce2" office:value-type="string">
            <text:p>085904</text:p>
          </table:table-cell>
          <table:table-cell table:style-name="ce2" office:value-type="string">
            <text:p>07R301:W0085904</text:p>
          </table:table-cell>
          <table:table-cell table:style-name="ce2"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29</text:p>
          </table:table-cell>
          <table:table-cell table:style-name="ce2" table:number-columns-repeated="2"/>
          <table:table-cell table:number-columns-repeated="242"/>
        </table:table-row>
      </table:table>
      <table:table table:name="check these" table:style-name="ta1" table:print="false"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1" table:number-columns-repeated="242" table:default-cell-style-name="Default"/>
        <table:table-row table:style-name="ro1">
          <table:table-cell table:style-name="Default" office:value-type="string">
            <text:p>sleeve num</text:p>
          </table:table-cell>
          <table:table-cell table:style-name="Default" office:value-type="string">
            <text:p>ma rowplant</text:p>
          </table:table-cell>
          <table:table-cell table:style-name="Default" office:value-type="string">
            <text:p>ma plantID</text:p>
          </table:table-cell>
          <table:table-cell table:style-name="Default" office:value-type="string">
            <text:p>pa rowplant</text:p>
          </table:table-cell>
          <table:table-cell table:style-name="Default" office:value-type="string">
            <text:p>pa plantID</text:p>
          </table:table-cell>
          <table:table-cell table:style-name="Default" office:value-type="string">
            <text:p>whole ear</text:p>
          </table:table-cell>
          <table:table-cell table:style-name="Default" office:value-type="string">
            <text:p>half ear</text:p>
          </table:table-cell>
          <table:table-cell table:style-name="Default" office:value-type="string">
            <text:p>quarter ear</text:p>
          </table:table-cell>
          <table:table-cell table:style-name="Default" office:value-type="string">
            <text:p>num kernels</text:p>
          </table:table-cell>
          <table:table-cell table:style-name="Default" office:value-type="string">
            <text:p>observer</text:p>
          </table:table-cell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mutant</text:p>
          </table:table-cell>
          <table:table-cell table:style-name="Default" office:value-type="string">
            <text:p>K</text:p>
          </table:table-cell>
          <table:table-cell table:style-name="ce3" table:number-columns-repeated="242"/>
        </table:table-row>
        <table:table-row table:style-name="ro1">
          <table:table-cell office:value-type="string">
            <text:p>v00085</text:p>
          </table:table-cell>
          <table:table-cell office:value-type="string">
            <text:p>010911</text:p>
          </table:table-cell>
          <table:table-cell office:value-type="string">
            <text:p>07R201:S0010911</text:p>
          </table:table-cell>
          <table:table-cell office:value-type="string">
            <text:p>014807</text:p>
          </table:table-cell>
          <table:table-cell office:value-type="string">
            <text:p>07R201:S0014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4/2008</text:p>
          </table:table-cell>
          <table:table-cell office:value-type="string">
            <text:p>12:50:33</text:p>
          </table:table-cell>
          <table:table-cell table:number-columns-repeated="244"/>
        </table:table-row>
        <table:table-row table:style-name="ro1">
          <table:table-cell office:value-type="string">
            <text:p>v00092</text:p>
          </table:table-cell>
          <table:table-cell office:value-type="string">
            <text:p>048504</text:p>
          </table:table-cell>
          <table:table-cell office:value-type="string">
            <text:p>07R2427:0048504</text:p>
          </table:table-cell>
          <table:table-cell office:value-type="string">
            <text:p>028906</text:p>
          </table:table-cell>
          <table:table-cell office:value-type="string">
            <text:p>07R201:S0028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2:52:4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v00100</text:p>
          </table:table-cell>
          <table:table-cell table:style-name="ce1" office:value-type="string">
            <text:p>119104</text:p>
          </table:table-cell>
          <table:table-cell table:style-name="ce1" office:value-type="string">
            <text:p>07R201:S0119104</text:p>
          </table:table-cell>
          <table:table-cell table:style-name="ce1" office:value-type="string">
            <text:p>005315</text:p>
          </table:table-cell>
          <table:table-cell table:style-name="ce1" office:value-type="string">
            <text:p>07R2798:00531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FALS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4/2008</text:p>
          </table:table-cell>
          <table:table-cell table:style-name="ce1" office:value-type="string">
            <text:p>13:46:17</text:p>
          </table:table-cell>
          <table:table-cell table:style-name="ce1"/>
          <table:table-cell table:number-columns-repeated="243"/>
        </table:table-row>
        <table:table-row table:style-name="ro1">
          <table:table-cell office:value-type="string">
            <text:p>v00107</text:p>
          </table:table-cell>
          <table:table-cell office:value-type="string">
            <text:p>027507</text:p>
          </table:table-cell>
          <table:table-cell office:value-type="string">
            <text:p>07R301:W0027507</text:p>
          </table:table-cell>
          <table:table-cell office:value-type="string">
            <text:p>341011</text:p>
          </table:table-cell>
          <table:table-cell office:value-type="string">
            <text:p>07R3340:0341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4/2008</text:p>
          </table:table-cell>
          <table:table-cell office:value-type="string">
            <text:p>13:47:18</text:p>
          </table:table-cell>
          <table:table-cell table:number-columns-repeated="244"/>
        </table:table-row>
        <table:table-row table:style-name="ro1">
          <table:table-cell office:value-type="string">
            <text:p>v00114</text:p>
          </table:table-cell>
          <table:table-cell office:value-type="string">
            <text:p>085904</text:p>
          </table:table-cell>
          <table:table-cell office:value-type="string">
            <text:p>07R301:W0085904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16:2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v00117</text:p>
          </table:table-cell>
          <table:table-cell table:style-name="ce1" office:value-type="string">
            <text:p>016214</text:p>
          </table:table-cell>
          <table:table-cell table:style-name="ce1" office:value-type="string">
            <text:p>07R401:M0016214</text:p>
          </table:table-cell>
          <table:table-cell table:style-name="ce1" office:value-type="string">
            <text:p>009403</text:p>
          </table:table-cell>
          <table:table-cell table:style-name="ce1" office:value-type="string">
            <text:p>07R401:M0009403</text:p>
          </table:table-cell>
          <table:table-cell table:number-columns-repeated="2" table:style-name="ce1" office:value-type="string">
            <text:p>FALSE</text:p>
          </table:table-cell>
          <table:table-cell table:style-name="ce1" office:value-type="string">
            <text:p>TRUE</text:p>
          </table:table-cell>
          <table:table-cell table:style-name="ce1"/>
          <table:table-cell table:style-name="ce1" office:value-type="string">
            <text:p>Matt Lutes</text:p>
          </table:table-cell>
          <table:table-cell table:style-name="ce1" office:value-type="string">
            <text:p>01/05/2008</text:p>
          </table:table-cell>
          <table:table-cell table:style-name="ce1" office:value-type="string">
            <text:p>16:44:06</text:p>
          </table:table-cell>
          <table:table-cell table:style-name="ce1"/>
          <table:table-cell table:number-columns-repeated="243"/>
        </table:table-row>
        <table:table-row table:style-name="ro1">
          <table:table-cell office:value-type="string">
            <text:p>v00118</text:p>
          </table:table-cell>
          <table:table-cell office:value-type="string">
            <text:p>022306</text:p>
          </table:table-cell>
          <table:table-cell office:value-type="string">
            <text:p>07R401:M0022306</text:p>
          </table:table-cell>
          <table:table-cell office:value-type="string">
            <text:p>025910</text:p>
          </table:table-cell>
          <table:table-cell office:value-type="string">
            <text:p>07R201:S0025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6:49:07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56003</text:p>
          </table:table-cell>
          <table:table-cell office:value-type="string">
            <text:p>07R2821:0056003</text:p>
          </table:table-cell>
          <table:table-cell office:value-type="string">
            <text:p>026513</text:p>
          </table:table-cell>
          <table:table-cell office:value-type="string">
            <text:p>07R401:M00265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57</text:p>
          </table:table-cell>
          <table:table-cell table:number-columns-repeated="244"/>
        </table:table-row>
        <table:table-row table:style-name="ro1">
          <table:table-cell office:value-type="string">
            <text:p>v00121</text:p>
          </table:table-cell>
          <table:table-cell office:value-type="string">
            <text:p>026506</text:p>
          </table:table-cell>
          <table:table-cell office:value-type="string">
            <text:p>07R401:M0026506</text:p>
          </table:table-cell>
          <table:table-cell office:value-type="string">
            <text:p>086714</text:p>
          </table:table-cell>
          <table:table-cell office:value-type="string">
            <text:p>07R201:0008671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5/2008</text:p>
          </table:table-cell>
          <table:table-cell office:value-type="string">
            <text:p>19:08:42</text:p>
          </table:table-cell>
          <table:table-cell table:style-name="ce10" office:value-type="string">
            <text:p>Les101</text:p>
          </table:table-cell>
          <table:table-cell table:style-name="Default"/>
          <table:table-cell table:number-columns-repeated="242"/>
        </table:table-row>
      </table:table>
      <table:table table:name="should be just 06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a3:l1307</text:p>
          </table:table-cell>
          <table:table-cell office:value-type="string">
            <text:p>a3:a614</text:p>
          </table:table-cell>
          <table:table-cell table:number-columns-repeated="12"/>
        </table:table-row>
        <table:table-row table:style-name="ro1">
          <table:table-cell office:value-type="string">
            <text:p>sleeve num</text:p>
          </table:table-cell>
          <table:table-cell office:value-type="string">
            <text:p>ma rowplant</text:p>
          </table:table-cell>
          <table:table-cell office:value-type="string">
            <text:p>ma plantID</text:p>
          </table:table-cell>
          <table:table-cell office:value-type="string">
            <text:p>pa rowplant</text:p>
          </table:table-cell>
          <table:table-cell office:value-type="string">
            <text:p>pa plantID</text:p>
          </table:table-cell>
          <table:table-cell office:value-type="string">
            <text:p>whole ear</text:p>
          </table:table-cell>
          <table:table-cell office:value-type="string">
            <text:p>half ear</text:p>
          </table:table-cell>
          <table:table-cell office:value-type="string">
            <text:p>quarter ear</text:p>
          </table:table-cell>
          <table:table-cell office:value-type="string">
            <text:p>num kernels</text:p>
          </table:table-cell>
          <table:table-cell office:value-type="string">
            <text:p>observer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mutant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string">
            <text:p>v00029</text:p>
          </table:table-cell>
          <table:table-cell office:value-type="string">
            <text:p>000308</text:p>
          </table:table-cell>
          <table:table-cell office:value-type="string">
            <text:p>06N1013:0000308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29:19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0411</text:p>
          </table:table-cell>
          <table:table-cell office:value-type="string">
            <text:p>06N1014:0000411</text:p>
          </table:table-cell>
          <table:table-cell office:value-type="string">
            <text:p>000401</text:p>
          </table:table-cell>
          <table:table-cell office:value-type="string">
            <text:p>06N1014:0000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37:42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0708</text:p>
          </table:table-cell>
          <table:table-cell office:value-type="string">
            <text:p>06N1017:0000708</text:p>
          </table:table-cell>
          <table:table-cell office:value-type="string">
            <text:p>000701</text:p>
          </table:table-cell>
          <table:table-cell office:value-type="string">
            <text:p>06N1017:0000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4:16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1407</text:p>
          </table:table-cell>
          <table:table-cell office:value-type="string">
            <text:p>06N1032:0001407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5:0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1906</text:p>
          </table:table-cell>
          <table:table-cell office:value-type="string">
            <text:p>06N1038:0001906</text:p>
          </table:table-cell>
          <table:table-cell office:value-type="string">
            <text:p>001903</text:p>
          </table:table-cell>
          <table:table-cell office:value-type="string">
            <text:p>06N1038:0001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6:3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002</text:p>
          </table:table-cell>
          <table:table-cell office:value-type="string">
            <text:p>06N1039:0002002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6:52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7:50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15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30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611</text:p>
          </table:table-cell>
          <table:table-cell office:value-type="string">
            <text:p>06N1047:0002611</text:p>
          </table:table-cell>
          <table:table-cell office:value-type="string">
            <text:p>002611</text:p>
          </table:table-cell>
          <table:table-cell office:value-type="string">
            <text:p>06N1047:00026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8:41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9:29</text:p>
          </table:table-cell>
          <table:table-cell table:number-columns-repeated="2"/>
        </table:table-row>
        <table:table-row table:style-name="ro1">
          <table:table-cell office:value-type="string">
            <text:p>v00029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2:59:51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0:09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13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26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40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1:52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04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20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28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2:48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00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24</text:p>
          </table:table-cell>
          <table:table-cell table:number-columns-repeated="2"/>
        </table:table-row>
        <table:table-row table:style-name="ro1">
          <table:table-cell office:value-type="string">
            <text:p>v00030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3:32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4:31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07:29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3:40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2910</text:p>
          </table:table-cell>
          <table:table-cell office:value-type="string">
            <text:p>06N1051:0002910</text:p>
          </table:table-cell>
          <table:table-cell office:value-type="string">
            <text:p>002910</text:p>
          </table:table-cell>
          <table:table-cell office:value-type="string">
            <text:p>06N1051:0002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5:24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402</text:p>
          </table:table-cell>
          <table:table-cell office:value-type="string">
            <text:p>06N201:M0013402</text:p>
          </table:table-cell>
          <table:table-cell office:value-type="string">
            <text:p>003701</text:p>
          </table:table-cell>
          <table:table-cell office:value-type="string">
            <text:p>06N1007:0003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46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3</text:p>
          </table:table-cell>
          <table:table-cell office:value-type="string">
            <text:p>06N201:M0013503</text:p>
          </table:table-cell>
          <table:table-cell office:value-type="string">
            <text:p>003703</text:p>
          </table:table-cell>
          <table:table-cell office:value-type="string">
            <text:p>06N1007:0003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57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4</text:p>
          </table:table-cell>
          <table:table-cell office:value-type="string">
            <text:p>06N201:M0013504</text:p>
          </table:table-cell>
          <table:table-cell office:value-type="string">
            <text:p>021712</text:p>
          </table:table-cell>
          <table:table-cell office:value-type="string">
            <text:p>06N1706:00217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14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506</text:p>
          </table:table-cell>
          <table:table-cell office:value-type="string">
            <text:p>06N201:M0013506</text:p>
          </table:table-cell>
          <table:table-cell office:value-type="string">
            <text:p>002206</text:p>
          </table:table-cell>
          <table:table-cell office:value-type="string">
            <text:p>06N1041:0002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29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1</text:p>
          </table:table-cell>
          <table:table-cell office:value-type="string">
            <text:p>06N201:S0004101</text:p>
          </table:table-cell>
          <table:table-cell office:value-type="string">
            <text:p>000403</text:p>
          </table:table-cell>
          <table:table-cell office:value-type="string">
            <text:p>06N1014:0000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5:31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3</text:p>
          </table:table-cell>
          <table:table-cell office:value-type="string">
            <text:p>06N201:S0004103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6:19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5</text:p>
          </table:table-cell>
          <table:table-cell office:value-type="string">
            <text:p>06N201:S0004105</text:p>
          </table:table-cell>
          <table:table-cell office:value-type="string">
            <text:p>000101</text:p>
          </table:table-cell>
          <table:table-cell office:value-type="string">
            <text:p>06N1011:0000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11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6</text:p>
          </table:table-cell>
          <table:table-cell office:value-type="string">
            <text:p>06N201:S0004106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25</text:p>
          </table:table-cell>
          <table:table-cell table:number-columns-repeated="2"/>
        </table:table-row>
        <table:table-row table:style-name="ro1">
          <table:table-cell office:value-type="string">
            <text:p>v00031</text:p>
          </table:table-cell>
          <table:table-cell office:value-type="string">
            <text:p>004107</text:p>
          </table:table-cell>
          <table:table-cell office:value-type="string">
            <text:p>06N201:S0004107</text:p>
          </table:table-cell>
          <table:table-cell office:value-type="string">
            <text:p>000407</text:p>
          </table:table-cell>
          <table:table-cell office:value-type="string">
            <text:p>06N1014:00004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37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09</text:p>
          </table:table-cell>
          <table:table-cell office:value-type="string">
            <text:p>06N201:S0004109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8:47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11</text:p>
          </table:table-cell>
          <table:table-cell office:value-type="string">
            <text:p>06N201:S0004111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09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113</text:p>
          </table:table-cell>
          <table:table-cell office:value-type="string">
            <text:p>06N201:S0004113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30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1</text:p>
          </table:table-cell>
          <table:table-cell office:value-type="string">
            <text:p>06N201:S0004401</text:p>
          </table:table-cell>
          <table:table-cell office:value-type="string">
            <text:p>000205</text:p>
          </table:table-cell>
          <table:table-cell office:value-type="string">
            <text:p>06N1012:00002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38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4</text:p>
          </table:table-cell>
          <table:table-cell office:value-type="string">
            <text:p>06N201:S0004404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19:48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8</text:p>
          </table:table-cell>
          <table:table-cell office:value-type="string">
            <text:p>06N201:S0004408</text:p>
          </table:table-cell>
          <table:table-cell office:value-type="string">
            <text:p>000206</text:p>
          </table:table-cell>
          <table:table-cell office:value-type="string">
            <text:p>06N1012:000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0:22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09</text:p>
          </table:table-cell>
          <table:table-cell office:value-type="string">
            <text:p>06N201:S0004409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0:30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0</text:p>
          </table:table-cell>
          <table:table-cell office:value-type="string">
            <text:p>06N201:S0004410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11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1</text:p>
          </table:table-cell>
          <table:table-cell office:value-type="string">
            <text:p>06N201:S0004411</text:p>
          </table:table-cell>
          <table:table-cell office:value-type="string">
            <text:p>000102</text:p>
          </table:table-cell>
          <table:table-cell office:value-type="string">
            <text:p>06N1011:00001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48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412</text:p>
          </table:table-cell>
          <table:table-cell office:value-type="string">
            <text:p>06N201:S000441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1:57</text:p>
          </table:table-cell>
          <table:table-cell table:number-columns-repeated="2"/>
        </table:table-row>
        <table:table-row table:style-name="ro1">
          <table:table-cell office:value-type="string">
            <text:p>v00032</text:p>
          </table:table-cell>
          <table:table-cell office:value-type="string">
            <text:p>004701</text:p>
          </table:table-cell>
          <table:table-cell office:value-type="string">
            <text:p>06N201:S0004701</text:p>
          </table:table-cell>
          <table:table-cell office:value-type="string">
            <text:p>000103</text:p>
          </table:table-cell>
          <table:table-cell office:value-type="string">
            <text:p>06N1011:0000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11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2</text:p>
          </table:table-cell>
          <table:table-cell office:value-type="string">
            <text:p>06N201:S0004702</text:p>
          </table:table-cell>
          <table:table-cell office:value-type="string">
            <text:p>000406</text:p>
          </table:table-cell>
          <table:table-cell office:value-type="string">
            <text:p>06N1014:0000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22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5</text:p>
          </table:table-cell>
          <table:table-cell office:value-type="string">
            <text:p>06N201:S0004705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2:46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8</text:p>
          </table:table-cell>
          <table:table-cell office:value-type="string">
            <text:p>06N201:S0004708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12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09</text:p>
          </table:table-cell>
          <table:table-cell office:value-type="string">
            <text:p>06N201:S0004709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41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10</text:p>
          </table:table-cell>
          <table:table-cell office:value-type="string">
            <text:p>06N201:S0004710</text:p>
          </table:table-cell>
          <table:table-cell office:value-type="string">
            <text:p>000502</text:p>
          </table:table-cell>
          <table:table-cell office:value-type="string">
            <text:p>06N1015:0000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3:29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4713</text:p>
          </table:table-cell>
          <table:table-cell office:value-type="string">
            <text:p>06N201:S0004713</text:p>
          </table:table-cell>
          <table:table-cell office:value-type="string">
            <text:p>000105</text:p>
          </table:table-cell>
          <table:table-cell office:value-type="string">
            <text:p>06N1011:00001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5:50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2</text:p>
          </table:table-cell>
          <table:table-cell office:value-type="string">
            <text:p>06N201:S0005002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08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4</text:p>
          </table:table-cell>
          <table:table-cell office:value-type="string">
            <text:p>06N201:S0005004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24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5</text:p>
          </table:table-cell>
          <table:table-cell office:value-type="string">
            <text:p>06N201:S0005005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6:34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6</text:p>
          </table:table-cell>
          <table:table-cell office:value-type="string">
            <text:p>06N201:S0005006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14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007</text:p>
          </table:table-cell>
          <table:table-cell office:value-type="string">
            <text:p>06N201:S0005007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36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301</text:p>
          </table:table-cell>
          <table:table-cell office:value-type="string">
            <text:p>06N201:S0005301</text:p>
          </table:table-cell>
          <table:table-cell office:value-type="string">
            <text:p>000612</text:p>
          </table:table-cell>
          <table:table-cell office:value-type="string">
            <text:p>06N1016:0000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7:58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3</text:p>
          </table:table-cell>
          <table:table-cell office:value-type="string">
            <text:p>06N201:S0005303</text:p>
          </table:table-cell>
          <table:table-cell office:value-type="string">
            <text:p>000705</text:p>
          </table:table-cell>
          <table:table-cell office:value-type="string">
            <text:p>06N1017:00007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9:14</text:p>
          </table:table-cell>
          <table:table-cell table:number-columns-repeated="2"/>
        </table:table-row>
        <table:table-row table:style-name="ro1">
          <table:table-cell office:value-type="string">
            <text:p>v00033</text:p>
          </table:table-cell>
          <table:table-cell office:value-type="string">
            <text:p>005306</text:p>
          </table:table-cell>
          <table:table-cell office:value-type="string">
            <text:p>06N201:S0005306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28:13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7</text:p>
          </table:table-cell>
          <table:table-cell office:value-type="string">
            <text:p>06N201:S0005307</text:p>
          </table:table-cell>
          <table:table-cell office:value-type="string">
            <text:p>000805</text:p>
          </table:table-cell>
          <table:table-cell office:value-type="string">
            <text:p>06N1019:00008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0:15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09</text:p>
          </table:table-cell>
          <table:table-cell office:value-type="string">
            <text:p>06N201:S0005309</text:p>
          </table:table-cell>
          <table:table-cell office:value-type="string">
            <text:p>002707</text:p>
          </table:table-cell>
          <table:table-cell office:value-type="string">
            <text:p>06N1049:0002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0:29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1</text:p>
          </table:table-cell>
          <table:table-cell office:value-type="string">
            <text:p>06N201:S0005311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1:42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2</text:p>
          </table:table-cell>
          <table:table-cell office:value-type="string">
            <text:p>06N201:S000531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4:46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312</text:p>
          </table:table-cell>
          <table:table-cell office:value-type="string">
            <text:p>06N201:S000531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2:12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1</text:p>
          </table:table-cell>
          <table:table-cell office:value-type="string">
            <text:p>06N201:S0005601</text:p>
          </table:table-cell>
          <table:table-cell office:value-type="string">
            <text:p>000202</text:p>
          </table:table-cell>
          <table:table-cell office:value-type="string">
            <text:p>06N1012:0000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2:30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2</text:p>
          </table:table-cell>
          <table:table-cell office:value-type="string">
            <text:p>06N201:S0005602</text:p>
          </table:table-cell>
          <table:table-cell office:value-type="string">
            <text:p>000501</text:p>
          </table:table-cell>
          <table:table-cell office:value-type="string">
            <text:p>06N1015:0000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3:0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3</text:p>
          </table:table-cell>
          <table:table-cell office:value-type="string">
            <text:p>06N201:S0005603</text:p>
          </table:table-cell>
          <table:table-cell office:value-type="string">
            <text:p>000605</text:p>
          </table:table-cell>
          <table:table-cell office:value-type="string">
            <text:p>06N1016:0000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3:13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5</text:p>
          </table:table-cell>
          <table:table-cell office:value-type="string">
            <text:p>06N201:S0005605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4:36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6</text:p>
          </table:table-cell>
          <table:table-cell office:value-type="string">
            <text:p>06N201:S0005606</text:p>
          </table:table-cell>
          <table:table-cell office:value-type="string">
            <text:p>020507</text:p>
          </table:table-cell>
          <table:table-cell office:value-type="string">
            <text:p>06N1612:00205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6:36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8</text:p>
          </table:table-cell>
          <table:table-cell office:value-type="string">
            <text:p>06N201:S0005608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5:0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09</text:p>
          </table:table-cell>
          <table:table-cell office:value-type="string">
            <text:p>06N201:S0005609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7:24</text:p>
          </table:table-cell>
          <table:table-cell table:number-columns-repeated="2"/>
        </table:table-row>
        <table:table-row table:style-name="ro1">
          <table:table-cell office:value-type="string">
            <text:p>v00034</text:p>
          </table:table-cell>
          <table:table-cell office:value-type="string">
            <text:p>005610</text:p>
          </table:table-cell>
          <table:table-cell office:value-type="string">
            <text:p>06N201:S0005610</text:p>
          </table:table-cell>
          <table:table-cell office:value-type="string">
            <text:p>000412</text:p>
          </table:table-cell>
          <table:table-cell office:value-type="string">
            <text:p>06N1014:0000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36:47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611</text:p>
          </table:table-cell>
          <table:table-cell office:value-type="string">
            <text:p>06N201:S0005611</text:p>
          </table:table-cell>
          <table:table-cell office:value-type="string">
            <text:p>000505</text:p>
          </table:table-cell>
          <table:table-cell office:value-type="string">
            <text:p>06N1015:00005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5:1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1</text:p>
          </table:table-cell>
          <table:table-cell office:value-type="string">
            <text:p>06N201:S0005901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51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3</text:p>
          </table:table-cell>
          <table:table-cell office:value-type="string">
            <text:p>06N201:S0005903</text:p>
          </table:table-cell>
          <table:table-cell office:value-type="string">
            <text:p>000704</text:p>
          </table:table-cell>
          <table:table-cell office:value-type="string">
            <text:p>06N1017:0000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7:01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4</text:p>
          </table:table-cell>
          <table:table-cell office:value-type="string">
            <text:p>06N201:S0005904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8:36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5</text:p>
          </table:table-cell>
          <table:table-cell office:value-type="string">
            <text:p>06N201:S0005905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8:47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6</text:p>
          </table:table-cell>
          <table:table-cell office:value-type="string">
            <text:p>06N201:S0005906</text:p>
          </table:table-cell>
          <table:table-cell office:value-type="string">
            <text:p>000811</text:p>
          </table:table-cell>
          <table:table-cell office:value-type="string">
            <text:p>06N1019:00008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9:33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7</text:p>
          </table:table-cell>
          <table:table-cell office:value-type="string">
            <text:p>06N201:S0005907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9:5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8</text:p>
          </table:table-cell>
          <table:table-cell office:value-type="string">
            <text:p>06N201:S0005908</text:p>
          </table:table-cell>
          <table:table-cell office:value-type="string">
            <text:p>000506</text:p>
          </table:table-cell>
          <table:table-cell office:value-type="string">
            <text:p>06N1015:0000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28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5909</text:p>
          </table:table-cell>
          <table:table-cell office:value-type="string">
            <text:p>06N201:S0005909</text:p>
          </table:table-cell>
          <table:table-cell office:value-type="string">
            <text:p>000806</text:p>
          </table:table-cell>
          <table:table-cell office:value-type="string">
            <text:p>06N1019:0000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3:56:36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1</text:p>
          </table:table-cell>
          <table:table-cell office:value-type="string">
            <text:p>06N201:S0006501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0:07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2</text:p>
          </table:table-cell>
          <table:table-cell office:value-type="string">
            <text:p>06N201:S0006502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13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3</text:p>
          </table:table-cell>
          <table:table-cell office:value-type="string">
            <text:p>06N201:S0006503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20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5</text:p>
          </table:table-cell>
          <table:table-cell office:value-type="string">
            <text:p>06N201:S0006505</text:p>
          </table:table-cell>
          <table:table-cell office:value-type="string">
            <text:p>000812</text:p>
          </table:table-cell>
          <table:table-cell office:value-type="string">
            <text:p>06N1019:00008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1:55</text:p>
          </table:table-cell>
          <table:table-cell table:number-columns-repeated="2"/>
        </table:table-row>
        <table:table-row table:style-name="ro1">
          <table:table-cell office:value-type="string">
            <text:p>v00035</text:p>
          </table:table-cell>
          <table:table-cell office:value-type="string">
            <text:p>006506</text:p>
          </table:table-cell>
          <table:table-cell office:value-type="string">
            <text:p>06N201:S0006506</text:p>
          </table:table-cell>
          <table:table-cell office:value-type="string">
            <text:p>000901</text:p>
          </table:table-cell>
          <table:table-cell office:value-type="string">
            <text:p>06N1020:0000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2:08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509</text:p>
          </table:table-cell>
          <table:table-cell office:value-type="string">
            <text:p>06N201:S0006509</text:p>
          </table:table-cell>
          <table:table-cell office:value-type="string">
            <text:p>000911</text:p>
          </table:table-cell>
          <table:table-cell office:value-type="string">
            <text:p>06N1020:0000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4:03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510</text:p>
          </table:table-cell>
          <table:table-cell office:value-type="string">
            <text:p>06N201:S0006510</text:p>
          </table:table-cell>
          <table:table-cell office:value-type="string">
            <text:p>000913</text:p>
          </table:table-cell>
          <table:table-cell office:value-type="string">
            <text:p>06N1020:00009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2:00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2</text:p>
          </table:table-cell>
          <table:table-cell office:value-type="string">
            <text:p>06N201:S0006802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5:48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3</text:p>
          </table:table-cell>
          <table:table-cell office:value-type="string">
            <text:p>06N201:S0006803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6:12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6</text:p>
          </table:table-cell>
          <table:table-cell office:value-type="string">
            <text:p>06N201:S0006806</text:p>
          </table:table-cell>
          <table:table-cell office:value-type="string">
            <text:p>001009</text:p>
          </table:table-cell>
          <table:table-cell office:value-type="string">
            <text:p>06N1021:0001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6:50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7</text:p>
          </table:table-cell>
          <table:table-cell office:value-type="string">
            <text:p>06N201:S0006807</text:p>
          </table:table-cell>
          <table:table-cell office:value-type="string">
            <text:p>003707</text:p>
          </table:table-cell>
          <table:table-cell office:value-type="string">
            <text:p>06N1007:0003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27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8</text:p>
          </table:table-cell>
          <table:table-cell office:value-type="string">
            <text:p>06N201:S0006808</text:p>
          </table:table-cell>
          <table:table-cell office:value-type="string">
            <text:p>001003</text:p>
          </table:table-cell>
          <table:table-cell office:value-type="string">
            <text:p>06N1021:0001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19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6809</text:p>
          </table:table-cell>
          <table:table-cell office:value-type="string">
            <text:p>06N201:S0006809</text:p>
          </table:table-cell>
          <table:table-cell office:value-type="string">
            <text:p>000607</text:p>
          </table:table-cell>
          <table:table-cell office:value-type="string">
            <text:p>06N1016:0000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8:42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03</text:p>
          </table:table-cell>
          <table:table-cell office:value-type="string">
            <text:p>06N201:S0007103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9:41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08</text:p>
          </table:table-cell>
          <table:table-cell office:value-type="string">
            <text:p>06N201:S0007108</text:p>
          </table:table-cell>
          <table:table-cell office:value-type="string">
            <text:p>001011</text:p>
          </table:table-cell>
          <table:table-cell office:value-type="string">
            <text:p>06N1021:0001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07:39</text:p>
          </table:table-cell>
          <table:table-cell table:number-columns-repeated="2"/>
        </table:table-row>
        <table:table-row table:style-name="ro1">
          <table:table-cell office:value-type="string">
            <text:p>v00036</text:p>
          </table:table-cell>
          <table:table-cell office:value-type="string">
            <text:p>007110</text:p>
          </table:table-cell>
          <table:table-cell office:value-type="string">
            <text:p>06N201:S0007110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0:19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404</text:p>
          </table:table-cell>
          <table:table-cell office:value-type="string">
            <text:p>06N201:S0007404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0:37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407</text:p>
          </table:table-cell>
          <table:table-cell office:value-type="string">
            <text:p>06N201:S0007407</text:p>
          </table:table-cell>
          <table:table-cell office:value-type="string">
            <text:p>001601</text:p>
          </table:table-cell>
          <table:table-cell office:value-type="string">
            <text:p>06N1034:0001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1:17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1</text:p>
          </table:table-cell>
          <table:table-cell office:value-type="string">
            <text:p>06N201:S0007701</text:p>
          </table:table-cell>
          <table:table-cell office:value-type="string">
            <text:p>019209</text:p>
          </table:table-cell>
          <table:table-cell office:value-type="string">
            <text:p>06N1434:0019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1:29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2</text:p>
          </table:table-cell>
          <table:table-cell office:value-type="string">
            <text:p>06N201:S0007702</text:p>
          </table:table-cell>
          <table:table-cell office:value-type="string">
            <text:p>001012</text:p>
          </table:table-cell>
          <table:table-cell office:value-type="string">
            <text:p>06N1021:00010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6:27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3</text:p>
          </table:table-cell>
          <table:table-cell office:value-type="string">
            <text:p>06N201:S0007703</text:p>
          </table:table-cell>
          <table:table-cell office:value-type="string">
            <text:p>001605</text:p>
          </table:table-cell>
          <table:table-cell office:value-type="string">
            <text:p>06N1034:0001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7:01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7707</text:p>
          </table:table-cell>
          <table:table-cell office:value-type="string">
            <text:p>06N201:S0007707</text:p>
          </table:table-cell>
          <table:table-cell office:value-type="string">
            <text:p>001608</text:p>
          </table:table-cell>
          <table:table-cell office:value-type="string">
            <text:p>06N1034:00016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7:20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1</text:p>
          </table:table-cell>
          <table:table-cell office:value-type="string">
            <text:p>06N201:S0008001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8:47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2</text:p>
          </table:table-cell>
          <table:table-cell office:value-type="string">
            <text:p>06N201:S0008002</text:p>
          </table:table-cell>
          <table:table-cell office:value-type="string">
            <text:p>001807</text:p>
          </table:table-cell>
          <table:table-cell office:value-type="string">
            <text:p>06N1030:0001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19:54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4</text:p>
          </table:table-cell>
          <table:table-cell office:value-type="string">
            <text:p>06N201:S0008004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0:48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5</text:p>
          </table:table-cell>
          <table:table-cell office:value-type="string">
            <text:p>06N201:S0008005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1:04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6</text:p>
          </table:table-cell>
          <table:table-cell office:value-type="string">
            <text:p>06N201:S0008006</text:p>
          </table:table-cell>
          <table:table-cell office:value-type="string">
            <text:p>021002</text:p>
          </table:table-cell>
          <table:table-cell office:value-type="string">
            <text:p>06N1624:002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1:19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08</text:p>
          </table:table-cell>
          <table:table-cell office:value-type="string">
            <text:p>06N201:S0008008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2:44</text:p>
          </table:table-cell>
          <table:table-cell table:number-columns-repeated="2"/>
        </table:table-row>
        <table:table-row table:style-name="ro1">
          <table:table-cell office:value-type="string">
            <text:p>v00037</text:p>
          </table:table-cell>
          <table:table-cell office:value-type="string">
            <text:p>008010</text:p>
          </table:table-cell>
          <table:table-cell office:value-type="string">
            <text:p>06N201:S0008010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2:58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1</text:p>
          </table:table-cell>
          <table:table-cell office:value-type="string">
            <text:p>06N201:S0008301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3:15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2</text:p>
          </table:table-cell>
          <table:table-cell office:value-type="string">
            <text:p>06N201:S0008302</text:p>
          </table:table-cell>
          <table:table-cell office:value-type="string">
            <text:p>001110</text:p>
          </table:table-cell>
          <table:table-cell office:value-type="string">
            <text:p>06N1023:000111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5:25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3</text:p>
          </table:table-cell>
          <table:table-cell office:value-type="string">
            <text:p>06N201:S0008303</text:p>
          </table:table-cell>
          <table:table-cell office:value-type="string">
            <text:p>001202</text:p>
          </table:table-cell>
          <table:table-cell office:value-type="string">
            <text:p>06N1025:0001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5:51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4</text:p>
          </table:table-cell>
          <table:table-cell office:value-type="string">
            <text:p>06N201:S0008304</text:p>
          </table:table-cell>
          <table:table-cell office:value-type="string">
            <text:p>001211</text:p>
          </table:table-cell>
          <table:table-cell office:value-type="string">
            <text:p>06N1025:00012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3:47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6</text:p>
          </table:table-cell>
          <table:table-cell office:value-type="string">
            <text:p>06N201:S0008306</text:p>
          </table:table-cell>
          <table:table-cell office:value-type="string">
            <text:p>001212</text:p>
          </table:table-cell>
          <table:table-cell office:value-type="string">
            <text:p>06N1025:0001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6:58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7</text:p>
          </table:table-cell>
          <table:table-cell office:value-type="string">
            <text:p>06N201:S0008307</text:p>
          </table:table-cell>
          <table:table-cell office:value-type="string">
            <text:p>001508</text:p>
          </table:table-cell>
          <table:table-cell office:value-type="string">
            <text:p>06N1033:0001508</text:p>
          </table:table-cell>
          <table:table-cell table:number-columns-repeated="3" office:value-type="string">
            <text:p>FALSE</text:p>
          </table:table-cell>
          <table:table-cell office:value-type="string">
            <text:p>24</text:p>
          </table:table-cell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6:20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8</text:p>
          </table:table-cell>
          <table:table-cell office:value-type="string">
            <text:p>06N201:S0008308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25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309</text:p>
          </table:table-cell>
          <table:table-cell office:value-type="string">
            <text:p>06N201:S0008309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51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1</text:p>
          </table:table-cell>
          <table:table-cell office:value-type="string">
            <text:p>06N201:S0008601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7:37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3</text:p>
          </table:table-cell>
          <table:table-cell office:value-type="string">
            <text:p>06N201:S0008603</text:p>
          </table:table-cell>
          <table:table-cell office:value-type="string">
            <text:p>021012</text:p>
          </table:table-cell>
          <table:table-cell office:value-type="string">
            <text:p>06N1624:0021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08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5</text:p>
          </table:table-cell>
          <table:table-cell office:value-type="string">
            <text:p>06N201:S0008605</text:p>
          </table:table-cell>
          <table:table-cell office:value-type="string">
            <text:p>001509</text:p>
          </table:table-cell>
          <table:table-cell office:value-type="string">
            <text:p>06N1033:00015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25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606</text:p>
          </table:table-cell>
          <table:table-cell office:value-type="string">
            <text:p>06N201:S0008606</text:p>
          </table:table-cell>
          <table:table-cell office:value-type="string">
            <text:p>002101</text:p>
          </table:table-cell>
          <table:table-cell office:value-type="string">
            <text:p>06N1040:00021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8:39</text:p>
          </table:table-cell>
          <table:table-cell table:number-columns-repeated="2"/>
        </table:table-row>
        <table:table-row table:style-name="ro1">
          <table:table-cell office:value-type="string">
            <text:p>v00038</text:p>
          </table:table-cell>
          <table:table-cell office:value-type="string">
            <text:p>008906</text:p>
          </table:table-cell>
          <table:table-cell office:value-type="string">
            <text:p>06N201:S0008906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9:10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7</text:p>
          </table:table-cell>
          <table:table-cell office:value-type="string">
            <text:p>06N201:S0008907</text:p>
          </table:table-cell>
          <table:table-cell office:value-type="string">
            <text:p>021506</text:p>
          </table:table-cell>
          <table:table-cell office:value-type="string">
            <text:p>06N1701:0021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29:24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8</text:p>
          </table:table-cell>
          <table:table-cell office:value-type="string">
            <text:p>06N201:S0008908</text:p>
          </table:table-cell>
          <table:table-cell office:value-type="string">
            <text:p>001604</text:p>
          </table:table-cell>
          <table:table-cell office:value-type="string">
            <text:p>06N1034:000160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04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8909</text:p>
          </table:table-cell>
          <table:table-cell office:value-type="string">
            <text:p>06N201:S0008909</text:p>
          </table:table-cell>
          <table:table-cell office:value-type="string">
            <text:p>021902</text:p>
          </table:table-cell>
          <table:table-cell office:value-type="string">
            <text:p>06N1713:0021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29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1</text:p>
          </table:table-cell>
          <table:table-cell office:value-type="string">
            <text:p>06N201:S0009201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41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4</text:p>
          </table:table-cell>
          <table:table-cell office:value-type="string">
            <text:p>06N201:S0009204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1:51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6</text:p>
          </table:table-cell>
          <table:table-cell office:value-type="string">
            <text:p>06N201:S0009206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15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07</text:p>
          </table:table-cell>
          <table:table-cell office:value-type="string">
            <text:p>06N201:S0009207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43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0</text:p>
          </table:table-cell>
          <table:table-cell office:value-type="string">
            <text:p>06N201:S0009210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3:08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0</text:p>
          </table:table-cell>
          <table:table-cell office:value-type="string">
            <text:p>06N201:S0009210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2:26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1</text:p>
          </table:table-cell>
          <table:table-cell office:value-type="string">
            <text:p>06N201:S0009211</text:p>
          </table:table-cell>
          <table:table-cell office:value-type="string">
            <text:p>022302</text:p>
          </table:table-cell>
          <table:table-cell office:value-type="string">
            <text:p>06N1719:002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09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2</text:p>
          </table:table-cell>
          <table:table-cell office:value-type="string">
            <text:p>06N201:S0009212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3:59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213</text:p>
          </table:table-cell>
          <table:table-cell office:value-type="string">
            <text:p>06N201:S0009213</text:p>
          </table:table-cell>
          <table:table-cell office:value-type="string">
            <text:p>000701</text:p>
          </table:table-cell>
          <table:table-cell office:value-type="string">
            <text:p>06N1017:00007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37</text:p>
          </table:table-cell>
          <table:table-cell table:number-columns-repeated="2"/>
        </table:table-row>
        <table:table-row table:style-name="ro1">
          <table:table-cell office:value-type="string">
            <text:p>v00039</text:p>
          </table:table-cell>
          <table:table-cell office:value-type="string">
            <text:p>009501</text:p>
          </table:table-cell>
          <table:table-cell office:value-type="string">
            <text:p>06N201:S0009501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4:52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2</text:p>
          </table:table-cell>
          <table:table-cell office:value-type="string">
            <text:p>06N201:S0009502</text:p>
          </table:table-cell>
          <table:table-cell office:value-type="string">
            <text:p>002104</text:p>
          </table:table-cell>
          <table:table-cell office:value-type="string">
            <text:p>06N1040:00021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35:10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3</text:p>
          </table:table-cell>
          <table:table-cell office:value-type="string">
            <text:p>06N201:S0009503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6:00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506</text:p>
          </table:table-cell>
          <table:table-cell office:value-type="string">
            <text:p>06N201:S0009506</text:p>
          </table:table-cell>
          <table:table-cell office:value-type="string">
            <text:p>021905</text:p>
          </table:table-cell>
          <table:table-cell office:value-type="string">
            <text:p>06N1713:00219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6:19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09804</text:p>
          </table:table-cell>
          <table:table-cell office:value-type="string">
            <text:p>06N201:S0009804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07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1</text:p>
          </table:table-cell>
          <table:table-cell office:value-type="string">
            <text:p>06N201:S0010101</text:p>
          </table:table-cell>
          <table:table-cell office:value-type="string">
            <text:p>001303</text:p>
          </table:table-cell>
          <table:table-cell office:value-type="string">
            <text:p>06N1029:0001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25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2</text:p>
          </table:table-cell>
          <table:table-cell office:value-type="string">
            <text:p>06N201:S0010102</text:p>
          </table:table-cell>
          <table:table-cell office:value-type="string">
            <text:p>021911</text:p>
          </table:table-cell>
          <table:table-cell office:value-type="string">
            <text:p>06N1713:002191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44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3</text:p>
          </table:table-cell>
          <table:table-cell office:value-type="string">
            <text:p>06N201:S0010103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7:51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4</text:p>
          </table:table-cell>
          <table:table-cell office:value-type="string">
            <text:p>06N201:S0010104</text:p>
          </table:table-cell>
          <table:table-cell office:value-type="string">
            <text:p>022103</text:p>
          </table:table-cell>
          <table:table-cell office:value-type="string">
            <text:p>06N1715:0022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8:17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6</text:p>
          </table:table-cell>
          <table:table-cell office:value-type="string">
            <text:p>06N201:S0010106</text:p>
          </table:table-cell>
          <table:table-cell office:value-type="string">
            <text:p>002203</text:p>
          </table:table-cell>
          <table:table-cell office:value-type="string">
            <text:p>06N1041:00022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8:34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8</text:p>
          </table:table-cell>
          <table:table-cell office:value-type="string">
            <text:p>06N201:S0010108</text:p>
          </table:table-cell>
          <table:table-cell office:value-type="string">
            <text:p>022201</text:p>
          </table:table-cell>
          <table:table-cell office:value-type="string">
            <text:p>06N1716:0022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04</text:p>
          </table:table-cell>
          <table:table-cell table:number-columns-repeated="2"/>
        </table:table-row>
        <table:table-row table:style-name="ro1">
          <table:table-cell office:value-type="string">
            <text:p>v00040</text:p>
          </table:table-cell>
          <table:table-cell office:value-type="string">
            <text:p>010109</text:p>
          </table:table-cell>
          <table:table-cell office:value-type="string">
            <text:p>06N201:S0010109</text:p>
          </table:table-cell>
          <table:table-cell office:value-type="string">
            <text:p>002204</text:p>
          </table:table-cell>
          <table:table-cell office:value-type="string">
            <text:p>06N1041:0002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14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110</text:p>
          </table:table-cell>
          <table:table-cell office:value-type="string">
            <text:p>06N201:S0010110</text:p>
          </table:table-cell>
          <table:table-cell office:value-type="string">
            <text:p>001412</text:p>
          </table:table-cell>
          <table:table-cell office:value-type="string">
            <text:p>06N1032:00014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54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1</text:p>
          </table:table-cell>
          <table:table-cell office:value-type="string">
            <text:p>06N201:S0010401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49:32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2</text:p>
          </table:table-cell>
          <table:table-cell office:value-type="string">
            <text:p>06N201:S00104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20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3</text:p>
          </table:table-cell>
          <table:table-cell office:value-type="string">
            <text:p>06N201:S0010403</text:p>
          </table:table-cell>
          <table:table-cell office:value-type="string">
            <text:p>002302</text:p>
          </table:table-cell>
          <table:table-cell office:value-type="string">
            <text:p>06N1042:0002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06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4</text:p>
          </table:table-cell>
          <table:table-cell office:value-type="string">
            <text:p>06N201:S0010404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0:39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5</text:p>
          </table:table-cell>
          <table:table-cell office:value-type="string">
            <text:p>06N201:S0010405</text:p>
          </table:table-cell>
          <table:table-cell office:value-type="string">
            <text:p>001501</text:p>
          </table:table-cell>
          <table:table-cell office:value-type="string">
            <text:p>06N1033:0001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1:00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6</text:p>
          </table:table-cell>
          <table:table-cell office:value-type="string">
            <text:p>06N201:S0010406</text:p>
          </table:table-cell>
          <table:table-cell office:value-type="string">
            <text:p>000310</text:p>
          </table:table-cell>
          <table:table-cell office:value-type="string">
            <text:p>06N1013:00003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1:44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7</text:p>
          </table:table-cell>
          <table:table-cell office:value-type="string">
            <text:p>06N201:S0010407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2:08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08</text:p>
          </table:table-cell>
          <table:table-cell office:value-type="string">
            <text:p>06N201:S0010408</text:p>
          </table:table-cell>
          <table:table-cell office:value-type="string">
            <text:p>002102</text:p>
          </table:table-cell>
          <table:table-cell office:value-type="string">
            <text:p>06N1040:0002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2:36</text:p>
          </table:table-cell>
          <table:table-cell table:number-columns-repeated="2"/>
        </table:table-row>
        <table:table-row table:style-name="ro1">
          <table:table-cell office:value-type="string">
            <text:p>v00041</text:p>
          </table:table-cell>
          <table:table-cell office:value-type="string">
            <text:p>010411</text:p>
          </table:table-cell>
          <table:table-cell office:value-type="string">
            <text:p>06N201:S0010411</text:p>
          </table:table-cell>
          <table:table-cell office:value-type="string">
            <text:p>020905</text:p>
          </table:table-cell>
          <table:table-cell office:value-type="string">
            <text:p>06N1620:0020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/>
          <table:table-cell office:value-type="string">
            <text:p>13:52:48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1</text:p>
          </table:table-cell>
          <table:table-cell office:value-type="string">
            <text:p>06N201:S0010701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3:53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2</text:p>
          </table:table-cell>
          <table:table-cell office:value-type="string">
            <text:p>06N201:S0010702</text:p>
          </table:table-cell>
          <table:table-cell office:value-type="string">
            <text:p>000713</text:p>
          </table:table-cell>
          <table:table-cell office:value-type="string">
            <text:p>06N1017:00007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17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3</text:p>
          </table:table-cell>
          <table:table-cell office:value-type="string">
            <text:p>06N201:S0010703</text:p>
          </table:table-cell>
          <table:table-cell office:value-type="string">
            <text:p>002306</text:p>
          </table:table-cell>
          <table:table-cell office:value-type="string">
            <text:p>06N1042:00023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37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09</text:p>
          </table:table-cell>
          <table:table-cell office:value-type="string">
            <text:p>06N201:S0010709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4:50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0710</text:p>
          </table:table-cell>
          <table:table-cell office:value-type="string">
            <text:p>06N201:S0010710</text:p>
          </table:table-cell>
          <table:table-cell office:value-type="string">
            <text:p>022202</text:p>
          </table:table-cell>
          <table:table-cell office:value-type="string">
            <text:p>06N1716:0022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5:52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001</text:p>
          </table:table-cell>
          <table:table-cell office:value-type="string">
            <text:p>06N201:S0011001</text:p>
          </table:table-cell>
          <table:table-cell office:value-type="string">
            <text:p>002108</text:p>
          </table:table-cell>
          <table:table-cell office:value-type="string">
            <text:p>06N1040:00021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6:04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010</text:p>
          </table:table-cell>
          <table:table-cell office:value-type="string">
            <text:p>06N201:S0011010</text:p>
          </table:table-cell>
          <table:table-cell office:value-type="string">
            <text:p>022602</text:p>
          </table:table-cell>
          <table:table-cell office:value-type="string">
            <text:p>06N1725:0022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17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1</text:p>
          </table:table-cell>
          <table:table-cell office:value-type="string">
            <text:p>06N201:S0011301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03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2</text:p>
          </table:table-cell>
          <table:table-cell office:value-type="string">
            <text:p>06N201:S0011302</text:p>
          </table:table-cell>
          <table:table-cell office:value-type="string">
            <text:p>021511</text:p>
          </table:table-cell>
          <table:table-cell office:value-type="string">
            <text:p>06N1701:0021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38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3</text:p>
          </table:table-cell>
          <table:table-cell office:value-type="string">
            <text:p>06N201:S0011303</text:p>
          </table:table-cell>
          <table:table-cell office:value-type="string">
            <text:p>000403</text:p>
          </table:table-cell>
          <table:table-cell office:value-type="string">
            <text:p>06N1014:0000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45</text:p>
          </table:table-cell>
          <table:table-cell table:number-columns-repeated="2"/>
        </table:table-row>
        <table:table-row table:style-name="ro1">
          <table:table-cell office:value-type="string">
            <text:p>v00042</text:p>
          </table:table-cell>
          <table:table-cell office:value-type="string">
            <text:p>011304</text:p>
          </table:table-cell>
          <table:table-cell office:value-type="string">
            <text:p>06N201:S0011304</text:p>
          </table:table-cell>
          <table:table-cell office:value-type="string">
            <text:p>021603</text:p>
          </table:table-cell>
          <table:table-cell office:value-type="string">
            <text:p>06N1705:0021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7:33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1308</text:p>
          </table:table-cell>
          <table:table-cell office:value-type="string">
            <text:p>06N201:S0011308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3:58:1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1309</text:p>
          </table:table-cell>
          <table:table-cell office:value-type="string">
            <text:p>06N201:S0011309</text:p>
          </table:table-cell>
          <table:table-cell office:value-type="string">
            <text:p>023107</text:p>
          </table:table-cell>
          <table:table-cell office:value-type="string">
            <text:p>06N1816:00231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4:58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104</text:p>
          </table:table-cell>
          <table:table-cell office:value-type="string">
            <text:p>06N201:S0013104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5:21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105</text:p>
          </table:table-cell>
          <table:table-cell office:value-type="string">
            <text:p>06N201:S0013105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6:37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1</text:p>
          </table:table-cell>
          <table:table-cell office:value-type="string">
            <text:p>06N201:S0013201</text:p>
          </table:table-cell>
          <table:table-cell office:value-type="string">
            <text:p>002401</text:p>
          </table:table-cell>
          <table:table-cell office:value-type="string">
            <text:p>06N1043:0002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6:57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4</text:p>
          </table:table-cell>
          <table:table-cell office:value-type="string">
            <text:p>06N201:S0013204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5:3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7</text:p>
          </table:table-cell>
          <table:table-cell office:value-type="string">
            <text:p>06N201:S0013207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40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8</text:p>
          </table:table-cell>
          <table:table-cell office:value-type="string">
            <text:p>06N201:S0013208</text:p>
          </table:table-cell>
          <table:table-cell office:value-type="string">
            <text:p>021708</text:p>
          </table:table-cell>
          <table:table-cell office:value-type="string">
            <text:p>06N1706:0021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25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209</text:p>
          </table:table-cell>
          <table:table-cell office:value-type="string">
            <text:p>06N201:S0013209</text:p>
          </table:table-cell>
          <table:table-cell office:value-type="string">
            <text:p>001907</text:p>
          </table:table-cell>
          <table:table-cell office:value-type="string">
            <text:p>06N1038:0001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7:51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1</text:p>
          </table:table-cell>
          <table:table-cell office:value-type="string">
            <text:p>06N201:S0013301</text:p>
          </table:table-cell>
          <table:table-cell office:value-type="string">
            <text:p>002001</text:p>
          </table:table-cell>
          <table:table-cell office:value-type="string">
            <text:p>06N1039:0002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8:08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2</text:p>
          </table:table-cell>
          <table:table-cell office:value-type="string">
            <text:p>06N201:S0013302</text:p>
          </table:table-cell>
          <table:table-cell office:value-type="string">
            <text:p>002704</text:p>
          </table:table-cell>
          <table:table-cell office:value-type="string">
            <text:p>06N1049:0002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8:51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4</text:p>
          </table:table-cell>
          <table:table-cell office:value-type="string">
            <text:p>06N201:S0013304</text:p>
          </table:table-cell>
          <table:table-cell office:value-type="string">
            <text:p>002508</text:p>
          </table:table-cell>
          <table:table-cell office:value-type="string">
            <text:p>06N1044:00025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9:45</text:p>
          </table:table-cell>
          <table:table-cell table:number-columns-repeated="2"/>
        </table:table-row>
        <table:table-row table:style-name="ro1">
          <table:table-cell office:value-type="string">
            <text:p>v00043</text:p>
          </table:table-cell>
          <table:table-cell office:value-type="string">
            <text:p>013305</text:p>
          </table:table-cell>
          <table:table-cell office:value-type="string">
            <text:p>06N201:S0013305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Dylan Raithel</text:p>
          </table:table-cell>
          <table:table-cell office:value-type="string">
            <text:p>01/03/2008</text:p>
          </table:table-cell>
          <table:table-cell office:value-type="string">
            <text:p>14:09:26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6</text:p>
          </table:table-cell>
          <table:table-cell office:value-type="string">
            <text:p>06N201:S0013306</text:p>
          </table:table-cell>
          <table:table-cell office:value-type="string">
            <text:p>003910</text:p>
          </table:table-cell>
          <table:table-cell office:value-type="string">
            <text:p>06N1009:0003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07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7</text:p>
          </table:table-cell>
          <table:table-cell office:value-type="string">
            <text:p>06N201:S0013307</text:p>
          </table:table-cell>
          <table:table-cell office:value-type="string">
            <text:p>001806</text:p>
          </table:table-cell>
          <table:table-cell office:value-type="string">
            <text:p>06N1036:0001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58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08</text:p>
          </table:table-cell>
          <table:table-cell office:value-type="string">
            <text:p>06N201:S0013308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15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310</text:p>
          </table:table-cell>
          <table:table-cell office:value-type="string">
            <text:p>06N201:S0013310</text:p>
          </table:table-cell>
          <table:table-cell office:value-type="string">
            <text:p>000709</text:p>
          </table:table-cell>
          <table:table-cell office:value-type="string">
            <text:p>06N1017:0000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3:21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607</text:p>
          </table:table-cell>
          <table:table-cell office:value-type="string">
            <text:p>06N201:S0013607</text:p>
          </table:table-cell>
          <table:table-cell office:value-type="string">
            <text:p>002301</text:p>
          </table:table-cell>
          <table:table-cell office:value-type="string">
            <text:p>06N1042:0002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4:52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609</text:p>
          </table:table-cell>
          <table:table-cell office:value-type="string">
            <text:p>06N201:S0013609</text:p>
          </table:table-cell>
          <table:table-cell office:value-type="string">
            <text:p>003706</text:p>
          </table:table-cell>
          <table:table-cell office:value-type="string">
            <text:p>06N1007:00037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22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704</text:p>
          </table:table-cell>
          <table:table-cell office:value-type="string">
            <text:p>06N201:S0013704</text:p>
          </table:table-cell>
          <table:table-cell office:value-type="string">
            <text:p>014404</text:p>
          </table:table-cell>
          <table:table-cell office:value-type="string">
            <text:p>06N1342:0014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39</text:p>
          </table:table-cell>
          <table:table-cell table:number-columns-repeated="2"/>
        </table:table-row>
        <table:table-row table:style-name="ro1">
          <table:table-cell office:value-type="string">
            <text:p>v00044</text:p>
          </table:table-cell>
          <table:table-cell office:value-type="string">
            <text:p>013705</text:p>
          </table:table-cell>
          <table:table-cell office:value-type="string">
            <text:p>06N201:S0013705</text:p>
          </table:table-cell>
          <table:table-cell office:value-type="string">
            <text:p>021912</text:p>
          </table:table-cell>
          <table:table-cell office:value-type="string">
            <text:p>06N1713:00219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5:52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06</text:p>
          </table:table-cell>
          <table:table-cell office:value-type="string">
            <text:p>06N201:S0013706</text:p>
          </table:table-cell>
          <table:table-cell office:value-type="string">
            <text:p>021913</text:p>
          </table:table-cell>
          <table:table-cell office:value-type="string">
            <text:p>06N1713:00219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5:2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09</text:p>
          </table:table-cell>
          <table:table-cell office:value-type="string">
            <text:p>06N201:S0013709</text:p>
          </table:table-cell>
          <table:table-cell office:value-type="string">
            <text:p>022004</text:p>
          </table:table-cell>
          <table:table-cell office:value-type="string">
            <text:p>06N1714:0022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6:22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711</text:p>
          </table:table-cell>
          <table:table-cell office:value-type="string">
            <text:p>06N201:S0013711</text:p>
          </table:table-cell>
          <table:table-cell office:value-type="string">
            <text:p>019212</text:p>
          </table:table-cell>
          <table:table-cell office:value-type="string">
            <text:p>06N1434:00192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6:52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2</text:p>
          </table:table-cell>
          <table:table-cell office:value-type="string">
            <text:p>06N201:S0013802</text:p>
          </table:table-cell>
          <table:table-cell office:value-type="string">
            <text:p>002211</text:p>
          </table:table-cell>
          <table:table-cell office:value-type="string">
            <text:p>06N1041:0002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7:29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3</text:p>
          </table:table-cell>
          <table:table-cell office:value-type="string">
            <text:p>06N201:S0013803</text:p>
          </table:table-cell>
          <table:table-cell office:value-type="string">
            <text:p>002411</text:p>
          </table:table-cell>
          <table:table-cell office:value-type="string">
            <text:p>06N1043:00024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0:1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4</text:p>
          </table:table-cell>
          <table:table-cell office:value-type="string">
            <text:p>06N201:S0013804</text:p>
          </table:table-cell>
          <table:table-cell office:value-type="string">
            <text:p>019207</text:p>
          </table:table-cell>
          <table:table-cell office:value-type="string">
            <text:p>06N1434:0019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7:3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5</text:p>
          </table:table-cell>
          <table:table-cell office:value-type="string">
            <text:p>06N201:S0013805</text:p>
          </table:table-cell>
          <table:table-cell office:value-type="string">
            <text:p>004004</text:p>
          </table:table-cell>
          <table:table-cell office:value-type="string">
            <text:p>06N1109:00040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0:24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7</text:p>
          </table:table-cell>
          <table:table-cell office:value-type="string">
            <text:p>06N201:S0013807</text:p>
          </table:table-cell>
          <table:table-cell office:value-type="string">
            <text:p>019206</text:p>
          </table:table-cell>
          <table:table-cell office:value-type="string">
            <text:p>06N1434:0019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03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808</text:p>
          </table:table-cell>
          <table:table-cell office:value-type="string">
            <text:p>06N201:S0013808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15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1</text:p>
          </table:table-cell>
          <table:table-cell office:value-type="string">
            <text:p>06N201:S0013901</text:p>
          </table:table-cell>
          <table:table-cell office:value-type="string">
            <text:p>003502</text:p>
          </table:table-cell>
          <table:table-cell office:value-type="string">
            <text:p>06N1004:0003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24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2</text:p>
          </table:table-cell>
          <table:table-cell office:value-type="string">
            <text:p>06N201:S0013902</text:p>
          </table:table-cell>
          <table:table-cell office:value-type="string">
            <text:p>003503</text:p>
          </table:table-cell>
          <table:table-cell office:value-type="string">
            <text:p>06N1004:0003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2:03</text:p>
          </table:table-cell>
          <table:table-cell table:number-columns-repeated="2"/>
        </table:table-row>
        <table:table-row table:style-name="ro1">
          <table:table-cell office:value-type="string">
            <text:p>v00045</text:p>
          </table:table-cell>
          <table:table-cell office:value-type="string">
            <text:p>013903</text:p>
          </table:table-cell>
          <table:table-cell office:value-type="string">
            <text:p>06N201:S0013903</text:p>
          </table:table-cell>
          <table:table-cell office:value-type="string">
            <text:p>022304</text:p>
          </table:table-cell>
          <table:table-cell office:value-type="string">
            <text:p>06N1719:0022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11:49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4</text:p>
          </table:table-cell>
          <table:table-cell office:value-type="string">
            <text:p>06N201:S0013904</text:p>
          </table:table-cell>
          <table:table-cell office:value-type="string">
            <text:p>002501</text:p>
          </table:table-cell>
          <table:table-cell office:value-type="string">
            <text:p>06N1044:00025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9:09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6</text:p>
          </table:table-cell>
          <table:table-cell office:value-type="string">
            <text:p>06N201:S0013906</text:p>
          </table:table-cell>
          <table:table-cell office:value-type="string">
            <text:p>002504</text:p>
          </table:table-cell>
          <table:table-cell office:value-type="string">
            <text:p>06N1044:00025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00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3909</text:p>
          </table:table-cell>
          <table:table-cell office:value-type="string">
            <text:p>06N201:S0013909</text:p>
          </table:table-cell>
          <table:table-cell office:value-type="string">
            <text:p>002506</text:p>
          </table:table-cell>
          <table:table-cell office:value-type="string">
            <text:p>06N1044:0002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3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1</text:p>
          </table:table-cell>
          <table:table-cell office:value-type="string">
            <text:p>06N201:S0014001</text:p>
          </table:table-cell>
          <table:table-cell office:value-type="string">
            <text:p>019112</text:p>
          </table:table-cell>
          <table:table-cell office:value-type="string">
            <text:p>06N1431:0019112</text:p>
          </table:table-cell>
          <table:table-cell table:number-columns-repeated="3" office:value-type="string">
            <text:p>FALSE</text:p>
          </table:table-cell>
          <table:table-cell office:value-type="string">
            <text:p>6</text:p>
          </table:table-cell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0:05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6</text:p>
          </table:table-cell>
          <table:table-cell office:value-type="string">
            <text:p>06N201:S0014006</text:p>
          </table:table-cell>
          <table:table-cell office:value-type="string">
            <text:p>022405</text:p>
          </table:table-cell>
          <table:table-cell office:value-type="string">
            <text:p>06N1723:00224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08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09</text:p>
          </table:table-cell>
          <table:table-cell office:value-type="string">
            <text:p>06N201:S0014009</text:p>
          </table:table-cell>
          <table:table-cell office:value-type="string">
            <text:p>002507</text:p>
          </table:table-cell>
          <table:table-cell office:value-type="string">
            <text:p>06N1044:000250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20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011</text:p>
          </table:table-cell>
          <table:table-cell office:value-type="string">
            <text:p>06N201:S0014011</text:p>
          </table:table-cell>
          <table:table-cell office:value-type="string">
            <text:p>002605</text:p>
          </table:table-cell>
          <table:table-cell office:value-type="string">
            <text:p>06N1047:00026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1:38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1</text:p>
          </table:table-cell>
          <table:table-cell office:value-type="string">
            <text:p>06N201:S0014101</text:p>
          </table:table-cell>
          <table:table-cell office:value-type="string">
            <text:p>001804</text:p>
          </table:table-cell>
          <table:table-cell office:value-type="string">
            <text:p>06N1036:00018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2:06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3</text:p>
          </table:table-cell>
          <table:table-cell office:value-type="string">
            <text:p>06N201:S0014103</text:p>
          </table:table-cell>
          <table:table-cell office:value-type="string">
            <text:p>001103</text:p>
          </table:table-cell>
          <table:table-cell office:value-type="string">
            <text:p>06N1023:0001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2:29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5</text:p>
          </table:table-cell>
          <table:table-cell office:value-type="string">
            <text:p>06N201:S0014105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3:31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6</text:p>
          </table:table-cell>
          <table:table-cell office:value-type="string">
            <text:p>06N201:S0014106</text:p>
          </table:table-cell>
          <table:table-cell office:value-type="string">
            <text:p>001201</text:p>
          </table:table-cell>
          <table:table-cell office:value-type="string">
            <text:p>06N1025:0001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3:24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7</text:p>
          </table:table-cell>
          <table:table-cell office:value-type="string">
            <text:p>06N201:S0014107</text:p>
          </table:table-cell>
          <table:table-cell office:value-type="string">
            <text:p>002708</text:p>
          </table:table-cell>
          <table:table-cell office:value-type="string">
            <text:p>06N1049:00027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4:37</text:p>
          </table:table-cell>
          <table:table-cell table:number-columns-repeated="2"/>
        </table:table-row>
        <table:table-row table:style-name="ro1">
          <table:table-cell office:value-type="string">
            <text:p>v00046</text:p>
          </table:table-cell>
          <table:table-cell office:value-type="string">
            <text:p>014109</text:p>
          </table:table-cell>
          <table:table-cell office:value-type="string">
            <text:p>06N201:S0014109</text:p>
          </table:table-cell>
          <table:table-cell office:value-type="string">
            <text:p>001406</text:p>
          </table:table-cell>
          <table:table-cell office:value-type="string">
            <text:p>06N1032:0001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4:04:29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110</text:p>
          </table:table-cell>
          <table:table-cell office:value-type="string">
            <text:p>06N201:S0014110</text:p>
          </table:table-cell>
          <table:table-cell office:value-type="string">
            <text:p>022413</text:p>
          </table:table-cell>
          <table:table-cell office:value-type="string">
            <text:p>06N1723:00224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2:16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204</text:p>
          </table:table-cell>
          <table:table-cell office:value-type="string">
            <text:p>06N201:S0014204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3:45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208</text:p>
          </table:table-cell>
          <table:table-cell office:value-type="string">
            <text:p>06N201:S0014208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3:53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1</text:p>
          </table:table-cell>
          <table:table-cell office:value-type="string">
            <text:p>06N201:S001430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4:13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2</text:p>
          </table:table-cell>
          <table:table-cell office:value-type="string">
            <text:p>06N201:S0014302</text:p>
          </table:table-cell>
          <table:table-cell office:value-type="string">
            <text:p>002607</text:p>
          </table:table-cell>
          <table:table-cell office:value-type="string">
            <text:p>06N1047:0002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01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4</text:p>
          </table:table-cell>
          <table:table-cell office:value-type="string">
            <text:p>06N201:S0014304</text:p>
          </table:table-cell>
          <table:table-cell office:value-type="string">
            <text:p>000202</text:p>
          </table:table-cell>
          <table:table-cell office:value-type="string">
            <text:p>06N1012:00002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4:48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14305</text:p>
          </table:table-cell>
          <table:table-cell office:value-type="string">
            <text:p>06N201:S0014305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22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3802</text:p>
          </table:table-cell>
          <table:table-cell office:value-type="string">
            <text:p>06N201:S0023802</text:p>
          </table:table-cell>
          <table:table-cell office:value-type="string">
            <text:p>003406</text:p>
          </table:table-cell>
          <table:table-cell office:value-type="string">
            <text:p>06N1003:0003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5:48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3810</text:p>
          </table:table-cell>
          <table:table-cell office:value-type="string">
            <text:p>06N201:S0023810</text:p>
          </table:table-cell>
          <table:table-cell office:value-type="string">
            <text:p>003509</text:p>
          </table:table-cell>
          <table:table-cell office:value-type="string">
            <text:p>06N1004:0003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6:32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001</text:p>
          </table:table-cell>
          <table:table-cell office:value-type="string">
            <text:p>06N201:S0025001</text:p>
          </table:table-cell>
          <table:table-cell office:value-type="string">
            <text:p>003407</text:p>
          </table:table-cell>
          <table:table-cell office:value-type="string">
            <text:p>06N1003:00034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6:50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02</text:p>
          </table:table-cell>
          <table:table-cell office:value-type="string">
            <text:p>06N201:S0025902</text:p>
          </table:table-cell>
          <table:table-cell office:value-type="string">
            <text:p>003602</text:p>
          </table:table-cell>
          <table:table-cell office:value-type="string">
            <text:p>06N1005:0003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7:40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05</text:p>
          </table:table-cell>
          <table:table-cell office:value-type="string">
            <text:p>06N201:S0025905</text:p>
          </table:table-cell>
          <table:table-cell office:value-type="string">
            <text:p>003605</text:p>
          </table:table-cell>
          <table:table-cell office:value-type="string">
            <text:p>06N1005:0003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8:36</text:p>
          </table:table-cell>
          <table:table-cell table:number-columns-repeated="2"/>
        </table:table-row>
        <table:table-row table:style-name="ro1">
          <table:table-cell office:value-type="string">
            <text:p>v00047</text:p>
          </table:table-cell>
          <table:table-cell office:value-type="string">
            <text:p>025910</text:p>
          </table:table-cell>
          <table:table-cell office:value-type="string">
            <text:p>06N201:S0025910</text:p>
          </table:table-cell>
          <table:table-cell office:value-type="string">
            <text:p>003612</text:p>
          </table:table-cell>
          <table:table-cell office:value-type="string">
            <text:p>06N1005:0003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7:53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7102</text:p>
          </table:table-cell>
          <table:table-cell office:value-type="string">
            <text:p>06N201:S0027102</text:p>
          </table:table-cell>
          <table:table-cell office:value-type="string">
            <text:p>003802</text:p>
          </table:table-cell>
          <table:table-cell office:value-type="string">
            <text:p>06N1008:0003802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53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7103</text:p>
          </table:table-cell>
          <table:table-cell office:value-type="string">
            <text:p>06N201:S0027103</text:p>
          </table:table-cell>
          <table:table-cell office:value-type="string">
            <text:p>003803</text:p>
          </table:table-cell>
          <table:table-cell office:value-type="string">
            <text:p>06N1008:0003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48:24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9201</text:p>
          </table:table-cell>
          <table:table-cell office:value-type="string">
            <text:p>06N201:S0029201</text:p>
          </table:table-cell>
          <table:table-cell office:value-type="string">
            <text:p>003808</text:p>
          </table:table-cell>
          <table:table-cell office:value-type="string">
            <text:p>06N1008:00038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0:22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29203</text:p>
          </table:table-cell>
          <table:table-cell office:value-type="string">
            <text:p>06N201:S0029203</text:p>
          </table:table-cell>
          <table:table-cell office:value-type="string">
            <text:p>003902</text:p>
          </table:table-cell>
          <table:table-cell office:value-type="string">
            <text:p>06N1009:0003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10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31904</text:p>
          </table:table-cell>
          <table:table-cell office:value-type="string">
            <text:p>06N201:S0031904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33</text:p>
          </table:table-cell>
          <table:table-cell table:number-columns-repeated="2"/>
        </table:table-row>
        <table:table-row table:style-name="ro1">
          <table:table-cell office:value-type="string">
            <text:p>v00048</text:p>
          </table:table-cell>
          <table:table-cell office:value-type="string">
            <text:p>033410</text:p>
          </table:table-cell>
          <table:table-cell office:value-type="string">
            <text:p>06N201:S0033410</text:p>
          </table:table-cell>
          <table:table-cell office:value-type="string">
            <text:p>002703</text:p>
          </table:table-cell>
          <table:table-cell office:value-type="string">
            <text:p>06N1049:0002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51:58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1</text:p>
          </table:table-cell>
          <table:table-cell office:value-type="string">
            <text:p>06N301:W0004201</text:p>
          </table:table-cell>
          <table:table-cell office:value-type="string">
            <text:p>016305</text:p>
          </table:table-cell>
          <table:table-cell office:value-type="string">
            <text:p>06N1301:0016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07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3</text:p>
          </table:table-cell>
          <table:table-cell office:value-type="string">
            <text:p>06N301:W0004203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59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5</text:p>
          </table:table-cell>
          <table:table-cell office:value-type="string">
            <text:p>06N301:W0004205</text:p>
          </table:table-cell>
          <table:table-cell office:value-type="string">
            <text:p>015305</text:p>
          </table:table-cell>
          <table:table-cell office:value-type="string">
            <text:p>06N1352:0015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14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6</text:p>
          </table:table-cell>
          <table:table-cell office:value-type="string">
            <text:p>06N301:W0004206</text:p>
          </table:table-cell>
          <table:table-cell office:value-type="string">
            <text:p>002601</text:p>
          </table:table-cell>
          <table:table-cell office:value-type="string">
            <text:p>06N1047:0002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31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7</text:p>
          </table:table-cell>
          <table:table-cell office:value-type="string">
            <text:p>06N301:W0004207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0:46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08</text:p>
          </table:table-cell>
          <table:table-cell office:value-type="string">
            <text:p>06N301:W0004208</text:p>
          </table:table-cell>
          <table:table-cell office:value-type="string">
            <text:p>017710</text:p>
          </table:table-cell>
          <table:table-cell office:value-type="string">
            <text:p>06N1330:0017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11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210</text:p>
          </table:table-cell>
          <table:table-cell office:value-type="string">
            <text:p>06N301:W0004210</text:p>
          </table:table-cell>
          <table:table-cell office:value-type="string">
            <text:p>002706</text:p>
          </table:table-cell>
          <table:table-cell office:value-type="string">
            <text:p>06N1049:0002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37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1</text:p>
          </table:table-cell>
          <table:table-cell office:value-type="string">
            <text:p>06N301:W0004501</text:p>
          </table:table-cell>
          <table:table-cell office:value-type="string">
            <text:p>000205</text:p>
          </table:table-cell>
          <table:table-cell office:value-type="string">
            <text:p>06N1012:0000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07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2</text:p>
          </table:table-cell>
          <table:table-cell office:value-type="string">
            <text:p>06N301:W0004502</text:p>
          </table:table-cell>
          <table:table-cell office:value-type="string">
            <text:p>000208</text:p>
          </table:table-cell>
          <table:table-cell office:value-type="string">
            <text:p>06N1012:00002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9:22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3</text:p>
          </table:table-cell>
          <table:table-cell office:value-type="string">
            <text:p>06N301:W0004503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0:35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5</text:p>
          </table:table-cell>
          <table:table-cell office:value-type="string">
            <text:p>06N301:W0004505</text:p>
          </table:table-cell>
          <table:table-cell office:value-type="string">
            <text:p>014509</text:p>
          </table:table-cell>
          <table:table-cell office:value-type="string">
            <text:p>06N1343:00145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05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6</text:p>
          </table:table-cell>
          <table:table-cell office:value-type="string">
            <text:p>06N301:W0004506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24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07</text:p>
          </table:table-cell>
          <table:table-cell office:value-type="string">
            <text:p>06N301:W0004507</text:p>
          </table:table-cell>
          <table:table-cell office:value-type="string">
            <text:p>000301</text:p>
          </table:table-cell>
          <table:table-cell office:value-type="string">
            <text:p>06N1013:0000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08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508</text:p>
          </table:table-cell>
          <table:table-cell office:value-type="string">
            <text:p>06N301:W0004508</text:p>
          </table:table-cell>
          <table:table-cell office:value-type="string">
            <text:p>016411</text:p>
          </table:table-cell>
          <table:table-cell office:value-type="string">
            <text:p>06N1302:00164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31:44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09</text:p>
          </table:table-cell>
          <table:table-cell office:value-type="string">
            <text:p>06N301:W0004509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4:34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1</text:p>
          </table:table-cell>
          <table:table-cell office:value-type="string">
            <text:p>06N301:W0004511</text:p>
          </table:table-cell>
          <table:table-cell office:value-type="string">
            <text:p>000405</text:p>
          </table:table-cell>
          <table:table-cell office:value-type="string">
            <text:p>06N1014:0000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45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2</text:p>
          </table:table-cell>
          <table:table-cell office:value-type="string">
            <text:p>06N301:W0004512</text:p>
          </table:table-cell>
          <table:table-cell office:value-type="string">
            <text:p>000401</text:p>
          </table:table-cell>
          <table:table-cell office:value-type="string">
            <text:p>06N1014:0000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6:4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513</text:p>
          </table:table-cell>
          <table:table-cell office:value-type="string">
            <text:p>06N301:W0004513</text:p>
          </table:table-cell>
          <table:table-cell office:value-type="string">
            <text:p>000505</text:p>
          </table:table-cell>
          <table:table-cell office:value-type="string">
            <text:p>06N1015:0000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12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1</text:p>
          </table:table-cell>
          <table:table-cell office:value-type="string">
            <text:p>06N301:W0004801</text:p>
          </table:table-cell>
          <table:table-cell office:value-type="string">
            <text:p>000511</text:p>
          </table:table-cell>
          <table:table-cell office:value-type="string">
            <text:p>06N1015:0000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40</text:p>
          </table:table-cell>
          <table:table-cell table:number-columns-repeated="2"/>
        </table:table-row>
        <table:table-row table:style-name="ro1">
          <table:table-cell office:value-type="string">
            <text:p>v00049</text:p>
          </table:table-cell>
          <table:table-cell office:value-type="string">
            <text:p>004802</text:p>
          </table:table-cell>
          <table:table-cell office:value-type="string">
            <text:p>06N301:W0004802</text:p>
          </table:table-cell>
          <table:table-cell office:value-type="string">
            <text:p>000406</text:p>
          </table:table-cell>
          <table:table-cell office:value-type="string">
            <text:p>06N1014:00004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51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3</text:p>
          </table:table-cell>
          <table:table-cell office:value-type="string">
            <text:p>06N301:W0004803</text:p>
          </table:table-cell>
          <table:table-cell office:value-type="string">
            <text:p>000407</text:p>
          </table:table-cell>
          <table:table-cell office:value-type="string">
            <text:p>06N1014:00004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55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4</text:p>
          </table:table-cell>
          <table:table-cell office:value-type="string">
            <text:p>06N301:W0004804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00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5</text:p>
          </table:table-cell>
          <table:table-cell office:value-type="string">
            <text:p>06N301:W0004805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24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09</text:p>
          </table:table-cell>
          <table:table-cell office:value-type="string">
            <text:p>06N301:W0004809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5:52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10</text:p>
          </table:table-cell>
          <table:table-cell office:value-type="string">
            <text:p>06N301:W0004810</text:p>
          </table:table-cell>
          <table:table-cell office:value-type="string">
            <text:p>000612</text:p>
          </table:table-cell>
          <table:table-cell office:value-type="string">
            <text:p>06N1016:0000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6:50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4811</text:p>
          </table:table-cell>
          <table:table-cell office:value-type="string">
            <text:p>06N301:W0004811</text:p>
          </table:table-cell>
          <table:table-cell office:value-type="string">
            <text:p>000702</text:p>
          </table:table-cell>
          <table:table-cell office:value-type="string">
            <text:p>06N1017:0000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20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5101</text:p>
          </table:table-cell>
          <table:table-cell office:value-type="string">
            <text:p>06N301:W0005101</text:p>
          </table:table-cell>
          <table:table-cell office:value-type="string">
            <text:p>000705</text:p>
          </table:table-cell>
          <table:table-cell office:value-type="string">
            <text:p>06N1017:00007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7:49</text:p>
          </table:table-cell>
          <table:table-cell table:number-columns-repeated="2"/>
        </table:table-row>
        <table:table-row table:style-name="ro1">
          <table:table-cell office:value-type="string">
            <text:p>v00050</text:p>
          </table:table-cell>
          <table:table-cell office:value-type="string">
            <text:p>005102</text:p>
          </table:table-cell>
          <table:table-cell office:value-type="string">
            <text:p>06N301:W0005102</text:p>
          </table:table-cell>
          <table:table-cell office:value-type="string">
            <text:p>016603</text:p>
          </table:table-cell>
          <table:table-cell office:value-type="string">
            <text:p>06N1304:00166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8:01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3</text:p>
          </table:table-cell>
          <table:table-cell office:value-type="string">
            <text:p>06N301:W0005103</text:p>
          </table:table-cell>
          <table:table-cell office:value-type="string">
            <text:p>000410</text:p>
          </table:table-cell>
          <table:table-cell office:value-type="string">
            <text:p>06N1014:0000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58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4</text:p>
          </table:table-cell>
          <table:table-cell office:value-type="string">
            <text:p>06N301:W0005104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36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5</text:p>
          </table:table-cell>
          <table:table-cell office:value-type="string">
            <text:p>06N301:W0005105</text:p>
          </table:table-cell>
          <table:table-cell office:value-type="string">
            <text:p>000707</text:p>
          </table:table-cell>
          <table:table-cell office:value-type="string">
            <text:p>06N1017:0000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02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6</text:p>
          </table:table-cell>
          <table:table-cell office:value-type="string">
            <text:p>06N301:W0005106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17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7</text:p>
          </table:table-cell>
          <table:table-cell office:value-type="string">
            <text:p>06N301:W0005107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3:29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09</text:p>
          </table:table-cell>
          <table:table-cell office:value-type="string">
            <text:p>06N301:W0005109</text:p>
          </table:table-cell>
          <table:table-cell office:value-type="string">
            <text:p>000802</text:p>
          </table:table-cell>
          <table:table-cell office:value-type="string">
            <text:p>06N1019:0000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4:23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10</text:p>
          </table:table-cell>
          <table:table-cell office:value-type="string">
            <text:p>06N301:W0005110</text:p>
          </table:table-cell>
          <table:table-cell office:value-type="string">
            <text:p>000709</text:p>
          </table:table-cell>
          <table:table-cell office:value-type="string">
            <text:p>06N1017:000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2:40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111</text:p>
          </table:table-cell>
          <table:table-cell office:value-type="string">
            <text:p>06N301:W0005111</text:p>
          </table:table-cell>
          <table:table-cell office:value-type="string">
            <text:p>001310</text:p>
          </table:table-cell>
          <table:table-cell office:value-type="string">
            <text:p>06N1029:00013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22</text:p>
          </table:table-cell>
          <table:table-cell table:number-columns-repeated="2"/>
        </table:table-row>
        <table:table-row table:style-name="ro1">
          <table:table-cell office:value-type="string">
            <text:p>v00051</text:p>
          </table:table-cell>
          <table:table-cell office:value-type="string">
            <text:p>005402</text:p>
          </table:table-cell>
          <table:table-cell office:value-type="string">
            <text:p>06N301:W0005402</text:p>
          </table:table-cell>
          <table:table-cell office:value-type="string">
            <text:p>017801</text:p>
          </table:table-cell>
          <table:table-cell office:value-type="string">
            <text:p>06N1332:0017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1:4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3</text:p>
          </table:table-cell>
          <table:table-cell office:value-type="string">
            <text:p>06N301:W0005403</text:p>
          </table:table-cell>
          <table:table-cell office:value-type="string">
            <text:p>002804</text:p>
          </table:table-cell>
          <table:table-cell office:value-type="string">
            <text:p>06N1050:0002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3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5</text:p>
          </table:table-cell>
          <table:table-cell office:value-type="string">
            <text:p>06N301:W0005405</text:p>
          </table:table-cell>
          <table:table-cell office:value-type="string">
            <text:p>017805</text:p>
          </table:table-cell>
          <table:table-cell office:value-type="string">
            <text:p>06N1332:0017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0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406</text:p>
          </table:table-cell>
          <table:table-cell office:value-type="string">
            <text:p>06N301:W0005406</text:p>
          </table:table-cell>
          <table:table-cell office:value-type="string">
            <text:p>002808</text:p>
          </table:table-cell>
          <table:table-cell office:value-type="string">
            <text:p>06N1050:0002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12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1</text:p>
          </table:table-cell>
          <table:table-cell office:value-type="string">
            <text:p>06N301:W0005701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1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2</text:p>
          </table:table-cell>
          <table:table-cell office:value-type="string">
            <text:p>06N301:W0005702</text:p>
          </table:table-cell>
          <table:table-cell office:value-type="string">
            <text:p>014404</text:p>
          </table:table-cell>
          <table:table-cell office:value-type="string">
            <text:p>06N1342:0014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28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3</text:p>
          </table:table-cell>
          <table:table-cell office:value-type="string">
            <text:p>06N301:W0005703</text:p>
          </table:table-cell>
          <table:table-cell office:value-type="string">
            <text:p>014410</text:p>
          </table:table-cell>
          <table:table-cell office:value-type="string">
            <text:p>06N1342:0014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3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4</text:p>
          </table:table-cell>
          <table:table-cell office:value-type="string">
            <text:p>06N301:W0005704</text:p>
          </table:table-cell>
          <table:table-cell office:value-type="string">
            <text:p>014508</text:p>
          </table:table-cell>
          <table:table-cell office:value-type="string">
            <text:p>06N1343:001450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7:46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5</text:p>
          </table:table-cell>
          <table:table-cell office:value-type="string">
            <text:p>06N301:W0005705</text:p>
          </table:table-cell>
          <table:table-cell office:value-type="string">
            <text:p>016604</text:p>
          </table:table-cell>
          <table:table-cell office:value-type="string">
            <text:p>06N1304:0016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8:2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6</text:p>
          </table:table-cell>
          <table:table-cell office:value-type="string">
            <text:p>06N301:W0005706</text:p>
          </table:table-cell>
          <table:table-cell office:value-type="string">
            <text:p>002810</text:p>
          </table:table-cell>
          <table:table-cell office:value-type="string">
            <text:p>06N1050:00028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8:5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8</text:p>
          </table:table-cell>
          <table:table-cell office:value-type="string">
            <text:p>06N301:W0005708</text:p>
          </table:table-cell>
          <table:table-cell office:value-type="string">
            <text:p>000713</text:p>
          </table:table-cell>
          <table:table-cell office:value-type="string">
            <text:p>06N1017:00007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01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09</text:p>
          </table:table-cell>
          <table:table-cell office:value-type="string">
            <text:p>06N301:W0005709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09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5711</text:p>
          </table:table-cell>
          <table:table-cell office:value-type="string">
            <text:p>06N301:W0005711</text:p>
          </table:table-cell>
          <table:table-cell office:value-type="string">
            <text:p>016702</text:p>
          </table:table-cell>
          <table:table-cell office:value-type="string">
            <text:p>06N1313:0016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16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6001</text:p>
          </table:table-cell>
          <table:table-cell office:value-type="string">
            <text:p>06N301:W0006001</text:p>
          </table:table-cell>
          <table:table-cell office:value-type="string">
            <text:p>001412</text:p>
          </table:table-cell>
          <table:table-cell office:value-type="string">
            <text:p>06N1032:0001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30</text:p>
          </table:table-cell>
          <table:table-cell table:number-columns-repeated="2"/>
        </table:table-row>
        <table:table-row table:style-name="ro1">
          <table:table-cell office:value-type="string">
            <text:p>v00052</text:p>
          </table:table-cell>
          <table:table-cell office:value-type="string">
            <text:p>006002</text:p>
          </table:table-cell>
          <table:table-cell office:value-type="string">
            <text:p>06N301:W0006002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20:5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2</text:p>
          </table:table-cell>
          <table:table-cell office:value-type="string">
            <text:p>06N301:W0006002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41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4</text:p>
          </table:table-cell>
          <table:table-cell office:value-type="string">
            <text:p>06N301:W0006004</text:p>
          </table:table-cell>
          <table:table-cell office:value-type="string">
            <text:p>002812</text:p>
          </table:table-cell>
          <table:table-cell office:value-type="string">
            <text:p>06N1050:00028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21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5</text:p>
          </table:table-cell>
          <table:table-cell office:value-type="string">
            <text:p>06N301:W0006005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37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6</text:p>
          </table:table-cell>
          <table:table-cell office:value-type="string">
            <text:p>06N301:W0006006</text:p>
          </table:table-cell>
          <table:table-cell office:value-type="string">
            <text:p>000811</text:p>
          </table:table-cell>
          <table:table-cell office:value-type="string">
            <text:p>06N1019:00008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2:44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8</text:p>
          </table:table-cell>
          <table:table-cell office:value-type="string">
            <text:p>06N301:W0006008</text:p>
          </table:table-cell>
          <table:table-cell office:value-type="string">
            <text:p>000905</text:p>
          </table:table-cell>
          <table:table-cell office:value-type="string">
            <text:p>06N1020:0000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4:3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009</text:p>
          </table:table-cell>
          <table:table-cell office:value-type="string">
            <text:p>06N301:W0006009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4:43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3</text:p>
          </table:table-cell>
          <table:table-cell office:value-type="string">
            <text:p>06N301:W0006303</text:p>
          </table:table-cell>
          <table:table-cell office:value-type="string">
            <text:p>015008</text:p>
          </table:table-cell>
          <table:table-cell office:value-type="string">
            <text:p>06N1349:0015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0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4</text:p>
          </table:table-cell>
          <table:table-cell office:value-type="string">
            <text:p>06N301:W0006304</text:p>
          </table:table-cell>
          <table:table-cell office:value-type="string">
            <text:p>000911</text:p>
          </table:table-cell>
          <table:table-cell office:value-type="string">
            <text:p>06N1020:0000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19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5</text:p>
          </table:table-cell>
          <table:table-cell office:value-type="string">
            <text:p>06N301:W0006305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42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6</text:p>
          </table:table-cell>
          <table:table-cell office:value-type="string">
            <text:p>06N301:W0006306</text:p>
          </table:table-cell>
          <table:table-cell office:value-type="string">
            <text:p>001903</text:p>
          </table:table-cell>
          <table:table-cell office:value-type="string">
            <text:p>06N1038:0001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34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307</text:p>
          </table:table-cell>
          <table:table-cell office:value-type="string">
            <text:p>06N301:W0006307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21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1</text:p>
          </table:table-cell>
          <table:table-cell office:value-type="string">
            <text:p>06N301:W0006601</text:p>
          </table:table-cell>
          <table:table-cell office:value-type="string">
            <text:p>014711</text:p>
          </table:table-cell>
          <table:table-cell office:value-type="string">
            <text:p>06N1346:00147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5:51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2</text:p>
          </table:table-cell>
          <table:table-cell office:value-type="string">
            <text:p>06N301:W0006602</text:p>
          </table:table-cell>
          <table:table-cell office:value-type="string">
            <text:p>002902</text:p>
          </table:table-cell>
          <table:table-cell office:value-type="string">
            <text:p>06N1051:0002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6:28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3</text:p>
          </table:table-cell>
          <table:table-cell office:value-type="string">
            <text:p>06N301:W0006603</text:p>
          </table:table-cell>
          <table:table-cell office:value-type="string">
            <text:p>002909</text:p>
          </table:table-cell>
          <table:table-cell office:value-type="string">
            <text:p>06N1051:0002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1:22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5</text:p>
          </table:table-cell>
          <table:table-cell office:value-type="string">
            <text:p>06N301:W0006605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1:57</text:p>
          </table:table-cell>
          <table:table-cell table:number-columns-repeated="2"/>
        </table:table-row>
        <table:table-row table:style-name="ro1">
          <table:table-cell office:value-type="string">
            <text:p>v00053</text:p>
          </table:table-cell>
          <table:table-cell office:value-type="string">
            <text:p>006606</text:p>
          </table:table-cell>
          <table:table-cell office:value-type="string">
            <text:p>06N301:W0006606</text:p>
          </table:table-cell>
          <table:table-cell office:value-type="string">
            <text:p>015011</text:p>
          </table:table-cell>
          <table:table-cell office:value-type="string">
            <text:p>06N1349:0015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3:11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6</text:p>
          </table:table-cell>
          <table:table-cell office:value-type="string">
            <text:p>06N301:W0006606</text:p>
          </table:table-cell>
          <table:table-cell office:value-type="string">
            <text:p>015011</text:p>
          </table:table-cell>
          <table:table-cell office:value-type="string">
            <text:p>06N1349:00150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2:04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7</text:p>
          </table:table-cell>
          <table:table-cell office:value-type="string">
            <text:p>06N301:W0006607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3:35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609</text:p>
          </table:table-cell>
          <table:table-cell office:value-type="string">
            <text:p>06N301:W0006609</text:p>
          </table:table-cell>
          <table:table-cell office:value-type="string">
            <text:p>001003</text:p>
          </table:table-cell>
          <table:table-cell office:value-type="string">
            <text:p>06N1021:0001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3:43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1</text:p>
          </table:table-cell>
          <table:table-cell office:value-type="string">
            <text:p>06N301:W0006901</text:p>
          </table:table-cell>
          <table:table-cell office:value-type="string">
            <text:p>015209</text:p>
          </table:table-cell>
          <table:table-cell office:value-type="string">
            <text:p>06N1351:0015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7:15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2</text:p>
          </table:table-cell>
          <table:table-cell office:value-type="string">
            <text:p>06N301:W0006902</text:p>
          </table:table-cell>
          <table:table-cell office:value-type="string">
            <text:p>017005</text:p>
          </table:table-cell>
          <table:table-cell office:value-type="string">
            <text:p>06N1317:00170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4:09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3</text:p>
          </table:table-cell>
          <table:table-cell office:value-type="string">
            <text:p>06N301:W0006903</text:p>
          </table:table-cell>
          <table:table-cell office:value-type="string">
            <text:p>015301</text:p>
          </table:table-cell>
          <table:table-cell office:value-type="string">
            <text:p>06N1352:0015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8:53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4</text:p>
          </table:table-cell>
          <table:table-cell office:value-type="string">
            <text:p>06N301:W0006904</text:p>
          </table:table-cell>
          <table:table-cell office:value-type="string">
            <text:p>014506</text:p>
          </table:table-cell>
          <table:table-cell office:value-type="string">
            <text:p>06N1343:0014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9:04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5</text:p>
          </table:table-cell>
          <table:table-cell office:value-type="string">
            <text:p>06N301:W0006905</text:p>
          </table:table-cell>
          <table:table-cell office:value-type="string">
            <text:p>015402</text:p>
          </table:table-cell>
          <table:table-cell office:value-type="string">
            <text:p>06N1353:00154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00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6</text:p>
          </table:table-cell>
          <table:table-cell office:value-type="string">
            <text:p>06N301:W0006906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9:12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8</text:p>
          </table:table-cell>
          <table:table-cell office:value-type="string">
            <text:p>06N301:W0006908</text:p>
          </table:table-cell>
          <table:table-cell office:value-type="string">
            <text:p>001008</text:p>
          </table:table-cell>
          <table:table-cell office:value-type="string">
            <text:p>06N1021:0001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14</text:p>
          </table:table-cell>
          <table:table-cell table:number-columns-repeated="2"/>
        </table:table-row>
        <table:table-row table:style-name="ro1">
          <table:table-cell office:value-type="string">
            <text:p>v00054</text:p>
          </table:table-cell>
          <table:table-cell office:value-type="string">
            <text:p>006909</text:p>
          </table:table-cell>
          <table:table-cell office:value-type="string">
            <text:p>06N301:W0006909</text:p>
          </table:table-cell>
          <table:table-cell office:value-type="string">
            <text:p>015410</text:p>
          </table:table-cell>
          <table:table-cell office:value-type="string">
            <text:p>06N1353:0015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10:28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1</text:p>
          </table:table-cell>
          <table:table-cell office:value-type="string">
            <text:p>06N301:W0007201</text:p>
          </table:table-cell>
          <table:table-cell office:value-type="string">
            <text:p>000802</text:p>
          </table:table-cell>
          <table:table-cell office:value-type="string">
            <text:p>06N1019:00008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5:00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3</text:p>
          </table:table-cell>
          <table:table-cell office:value-type="string">
            <text:p>06N301:W0007203</text:p>
          </table:table-cell>
          <table:table-cell office:value-type="string">
            <text:p>017007</text:p>
          </table:table-cell>
          <table:table-cell office:value-type="string">
            <text:p>06N1317:0017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5:37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6</text:p>
          </table:table-cell>
          <table:table-cell office:value-type="string">
            <text:p>06N301:W0007206</text:p>
          </table:table-cell>
          <table:table-cell office:value-type="string">
            <text:p>019112</text:p>
          </table:table-cell>
          <table:table-cell office:value-type="string">
            <text:p>06N1431:00191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6:0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8</text:p>
          </table:table-cell>
          <table:table-cell office:value-type="string">
            <text:p>06N301:W0007208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7:18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209</text:p>
          </table:table-cell>
          <table:table-cell office:value-type="string">
            <text:p>06N301:W0007209</text:p>
          </table:table-cell>
          <table:table-cell office:value-type="string">
            <text:p>017107</text:p>
          </table:table-cell>
          <table:table-cell office:value-type="string">
            <text:p>06N1321:001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7:44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1</text:p>
          </table:table-cell>
          <table:table-cell office:value-type="string">
            <text:p>06N301:W0007501</text:p>
          </table:table-cell>
          <table:table-cell office:value-type="string">
            <text:p>001409</text:p>
          </table:table-cell>
          <table:table-cell office:value-type="string">
            <text:p>06N1032:00014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8:03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2</text:p>
          </table:table-cell>
          <table:table-cell office:value-type="string">
            <text:p>06N301:W0007502</text:p>
          </table:table-cell>
          <table:table-cell office:value-type="string">
            <text:p>002801</text:p>
          </table:table-cell>
          <table:table-cell office:value-type="string">
            <text:p>06N1050:0002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8:35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3</text:p>
          </table:table-cell>
          <table:table-cell office:value-type="string">
            <text:p>06N301:W0007503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9:08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4</text:p>
          </table:table-cell>
          <table:table-cell office:value-type="string">
            <text:p>06N301:W0007504</text:p>
          </table:table-cell>
          <table:table-cell office:value-type="string">
            <text:p>002802</text:p>
          </table:table-cell>
          <table:table-cell office:value-type="string">
            <text:p>06N1050:00028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2:59:39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5</text:p>
          </table:table-cell>
          <table:table-cell office:value-type="string">
            <text:p>06N301:W0007505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11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6</text:p>
          </table:table-cell>
          <table:table-cell office:value-type="string">
            <text:p>06N301:W0007506</text:p>
          </table:table-cell>
          <table:table-cell office:value-type="string">
            <text:p>017401</text:p>
          </table:table-cell>
          <table:table-cell office:value-type="string">
            <text:p>06N1325:0017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22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7</text:p>
          </table:table-cell>
          <table:table-cell office:value-type="string">
            <text:p>06N301:W0007507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58</text:p>
          </table:table-cell>
          <table:table-cell table:number-columns-repeated="2"/>
        </table:table-row>
        <table:table-row table:style-name="ro1">
          <table:table-cell office:value-type="string">
            <text:p>v00055</text:p>
          </table:table-cell>
          <table:table-cell office:value-type="string">
            <text:p>007508</text:p>
          </table:table-cell>
          <table:table-cell office:value-type="string">
            <text:p>06N301:W0007508</text:p>
          </table:table-cell>
          <table:table-cell office:value-type="string">
            <text:p>017702</text:p>
          </table:table-cell>
          <table:table-cell office:value-type="string">
            <text:p>06N1330:0017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3/2008</text:p>
          </table:table-cell>
          <table:table-cell office:value-type="string">
            <text:p>13:00:37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510</text:p>
          </table:table-cell>
          <table:table-cell office:value-type="string">
            <text:p>06N301:W0007510</text:p>
          </table:table-cell>
          <table:table-cell office:value-type="string">
            <text:p>014511</text:p>
          </table:table-cell>
          <table:table-cell office:value-type="string">
            <text:p>06N1343:00145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2:2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1</text:p>
          </table:table-cell>
          <table:table-cell office:value-type="string">
            <text:p>06N301:W0007801</text:p>
          </table:table-cell>
          <table:table-cell office:value-type="string">
            <text:p>001110</text:p>
          </table:table-cell>
          <table:table-cell office:value-type="string">
            <text:p>06N1023:00011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3:23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2</text:p>
          </table:table-cell>
          <table:table-cell office:value-type="string">
            <text:p>06N301:W00078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4:17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3</text:p>
          </table:table-cell>
          <table:table-cell office:value-type="string">
            <text:p>06N301:W0007803</text:p>
          </table:table-cell>
          <table:table-cell office:value-type="string">
            <text:p>017706</text:p>
          </table:table-cell>
          <table:table-cell office:value-type="string">
            <text:p>06N1330:0017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4:59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4</text:p>
          </table:table-cell>
          <table:table-cell office:value-type="string">
            <text:p>06N301:W0007804</text:p>
          </table:table-cell>
          <table:table-cell office:value-type="string">
            <text:p>014502</text:p>
          </table:table-cell>
          <table:table-cell office:value-type="string">
            <text:p>06N1343:00145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7:14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7805</text:p>
          </table:table-cell>
          <table:table-cell office:value-type="string">
            <text:p>06N301:W0007805</text:p>
          </table:table-cell>
          <table:table-cell office:value-type="string">
            <text:p>017806</text:p>
          </table:table-cell>
          <table:table-cell office:value-type="string">
            <text:p>06N1332:0017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7:55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2</text:p>
          </table:table-cell>
          <table:table-cell office:value-type="string">
            <text:p>06N301:W0008102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09:56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3</text:p>
          </table:table-cell>
          <table:table-cell office:value-type="string">
            <text:p>06N301:W0008103</text:p>
          </table:table-cell>
          <table:table-cell office:value-type="string">
            <text:p>015412</text:p>
          </table:table-cell>
          <table:table-cell office:value-type="string">
            <text:p>06N1353:0015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11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4</text:p>
          </table:table-cell>
          <table:table-cell office:value-type="string">
            <text:p>06N301:W0008104</text:p>
          </table:table-cell>
          <table:table-cell office:value-type="string">
            <text:p>001201</text:p>
          </table:table-cell>
          <table:table-cell office:value-type="string">
            <text:p>06N1025:0001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32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5</text:p>
          </table:table-cell>
          <table:table-cell office:value-type="string">
            <text:p>06N301:W0008105</text:p>
          </table:table-cell>
          <table:table-cell office:value-type="string">
            <text:p>001207</text:p>
          </table:table-cell>
          <table:table-cell office:value-type="string">
            <text:p>06N1025:0001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0:39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6</text:p>
          </table:table-cell>
          <table:table-cell office:value-type="string">
            <text:p>06N301:W0008106</text:p>
          </table:table-cell>
          <table:table-cell office:value-type="string">
            <text:p>017902</text:p>
          </table:table-cell>
          <table:table-cell office:value-type="string">
            <text:p>06N1333:0017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05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7</text:p>
          </table:table-cell>
          <table:table-cell office:value-type="string">
            <text:p>06N301:W0008107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20</text:p>
          </table:table-cell>
          <table:table-cell table:number-columns-repeated="2"/>
        </table:table-row>
        <table:table-row table:style-name="ro1">
          <table:table-cell office:value-type="string">
            <text:p>v00056</text:p>
          </table:table-cell>
          <table:table-cell office:value-type="string">
            <text:p>008108</text:p>
          </table:table-cell>
          <table:table-cell office:value-type="string">
            <text:p>06N301:W0008108</text:p>
          </table:table-cell>
          <table:table-cell office:value-type="string">
            <text:p>018011</text:p>
          </table:table-cell>
          <table:table-cell office:value-type="string">
            <text:p>06N1334:0018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2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109</text:p>
          </table:table-cell>
          <table:table-cell office:value-type="string">
            <text:p>06N301:W0008109</text:p>
          </table:table-cell>
          <table:table-cell office:value-type="string">
            <text:p>002805</text:p>
          </table:table-cell>
          <table:table-cell office:value-type="string">
            <text:p>06N1050:0002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1:5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1</text:p>
          </table:table-cell>
          <table:table-cell office:value-type="string">
            <text:p>06N301:W0008401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16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2</text:p>
          </table:table-cell>
          <table:table-cell office:value-type="string">
            <text:p>06N301:W0008402</text:p>
          </table:table-cell>
          <table:table-cell office:value-type="string">
            <text:p>018012</text:p>
          </table:table-cell>
          <table:table-cell office:value-type="string">
            <text:p>06N1334:0018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36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4</text:p>
          </table:table-cell>
          <table:table-cell office:value-type="string">
            <text:p>06N301:W0008404</text:p>
          </table:table-cell>
          <table:table-cell office:value-type="string">
            <text:p>014507</text:p>
          </table:table-cell>
          <table:table-cell office:value-type="string">
            <text:p>06N1343:0014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4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5</text:p>
          </table:table-cell>
          <table:table-cell office:value-type="string">
            <text:p>06N301:W0008405</text:p>
          </table:table-cell>
          <table:table-cell office:value-type="string">
            <text:p>002907</text:p>
          </table:table-cell>
          <table:table-cell office:value-type="string">
            <text:p>06N000:0002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2:59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6</text:p>
          </table:table-cell>
          <table:table-cell office:value-type="string">
            <text:p>06N301:W0008406</text:p>
          </table:table-cell>
          <table:table-cell office:value-type="string">
            <text:p>015003</text:p>
          </table:table-cell>
          <table:table-cell office:value-type="string">
            <text:p>06N1349:0015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4:36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7</text:p>
          </table:table-cell>
          <table:table-cell office:value-type="string">
            <text:p>06N301:W0008407</text:p>
          </table:table-cell>
          <table:table-cell office:value-type="string">
            <text:p>014604</text:p>
          </table:table-cell>
          <table:table-cell office:value-type="string">
            <text:p>06N1344:00146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5:0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8</text:p>
          </table:table-cell>
          <table:table-cell office:value-type="string">
            <text:p>06N301:W0008408</text:p>
          </table:table-cell>
          <table:table-cell office:value-type="string">
            <text:p>014703</text:p>
          </table:table-cell>
          <table:table-cell office:value-type="string">
            <text:p>06N1346:0014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5:1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09</text:p>
          </table:table-cell>
          <table:table-cell office:value-type="string">
            <text:p>06N301:W0008409</text:p>
          </table:table-cell>
          <table:table-cell office:value-type="string">
            <text:p>014707</text:p>
          </table:table-cell>
          <table:table-cell office:value-type="string">
            <text:p>06N1346:0014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6:03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410</text:p>
          </table:table-cell>
          <table:table-cell office:value-type="string">
            <text:p>06N301:W0008410</text:p>
          </table:table-cell>
          <table:table-cell office:value-type="string">
            <text:p>002908</text:p>
          </table:table-cell>
          <table:table-cell office:value-type="string">
            <text:p>06N1000:00029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6:18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1</text:p>
          </table:table-cell>
          <table:table-cell office:value-type="string">
            <text:p>06N301:W0008701</text:p>
          </table:table-cell>
          <table:table-cell office:value-type="string">
            <text:p>002308</text:p>
          </table:table-cell>
          <table:table-cell office:value-type="string">
            <text:p>06N1042:0002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7:4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2</text:p>
          </table:table-cell>
          <table:table-cell office:value-type="string">
            <text:p>06N301:W0008702</text:p>
          </table:table-cell>
          <table:table-cell office:value-type="string">
            <text:p>001403</text:p>
          </table:table-cell>
          <table:table-cell office:value-type="string">
            <text:p>06N1032:0001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7:55</text:p>
          </table:table-cell>
          <table:table-cell table:number-columns-repeated="2"/>
        </table:table-row>
        <table:table-row table:style-name="ro1">
          <table:table-cell office:value-type="string">
            <text:p>v00057</text:p>
          </table:table-cell>
          <table:table-cell office:value-type="string">
            <text:p>008703</text:p>
          </table:table-cell>
          <table:table-cell office:value-type="string">
            <text:p>06N301:W0008703</text:p>
          </table:table-cell>
          <table:table-cell office:value-type="string">
            <text:p>014902</text:p>
          </table:table-cell>
          <table:table-cell office:value-type="string">
            <text:p>06N1348:00149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9:32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4</text:p>
          </table:table-cell>
          <table:table-cell office:value-type="string">
            <text:p>06N301:W0008704</text:p>
          </table:table-cell>
          <table:table-cell office:value-type="string">
            <text:p>014908</text:p>
          </table:table-cell>
          <table:table-cell office:value-type="string">
            <text:p>06N1348:0014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19:3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6</text:p>
          </table:table-cell>
          <table:table-cell office:value-type="string">
            <text:p>06N301:W0008706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1:57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7</text:p>
          </table:table-cell>
          <table:table-cell office:value-type="string">
            <text:p>06N301:W0008707</text:p>
          </table:table-cell>
          <table:table-cell office:value-type="string">
            <text:p>003908</text:p>
          </table:table-cell>
          <table:table-cell office:value-type="string">
            <text:p>06N1009:0003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2:05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8</text:p>
          </table:table-cell>
          <table:table-cell office:value-type="string">
            <text:p>06N301:W0008708</text:p>
          </table:table-cell>
          <table:table-cell office:value-type="string">
            <text:p>003910</text:p>
          </table:table-cell>
          <table:table-cell office:value-type="string">
            <text:p>06N1009:0003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04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8709</text:p>
          </table:table-cell>
          <table:table-cell office:value-type="string">
            <text:p>06N301:W0008709</text:p>
          </table:table-cell>
          <table:table-cell office:value-type="string">
            <text:p>015002</text:p>
          </table:table-cell>
          <table:table-cell office:value-type="string">
            <text:p>06N1349:0015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24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1</text:p>
          </table:table-cell>
          <table:table-cell office:value-type="string">
            <text:p>06N301:W0009001</text:p>
          </table:table-cell>
          <table:table-cell office:value-type="string">
            <text:p>015302</text:p>
          </table:table-cell>
          <table:table-cell office:value-type="string">
            <text:p>06N1352:0015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33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3</text:p>
          </table:table-cell>
          <table:table-cell office:value-type="string">
            <text:p>06N301:W0009003</text:p>
          </table:table-cell>
          <table:table-cell office:value-type="string">
            <text:p>001406</text:p>
          </table:table-cell>
          <table:table-cell office:value-type="string">
            <text:p>06N1032:0001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3:3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5</text:p>
          </table:table-cell>
          <table:table-cell office:value-type="string">
            <text:p>06N301:W0009005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5:42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006</text:p>
          </table:table-cell>
          <table:table-cell office:value-type="string">
            <text:p>06N301:W0009006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03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1</text:p>
          </table:table-cell>
          <table:table-cell office:value-type="string">
            <text:p>06N301:W0009301</text:p>
          </table:table-cell>
          <table:table-cell office:value-type="string">
            <text:p>021512</text:p>
          </table:table-cell>
          <table:table-cell office:value-type="string">
            <text:p>06N1701:00215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15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2</text:p>
          </table:table-cell>
          <table:table-cell office:value-type="string">
            <text:p>06N301:W0009302</text:p>
          </table:table-cell>
          <table:table-cell office:value-type="string">
            <text:p>015712</text:p>
          </table:table-cell>
          <table:table-cell office:value-type="string">
            <text:p>06N1357:00157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29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4</text:p>
          </table:table-cell>
          <table:table-cell office:value-type="string">
            <text:p>06N301:W0009304</text:p>
          </table:table-cell>
          <table:table-cell office:value-type="string">
            <text:p>015713</text:p>
          </table:table-cell>
          <table:table-cell office:value-type="string">
            <text:p>06N1357:001571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40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5</text:p>
          </table:table-cell>
          <table:table-cell office:value-type="string">
            <text:p>06N301:W0009305</text:p>
          </table:table-cell>
          <table:table-cell office:value-type="string">
            <text:p>001501</text:p>
          </table:table-cell>
          <table:table-cell office:value-type="string">
            <text:p>06N1033:00015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6:48</text:p>
          </table:table-cell>
          <table:table-cell table:number-columns-repeated="2"/>
        </table:table-row>
        <table:table-row table:style-name="ro1">
          <table:table-cell office:value-type="string">
            <text:p>v00058</text:p>
          </table:table-cell>
          <table:table-cell office:value-type="string">
            <text:p>009306</text:p>
          </table:table-cell>
          <table:table-cell office:value-type="string">
            <text:p>06N301:W0009306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0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08</text:p>
          </table:table-cell>
          <table:table-cell office:value-type="string">
            <text:p>06N301:W0009308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09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09</text:p>
          </table:table-cell>
          <table:table-cell office:value-type="string">
            <text:p>06N301:W0009309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27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10</text:p>
          </table:table-cell>
          <table:table-cell office:value-type="string">
            <text:p>06N301:W0009310</text:p>
          </table:table-cell>
          <table:table-cell office:value-type="string">
            <text:p>021913</text:p>
          </table:table-cell>
          <table:table-cell office:value-type="string">
            <text:p>06N1713:0021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7:47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312</text:p>
          </table:table-cell>
          <table:table-cell office:value-type="string">
            <text:p>06N301:W0009312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0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1</text:p>
          </table:table-cell>
          <table:table-cell office:value-type="string">
            <text:p>06N301:W0009601</text:p>
          </table:table-cell>
          <table:table-cell office:value-type="string">
            <text:p>015210</text:p>
          </table:table-cell>
          <table:table-cell office:value-type="string">
            <text:p>06N1351:00152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2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2</text:p>
          </table:table-cell>
          <table:table-cell office:value-type="string">
            <text:p>06N301:W0009602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8:5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3</text:p>
          </table:table-cell>
          <table:table-cell office:value-type="string">
            <text:p>06N301:W0009603</text:p>
          </table:table-cell>
          <table:table-cell office:value-type="string">
            <text:p>001601</text:p>
          </table:table-cell>
          <table:table-cell office:value-type="string">
            <text:p>06N1034:0001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29:53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4</text:p>
          </table:table-cell>
          <table:table-cell office:value-type="string">
            <text:p>06N301:W0009604</text:p>
          </table:table-cell>
          <table:table-cell office:value-type="string">
            <text:p>001604</text:p>
          </table:table-cell>
          <table:table-cell office:value-type="string">
            <text:p>06N1034:00016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01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5</text:p>
          </table:table-cell>
          <table:table-cell office:value-type="string">
            <text:p>06N301:W0009605</text:p>
          </table:table-cell>
          <table:table-cell office:value-type="string">
            <text:p>015401</text:p>
          </table:table-cell>
          <table:table-cell office:value-type="string">
            <text:p>06N1353:00154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18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06</text:p>
          </table:table-cell>
          <table:table-cell office:value-type="string">
            <text:p>06N301:W0009606</text:p>
          </table:table-cell>
          <table:table-cell office:value-type="string">
            <text:p>015403</text:p>
          </table:table-cell>
          <table:table-cell office:value-type="string">
            <text:p>06N1353:00154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22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0</text:p>
          </table:table-cell>
          <table:table-cell office:value-type="string">
            <text:p>06N301:W0009610</text:p>
          </table:table-cell>
          <table:table-cell office:value-type="string">
            <text:p>015713</text:p>
          </table:table-cell>
          <table:table-cell office:value-type="string">
            <text:p>06N1357:00157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10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1</text:p>
          </table:table-cell>
          <table:table-cell office:value-type="string">
            <text:p>06N301:W0009611</text:p>
          </table:table-cell>
          <table:table-cell office:value-type="string">
            <text:p>019103</text:p>
          </table:table-cell>
          <table:table-cell office:value-type="string">
            <text:p>06N1431:00191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51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2</text:p>
          </table:table-cell>
          <table:table-cell office:value-type="string">
            <text:p>06N301:W0009612</text:p>
          </table:table-cell>
          <table:table-cell office:value-type="string">
            <text:p>019111</text:p>
          </table:table-cell>
          <table:table-cell office:value-type="string">
            <text:p>06N1431:0019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0:56</text:p>
          </table:table-cell>
          <table:table-cell table:number-columns-repeated="2"/>
        </table:table-row>
        <table:table-row table:style-name="ro1">
          <table:table-cell office:value-type="string">
            <text:p>v00059</text:p>
          </table:table-cell>
          <table:table-cell office:value-type="string">
            <text:p>009613</text:p>
          </table:table-cell>
          <table:table-cell office:value-type="string">
            <text:p>06N301:W0009613</text:p>
          </table:table-cell>
          <table:table-cell office:value-type="string">
            <text:p>015601</text:p>
          </table:table-cell>
          <table:table-cell office:value-type="string">
            <text:p>06N1356:00156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1:5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1</text:p>
          </table:table-cell>
          <table:table-cell office:value-type="string">
            <text:p>06N301:W0009901</text:p>
          </table:table-cell>
          <table:table-cell office:value-type="string">
            <text:p>015210</text:p>
          </table:table-cell>
          <table:table-cell office:value-type="string">
            <text:p>06N1351:00152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09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2</text:p>
          </table:table-cell>
          <table:table-cell office:value-type="string">
            <text:p>06N301:W0009902</text:p>
          </table:table-cell>
          <table:table-cell office:value-type="string">
            <text:p>015710</text:p>
          </table:table-cell>
          <table:table-cell office:value-type="string">
            <text:p>06N1357:0015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3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3</text:p>
          </table:table-cell>
          <table:table-cell office:value-type="string">
            <text:p>06N301:W0009903</text:p>
          </table:table-cell>
          <table:table-cell office:value-type="string">
            <text:p>014410</text:p>
          </table:table-cell>
          <table:table-cell office:value-type="string">
            <text:p>06N1342:00144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48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4</text:p>
          </table:table-cell>
          <table:table-cell office:value-type="string">
            <text:p>06N301:W0009904</text:p>
          </table:table-cell>
          <table:table-cell office:value-type="string">
            <text:p>019207</text:p>
          </table:table-cell>
          <table:table-cell office:value-type="string">
            <text:p>06N1434:0019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2:55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5</text:p>
          </table:table-cell>
          <table:table-cell office:value-type="string">
            <text:p>06N301:W0009905</text:p>
          </table:table-cell>
          <table:table-cell office:value-type="string">
            <text:p>015907</text:p>
          </table:table-cell>
          <table:table-cell office:value-type="string">
            <text:p>06N1362:0015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3:09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6</text:p>
          </table:table-cell>
          <table:table-cell office:value-type="string">
            <text:p>06N301:W0009906</text:p>
          </table:table-cell>
          <table:table-cell office:value-type="string">
            <text:p>001605</text:p>
          </table:table-cell>
          <table:table-cell office:value-type="string">
            <text:p>06N1034:00016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3:36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8</text:p>
          </table:table-cell>
          <table:table-cell office:value-type="string">
            <text:p>06N301:W0009908</text:p>
          </table:table-cell>
          <table:table-cell office:value-type="string">
            <text:p>015703</text:p>
          </table:table-cell>
          <table:table-cell office:value-type="string">
            <text:p>06N1357:001570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02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09</text:p>
          </table:table-cell>
          <table:table-cell office:value-type="string">
            <text:p>06N301:W0009909</text:p>
          </table:table-cell>
          <table:table-cell office:value-type="string">
            <text:p>015908</text:p>
          </table:table-cell>
          <table:table-cell office:value-type="string">
            <text:p>06N1362:00159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37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09910</text:p>
          </table:table-cell>
          <table:table-cell office:value-type="string">
            <text:p>06N301:W0009910</text:p>
          </table:table-cell>
          <table:table-cell office:value-type="string">
            <text:p>022303</text:p>
          </table:table-cell>
          <table:table-cell office:value-type="string">
            <text:p>06N1719:00223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4:46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201</text:p>
          </table:table-cell>
          <table:table-cell office:value-type="string">
            <text:p>06N301:W0010201</text:p>
          </table:table-cell>
          <table:table-cell office:value-type="string">
            <text:p>015707</text:p>
          </table:table-cell>
          <table:table-cell office:value-type="string">
            <text:p>06N1357:00157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00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203</text:p>
          </table:table-cell>
          <table:table-cell office:value-type="string">
            <text:p>06N301:W0010203</text:p>
          </table:table-cell>
          <table:table-cell office:value-type="string">
            <text:p>019203</text:p>
          </table:table-cell>
          <table:table-cell office:value-type="string">
            <text:p>06N1434:0019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14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1</text:p>
          </table:table-cell>
          <table:table-cell office:value-type="string">
            <text:p>06N301:W0010501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5:27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2</text:p>
          </table:table-cell>
          <table:table-cell office:value-type="string">
            <text:p>06N301:W0010502</text:p>
          </table:table-cell>
          <table:table-cell office:value-type="string">
            <text:p>016003</text:p>
          </table:table-cell>
          <table:table-cell office:value-type="string">
            <text:p>06N1363:00160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07</text:p>
          </table:table-cell>
          <table:table-cell table:number-columns-repeated="2"/>
        </table:table-row>
        <table:table-row table:style-name="ro1">
          <table:table-cell office:value-type="string">
            <text:p>v00060</text:p>
          </table:table-cell>
          <table:table-cell office:value-type="string">
            <text:p>010503</text:p>
          </table:table-cell>
          <table:table-cell office:value-type="string">
            <text:p>06N301:W0010503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36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4</text:p>
          </table:table-cell>
          <table:table-cell office:value-type="string">
            <text:p>06N301:W0010504</text:p>
          </table:table-cell>
          <table:table-cell office:value-type="string">
            <text:p>000805</text:p>
          </table:table-cell>
          <table:table-cell office:value-type="string">
            <text:p>06N1019:00008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6:43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5</text:p>
          </table:table-cell>
          <table:table-cell office:value-type="string">
            <text:p>06N301:W0010505</text:p>
          </table:table-cell>
          <table:table-cell office:value-type="string">
            <text:p>016007</text:p>
          </table:table-cell>
          <table:table-cell office:value-type="string">
            <text:p>06N1363:0016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7:15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6</text:p>
          </table:table-cell>
          <table:table-cell office:value-type="string">
            <text:p>06N301:W0010506</text:p>
          </table:table-cell>
          <table:table-cell office:value-type="string">
            <text:p>015710</text:p>
          </table:table-cell>
          <table:table-cell office:value-type="string">
            <text:p>06N1357:00157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1:5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06</text:p>
          </table:table-cell>
          <table:table-cell office:value-type="string">
            <text:p>06N301:W0010506</text:p>
          </table:table-cell>
          <table:table-cell office:value-type="string">
            <text:p>015716</text:p>
          </table:table-cell>
          <table:table-cell office:value-type="string">
            <text:p>06N1357:001571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8:53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0</text:p>
          </table:table-cell>
          <table:table-cell office:value-type="string">
            <text:p>06N301:W0010510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39:5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1</text:p>
          </table:table-cell>
          <table:table-cell office:value-type="string">
            <text:p>06N301:W0010511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1:3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511</text:p>
          </table:table-cell>
          <table:table-cell office:value-type="string">
            <text:p>06N301:W0010511</text:p>
          </table:table-cell>
          <table:table-cell office:value-type="string">
            <text:p>002007</text:p>
          </table:table-cell>
          <table:table-cell office:value-type="string">
            <text:p>06N1039:0002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2:53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1</text:p>
          </table:table-cell>
          <table:table-cell office:value-type="string">
            <text:p>06N301:W0010801</text:p>
          </table:table-cell>
          <table:table-cell office:value-type="string">
            <text:p>000711</text:p>
          </table:table-cell>
          <table:table-cell office:value-type="string">
            <text:p>06N1017:00007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01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2</text:p>
          </table:table-cell>
          <table:table-cell office:value-type="string">
            <text:p>06N301:W0010802</text:p>
          </table:table-cell>
          <table:table-cell office:value-type="string">
            <text:p>019205</text:p>
          </table:table-cell>
          <table:table-cell office:value-type="string">
            <text:p>06N1434:00192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1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3</text:p>
          </table:table-cell>
          <table:table-cell office:value-type="string">
            <text:p>06N301:W0010803</text:p>
          </table:table-cell>
          <table:table-cell office:value-type="string">
            <text:p>000808</text:p>
          </table:table-cell>
          <table:table-cell office:value-type="string">
            <text:p>06N1019:00008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2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4</text:p>
          </table:table-cell>
          <table:table-cell office:value-type="string">
            <text:p>06N301:W0010804</text:p>
          </table:table-cell>
          <table:table-cell office:value-type="string">
            <text:p>019206</text:p>
          </table:table-cell>
          <table:table-cell office:value-type="string">
            <text:p>06N1434:0019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3:50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5</text:p>
          </table:table-cell>
          <table:table-cell office:value-type="string">
            <text:p>06N301:W0010805</text:p>
          </table:table-cell>
          <table:table-cell office:value-type="string">
            <text:p>001703</text:p>
          </table:table-cell>
          <table:table-cell office:value-type="string">
            <text:p>06N1035:00017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18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6</text:p>
          </table:table-cell>
          <table:table-cell office:value-type="string">
            <text:p>06N301:W0010806</text:p>
          </table:table-cell>
          <table:table-cell office:value-type="string">
            <text:p>019209</text:p>
          </table:table-cell>
          <table:table-cell office:value-type="string">
            <text:p>06N1434:00192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04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8</text:p>
          </table:table-cell>
          <table:table-cell office:value-type="string">
            <text:p>06N301:W0010808</text:p>
          </table:table-cell>
          <table:table-cell office:value-type="string">
            <text:p>001804</text:p>
          </table:table-cell>
          <table:table-cell office:value-type="string">
            <text:p>06N1036:0001804</text:p>
          </table:table-cell>
          <table:table-cell table:number-columns-repeated="3" office:value-type="string">
            <text:p>FALSE</text:p>
          </table:table-cell>
          <table:table-cell office:value-type="string">
            <text:p>29</text:p>
          </table:table-cell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4:26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09</text:p>
          </table:table-cell>
          <table:table-cell office:value-type="string">
            <text:p>06N301:W0010809</text:p>
          </table:table-cell>
          <table:table-cell office:value-type="string">
            <text:p>001806</text:p>
          </table:table-cell>
          <table:table-cell office:value-type="string">
            <text:p>06N1036:00018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00</text:p>
          </table:table-cell>
          <table:table-cell table:number-columns-repeated="2"/>
        </table:table-row>
        <table:table-row table:style-name="ro1">
          <table:table-cell office:value-type="string">
            <text:p>v00061</text:p>
          </table:table-cell>
          <table:table-cell office:value-type="string">
            <text:p>010810</text:p>
          </table:table-cell>
          <table:table-cell office:value-type="string">
            <text:p>06N301:W0010810</text:p>
          </table:table-cell>
          <table:table-cell office:value-type="string">
            <text:p>001907</text:p>
          </table:table-cell>
          <table:table-cell office:value-type="string">
            <text:p>06N1038:00019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26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0811</text:p>
          </table:table-cell>
          <table:table-cell office:value-type="string">
            <text:p>06N301:W0010811</text:p>
          </table:table-cell>
          <table:table-cell office:value-type="string">
            <text:p>019212</text:p>
          </table:table-cell>
          <table:table-cell office:value-type="string">
            <text:p>06N1434:00192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5:58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0812</text:p>
          </table:table-cell>
          <table:table-cell office:value-type="string">
            <text:p>06N301:W0010812</text:p>
          </table:table-cell>
          <table:table-cell office:value-type="string">
            <text:p>001901</text:p>
          </table:table-cell>
          <table:table-cell office:value-type="string">
            <text:p>06N1038:0001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6:18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1</text:p>
          </table:table-cell>
          <table:table-cell office:value-type="string">
            <text:p>06N301:W0011101</text:p>
          </table:table-cell>
          <table:table-cell office:value-type="string">
            <text:p>014710</text:p>
          </table:table-cell>
          <table:table-cell office:value-type="string">
            <text:p>06N1346:00147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6:55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2</text:p>
          </table:table-cell>
          <table:table-cell office:value-type="string">
            <text:p>06N301:W0011102</text:p>
          </table:table-cell>
          <table:table-cell office:value-type="string">
            <text:p>014606</text:p>
          </table:table-cell>
          <table:table-cell office:value-type="string">
            <text:p>06N1344:0014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24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5</text:p>
          </table:table-cell>
          <table:table-cell office:value-type="string">
            <text:p>06N301:W0011105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38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7</text:p>
          </table:table-cell>
          <table:table-cell office:value-type="string">
            <text:p>06N301:W0011107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47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09</text:p>
          </table:table-cell>
          <table:table-cell office:value-type="string">
            <text:p>06N301:W0011109</text:p>
          </table:table-cell>
          <table:table-cell office:value-type="string">
            <text:p>014612</text:p>
          </table:table-cell>
          <table:table-cell office:value-type="string">
            <text:p>06N1344:001461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7:53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10</text:p>
          </table:table-cell>
          <table:table-cell office:value-type="string">
            <text:p>06N301:W0011110</text:p>
          </table:table-cell>
          <table:table-cell office:value-type="string">
            <text:p>002001</text:p>
          </table:table-cell>
          <table:table-cell office:value-type="string">
            <text:p>06N1039:00020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05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111</text:p>
          </table:table-cell>
          <table:table-cell office:value-type="string">
            <text:p>06N301:W0011111</text:p>
          </table:table-cell>
          <table:table-cell office:value-type="string">
            <text:p>015006</text:p>
          </table:table-cell>
          <table:table-cell office:value-type="string">
            <text:p>06N1349:00150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20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1</text:p>
          </table:table-cell>
          <table:table-cell office:value-type="string">
            <text:p>06N301:W0011401</text:p>
          </table:table-cell>
          <table:table-cell office:value-type="string">
            <text:p>000412</text:p>
          </table:table-cell>
          <table:table-cell office:value-type="string">
            <text:p>06N1014:0000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31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2</text:p>
          </table:table-cell>
          <table:table-cell office:value-type="string">
            <text:p>06N301:W0011402</text:p>
          </table:table-cell>
          <table:table-cell office:value-type="string">
            <text:p>000404</text:p>
          </table:table-cell>
          <table:table-cell office:value-type="string">
            <text:p>06N1014:00004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30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3</text:p>
          </table:table-cell>
          <table:table-cell office:value-type="string">
            <text:p>06N301:W0011403</text:p>
          </table:table-cell>
          <table:table-cell office:value-type="string">
            <text:p>000206</text:p>
          </table:table-cell>
          <table:table-cell office:value-type="string">
            <text:p>06N1012:00002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03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5</text:p>
          </table:table-cell>
          <table:table-cell office:value-type="string">
            <text:p>06N301:W0011405</text:p>
          </table:table-cell>
          <table:table-cell office:value-type="string">
            <text:p>014801</text:p>
          </table:table-cell>
          <table:table-cell office:value-type="string">
            <text:p>06N1347:0014801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8:47</text:p>
          </table:table-cell>
          <table:table-cell table:number-columns-repeated="2"/>
        </table:table-row>
        <table:table-row table:style-name="ro1">
          <table:table-cell office:value-type="string">
            <text:p>v00062</text:p>
          </table:table-cell>
          <table:table-cell office:value-type="string">
            <text:p>011406</text:p>
          </table:table-cell>
          <table:table-cell office:value-type="string">
            <text:p>06N301:W0011406</text:p>
          </table:table-cell>
          <table:table-cell office:value-type="string">
            <text:p>001807</text:p>
          </table:table-cell>
          <table:table-cell office:value-type="string">
            <text:p>06N1036:0001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Matt Lutes</text:p>
          </table:table-cell>
          <table:table-cell office:value-type="string">
            <text:p>01/02/2008</text:p>
          </table:table-cell>
          <table:table-cell office:value-type="string">
            <text:p>14:49:09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7</text:p>
          </table:table-cell>
          <table:table-cell office:value-type="string">
            <text:p>06N301:W0011407</text:p>
          </table:table-cell>
          <table:table-cell office:value-type="string">
            <text:p>002203</text:p>
          </table:table-cell>
          <table:table-cell office:value-type="string">
            <text:p>06N1041:0002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4:34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8</text:p>
          </table:table-cell>
          <table:table-cell office:value-type="string">
            <text:p>06N301:W0011408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19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11409</text:p>
          </table:table-cell>
          <table:table-cell office:value-type="string">
            <text:p>06N301:W0011409</text:p>
          </table:table-cell>
          <table:table-cell office:value-type="string">
            <text:p>022304</text:p>
          </table:table-cell>
          <table:table-cell office:value-type="string">
            <text:p>06N1719:002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00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201</text:p>
          </table:table-cell>
          <table:table-cell office:value-type="string">
            <text:p>06N301:W0024201</text:p>
          </table:table-cell>
          <table:table-cell office:value-type="string">
            <text:p>003707</text:p>
          </table:table-cell>
          <table:table-cell office:value-type="string">
            <text:p>06N1007:0003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34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207</text:p>
          </table:table-cell>
          <table:table-cell office:value-type="string">
            <text:p>06N301:W0024207</text:p>
          </table:table-cell>
          <table:table-cell office:value-type="string">
            <text:p>016401</text:p>
          </table:table-cell>
          <table:table-cell office:value-type="string">
            <text:p>06N1302:0016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5:51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505</text:p>
          </table:table-cell>
          <table:table-cell office:value-type="string">
            <text:p>06N301:W0024505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6:12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2</text:p>
          </table:table-cell>
          <table:table-cell office:value-type="string">
            <text:p>06N301:W0024802</text:p>
          </table:table-cell>
          <table:table-cell office:value-type="string">
            <text:p>016809</text:p>
          </table:table-cell>
          <table:table-cell office:value-type="string">
            <text:p>06N1314:00168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6:53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4</text:p>
          </table:table-cell>
          <table:table-cell office:value-type="string">
            <text:p>06N301:W0024804</text:p>
          </table:table-cell>
          <table:table-cell office:value-type="string">
            <text:p>016901</text:p>
          </table:table-cell>
          <table:table-cell office:value-type="string">
            <text:p>06N1315:0016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09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5</text:p>
          </table:table-cell>
          <table:table-cell office:value-type="string">
            <text:p>06N301:W0024805</text:p>
          </table:table-cell>
          <table:table-cell office:value-type="string">
            <text:p>019108</text:p>
          </table:table-cell>
          <table:table-cell office:value-type="string">
            <text:p>06N1431:00191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33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4807</text:p>
          </table:table-cell>
          <table:table-cell office:value-type="string">
            <text:p>06N301:W0024807</text:p>
          </table:table-cell>
          <table:table-cell office:value-type="string">
            <text:p>017001</text:p>
          </table:table-cell>
          <table:table-cell office:value-type="string">
            <text:p>06N1317:0017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7:55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101</text:p>
          </table:table-cell>
          <table:table-cell office:value-type="string">
            <text:p>06N301:W0025101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8:18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108</text:p>
          </table:table-cell>
          <table:table-cell office:value-type="string">
            <text:p>06N301:W0025108</text:p>
          </table:table-cell>
          <table:table-cell office:value-type="string">
            <text:p>019909</text:p>
          </table:table-cell>
          <table:table-cell office:value-type="string">
            <text:p>06N1602:0019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58:57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401</text:p>
          </table:table-cell>
          <table:table-cell office:value-type="string">
            <text:p>06N301:W0025401</text:p>
          </table:table-cell>
          <table:table-cell office:value-type="string">
            <text:p>019910</text:p>
          </table:table-cell>
          <table:table-cell office:value-type="string">
            <text:p>06N1602:0019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0:31</text:p>
          </table:table-cell>
          <table:table-cell table:number-columns-repeated="2"/>
        </table:table-row>
        <table:table-row table:style-name="ro1">
          <table:table-cell office:value-type="string">
            <text:p>v00063</text:p>
          </table:table-cell>
          <table:table-cell office:value-type="string">
            <text:p>025402</text:p>
          </table:table-cell>
          <table:table-cell office:value-type="string">
            <text:p>06N301:W0025402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1:0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406</text:p>
          </table:table-cell>
          <table:table-cell office:value-type="string">
            <text:p>06N301:W0025406</text:p>
          </table:table-cell>
          <table:table-cell office:value-type="string">
            <text:p>002006</text:p>
          </table:table-cell>
          <table:table-cell office:value-type="string">
            <text:p>06N1039:0002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1:14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1</text:p>
          </table:table-cell>
          <table:table-cell office:value-type="string">
            <text:p>06N301:W0025701</text:p>
          </table:table-cell>
          <table:table-cell office:value-type="string">
            <text:p>002008</text:p>
          </table:table-cell>
          <table:table-cell office:value-type="string">
            <text:p>06N1039:00020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2:4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2</text:p>
          </table:table-cell>
          <table:table-cell office:value-type="string">
            <text:p>06N301:W002570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2:59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3</text:p>
          </table:table-cell>
          <table:table-cell office:value-type="string">
            <text:p>06N301:W0025703</text:p>
          </table:table-cell>
          <table:table-cell office:value-type="string">
            <text:p>002009</text:p>
          </table:table-cell>
          <table:table-cell office:value-type="string">
            <text:p>06N1039:00020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3:2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4</text:p>
          </table:table-cell>
          <table:table-cell office:value-type="string">
            <text:p>06N301:W0025704</text:p>
          </table:table-cell>
          <table:table-cell office:value-type="string">
            <text:p>016406</text:p>
          </table:table-cell>
          <table:table-cell office:value-type="string">
            <text:p>06N1302:00164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3:49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5</text:p>
          </table:table-cell>
          <table:table-cell office:value-type="string">
            <text:p>06N301:W0025705</text:p>
          </table:table-cell>
          <table:table-cell office:value-type="string">
            <text:p>002011</text:p>
          </table:table-cell>
          <table:table-cell office:value-type="string">
            <text:p>06N1039:00020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4:4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6</text:p>
          </table:table-cell>
          <table:table-cell office:value-type="string">
            <text:p>06N301:W0025706</text:p>
          </table:table-cell>
          <table:table-cell office:value-type="string">
            <text:p>016410</text:p>
          </table:table-cell>
          <table:table-cell office:value-type="string">
            <text:p>06N1302:00164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13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5707</text:p>
          </table:table-cell>
          <table:table-cell office:value-type="string">
            <text:p>06N301:W0025707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0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005</text:p>
          </table:table-cell>
          <table:table-cell office:value-type="string">
            <text:p>06N301:W0026005</text:p>
          </table:table-cell>
          <table:table-cell office:value-type="string">
            <text:p>020402</text:p>
          </table:table-cell>
          <table:table-cell office:value-type="string">
            <text:p>06N1611:0020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5:35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1</text:p>
          </table:table-cell>
          <table:table-cell office:value-type="string">
            <text:p>06N301:W0026301</text:p>
          </table:table-cell>
          <table:table-cell office:value-type="string">
            <text:p>002013</text:p>
          </table:table-cell>
          <table:table-cell office:value-type="string">
            <text:p>06N1039:00020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12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3</text:p>
          </table:table-cell>
          <table:table-cell office:value-type="string">
            <text:p>06N301:W0026303</text:p>
          </table:table-cell>
          <table:table-cell office:value-type="string">
            <text:p>020503</text:p>
          </table:table-cell>
          <table:table-cell office:value-type="string">
            <text:p>06N1612:0020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6:47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09</text:p>
          </table:table-cell>
          <table:table-cell office:value-type="string">
            <text:p>06N301:W0026309</text:p>
          </table:table-cell>
          <table:table-cell office:value-type="string">
            <text:p>016413</text:p>
          </table:table-cell>
          <table:table-cell office:value-type="string">
            <text:p>06N1302:0016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41</text:p>
          </table:table-cell>
          <table:table-cell table:number-columns-repeated="2"/>
        </table:table-row>
        <table:table-row table:style-name="ro1">
          <table:table-cell office:value-type="string">
            <text:p>v00064</text:p>
          </table:table-cell>
          <table:table-cell office:value-type="string">
            <text:p>026310</text:p>
          </table:table-cell>
          <table:table-cell office:value-type="string">
            <text:p>06N301:W0026310</text:p>
          </table:table-cell>
          <table:table-cell office:value-type="string">
            <text:p>016702</text:p>
          </table:table-cell>
          <table:table-cell office:value-type="string">
            <text:p>06N1313:0016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7:2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606</text:p>
          </table:table-cell>
          <table:table-cell office:value-type="string">
            <text:p>06N301:W0026606</text:p>
          </table:table-cell>
          <table:table-cell office:value-type="string">
            <text:p>020505</text:p>
          </table:table-cell>
          <table:table-cell office:value-type="string">
            <text:p>06N1612:00205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03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608</text:p>
          </table:table-cell>
          <table:table-cell office:value-type="string">
            <text:p>06N301:W0026608</text:p>
          </table:table-cell>
          <table:table-cell office:value-type="string">
            <text:p>002204</text:p>
          </table:table-cell>
          <table:table-cell office:value-type="string">
            <text:p>06N1041:0002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32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1</text:p>
          </table:table-cell>
          <table:table-cell office:value-type="string">
            <text:p>06N301:W0026901</text:p>
          </table:table-cell>
          <table:table-cell office:value-type="string">
            <text:p>002302</text:p>
          </table:table-cell>
          <table:table-cell office:value-type="string">
            <text:p>06N1042:000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8:4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5</text:p>
          </table:table-cell>
          <table:table-cell office:value-type="string">
            <text:p>06N301:W0026905</text:p>
          </table:table-cell>
          <table:table-cell office:value-type="string">
            <text:p>002304</text:p>
          </table:table-cell>
          <table:table-cell office:value-type="string">
            <text:p>06N1042:0002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03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08</text:p>
          </table:table-cell>
          <table:table-cell office:value-type="string">
            <text:p>06N301:W0026908</text:p>
          </table:table-cell>
          <table:table-cell office:value-type="string">
            <text:p>002305</text:p>
          </table:table-cell>
          <table:table-cell office:value-type="string">
            <text:p>06N1042:00023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25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11</text:p>
          </table:table-cell>
          <table:table-cell office:value-type="string">
            <text:p>06N301:W0026911</text:p>
          </table:table-cell>
          <table:table-cell office:value-type="string">
            <text:p>020707</text:p>
          </table:table-cell>
          <table:table-cell office:value-type="string">
            <text:p>06N1616:00207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39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6912</text:p>
          </table:table-cell>
          <table:table-cell office:value-type="string">
            <text:p>06N301:W0026912</text:p>
          </table:table-cell>
          <table:table-cell office:value-type="string">
            <text:p>021503</text:p>
          </table:table-cell>
          <table:table-cell office:value-type="string">
            <text:p>06N1701:00215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09:53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2</text:p>
          </table:table-cell>
          <table:table-cell office:value-type="string">
            <text:p>06N301:W0027202</text:p>
          </table:table-cell>
          <table:table-cell office:value-type="string">
            <text:p>016701</text:p>
          </table:table-cell>
          <table:table-cell office:value-type="string">
            <text:p>06N1313:0016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0:30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3</text:p>
          </table:table-cell>
          <table:table-cell office:value-type="string">
            <text:p>06N301:W0027203</text:p>
          </table:table-cell>
          <table:table-cell office:value-type="string">
            <text:p>002306</text:p>
          </table:table-cell>
          <table:table-cell office:value-type="string">
            <text:p>06N1042:0002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0:4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204</text:p>
          </table:table-cell>
          <table:table-cell office:value-type="string">
            <text:p>06N301:W0027204</text:p>
          </table:table-cell>
          <table:table-cell office:value-type="string">
            <text:p>002401</text:p>
          </table:table-cell>
          <table:table-cell office:value-type="string">
            <text:p>06N1043:0002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1:37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501</text:p>
          </table:table-cell>
          <table:table-cell office:value-type="string">
            <text:p>06N301:W0027501</text:p>
          </table:table-cell>
          <table:table-cell office:value-type="string">
            <text:p>002403</text:p>
          </table:table-cell>
          <table:table-cell office:value-type="string">
            <text:p>06N1043:00024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1:44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802</text:p>
          </table:table-cell>
          <table:table-cell office:value-type="string">
            <text:p>06N301:W0027802</text:p>
          </table:table-cell>
          <table:table-cell office:value-type="string">
            <text:p>016703</text:p>
          </table:table-cell>
          <table:table-cell office:value-type="string">
            <text:p>06N1313:0016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2:21</text:p>
          </table:table-cell>
          <table:table-cell table:number-columns-repeated="2"/>
        </table:table-row>
        <table:table-row table:style-name="ro1">
          <table:table-cell office:value-type="string">
            <text:p>v00065</text:p>
          </table:table-cell>
          <table:table-cell office:value-type="string">
            <text:p>027803</text:p>
          </table:table-cell>
          <table:table-cell office:value-type="string">
            <text:p>06N301:W0027803</text:p>
          </table:table-cell>
          <table:table-cell office:value-type="string">
            <text:p>021506</text:p>
          </table:table-cell>
          <table:table-cell office:value-type="string">
            <text:p>06N1701:0021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2:3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4</text:p>
          </table:table-cell>
          <table:table-cell office:value-type="string">
            <text:p>06N301:W0027804</text:p>
          </table:table-cell>
          <table:table-cell office:value-type="string">
            <text:p>021507</text:p>
          </table:table-cell>
          <table:table-cell office:value-type="string">
            <text:p>06N1701:00215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2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5</text:p>
          </table:table-cell>
          <table:table-cell office:value-type="string">
            <text:p>06N301:W0027805</text:p>
          </table:table-cell>
          <table:table-cell office:value-type="string">
            <text:p>021510</text:p>
          </table:table-cell>
          <table:table-cell office:value-type="string">
            <text:p>06N1701:00215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39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6</text:p>
          </table:table-cell>
          <table:table-cell office:value-type="string">
            <text:p>06N301:W0027806</text:p>
          </table:table-cell>
          <table:table-cell office:value-type="string">
            <text:p>021511</text:p>
          </table:table-cell>
          <table:table-cell office:value-type="string">
            <text:p>06N1701:0021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3:53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8</text:p>
          </table:table-cell>
          <table:table-cell office:value-type="string">
            <text:p>06N301:W0027808</text:p>
          </table:table-cell>
          <table:table-cell office:value-type="string">
            <text:p>021601</text:p>
          </table:table-cell>
          <table:table-cell office:value-type="string">
            <text:p>06N1705:00216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10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09</text:p>
          </table:table-cell>
          <table:table-cell office:value-type="string">
            <text:p>06N301:W0027809</text:p>
          </table:table-cell>
          <table:table-cell office:value-type="string">
            <text:p>016704</text:p>
          </table:table-cell>
          <table:table-cell office:value-type="string">
            <text:p>06N1313:00167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30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7810</text:p>
          </table:table-cell>
          <table:table-cell office:value-type="string">
            <text:p>06N301:W0027810</text:p>
          </table:table-cell>
          <table:table-cell office:value-type="string">
            <text:p>016706</text:p>
          </table:table-cell>
          <table:table-cell office:value-type="string">
            <text:p>06N1313:0016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4:43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401</text:p>
          </table:table-cell>
          <table:table-cell office:value-type="string">
            <text:p>06N301:W0028401</text:p>
          </table:table-cell>
          <table:table-cell office:value-type="string">
            <text:p>016804</text:p>
          </table:table-cell>
          <table:table-cell office:value-type="string">
            <text:p>06N1314:0016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5:07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2</text:p>
          </table:table-cell>
          <table:table-cell office:value-type="string">
            <text:p>06N301:W0028702</text:p>
          </table:table-cell>
          <table:table-cell office:value-type="string">
            <text:p>016806</text:p>
          </table:table-cell>
          <table:table-cell office:value-type="string">
            <text:p>06N1314:0016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15:22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3</text:p>
          </table:table-cell>
          <table:table-cell office:value-type="string">
            <text:p>06N301:W0028703</text:p>
          </table:table-cell>
          <table:table-cell office:value-type="string">
            <text:p>021602</text:p>
          </table:table-cell>
          <table:table-cell office:value-type="string">
            <text:p>06N1705:0021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1:38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4</text:p>
          </table:table-cell>
          <table:table-cell office:value-type="string">
            <text:p>06N301:W0028704</text:p>
          </table:table-cell>
          <table:table-cell office:value-type="string">
            <text:p>021603</text:p>
          </table:table-cell>
          <table:table-cell office:value-type="string">
            <text:p>06N1705:00216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11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5</text:p>
          </table:table-cell>
          <table:table-cell office:value-type="string">
            <text:p>06N301:W0028705</text:p>
          </table:table-cell>
          <table:table-cell office:value-type="string">
            <text:p>021605</text:p>
          </table:table-cell>
          <table:table-cell office:value-type="string">
            <text:p>06N1705:00216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32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6</text:p>
          </table:table-cell>
          <table:table-cell office:value-type="string">
            <text:p>06N301:W0028706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2:48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8708</text:p>
          </table:table-cell>
          <table:table-cell office:value-type="string">
            <text:p>06N301:W0028708</text:p>
          </table:table-cell>
          <table:table-cell office:value-type="string">
            <text:p>021708</text:p>
          </table:table-cell>
          <table:table-cell office:value-type="string">
            <text:p>06N1706:00217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15</text:p>
          </table:table-cell>
          <table:table-cell table:number-columns-repeated="2"/>
        </table:table-row>
        <table:table-row table:style-name="ro1">
          <table:table-cell office:value-type="string">
            <text:p>v00066</text:p>
          </table:table-cell>
          <table:table-cell office:value-type="string">
            <text:p>029001</text:p>
          </table:table-cell>
          <table:table-cell office:value-type="string">
            <text:p>06N301:W0029001</text:p>
          </table:table-cell>
          <table:table-cell office:value-type="string">
            <text:p>002405</text:p>
          </table:table-cell>
          <table:table-cell office:value-type="string">
            <text:p>06N1043:000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35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003</text:p>
          </table:table-cell>
          <table:table-cell office:value-type="string">
            <text:p>06N301:W0029003</text:p>
          </table:table-cell>
          <table:table-cell office:value-type="string">
            <text:p>002508</text:p>
          </table:table-cell>
          <table:table-cell office:value-type="string">
            <text:p>06N1044:0002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3:53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008</text:p>
          </table:table-cell>
          <table:table-cell office:value-type="string">
            <text:p>06N301:W0029008</text:p>
          </table:table-cell>
          <table:table-cell office:value-type="string">
            <text:p>021712</text:p>
          </table:table-cell>
          <table:table-cell office:value-type="string">
            <text:p>06N1706:00217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6:49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1</text:p>
          </table:table-cell>
          <table:table-cell office:value-type="string">
            <text:p>06N301:W0029301</text:p>
          </table:table-cell>
          <table:table-cell office:value-type="string">
            <text:p>002603</text:p>
          </table:table-cell>
          <table:table-cell office:value-type="string">
            <text:p>06N1047:00026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00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2</text:p>
          </table:table-cell>
          <table:table-cell office:value-type="string">
            <text:p>06N301:W0029302</text:p>
          </table:table-cell>
          <table:table-cell office:value-type="string">
            <text:p>016303</text:p>
          </table:table-cell>
          <table:table-cell office:value-type="string">
            <text:p>06N1301:00163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19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3</text:p>
          </table:table-cell>
          <table:table-cell office:value-type="string">
            <text:p>06N301:W0029303</text:p>
          </table:table-cell>
          <table:table-cell office:value-type="string">
            <text:p>016308</text:p>
          </table:table-cell>
          <table:table-cell office:value-type="string">
            <text:p>06N1301:00163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30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305</text:p>
          </table:table-cell>
          <table:table-cell office:value-type="string">
            <text:p>06N301:W0029305</text:p>
          </table:table-cell>
          <table:table-cell office:value-type="string">
            <text:p>021905</text:p>
          </table:table-cell>
          <table:table-cell office:value-type="string">
            <text:p>06N1713:00219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39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601</text:p>
          </table:table-cell>
          <table:table-cell office:value-type="string">
            <text:p>06N301:W0029601</text:p>
          </table:table-cell>
          <table:table-cell office:value-type="string">
            <text:p>002610</text:p>
          </table:table-cell>
          <table:table-cell office:value-type="string">
            <text:p>06N1047:00026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7:55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602</text:p>
          </table:table-cell>
          <table:table-cell office:value-type="string">
            <text:p>06N301:W0029602</text:p>
          </table:table-cell>
          <table:table-cell office:value-type="string">
            <text:p>002702</text:p>
          </table:table-cell>
          <table:table-cell office:value-type="string">
            <text:p>06N1049:00027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01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3</text:p>
          </table:table-cell>
          <table:table-cell office:value-type="string">
            <text:p>06N301:W0029903</text:p>
          </table:table-cell>
          <table:table-cell office:value-type="string">
            <text:p>016206</text:p>
          </table:table-cell>
          <table:table-cell office:value-type="string">
            <text:p>06N1300:00162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11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4</text:p>
          </table:table-cell>
          <table:table-cell office:value-type="string">
            <text:p>06N301:W0029904</text:p>
          </table:table-cell>
          <table:table-cell office:value-type="string">
            <text:p>019907</text:p>
          </table:table-cell>
          <table:table-cell office:value-type="string">
            <text:p>06N1602:0019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28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6</text:p>
          </table:table-cell>
          <table:table-cell office:value-type="string">
            <text:p>06N301:W0029906</text:p>
          </table:table-cell>
          <table:table-cell office:value-type="string">
            <text:p>021912</text:p>
          </table:table-cell>
          <table:table-cell office:value-type="string">
            <text:p>06N1713:0021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8:47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09</text:p>
          </table:table-cell>
          <table:table-cell office:value-type="string">
            <text:p>06N301:W0029909</text:p>
          </table:table-cell>
          <table:table-cell office:value-type="string">
            <text:p>022003</text:p>
          </table:table-cell>
          <table:table-cell office:value-type="string">
            <text:p>06N1714:00220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05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29910</text:p>
          </table:table-cell>
          <table:table-cell office:value-type="string">
            <text:p>06N301:W0029910</text:p>
          </table:table-cell>
          <table:table-cell office:value-type="string">
            <text:p>016001</text:p>
          </table:table-cell>
          <table:table-cell office:value-type="string">
            <text:p>06N1363:00160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11</text:p>
          </table:table-cell>
          <table:table-cell table:number-columns-repeated="2"/>
        </table:table-row>
        <table:table-row table:style-name="ro1">
          <table:table-cell office:value-type="string">
            <text:p>v00067</text:p>
          </table:table-cell>
          <table:table-cell office:value-type="string">
            <text:p>030502</text:p>
          </table:table-cell>
          <table:table-cell office:value-type="string">
            <text:p>06N301:W0030502</text:p>
          </table:table-cell>
          <table:table-cell office:value-type="string">
            <text:p>016202</text:p>
          </table:table-cell>
          <table:table-cell office:value-type="string">
            <text:p>06N1300:0016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2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503</text:p>
          </table:table-cell>
          <table:table-cell office:value-type="string">
            <text:p>06N301:W0030503</text:p>
          </table:table-cell>
          <table:table-cell office:value-type="string">
            <text:p>022008</text:p>
          </table:table-cell>
          <table:table-cell office:value-type="string">
            <text:p>06N1714:0022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3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801</text:p>
          </table:table-cell>
          <table:table-cell office:value-type="string">
            <text:p>06N301:W0030801</text:p>
          </table:table-cell>
          <table:table-cell office:value-type="string">
            <text:p>022306</text:p>
          </table:table-cell>
          <table:table-cell office:value-type="string">
            <text:p>06N1719:0022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29:4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0802</text:p>
          </table:table-cell>
          <table:table-cell office:value-type="string">
            <text:p>06N301:W0030802</text:p>
          </table:table-cell>
          <table:table-cell office:value-type="string">
            <text:p>002806</text:p>
          </table:table-cell>
          <table:table-cell office:value-type="string">
            <text:p>06N1050:0002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29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01</text:p>
          </table:table-cell>
          <table:table-cell office:value-type="string">
            <text:p>06N301:W0031101</text:p>
          </table:table-cell>
          <table:table-cell office:value-type="string">
            <text:p>002807</text:p>
          </table:table-cell>
          <table:table-cell office:value-type="string">
            <text:p>06N1050:00028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44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07</text:p>
          </table:table-cell>
          <table:table-cell office:value-type="string">
            <text:p>06N301:W0031107</text:p>
          </table:table-cell>
          <table:table-cell office:value-type="string">
            <text:p>022402</text:p>
          </table:table-cell>
          <table:table-cell office:value-type="string">
            <text:p>06N1723:00224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0:52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111</text:p>
          </table:table-cell>
          <table:table-cell office:value-type="string">
            <text:p>06N301:W0031111</text:p>
          </table:table-cell>
          <table:table-cell office:value-type="string">
            <text:p>002813</text:p>
          </table:table-cell>
          <table:table-cell office:value-type="string">
            <text:p>06N1050:00028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1:00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404</text:p>
          </table:table-cell>
          <table:table-cell office:value-type="string">
            <text:p>06N301:W0031404</text:p>
          </table:table-cell>
          <table:table-cell office:value-type="string">
            <text:p>003302</text:p>
          </table:table-cell>
          <table:table-cell office:value-type="string">
            <text:p>06N1000:0003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2:37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407</text:p>
          </table:table-cell>
          <table:table-cell office:value-type="string">
            <text:p>06N301:W0031407</text:p>
          </table:table-cell>
          <table:table-cell office:value-type="string">
            <text:p>003607</text:p>
          </table:table-cell>
          <table:table-cell office:value-type="string">
            <text:p>06N1005:00036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2:47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1</text:p>
          </table:table-cell>
          <table:table-cell office:value-type="string">
            <text:p>06N301:W0031701</text:p>
          </table:table-cell>
          <table:table-cell office:value-type="string">
            <text:p>022405</text:p>
          </table:table-cell>
          <table:table-cell office:value-type="string">
            <text:p>06N1723:00224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00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2</text:p>
          </table:table-cell>
          <table:table-cell office:value-type="string">
            <text:p>06N301:W0031702</text:p>
          </table:table-cell>
          <table:table-cell office:value-type="string">
            <text:p>022408</text:p>
          </table:table-cell>
          <table:table-cell office:value-type="string">
            <text:p>06N1723:0022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27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1705</text:p>
          </table:table-cell>
          <table:table-cell office:value-type="string">
            <text:p>06N301:W0031705</text:p>
          </table:table-cell>
          <table:table-cell office:value-type="string">
            <text:p>003701</text:p>
          </table:table-cell>
          <table:table-cell office:value-type="string">
            <text:p>06N1007:00037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36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1</text:p>
          </table:table-cell>
          <table:table-cell office:value-type="string">
            <text:p>06N301:W0032001</text:p>
          </table:table-cell>
          <table:table-cell office:value-type="string">
            <text:p>022412</text:p>
          </table:table-cell>
          <table:table-cell office:value-type="string">
            <text:p>06N1723:00224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43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2</text:p>
          </table:table-cell>
          <table:table-cell office:value-type="string">
            <text:p>06N301:W0032002</text:p>
          </table:table-cell>
          <table:table-cell office:value-type="string">
            <text:p>003703</text:p>
          </table:table-cell>
          <table:table-cell office:value-type="string">
            <text:p>06N1007:00037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3:51</text:p>
          </table:table-cell>
          <table:table-cell table:number-columns-repeated="2"/>
        </table:table-row>
        <table:table-row table:style-name="ro1">
          <table:table-cell office:value-type="string">
            <text:p>v00068</text:p>
          </table:table-cell>
          <table:table-cell office:value-type="string">
            <text:p>032005</text:p>
          </table:table-cell>
          <table:table-cell office:value-type="string">
            <text:p>06N301:W0032005</text:p>
          </table:table-cell>
          <table:table-cell office:value-type="string">
            <text:p>003706</text:p>
          </table:table-cell>
          <table:table-cell office:value-type="string">
            <text:p>06N1007:00037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4:14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008</text:p>
          </table:table-cell>
          <table:table-cell office:value-type="string">
            <text:p>06N301:W0032008</text:p>
          </table:table-cell>
          <table:table-cell office:value-type="string">
            <text:p>022413</text:p>
          </table:table-cell>
          <table:table-cell office:value-type="string">
            <text:p>06N1723:00224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4:36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3</text:p>
          </table:table-cell>
          <table:table-cell office:value-type="string">
            <text:p>06N301:W0032603</text:p>
          </table:table-cell>
          <table:table-cell office:value-type="string">
            <text:p>015910</text:p>
          </table:table-cell>
          <table:table-cell office:value-type="string">
            <text:p>06N1362:0015910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12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8</text:p>
          </table:table-cell>
          <table:table-cell office:value-type="string">
            <text:p>06N301:W0032608</text:p>
          </table:table-cell>
          <table:table-cell office:value-type="string">
            <text:p>015909</text:p>
          </table:table-cell>
          <table:table-cell office:value-type="string">
            <text:p>06N1362:0015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2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609</text:p>
          </table:table-cell>
          <table:table-cell office:value-type="string">
            <text:p>06N301:W0032609</text:p>
          </table:table-cell>
          <table:table-cell office:value-type="string">
            <text:p>004004</text:p>
          </table:table-cell>
          <table:table-cell office:value-type="string">
            <text:p>06N1109:00040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37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901</text:p>
          </table:table-cell>
          <table:table-cell office:value-type="string">
            <text:p>06N301:W0032901</text:p>
          </table:table-cell>
          <table:table-cell office:value-type="string">
            <text:p>015504</text:p>
          </table:table-cell>
          <table:table-cell office:value-type="string">
            <text:p>06N1354:00155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47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2905</text:p>
          </table:table-cell>
          <table:table-cell office:value-type="string">
            <text:p>06N301:W0032905</text:p>
          </table:table-cell>
          <table:table-cell office:value-type="string">
            <text:p>017006</text:p>
          </table:table-cell>
          <table:table-cell office:value-type="string">
            <text:p>06N1317:0017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5:5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2</text:p>
          </table:table-cell>
          <table:table-cell office:value-type="string">
            <text:p>06N301:W0033202</text:p>
          </table:table-cell>
          <table:table-cell office:value-type="string">
            <text:p>017007</text:p>
          </table:table-cell>
          <table:table-cell office:value-type="string">
            <text:p>06N1317:00170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6:0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5</text:p>
          </table:table-cell>
          <table:table-cell office:value-type="string">
            <text:p>06N301:W0033205</text:p>
          </table:table-cell>
          <table:table-cell office:value-type="string">
            <text:p>018101</text:p>
          </table:table-cell>
          <table:table-cell office:value-type="string">
            <text:p>06N1335:0018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6:19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7</text:p>
          </table:table-cell>
          <table:table-cell office:value-type="string">
            <text:p>06N301:W0033207</text:p>
          </table:table-cell>
          <table:table-cell office:value-type="string">
            <text:p>019002</text:p>
          </table:table-cell>
          <table:table-cell office:value-type="string">
            <text:p>06N1430:0019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30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208</text:p>
          </table:table-cell>
          <table:table-cell office:value-type="string">
            <text:p>06N301:W0033208</text:p>
          </table:table-cell>
          <table:table-cell office:value-type="string">
            <text:p>017103</text:p>
          </table:table-cell>
          <table:table-cell office:value-type="string">
            <text:p>06N1321:0017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15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4</text:p>
          </table:table-cell>
          <table:table-cell office:value-type="string">
            <text:p>06N301:W0033804</text:p>
          </table:table-cell>
          <table:table-cell office:value-type="string">
            <text:p>019006</text:p>
          </table:table-cell>
          <table:table-cell office:value-type="string">
            <text:p>06N1430:00190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8:47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8</text:p>
          </table:table-cell>
          <table:table-cell office:value-type="string">
            <text:p>06N301:W0033808</text:p>
          </table:table-cell>
          <table:table-cell office:value-type="string">
            <text:p>017107</text:p>
          </table:table-cell>
          <table:table-cell office:value-type="string">
            <text:p>06N1321:0017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7:52</text:p>
          </table:table-cell>
          <table:table-cell table:number-columns-repeated="2"/>
        </table:table-row>
        <table:table-row table:style-name="ro1">
          <table:table-cell office:value-type="string">
            <text:p>v00069</text:p>
          </table:table-cell>
          <table:table-cell office:value-type="string">
            <text:p>033809</text:p>
          </table:table-cell>
          <table:table-cell office:value-type="string">
            <text:p>06N301:W0033809</text:p>
          </table:table-cell>
          <table:table-cell office:value-type="string">
            <text:p>019304</text:p>
          </table:table-cell>
          <table:table-cell office:value-type="string">
            <text:p>06N1435:00193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4:38:42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1</text:p>
          </table:table-cell>
          <table:table-cell office:value-type="string">
            <text:p>06N301:W0034101</text:p>
          </table:table-cell>
          <table:table-cell office:value-type="string">
            <text:p>019804</text:p>
          </table:table-cell>
          <table:table-cell office:value-type="string">
            <text:p>06N1600:0019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7:43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3</text:p>
          </table:table-cell>
          <table:table-cell office:value-type="string">
            <text:p>06N301:W0034103</text:p>
          </table:table-cell>
          <table:table-cell office:value-type="string">
            <text:p>019806</text:p>
          </table:table-cell>
          <table:table-cell office:value-type="string">
            <text:p>06N1600:00198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8:42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107</text:p>
          </table:table-cell>
          <table:table-cell office:value-type="string">
            <text:p>06N301:W0034107</text:p>
          </table:table-cell>
          <table:table-cell office:value-type="string">
            <text:p>015902</text:p>
          </table:table-cell>
          <table:table-cell office:value-type="string">
            <text:p>06N1362:0015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39:58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1</text:p>
          </table:table-cell>
          <table:table-cell office:value-type="string">
            <text:p>06N301:W0034401</text:p>
          </table:table-cell>
          <table:table-cell office:value-type="string">
            <text:p>017301</text:p>
          </table:table-cell>
          <table:table-cell office:value-type="string">
            <text:p>06N1323:00173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2:3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2</text:p>
          </table:table-cell>
          <table:table-cell office:value-type="string">
            <text:p>06N301:W0034402</text:p>
          </table:table-cell>
          <table:table-cell office:value-type="string">
            <text:p>017302</text:p>
          </table:table-cell>
          <table:table-cell office:value-type="string">
            <text:p>06N1323:0017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2:55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6</text:p>
          </table:table-cell>
          <table:table-cell office:value-type="string">
            <text:p>06N301:W0034406</text:p>
          </table:table-cell>
          <table:table-cell office:value-type="string">
            <text:p>017401</text:p>
          </table:table-cell>
          <table:table-cell office:value-type="string">
            <text:p>06N1325:00174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3:17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407</text:p>
          </table:table-cell>
          <table:table-cell office:value-type="string">
            <text:p>06N301:W0034407</text:p>
          </table:table-cell>
          <table:table-cell office:value-type="string">
            <text:p>017502</text:p>
          </table:table-cell>
          <table:table-cell office:value-type="string">
            <text:p>06N1326:0017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3:42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501</text:p>
          </table:table-cell>
          <table:table-cell office:value-type="string">
            <text:p>06N301:W0034501</text:p>
          </table:table-cell>
          <table:table-cell office:value-type="string">
            <text:p>017503</text:p>
          </table:table-cell>
          <table:table-cell office:value-type="string">
            <text:p>06N1326:00175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1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504</text:p>
          </table:table-cell>
          <table:table-cell office:value-type="string">
            <text:p>06N301:W0034504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33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1</text:p>
          </table:table-cell>
          <table:table-cell office:value-type="string">
            <text:p>06N301:W0034601</text:p>
          </table:table-cell>
          <table:table-cell office:value-type="string">
            <text:p>017508</text:p>
          </table:table-cell>
          <table:table-cell office:value-type="string">
            <text:p>06N1326:0017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4:49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2</text:p>
          </table:table-cell>
          <table:table-cell office:value-type="string">
            <text:p>06N301:W0034602</text:p>
          </table:table-cell>
          <table:table-cell office:value-type="string">
            <text:p>017901</text:p>
          </table:table-cell>
          <table:table-cell office:value-type="string">
            <text:p>06N1333:00179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0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7</text:p>
          </table:table-cell>
          <table:table-cell office:value-type="string">
            <text:p>06N301:W0034607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24</text:p>
          </table:table-cell>
          <table:table-cell table:number-columns-repeated="2"/>
        </table:table-row>
        <table:table-row table:style-name="ro1">
          <table:table-cell office:value-type="string">
            <text:p>v00070</text:p>
          </table:table-cell>
          <table:table-cell office:value-type="string">
            <text:p>034608</text:p>
          </table:table-cell>
          <table:table-cell office:value-type="string">
            <text:p>06N301:W0034608</text:p>
          </table:table-cell>
          <table:table-cell office:value-type="string">
            <text:p>017902</text:p>
          </table:table-cell>
          <table:table-cell office:value-type="string">
            <text:p>06N1333:0017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40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1</text:p>
          </table:table-cell>
          <table:table-cell office:value-type="string">
            <text:p>06N301:W0034801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5:55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2</text:p>
          </table:table-cell>
          <table:table-cell office:value-type="string">
            <text:p>06N301:W0034802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25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3</text:p>
          </table:table-cell>
          <table:table-cell office:value-type="string">
            <text:p>06N301:W0034803</text:p>
          </table:table-cell>
          <table:table-cell office:value-type="string">
            <text:p>015508</text:p>
          </table:table-cell>
          <table:table-cell office:value-type="string">
            <text:p>06N1354:0015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31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4</text:p>
          </table:table-cell>
          <table:table-cell office:value-type="string">
            <text:p>06N301:W0034804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6:51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5</text:p>
          </table:table-cell>
          <table:table-cell office:value-type="string">
            <text:p>06N301:W0034805</text:p>
          </table:table-cell>
          <table:table-cell office:value-type="string">
            <text:p>015501</text:p>
          </table:table-cell>
          <table:table-cell office:value-type="string">
            <text:p>06N1354:0015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04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7</text:p>
          </table:table-cell>
          <table:table-cell office:value-type="string">
            <text:p>06N301:W0034807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20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4809</text:p>
          </table:table-cell>
          <table:table-cell office:value-type="string">
            <text:p>06N301:W0034809</text:p>
          </table:table-cell>
          <table:table-cell office:value-type="string">
            <text:p>014804</text:p>
          </table:table-cell>
          <table:table-cell office:value-type="string">
            <text:p>06N1347:00148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32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005</text:p>
          </table:table-cell>
          <table:table-cell office:value-type="string">
            <text:p>06N301:W0035005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46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901</text:p>
          </table:table-cell>
          <table:table-cell office:value-type="string">
            <text:p>06N301:W0035901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7:56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5905</text:p>
          </table:table-cell>
          <table:table-cell office:value-type="string">
            <text:p>06N301:W0035905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08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004</text:p>
          </table:table-cell>
          <table:table-cell office:value-type="string">
            <text:p>06N301:W0036004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26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009</text:p>
          </table:table-cell>
          <table:table-cell office:value-type="string">
            <text:p>06N301:W0036009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48:51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201</text:p>
          </table:table-cell>
          <table:table-cell office:value-type="string">
            <text:p>06N301:W0036201</text:p>
          </table:table-cell>
          <table:table-cell office:value-type="string">
            <text:p>015101</text:p>
          </table:table-cell>
          <table:table-cell office:value-type="string">
            <text:p>06N1350:0015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1:42</text:p>
          </table:table-cell>
          <table:table-cell table:number-columns-repeated="2"/>
        </table:table-row>
        <table:table-row table:style-name="ro1">
          <table:table-cell office:value-type="string">
            <text:p>v00071</text:p>
          </table:table-cell>
          <table:table-cell office:value-type="string">
            <text:p>036202</text:p>
          </table:table-cell>
          <table:table-cell office:value-type="string">
            <text:p>06N301:W0036202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2:05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4</text:p>
          </table:table-cell>
          <table:table-cell office:value-type="string">
            <text:p>06N301:W0036204</text:p>
          </table:table-cell>
          <table:table-cell office:value-type="string">
            <text:p>021002</text:p>
          </table:table-cell>
          <table:table-cell office:value-type="string">
            <text:p>06N1624:00210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2:21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5</text:p>
          </table:table-cell>
          <table:table-cell office:value-type="string">
            <text:p>06N301:W0036205</text:p>
          </table:table-cell>
          <table:table-cell office:value-type="string">
            <text:p>014902</text:p>
          </table:table-cell>
          <table:table-cell office:value-type="string">
            <text:p>06N1348:0014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4:36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6</text:p>
          </table:table-cell>
          <table:table-cell office:value-type="string">
            <text:p>06N301:W0036206</text:p>
          </table:table-cell>
          <table:table-cell office:value-type="string">
            <text:p>017904</text:p>
          </table:table-cell>
          <table:table-cell office:value-type="string">
            <text:p>06N1333:00179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4:49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7</text:p>
          </table:table-cell>
          <table:table-cell office:value-type="string">
            <text:p>06N301:W0036207</text:p>
          </table:table-cell>
          <table:table-cell office:value-type="string">
            <text:p>017906</text:p>
          </table:table-cell>
          <table:table-cell office:value-type="string">
            <text:p>06N1333:00179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6:38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208</text:p>
          </table:table-cell>
          <table:table-cell office:value-type="string">
            <text:p>06N301:W0036208</text:p>
          </table:table-cell>
          <table:table-cell office:value-type="string">
            <text:p>021012</text:p>
          </table:table-cell>
          <table:table-cell office:value-type="string">
            <text:p>06N1624:00210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06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1</text:p>
          </table:table-cell>
          <table:table-cell office:value-type="string">
            <text:p>06N301:W0036301</text:p>
          </table:table-cell>
          <table:table-cell office:value-type="string">
            <text:p>021902</text:p>
          </table:table-cell>
          <table:table-cell office:value-type="string">
            <text:p>06N1713:00219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20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3</text:p>
          </table:table-cell>
          <table:table-cell office:value-type="string">
            <text:p>06N301:W0036303</text:p>
          </table:table-cell>
          <table:table-cell office:value-type="string">
            <text:p>017907</text:p>
          </table:table-cell>
          <table:table-cell office:value-type="string">
            <text:p>06N1333:0017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7:35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5</text:p>
          </table:table-cell>
          <table:table-cell office:value-type="string">
            <text:p>06N301:W0036305</text:p>
          </table:table-cell>
          <table:table-cell office:value-type="string">
            <text:p>021911</text:p>
          </table:table-cell>
          <table:table-cell office:value-type="string">
            <text:p>06N1713:00219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8:08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307</text:p>
          </table:table-cell>
          <table:table-cell office:value-type="string">
            <text:p>06N301:W0036307</text:p>
          </table:table-cell>
          <table:table-cell office:value-type="string">
            <text:p>019204</text:p>
          </table:table-cell>
          <table:table-cell office:value-type="string">
            <text:p>06N1434:00192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8:35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1</text:p>
          </table:table-cell>
          <table:table-cell office:value-type="string">
            <text:p>06N301:W0036501</text:p>
          </table:table-cell>
          <table:table-cell office:value-type="string">
            <text:p>022103</text:p>
          </table:table-cell>
          <table:table-cell office:value-type="string">
            <text:p>06N1715:00221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2:59:12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2</text:p>
          </table:table-cell>
          <table:table-cell office:value-type="string">
            <text:p>06N301:W0036502</text:p>
          </table:table-cell>
          <table:table-cell office:value-type="string">
            <text:p>022201</text:p>
          </table:table-cell>
          <table:table-cell office:value-type="string">
            <text:p>06N1716:0022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1:32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4</text:p>
          </table:table-cell>
          <table:table-cell office:value-type="string">
            <text:p>06N301:W0036504</text:p>
          </table:table-cell>
          <table:table-cell office:value-type="string">
            <text:p>022202</text:p>
          </table:table-cell>
          <table:table-cell office:value-type="string">
            <text:p>06N1716:0022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2:55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8</text:p>
          </table:table-cell>
          <table:table-cell office:value-type="string">
            <text:p>06N301:W0036508</text:p>
          </table:table-cell>
          <table:table-cell office:value-type="string">
            <text:p>019201</text:p>
          </table:table-cell>
          <table:table-cell office:value-type="string">
            <text:p>06N1434:0019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1:54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509</text:p>
          </table:table-cell>
          <table:table-cell office:value-type="string">
            <text:p>06N301:W0036509</text:p>
          </table:table-cell>
          <table:table-cell office:value-type="string">
            <text:p>022302</text:p>
          </table:table-cell>
          <table:table-cell office:value-type="string">
            <text:p>06N1719:00223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4:10</text:p>
          </table:table-cell>
          <table:table-cell table:number-columns-repeated="2"/>
        </table:table-row>
        <table:table-row table:style-name="ro1">
          <table:table-cell office:value-type="string">
            <text:p>v00072</text:p>
          </table:table-cell>
          <table:table-cell office:value-type="string">
            <text:p>036606</text:p>
          </table:table-cell>
          <table:table-cell office:value-type="string">
            <text:p>06N301:W0036606</text:p>
          </table:table-cell>
          <table:table-cell office:value-type="string">
            <text:p>023107</text:p>
          </table:table-cell>
          <table:table-cell office:value-type="string">
            <text:p>06N1816:00231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3:28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302</text:p>
          </table:table-cell>
          <table:table-cell office:value-type="string">
            <text:p>06N401:M0004302</text:p>
          </table:table-cell>
          <table:table-cell office:value-type="string">
            <text:p>020008</text:p>
          </table:table-cell>
          <table:table-cell office:value-type="string">
            <text:p>06N1603:00200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4:41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304</text:p>
          </table:table-cell>
          <table:table-cell office:value-type="string">
            <text:p>06N401:M0004304</text:p>
          </table:table-cell>
          <table:table-cell office:value-type="string">
            <text:p>019913</text:p>
          </table:table-cell>
          <table:table-cell office:value-type="string">
            <text:p>06N1602:001991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5:55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601</text:p>
          </table:table-cell>
          <table:table-cell office:value-type="string">
            <text:p>06N401:M0004601</text:p>
          </table:table-cell>
          <table:table-cell office:value-type="string">
            <text:p>000108</text:p>
          </table:table-cell>
          <table:table-cell office:value-type="string">
            <text:p>06N1011:00001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6:58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1</text:p>
          </table:table-cell>
          <table:table-cell office:value-type="string">
            <text:p>06N401:M0004901</text:p>
          </table:table-cell>
          <table:table-cell office:value-type="string">
            <text:p>020101</text:p>
          </table:table-cell>
          <table:table-cell office:value-type="string">
            <text:p>06N1605:00201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0:21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3</text:p>
          </table:table-cell>
          <table:table-cell office:value-type="string">
            <text:p>06N401:M0004903</text:p>
          </table:table-cell>
          <table:table-cell office:value-type="string">
            <text:p>020102</text:p>
          </table:table-cell>
          <table:table-cell office:value-type="string">
            <text:p>06N1605:00201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09:26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4</text:p>
          </table:table-cell>
          <table:table-cell office:value-type="string">
            <text:p>06N401:M0004904</text:p>
          </table:table-cell>
          <table:table-cell office:value-type="string">
            <text:p>000111</text:p>
          </table:table-cell>
          <table:table-cell office:value-type="string">
            <text:p>06N1011:00001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0:09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20602</text:p>
          </table:table-cell>
          <table:table-cell office:value-type="string">
            <text:p>06N1615:00206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2:36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19901</text:p>
          </table:table-cell>
          <table:table-cell office:value-type="string">
            <text:p>06N1602:00199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2:56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8</text:p>
          </table:table-cell>
          <table:table-cell office:value-type="string">
            <text:p>06N401:M0004908</text:p>
          </table:table-cell>
          <table:table-cell office:value-type="string">
            <text:p>020602</text:p>
          </table:table-cell>
          <table:table-cell office:value-type="string">
            <text:p>06N1615:002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4:18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4909</text:p>
          </table:table-cell>
          <table:table-cell office:value-type="string">
            <text:p>06N401:M0004909</text:p>
          </table:table-cell>
          <table:table-cell office:value-type="string">
            <text:p>019905</text:p>
          </table:table-cell>
          <table:table-cell office:value-type="string">
            <text:p>06N1602:0019905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4:39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1</text:p>
          </table:table-cell>
          <table:table-cell office:value-type="string">
            <text:p>06N401:M0005201</text:p>
          </table:table-cell>
          <table:table-cell office:value-type="string">
            <text:p>019911</text:p>
          </table:table-cell>
          <table:table-cell office:value-type="string">
            <text:p>06N1602:00199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04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2</text:p>
          </table:table-cell>
          <table:table-cell office:value-type="string">
            <text:p>06N401:M0005202</text:p>
          </table:table-cell>
          <table:table-cell office:value-type="string">
            <text:p>019909</text:p>
          </table:table-cell>
          <table:table-cell office:value-type="string">
            <text:p>06N1602:0019909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18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3</text:p>
          </table:table-cell>
          <table:table-cell office:value-type="string">
            <text:p>06N401:M0005203</text:p>
          </table:table-cell>
          <table:table-cell office:value-type="string">
            <text:p>000201</text:p>
          </table:table-cell>
          <table:table-cell office:value-type="string">
            <text:p>06N1012:00002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9:40</text:p>
          </table:table-cell>
          <table:table-cell table:number-columns-repeated="2"/>
        </table:table-row>
        <table:table-row table:style-name="ro1">
          <table:table-cell office:value-type="string">
            <text:p>v00073</text:p>
          </table:table-cell>
          <table:table-cell office:value-type="string">
            <text:p>005204</text:p>
          </table:table-cell>
          <table:table-cell office:value-type="string">
            <text:p>06N401:M0005204</text:p>
          </table:table-cell>
          <table:table-cell office:value-type="string">
            <text:p>020105</text:p>
          </table:table-cell>
          <table:table-cell office:value-type="string">
            <text:p>06N1605:0020105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5:47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206</text:p>
          </table:table-cell>
          <table:table-cell office:value-type="string">
            <text:p>06N401:M0005206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19:53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207</text:p>
          </table:table-cell>
          <table:table-cell office:value-type="string">
            <text:p>06N401:M0005207</text:p>
          </table:table-cell>
          <table:table-cell office:value-type="string">
            <text:p>020207</text:p>
          </table:table-cell>
          <table:table-cell office:value-type="string">
            <text:p>06N1607:00202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1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1</text:p>
          </table:table-cell>
          <table:table-cell office:value-type="string">
            <text:p>06N401:M0005501</text:p>
          </table:table-cell>
          <table:table-cell office:value-type="string">
            <text:p>020202</text:p>
          </table:table-cell>
          <table:table-cell office:value-type="string">
            <text:p>06N1607:00202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2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2</text:p>
          </table:table-cell>
          <table:table-cell office:value-type="string">
            <text:p>06N401:M0005502</text:p>
          </table:table-cell>
          <table:table-cell office:value-type="string">
            <text:p>020203</text:p>
          </table:table-cell>
          <table:table-cell office:value-type="string">
            <text:p>06N1607:00202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35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4</text:p>
          </table:table-cell>
          <table:table-cell office:value-type="string">
            <text:p>06N401:M0005504</text:p>
          </table:table-cell>
          <table:table-cell office:value-type="string">
            <text:p>000408</text:p>
          </table:table-cell>
          <table:table-cell office:value-type="string">
            <text:p>06N1014:0000408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41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5</text:p>
          </table:table-cell>
          <table:table-cell office:value-type="string">
            <text:p>06N401:M0005505</text:p>
          </table:table-cell>
          <table:table-cell office:value-type="string">
            <text:p>000306</text:p>
          </table:table-cell>
          <table:table-cell office:value-type="string">
            <text:p>06N1013:0000306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0:5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6</text:p>
          </table:table-cell>
          <table:table-cell office:value-type="string">
            <text:p>06N401:M0005506</text:p>
          </table:table-cell>
          <table:table-cell office:value-type="string">
            <text:p>020311</text:p>
          </table:table-cell>
          <table:table-cell office:value-type="string">
            <text:p>06N1609:00203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07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7</text:p>
          </table:table-cell>
          <table:table-cell office:value-type="string">
            <text:p>06N401:M0005507</text:p>
          </table:table-cell>
          <table:table-cell office:value-type="string">
            <text:p>000502</text:p>
          </table:table-cell>
          <table:table-cell office:value-type="string">
            <text:p>06N1015:000050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19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509</text:p>
          </table:table-cell>
          <table:table-cell office:value-type="string">
            <text:p>06N401:M0005509</text:p>
          </table:table-cell>
          <table:table-cell office:value-type="string">
            <text:p>019907</text:p>
          </table:table-cell>
          <table:table-cell office:value-type="string">
            <text:p>06N1602:0019907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26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801</text:p>
          </table:table-cell>
          <table:table-cell office:value-type="string">
            <text:p>06N401:M0005801</text:p>
          </table:table-cell>
          <table:table-cell office:value-type="string">
            <text:p>020404</text:p>
          </table:table-cell>
          <table:table-cell office:value-type="string">
            <text:p>06N1611:0020404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45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5802</text:p>
          </table:table-cell>
          <table:table-cell office:value-type="string">
            <text:p>06N401:M0005802</text:p>
          </table:table-cell>
          <table:table-cell office:value-type="string">
            <text:p>020501</text:p>
          </table:table-cell>
          <table:table-cell office:value-type="string">
            <text:p>06N1612:00205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1:36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6101</text:p>
          </table:table-cell>
          <table:table-cell office:value-type="string">
            <text:p>06N401:M0006101</text:p>
          </table:table-cell>
          <table:table-cell office:value-type="string">
            <text:p>019912</text:p>
          </table:table-cell>
          <table:table-cell office:value-type="string">
            <text:p>06N1602:0019912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2:00</text:p>
          </table:table-cell>
          <table:table-cell table:number-columns-repeated="2"/>
        </table:table-row>
        <table:table-row table:style-name="ro1">
          <table:table-cell office:value-type="string">
            <text:p>v00074</text:p>
          </table:table-cell>
          <table:table-cell office:value-type="string">
            <text:p>006104</text:p>
          </table:table-cell>
          <table:table-cell office:value-type="string">
            <text:p>06N401:M0006104</text:p>
          </table:table-cell>
          <table:table-cell office:value-type="string">
            <text:p>000511</text:p>
          </table:table-cell>
          <table:table-cell office:value-type="string">
            <text:p>06N1015:00005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2:09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107</text:p>
          </table:table-cell>
          <table:table-cell office:value-type="string">
            <text:p>06N401:M0006107</text:p>
          </table:table-cell>
          <table:table-cell office:value-type="string">
            <text:p>000602</text:p>
          </table:table-cell>
          <table:table-cell office:value-type="string">
            <text:p>06N1016:00006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4:11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109</text:p>
          </table:table-cell>
          <table:table-cell office:value-type="string">
            <text:p>06N401:M0006109</text:p>
          </table:table-cell>
          <table:table-cell office:value-type="string">
            <text:p>000611</text:p>
          </table:table-cell>
          <table:table-cell office:value-type="string">
            <text:p>06N1016:000061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4:50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402</text:p>
          </table:table-cell>
          <table:table-cell office:value-type="string">
            <text:p>06N401:M0006402</text:p>
          </table:table-cell>
          <table:table-cell office:value-type="string">
            <text:p>020801</text:p>
          </table:table-cell>
          <table:table-cell office:value-type="string">
            <text:p>06N1617:0020801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04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404</text:p>
          </table:table-cell>
          <table:table-cell office:value-type="string">
            <text:p>06N401:M0006404</text:p>
          </table:table-cell>
          <table:table-cell office:value-type="string">
            <text:p>020506</text:p>
          </table:table-cell>
          <table:table-cell office:value-type="string">
            <text:p>06N1612:00205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10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1</text:p>
          </table:table-cell>
          <table:table-cell office:value-type="string">
            <text:p>06N401:M0006701</text:p>
          </table:table-cell>
          <table:table-cell office:value-type="string">
            <text:p>020903</text:p>
          </table:table-cell>
          <table:table-cell office:value-type="string">
            <text:p>06N1620:002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31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3</text:p>
          </table:table-cell>
          <table:table-cell office:value-type="string">
            <text:p>06N401:M0006703</text:p>
          </table:table-cell>
          <table:table-cell office:value-type="string">
            <text:p>000702</text:p>
          </table:table-cell>
          <table:table-cell office:value-type="string">
            <text:p>06N1017:00007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17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4</text:p>
          </table:table-cell>
          <table:table-cell office:value-type="string">
            <text:p>06N401:M0006704</text:p>
          </table:table-cell>
          <table:table-cell office:value-type="string">
            <text:p>000803</text:p>
          </table:table-cell>
          <table:table-cell office:value-type="string">
            <text:p>06N1019:0000803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7:40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6706</text:p>
          </table:table-cell>
          <table:table-cell office:value-type="string">
            <text:p>06N401:M0006706</text:p>
          </table:table-cell>
          <table:table-cell office:value-type="string">
            <text:p>000807</text:p>
          </table:table-cell>
          <table:table-cell office:value-type="string">
            <text:p>06N1019:00008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5:38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1</text:p>
          </table:table-cell>
          <table:table-cell office:value-type="string">
            <text:p>06N401:M0007001</text:p>
          </table:table-cell>
          <table:table-cell office:value-type="string">
            <text:p>019910</text:p>
          </table:table-cell>
          <table:table-cell office:value-type="string">
            <text:p>06N1602:001991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8:31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2</text:p>
          </table:table-cell>
          <table:table-cell office:value-type="string">
            <text:p>06N401:M0007002</text:p>
          </table:table-cell>
          <table:table-cell office:value-type="string">
            <text:p>020106</text:p>
          </table:table-cell>
          <table:table-cell office:value-type="string">
            <text:p>06N1605:00201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8:42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003</text:p>
          </table:table-cell>
          <table:table-cell office:value-type="string">
            <text:p>06N401:M0007003</text:p>
          </table:table-cell>
          <table:table-cell office:value-type="string">
            <text:p>000903</text:p>
          </table:table-cell>
          <table:table-cell office:value-type="string">
            <text:p>06N1020:0000903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01</text:p>
          </table:table-cell>
          <table:table-cell table:number-columns-repeated="2"/>
        </table:table-row>
        <table:table-row table:style-name="ro1">
          <table:table-cell office:value-type="string">
            <text:p>v00075</text:p>
          </table:table-cell>
          <table:table-cell office:value-type="string">
            <text:p>007301</text:p>
          </table:table-cell>
          <table:table-cell office:value-type="string">
            <text:p>06N401:M0007301</text:p>
          </table:table-cell>
          <table:table-cell office:value-type="string">
            <text:p>000909</text:p>
          </table:table-cell>
          <table:table-cell office:value-type="string">
            <text:p>06N1020:00009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08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2</text:p>
          </table:table-cell>
          <table:table-cell office:value-type="string">
            <text:p>06N401:M0007302</text:p>
          </table:table-cell>
          <table:table-cell office:value-type="string">
            <text:p>001002</text:p>
          </table:table-cell>
          <table:table-cell office:value-type="string">
            <text:p>06N1021:00010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22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8</text:p>
          </table:table-cell>
          <table:table-cell office:value-type="string">
            <text:p>06N401:M0007308</text:p>
          </table:table-cell>
          <table:table-cell office:value-type="string">
            <text:p>020508</text:p>
          </table:table-cell>
          <table:table-cell office:value-type="string">
            <text:p>06N1612:0020508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29:42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309</text:p>
          </table:table-cell>
          <table:table-cell office:value-type="string">
            <text:p>06N401:M0007309</text:p>
          </table:table-cell>
          <table:table-cell office:value-type="string">
            <text:p>020709</text:p>
          </table:table-cell>
          <table:table-cell office:value-type="string">
            <text:p>06N1616:0020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0:45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1</text:p>
          </table:table-cell>
          <table:table-cell office:value-type="string">
            <text:p>06N401:M0007601</text:p>
          </table:table-cell>
          <table:table-cell office:value-type="string">
            <text:p>021606</text:p>
          </table:table-cell>
          <table:table-cell office:value-type="string">
            <text:p>06N1705:0021606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13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2</text:p>
          </table:table-cell>
          <table:table-cell office:value-type="string">
            <text:p>06N401:M0007602</text:p>
          </table:table-cell>
          <table:table-cell office:value-type="string">
            <text:p>021704</text:p>
          </table:table-cell>
          <table:table-cell office:value-type="string">
            <text:p>06N1706:002170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20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3</text:p>
          </table:table-cell>
          <table:table-cell office:value-type="string">
            <text:p>06N401:M0007603</text:p>
          </table:table-cell>
          <table:table-cell office:value-type="string">
            <text:p>001007</text:p>
          </table:table-cell>
          <table:table-cell office:value-type="string">
            <text:p>06N1021:00010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33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605</text:p>
          </table:table-cell>
          <table:table-cell office:value-type="string">
            <text:p>06N401:M0007605</text:p>
          </table:table-cell>
          <table:table-cell office:value-type="string">
            <text:p>020301</text:p>
          </table:table-cell>
          <table:table-cell office:value-type="string">
            <text:p>06N1609:002030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39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1</text:p>
          </table:table-cell>
          <table:table-cell office:value-type="string">
            <text:p>06N401:M0007901</text:p>
          </table:table-cell>
          <table:table-cell office:value-type="string">
            <text:p>020211</text:p>
          </table:table-cell>
          <table:table-cell office:value-type="string">
            <text:p>06N1607:0020211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54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3</text:p>
          </table:table-cell>
          <table:table-cell office:value-type="string">
            <text:p>06N401:M0007903</text:p>
          </table:table-cell>
          <table:table-cell office:value-type="string">
            <text:p>020307</text:p>
          </table:table-cell>
          <table:table-cell office:value-type="string">
            <text:p>06N1609:0020307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1:47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4</text:p>
          </table:table-cell>
          <table:table-cell office:value-type="string">
            <text:p>06N401:M0007904</text:p>
          </table:table-cell>
          <table:table-cell office:value-type="string">
            <text:p>020302</text:p>
          </table:table-cell>
          <table:table-cell office:value-type="string">
            <text:p>06N1609:0020302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06</text:p>
          </table:table-cell>
          <table:table-cell table:number-columns-repeated="2"/>
        </table:table-row>
        <table:table-row table:style-name="ro1">
          <table:table-cell office:value-type="string">
            <text:p>v00076</text:p>
          </table:table-cell>
          <table:table-cell office:value-type="string">
            <text:p>007905</text:p>
          </table:table-cell>
          <table:table-cell office:value-type="string">
            <text:p>06N401:M0007905</text:p>
          </table:table-cell>
          <table:table-cell office:value-type="string">
            <text:p>021709</text:p>
          </table:table-cell>
          <table:table-cell office:value-type="string">
            <text:p>06N1706:0021709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Clay Young</text:p>
          </table:table-cell>
          <table:table-cell office:value-type="string">
            <text:p>01/02/2008</text:p>
          </table:table-cell>
          <table:table-cell office:value-type="string">
            <text:p>13:32:01</text:p>
          </table:table-cell>
          <table:table-cell table:number-columns-repeated="2"/>
        </table:table-row>
      </table:table>
      <table:database-ranges>
        <table:database-range table:target-range-address="'should be just 06n'.A3:'should be just 06n'.L130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n" number:country="US">
      <number:number number:decimal-places="0" number:min-integer-digits="1" number:grouping="true"/>
      <number:text> </number:text>
    </number:number-style>
    <number:number-style style:name="N5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en" number:country="US">
      <number:number number:decimal-places="2" number:min-integer-digits="1" number:grouping="true"/>
      <number:text> </number:text>
    </number:number-style>
    <number:number-style style:name="N512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2P0"/>
    </number:number-style>
    <number:currency-style style:name="N5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5P0"/>
    </number:currency-style>
    <number:currency-style style:name="N5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0">01/20/2008</text:date>, <text:time>16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creation-date>2008-01-12T05:45:32</meta:creation-date>
    <dc:date>2008-01-20T16:14:07</dc:date>
    <dc:language>en-US</dc:language>
    <meta:editing-cycles>20</meta:editing-cycles>
    <meta:editing-duration>PT5H30M50S</meta:editing-duration>
    <meta:user-defined meta:name="Info 1"/>
    <meta:user-defined meta:name="Info 2"/>
    <meta:user-defined meta:name="Info 3"/>
    <meta:user-defined meta:name="Info 4"/>
    <meta:document-statistic meta:table-count="3" meta:cell-count="15836"/>
  </office:meta>
</office:document-meta>
</file>